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1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Default" style:data-style-name="N0">
      <style:text-properties fo:font-size="9pt" style:font-size-asian="9pt" style:font-size-complex="9pt"/>
    </style:style>
    <style:style style:name="ce73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4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Default" style:data-style-name="N36">
      <style:text-properties fo:color="#FFFFFF" fo:font-size="9pt" style:font-size-asian="9pt" style:font-size-complex="9pt"/>
    </style:style>
    <style:style style:name="ce76" style:family="table-cell" style:parent-style-name="Default" style:data-style-name="N0">
      <style:text-properties fo:color="#FFFFFF" fo:font-size="9pt" style:font-size-asian="9pt" style:font-size-complex="9pt"/>
    </style:style>
    <style:style style:name="ce77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9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2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3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4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8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8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89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0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1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2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4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5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6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8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9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0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1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3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8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3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4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4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5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7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4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6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7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2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3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56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5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8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59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0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6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7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75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7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0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2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3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4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5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9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90" style:family="table-cell" style:parent-style-name="Normal_32_2" style:data-style-name="N37">
      <style:table-cell-properties fo:border-top="thin dashe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9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92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93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94" style:family="table-cell" style:parent-style-name="Default" style:data-style-name="N45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195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9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8" style:family="table-cell" style:parent-style-name="Default" style:data-style-name="N22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199" style:family="table-cell" style:parent-style-name="Default" style:data-style-name="N45">
      <style:text-properties fo:color="#000000" style:font-name="Arial" style:font-name-asian="Arial" style:font-name-complex="Arial" fo:font-size="10pt" style:font-size-asian="10pt" style:font-size-complex="10pt"/>
    </style:style>
    <style:style style:name="ce200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0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05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6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08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09" style:family="table-cell" style:parent-style-name="Default" style:data-style-name="N44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1" style:family="table-cell" style:parent-style-name="Default" style:data-style-name="N44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2" style:family="table-cell" style:parent-style-name="Default" style:data-style-name="N44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3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4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5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6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7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8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0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2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24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5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6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7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8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9" style:family="table-cell" style:parent-style-name="Default" style:data-style-name="N0">
      <style:text-properties fo:font-weight="bold" style:font-weight-asian="bold" style:font-weight-complex="bold"/>
    </style:style>
    <style:style style:name="ce23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1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2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33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4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5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36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3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9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0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4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3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4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45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6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47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8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49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1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6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5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5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5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6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5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6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6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6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0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4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7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7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7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80" style:family="table-cell" style:parent-style-name="Default" style:data-style-name="N1"/>
    <style:style style:name="ce281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#A6A6A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2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83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28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85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86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87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28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9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90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1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3" style:family="table-cell" style:parent-style-name="Default" style:data-style-name="N44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4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5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9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7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298" style:family="table-cell" style:parent-style-name="Default" style:data-style-name="N40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0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01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2" style:family="table-cell" style:parent-style-name="Default" style:data-style-name="N40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3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4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0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6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7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0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9" style:family="table-cell" style:parent-style-name="Default" style:data-style-name="N22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0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1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3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4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15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1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17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18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19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0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1" style:family="table-cell" style:parent-style-name="Default" style:data-style-name="N36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22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3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4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5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6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2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33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334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3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3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40" style:family="table-cell" style:parent-style-name="Default" style:data-style-name="N40">
      <style:text-properties style:font-name="Arial" style:font-name-asian="Arial" style:font-name-complex="Arial" fo:font-size="10pt" style:font-size-asian="10pt" style:font-size-complex="10pt"/>
    </style:style>
    <style:style style:name="ce341" style:family="table-cell" style:parent-style-name="Default" style:data-style-name="N22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2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43" style:family="table-cell" style:parent-style-name="Default" style:data-style-name="N38"/>
    <style:style style:name="ce344" style:family="table-cell" style:parent-style-name="Default" style:data-style-name="N36"/>
    <style:style style:name="ce34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346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47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48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49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50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1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353" style:family="table-cell" style:parent-style-name="Default" style:data-style-name="N47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4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355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56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35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8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359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6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6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3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64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65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6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67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7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37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2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5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6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77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8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79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0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8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3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4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8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2.94216666666667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3783333333333cm"/>
    </style:style>
    <style:style style:name="co7" style:family="table-column">
      <style:table-column-properties fo:break-before="auto" style:column-width="1.60866666666667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75683333333333cm"/>
    </style:style>
    <style:style style:name="co11" style:family="table-column">
      <style:table-column-properties fo:break-before="auto" style:column-width="0.127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2.05316666666667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92616666666667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2.77283333333333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70933333333333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0.254cm"/>
    </style:style>
    <style:style style:name="co22" style:family="table-column">
      <style:table-column-properties fo:break-before="auto" style:column-width="0.5715cm"/>
    </style:style>
    <style:style style:name="co23" style:family="table-column">
      <style:table-column-properties fo:break-before="auto" style:column-width="0.169333333333333cm"/>
    </style:style>
    <style:style style:name="co24" style:family="table-column">
      <style:table-column-properties fo:break-before="auto" style:column-width="0.719666666666667cm"/>
    </style:style>
    <style:style style:name="co25" style:family="table-column">
      <style:table-column-properties fo:break-before="auto" style:column-width="2.43416666666667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0.762cm"/>
    </style:style>
    <style:style style:name="co28" style:family="table-column">
      <style:table-column-properties fo:break-before="auto" style:column-width="0.338666666666667cm"/>
    </style:style>
    <style:style style:name="co29" style:family="table-column">
      <style:table-column-properties fo:break-before="auto" style:column-width="0.867833333333333cm"/>
    </style:style>
    <style:style style:name="co30" style:family="table-column">
      <style:table-column-properties fo:break-before="auto" style:column-width="2.51883333333333cm"/>
    </style:style>
    <style:style style:name="co31" style:family="table-column">
      <style:table-column-properties fo:break-before="auto" style:column-width="1.86266666666667cm"/>
    </style:style>
    <style:style style:name="co32" style:family="table-column">
      <style:table-column-properties fo:break-before="auto" style:column-width="0.677333333333333cm"/>
    </style:style>
    <style:style style:name="co33" style:family="table-column">
      <style:table-column-properties fo:break-before="auto" style:column-width="5.79966666666667cm"/>
    </style:style>
    <style:style style:name="co34" style:family="table-column">
      <style:table-column-properties fo:break-before="auto" style:column-width="2.81516666666667cm"/>
    </style:style>
    <style:style style:name="co35" style:family="table-column">
      <style:table-column-properties fo:break-before="auto" style:column-width="1.98966666666667cm"/>
    </style:style>
    <style:style style:name="co36" style:family="table-column">
      <style:table-column-properties fo:break-before="auto" style:column-width="1.43933333333333cm"/>
    </style:style>
    <style:style style:name="co37" style:family="table-column">
      <style:table-column-properties fo:break-before="auto" style:column-width="1.82033333333333cm"/>
    </style:style>
    <style:style style:name="co38" style:family="table-column">
      <style:table-column-properties fo:break-before="auto" style:column-width="1.56633333333333cm"/>
    </style:style>
    <style:style style:name="co39" style:family="table-column">
      <style:table-column-properties fo:break-before="auto" style:column-width="1.41816666666667cm"/>
    </style:style>
    <style:style style:name="co40" style:family="table-column">
      <style:table-column-properties fo:break-before="auto" style:column-width="8.84766666666667cm"/>
    </style:style>
    <style:style style:name="co41" style:family="table-column">
      <style:table-column-properties fo:break-before="auto" style:column-width="1.62983333333333cm"/>
    </style:style>
    <style:style style:name="co42" style:family="table-column">
      <style:table-column-properties fo:break-before="auto" style:column-width="2.58233333333333cm"/>
    </style:style>
    <style:style style:name="co43" style:family="table-column">
      <style:table-column-properties fo:break-before="auto" style:column-width="9.22866666666667cm"/>
    </style:style>
    <style:style style:name="co44" style:family="table-column">
      <style:table-column-properties fo:break-before="auto" style:column-width="5.99016666666667cm"/>
    </style:style>
    <style:style style:name="co45" style:family="table-column">
      <style:table-column-properties fo:break-before="auto" style:column-width="9.80016666666667cm"/>
    </style:style>
    <style:style style:name="co46" style:family="table-column">
      <style:table-column-properties fo:break-before="auto" style:column-width="7.66233333333333cm"/>
    </style:style>
    <style:style style:name="co47" style:family="table-column">
      <style:table-column-properties fo:break-before="auto" style:column-width="1.6721666666666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9.05933333333333cm"/>
    </style:style>
    <style:style style:name="co50" style:family="table-column">
      <style:table-column-properties fo:break-before="auto" style:column-width="2.01083333333333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7.4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25.95pt" style:use-optimal-row-height="false" fo:break-before="auto"/>
    </style:style>
    <style:style style:name="ro15" style:family="table-row">
      <style:table-row-properties style:row-height="16.2pt" style:use-optimal-row-height="false" fo:break-before="auto"/>
    </style:style>
    <style:style style:name="ro16" style:family="table-row">
      <style:table-row-properties style:row-height="14.85pt" style:use-optimal-row-height="false" fo:break-before="auto"/>
    </style:style>
    <style:style style:name="ro17" style:family="table-row">
      <style:table-row-properties style:row-height="13.35pt" style:use-optimal-row-height="false" fo:break-before="auto"/>
    </style:style>
    <style:style style:name="ro18" style:family="table-row">
      <style:table-row-properties style:row-height="19.35pt" style:use-optimal-row-height="false" fo:break-before="auto"/>
    </style:style>
    <style:style style:name="ro19" style:family="table-row">
      <style:table-row-properties style:row-height="25.2pt" style:use-optimal-row-height="false" fo:break-before="auto"/>
    </style:style>
    <style:style style:name="ro20" style:family="table-row">
      <style:table-row-properties style:row-height="6.75pt" style:use-optimal-row-height="false" fo:break-before="auto"/>
    </style:style>
    <style:style style:name="ro21" style:family="table-row">
      <style:table-row-properties style:row-height="10.2pt" style:use-optimal-row-height="false" fo:break-before="auto"/>
    </style:style>
    <style:style style:name="ro22" style:family="table-row">
      <style:table-row-properties style:row-height="9.75pt" style:use-optimal-row-height="false" fo:break-before="auto"/>
    </style:style>
    <style:style style:name="ro23" style:family="table-row">
      <style:table-row-properties style:row-height="9pt" style:use-optimal-row-height="false" fo:break-before="auto"/>
    </style:style>
    <style:style style:name="ro24" style:family="table-row">
      <style:table-row-properties style:row-height="8.25pt" style:use-optimal-row-height="false" fo:break-before="auto"/>
    </style:style>
    <style:style style:name="ro25" style:family="table-row">
      <style:table-row-properties style:row-height="10.5pt" style:use-optimal-row-height="false" fo:break-before="auto"/>
    </style:style>
    <style:style style:name="ro26" style:family="table-row">
      <style:table-row-properties style:row-height="11.25pt" style:use-optimal-row-height="false" fo:break-before="auto"/>
    </style:style>
    <style:style style:name="ro27" style:family="table-row">
      <style:table-row-properties style:row-height="12pt" style:use-optimal-row-height="false" fo:break-before="auto"/>
    </style:style>
    <style:style style:name="ro28" style:family="table-row">
      <style:table-row-properties style:row-height="12.75pt" style:use-optimal-row-height="false" fo:break-before="auto"/>
    </style:style>
    <style:style style:name="ro29" style:family="table-row">
      <style:table-row-properties style:row-height="22.2pt" style:use-optimal-row-height="false" fo:break-before="auto"/>
    </style:style>
    <style:style style:name="ro30" style:family="table-row">
      <style:table-row-properties style:row-height="6pt" style:use-optimal-row-height="false" fo:break-before="auto"/>
    </style:style>
    <style:style style:name="ro31" style:family="table-row">
      <style:table-row-properties style:row-height="7.5pt" style:use-optimal-row-height="false" fo:break-before="auto"/>
    </style:style>
    <style:style style:name="ro32" style:family="table-row">
      <style:table-row-properties style:row-height="5.25pt" style:use-optimal-row-height="false" fo:break-before="auto"/>
    </style:style>
    <style:style style:name="ro33" style:family="table-row">
      <style:table-row-properties style:row-height="20.25pt" style:use-optimal-row-height="false" fo:break-before="auto"/>
    </style:style>
    <style:style style:name="ro34" style:family="table-row">
      <style:table-row-properties style:row-height="13.5pt" style:use-optimal-row-height="false" fo:break-before="auto"/>
    </style:style>
    <style:style style:name="ro35" style:family="table-row">
      <style:table-row-properties style:row-height="30pt" style:use-optimal-row-height="false" fo:break-before="auto"/>
    </style:style>
    <style:style style:name="ro36" style:family="table-row">
      <style:table-row-properties style:row-height="25.5pt" style:use-optimal-row-height="false" fo:break-before="auto"/>
    </style:style>
    <style:style style:name="ro37" style:family="table-row">
      <style:table-row-properties style:row-height="22.5pt" style:use-optimal-row-height="false" fo:break-before="auto"/>
    </style:style>
    <style:style style:name="ro38" style:family="table-row">
      <style:table-row-properties style:row-height="14.25pt" style:use-optimal-row-height="false" fo:break-before="auto"/>
    </style:style>
    <style:style style:name="ro39" style:family="table-row">
      <style:table-row-properties style:row-height="18.6pt" style:use-optimal-row-height="false" fo:break-before="auto"/>
    </style:style>
    <style:style style:name="ro40" style:family="table-row">
      <style:table-row-properties style:row-height="24pt" style:use-optimal-row-height="false" fo:break-before="auto"/>
    </style:style>
    <style:style style:name="ro4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191"/>
        <table:table-column table:style-name="co2" table:default-cell-style-name="ce191"/>
        <table:table-column table:style-name="co3" table:number-columns-repeated="3" table:default-cell-style-name="ce191"/>
        <table:table-column table:style-name="co4" table:number-columns-repeated="2" table:default-cell-style-name="ce191"/>
        <table:table-column table:style-name="co5" table:default-cell-style-name="ce192"/>
        <table:table-column table:style-name="co6" table:default-cell-style-name="ce192"/>
        <table:table-column table:style-name="co7" table:default-cell-style-name="ce193"/>
        <table:table-column table:style-name="co4" table:number-columns-repeated="5" table:default-cell-style-name="ce192"/>
        <table:table-column table:style-name="co4" table:number-columns-repeated="2" table:default-cell-style-name="ce191"/>
        <table:table-column table:style-name="co8" table:default-cell-style-name="ce191"/>
        <table:table-column table:style-name="co9" table:default-cell-style-name="ce191"/>
        <table:table-column table:style-name="co10" table:number-columns-repeated="16365" table:default-cell-style-name="ce191"/>
        <table:table-row table:style-name="ro1">
          <table:table-cell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69" table:style-name="ce191"/>
        </table:table-row>
        <table:table-row table:style-name="ro2">
          <table:table-cell/>
          <table:table-cell office:value-type="string" table:style-name="ce284">
            <text:p>202111</text:p>
          </table:table-cell>
          <table:table-cell table:number-columns-repeated="5" table:style-name="ce283"/>
          <table:table-cell office:value-type="string" table:style-name="ce334">
            <text:p>Não mexer</text:p>
          </table:table-cell>
          <table:table-cell table:number-columns-repeated="2" table:style-name="ce191"/>
          <table:table-cell table:number-columns-repeated="2" table:style-name="ce194"/>
          <table:table-cell table:number-columns-repeated="3" table:style-name="ce192"/>
          <table:table-cell table:style-name="ce193"/>
          <table:table-cell table:number-columns-repeated="5" table:style-name="ce192"/>
          <table:table-cell table:number-columns-repeated="16363" table:style-name="ce191"/>
        </table:table-row>
        <table:table-row table:style-name="ro2">
          <table:table-cell/>
          <table:table-cell table:style-name="ce285"/>
          <table:table-cell table:number-columns-repeated="5" table:style-name="ce283"/>
          <table:table-cell table:number-columns-repeated="4" table:style-name="ce191"/>
          <table:table-cell table:style-name="ce194"/>
          <table:table-cell table:number-columns-repeated="3" table:style-name="ce192"/>
          <table:table-cell table:number-columns-repeated="3" table:style-name="ce191"/>
          <table:table-cell table:number-columns-repeated="3" table:style-name="ce192"/>
          <table:table-cell table:number-columns-repeated="16363" table:style-name="ce191"/>
        </table:table-row>
        <table:table-row table:style-name="ro3">
          <table:table-cell/>
          <table:table-cell table:style-name="ce286"/>
          <table:table-cell table:number-columns-repeated="5" table:style-name="ce287"/>
          <table:table-cell table:number-columns-repeated="2" table:style-name="ce192"/>
          <table:table-cell table:style-name="ce193"/>
          <table:table-cell table:number-columns-repeated="5" table:style-name="ce191"/>
          <table:table-cell table:style-name="ce199"/>
          <table:table-cell table:number-columns-repeated="2" table:style-name="ce192"/>
          <table:table-cell table:style-name="ce193"/>
          <table:table-cell table:number-columns-repeated="4" table:style-name="ce192"/>
          <table:table-cell table:style-name="ce200"/>
          <table:table-cell table:number-columns-repeated="16360"/>
        </table:table-row>
        <table:table-row table:style-name="ro4">
          <table:table-cell/>
          <table:table-cell office:value-type="string" table:style-name="ce288">
            <text:p>TOTAL PAÍS</text:p>
          </table:table-cell>
          <table:table-cell table:number-columns-repeated="3" table:style-name="ce287"/>
          <table:table-cell office:value-type="string" table:number-columns-spanned="2" table:number-rows-spanned="1" table:style-name="ce381">
            <text:p>Variação %</text:p>
          </table:table-cell>
          <table:covered-table-cell/>
          <table:table-cell table:number-columns-repeated="2" table:style-name="ce192"/>
          <table:table-cell table:style-name="ce193"/>
          <table:table-cell table:number-columns-repeated="5" table:style-name="ce191"/>
          <table:table-cell table:style-name="ce199"/>
          <table:table-cell table:number-columns-repeated="2" table:style-name="ce192"/>
          <table:table-cell table:style-name="ce193"/>
          <table:table-cell table:number-columns-repeated="4" table:style-name="ce192"/>
          <table:table-cell table:style-name="ce200"/>
          <table:table-cell table:number-columns-repeated="16360"/>
        </table:table-row>
        <table:table-row table:style-name="ro5">
          <table:table-cell/>
          <table:table-cell table:style-name="ce289"/>
          <table:table-cell office:value-type="string" table:style-name="ce290">
            <text:p>202111</text:p>
          </table:table-cell>
          <table:table-cell office:value-type="string" table:style-name="ce291">
            <text:p>202110</text:p>
          </table:table-cell>
          <table:table-cell office:value-type="string" table:style-name="ce291">
            <text:p>202011</text:p>
          </table:table-cell>
          <table:table-cell office:value-type="string" table:style-name="ce292">
            <text:p>anterior</text:p>
          </table:table-cell>
          <table:table-cell office:value-type="string" table:style-name="ce293">
            <text:p>homologa</text:p>
          </table:table-cell>
          <table:table-cell table:number-columns-repeated="2" table:style-name="ce192"/>
          <table:table-cell table:style-name="ce193"/>
          <table:table-cell table:number-columns-repeated="5" table:style-name="ce191"/>
          <table:table-cell table:style-name="ce199"/>
          <table:table-cell table:number-columns-repeated="2" table:style-name="ce192"/>
          <table:table-cell table:style-name="ce193"/>
          <table:table-cell table:number-columns-repeated="4" table:style-name="ce192"/>
          <table:table-cell table:style-name="ce200"/>
          <table:table-cell table:number-columns-repeated="16360"/>
        </table:table-row>
        <table:table-row table:style-name="ro4">
          <table:table-cell/>
          <table:table-cell office:value-type="string" table:style-name="ce294">
            <text:p>SITUAÇÃO NO FIM DO MÊS</text:p>
          </table:table-cell>
          <table:table-cell table:style-name="ce295"/>
          <table:table-cell table:number-columns-repeated="4" table:style-name="ce296"/>
          <table:table-cell table:style-name="ce227"/>
          <table:table-cell table:style-name="ce192"/>
          <table:table-cell table:style-name="ce193"/>
          <table:table-cell table:number-columns-repeated="5" table:style-name="ce191"/>
          <table:table-cell table:style-name="ce199"/>
          <table:table-cell table:number-columns-repeated="2" table:style-name="ce192"/>
          <table:table-cell table:style-name="ce193"/>
          <table:table-cell table:number-columns-repeated="4" table:style-name="ce192"/>
          <table:table-cell table:style-name="ce200"/>
          <table:table-cell table:number-columns-repeated="16360"/>
        </table:table-row>
        <table:table-row table:style-name="ro4">
          <table:table-cell/>
          <table:table-cell office:value-type="string" table:style-name="ce297">
            <text:p>Pedidos de emprego</text:p>
          </table:table-cell>
          <table:table-cell office:value-type="float" office:value="527423" table:style-name="ce298">
            <text:p>527 423</text:p>
          </table:table-cell>
          <table:table-cell office:value-type="float" office:value="532053" table:style-name="ce298">
            <text:p>532 053</text:p>
          </table:table-cell>
          <table:table-cell office:value-type="float" office:value="571866" table:style-name="ce298">
            <text:p>571 866</text:p>
          </table:table-cell>
          <table:table-cell office:value-type="float" office:value="-0.87021405762207904" table:style-name="ce299">
            <text:p>-0,9</text:p>
          </table:table-cell>
          <table:table-cell office:value-type="float" office:value="-7.7715758586801797" table:style-name="ce299">
            <text:p>-7,8</text:p>
          </table:table-cell>
          <table:table-cell table:style-name="ce225"/>
          <table:table-cell table:style-name="ce192"/>
          <table:table-cell table:style-name="ce193"/>
          <table:table-cell table:number-columns-repeated="5" table:style-name="ce191"/>
          <table:table-cell table:style-name="ce199"/>
          <table:table-cell table:number-columns-repeated="2" table:style-name="ce192"/>
          <table:table-cell table:style-name="ce193"/>
          <table:table-cell table:number-columns-repeated="4" table:style-name="ce192"/>
          <table:table-cell table:style-name="ce200"/>
          <table:table-cell table:number-columns-repeated="16360"/>
        </table:table-row>
        <table:table-row table:style-name="ro4">
          <table:table-cell/>
          <table:table-cell office:value-type="string" table:style-name="ce297">
            <text:p>Desemprego registado</text:p>
          </table:table-cell>
          <table:table-cell office:value-type="float" office:value="345884" table:style-name="ce298">
            <text:p>345 884</text:p>
          </table:table-cell>
          <table:table-cell office:value-type="float" office:value="351667" table:style-name="ce298">
            <text:p>351 667</text:p>
          </table:table-cell>
          <table:table-cell office:value-type="float" office:value="398287" table:style-name="ce298">
            <text:p>398 287</text:p>
          </table:table-cell>
          <table:table-cell office:value-type="float" office:value="-1.6444534175796988" table:style-name="ce299">
            <text:p>-1,6</text:p>
          </table:table-cell>
          <table:table-cell office:value-type="float" office:value="-13.157095260452889" table:style-name="ce299">
            <text:p>-13,2</text:p>
          </table:table-cell>
          <table:table-cell table:style-name="ce225"/>
          <table:table-cell table:style-name="ce228"/>
          <table:table-cell table:style-name="ce193"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4" table:style-name="ce192"/>
          <table:table-cell table:style-name="ce200"/>
          <table:table-cell table:number-columns-repeated="16360"/>
        </table:table-row>
        <table:table-row table:style-name="ro4">
          <table:table-cell/>
          <table:table-cell office:value-type="string" table:style-name="ce297">
            <text:p>Ofertas de emprego</text:p>
          </table:table-cell>
          <table:table-cell office:value-type="float" office:value="21826" table:style-name="ce298">
            <text:p>21 826</text:p>
          </table:table-cell>
          <table:table-cell office:value-type="float" office:value="23606" table:style-name="ce298">
            <text:p>23 606</text:p>
          </table:table-cell>
          <table:table-cell office:value-type="float" office:value="13868" table:style-name="ce298">
            <text:p>13 868</text:p>
          </table:table-cell>
          <table:table-cell office:value-type="float" office:value="-7.5404558163178859" table:style-name="ce299">
            <text:p>-7,5</text:p>
          </table:table-cell>
          <table:table-cell office:value-type="float" office:value="57.383905393712141" table:style-name="ce299">
            <text:p>57,4</text:p>
          </table:table-cell>
          <table:table-cell table:style-name="ce225"/>
          <table:table-cell table:style-name="ce192"/>
          <table:table-cell table:style-name="ce193"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4" table:style-name="ce192"/>
          <table:table-cell table:style-name="ce200"/>
          <table:table-cell table:number-columns-repeated="16360"/>
        </table:table-row>
        <table:table-row table:style-name="ro4">
          <table:table-cell/>
          <table:table-cell table:style-name="ce300"/>
          <table:table-cell table:number-columns-repeated="3" table:style-name="ce298"/>
          <table:table-cell table:number-columns-repeated="2" table:style-name="ce299"/>
          <table:table-cell table:style-name="ce226"/>
          <table:table-cell table:style-name="ce192"/>
          <table:table-cell table:style-name="ce193"/>
          <table:table-cell table:number-columns-repeated="6" table:style-name="ce191"/>
          <table:table-cell table:style-name="ce201"/>
          <table:table-cell table:number-columns-repeated="3" table:style-name="ce191"/>
          <table:table-cell table:number-columns-repeated="3" table:style-name="ce192"/>
          <table:table-cell table:style-name="ce200"/>
          <table:table-cell table:number-columns-repeated="16360"/>
        </table:table-row>
        <table:table-row table:style-name="ro4">
          <table:table-cell/>
          <table:table-cell office:value-type="string" table:style-name="ce301">
            <text:p>MOVIMENTO AO LONGO DO MÊS</text:p>
          </table:table-cell>
          <table:table-cell table:number-columns-repeated="3" table:style-name="ce298"/>
          <table:table-cell table:number-columns-repeated="2" table:style-name="ce299"/>
          <table:table-cell table:style-name="ce226"/>
          <table:table-cell table:style-name="ce192"/>
          <table:table-cell table:style-name="ce193"/>
          <table:table-cell table:number-columns-repeated="6" table:style-name="ce191"/>
          <table:table-cell table:style-name="ce202"/>
          <table:table-cell table:number-columns-repeated="3" table:style-name="ce203"/>
          <table:table-cell table:number-columns-repeated="3" table:style-name="ce192"/>
          <table:table-cell table:style-name="ce200"/>
          <table:table-cell table:number-columns-repeated="16360"/>
        </table:table-row>
        <table:table-row table:style-name="ro4">
          <table:table-cell/>
          <table:table-cell office:value-type="string" table:style-name="ce297">
            <text:p>Pedidos de emprego</text:p>
          </table:table-cell>
          <table:table-cell office:value-type="float" office:value="50989" table:style-name="ce298">
            <text:p>50 989</text:p>
          </table:table-cell>
          <table:table-cell office:value-type="float" office:value="48284" table:style-name="ce298">
            <text:p>48 284</text:p>
          </table:table-cell>
          <table:table-cell office:value-type="float" office:value="55471" table:style-name="ce298">
            <text:p>55 471</text:p>
          </table:table-cell>
          <table:table-cell office:value-type="float" office:value="5.6022699030734824" table:style-name="ce299">
            <text:p>5,6</text:p>
          </table:table-cell>
          <table:table-cell office:value-type="float" office:value="-8.0798976041535209" table:style-name="ce299">
            <text:p>-8,1</text:p>
          </table:table-cell>
          <table:table-cell table:style-name="ce225"/>
          <table:table-cell table:style-name="ce192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number-columns-repeated="2" table:style-name="ce192"/>
          <table:table-cell table:number-columns-repeated="2" table:style-name="ce203"/>
          <table:table-cell table:number-columns-repeated="16360"/>
        </table:table-row>
        <table:table-row table:style-name="ro4">
          <table:table-cell/>
          <table:table-cell office:value-type="string" table:style-name="ce297">
            <text:p>Desempregados</text:p>
          </table:table-cell>
          <table:table-cell office:value-type="float" office:value="47142" table:style-name="ce298">
            <text:p>47 142</text:p>
          </table:table-cell>
          <table:table-cell office:value-type="float" office:value="44168" table:style-name="ce298">
            <text:p>44 168</text:p>
          </table:table-cell>
          <table:table-cell office:value-type="float" office:value="51965" table:style-name="ce298">
            <text:p>51 965</text:p>
          </table:table-cell>
          <table:table-cell office:value-type="float" office:value="6.7333816337619989" table:style-name="ce299">
            <text:p>6,7</text:p>
          </table:table-cell>
          <table:table-cell office:value-type="float" office:value="-9.2812469931684802" table:style-name="ce299">
            <text:p>-9,3</text:p>
          </table:table-cell>
          <table:table-cell table:style-name="ce225"/>
          <table:table-cell table:style-name="ce192"/>
          <table:table-cell table:style-name="ce193"/>
          <table:table-cell table:number-columns-repeated="6" table:style-name="ce191"/>
          <table:table-cell table:style-name="ce207"/>
          <table:table-cell table:style-name="ce208"/>
          <table:table-cell table:number-columns-repeated="2" table:style-name="ce209"/>
          <table:table-cell table:style-name="ce202"/>
          <table:table-cell table:style-name="ce203"/>
          <table:table-cell table:number-columns-repeated="2" table:style-name="ce210"/>
          <table:table-cell table:number-columns-repeated="16360"/>
        </table:table-row>
        <table:table-row table:style-name="ro4">
          <table:table-cell/>
          <table:table-cell office:value-type="string" table:style-name="ce297">
            <text:p>Ofertas de emprego</text:p>
          </table:table-cell>
          <table:table-cell office:value-type="float" office:value="11571" table:style-name="ce298">
            <text:p>11 571</text:p>
          </table:table-cell>
          <table:table-cell office:value-type="float" office:value="12889" table:style-name="ce298">
            <text:p>12 889</text:p>
          </table:table-cell>
          <table:table-cell office:value-type="float" office:value="8412" table:style-name="ce298">
            <text:p>8 412</text:p>
          </table:table-cell>
          <table:table-cell office:value-type="float" office:value="-10.225773915742106" table:style-name="ce299">
            <text:p>-10,2</text:p>
          </table:table-cell>
          <table:table-cell office:value-type="float" office:value="37.553495007132668" table:style-name="ce299">
            <text:p>37,6</text:p>
          </table:table-cell>
          <table:table-cell table:style-name="ce225"/>
          <table:table-cell table:style-name="ce192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style-name="ce211"/>
          <table:table-cell table:style-name="ce212"/>
          <table:table-cell table:style-name="ce213"/>
          <table:table-cell table:style-name="ce214"/>
          <table:table-cell table:style-name="ce215"/>
          <table:table-cell table:style-name="ce216"/>
          <table:table-cell table:number-columns-repeated="16360"/>
        </table:table-row>
        <table:table-row table:style-name="ro4">
          <table:table-cell/>
          <table:table-cell office:value-type="string" table:style-name="ce297">
            <text:p>Colocações</text:p>
          </table:table-cell>
          <table:table-cell office:value-type="float" office:value="7616" table:style-name="ce302">
            <text:p>7 616</text:p>
          </table:table-cell>
          <table:table-cell office:value-type="float" office:value="8012" table:style-name="ce302">
            <text:p>8 012</text:p>
          </table:table-cell>
          <table:table-cell office:value-type="float" office:value="6373" table:style-name="ce302">
            <text:p>6 373</text:p>
          </table:table-cell>
          <table:table-cell office:value-type="float" office:value="-4.9425861208187722" table:style-name="ce303">
            <text:p>-4,9</text:p>
          </table:table-cell>
          <table:table-cell office:value-type="float" office:value="19.504158167268162" table:style-name="ce303">
            <text:p>19,5</text:p>
          </table:table-cell>
          <table:table-cell table:style-name="ce225"/>
          <table:table-cell table:style-name="ce192"/>
          <table:table-cell table:style-name="ce193"/>
          <table:table-cell table:number-columns-repeated="6" table:style-name="ce191"/>
          <table:table-cell table:style-name="ce204"/>
          <table:table-cell table:style-name="ce217"/>
          <table:table-cell table:number-columns-repeated="2" table:style-name="ce218"/>
          <table:table-cell table:style-name="ce192"/>
          <table:table-cell table:style-name="ce205"/>
          <table:table-cell table:number-columns-repeated="2" table:style-name="ce219"/>
          <table:table-cell table:number-columns-repeated="16360"/>
        </table:table-row>
        <table:table-row table:style-name="ro6">
          <table:table-cell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192"/>
          <table:table-cell table:style-name="ce220"/>
          <table:table-cell table:number-columns-repeated="2" table:style-name="ce193"/>
          <table:table-cell table:number-columns-repeated="16360" table:style-name="ce191"/>
        </table:table-row>
        <table:table-row table:style-name="ro6">
          <table:table-cell/>
          <table:table-cell table:number-columns-repeated="6" table:style-name="ce191"/>
          <table:table-cell table:number-columns-repeated="2" table:style-name="ce192"/>
          <table:table-cell table:number-columns-repeated="2"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7">
          <table:table-cell/>
          <table:table-cell table:style-name="ce282"/>
          <table:table-cell table:number-columns-repeated="5" table:style-name="ce191"/>
          <table:table-cell table:number-columns-repeated="2" table:style-name="ce192"/>
          <table:table-cell table:number-columns-repeated="2"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8">
          <table:table-cell/>
          <table:table-cell table:style-name="ce282"/>
          <table:table-cell table:number-columns-repeated="3" table:style-name="ce195"/>
          <table:table-cell table:number-columns-repeated="5" table:style-name="ce191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9">
          <table:table-cell/>
          <table:table-cell office:value-type="string" table:style-name="ce197">
            <text:p>TOTAL PAÍS</text:p>
          </table:table-cell>
          <table:table-cell office:value-type="string" table:style-name="ce188">
            <text:p>Desemprego Registado</text:p>
          </table:table-cell>
          <table:table-cell office:value-type="string" table:style-name="ce188">
            <text:p>Desemprego ao Longo</text:p>
          </table:table-cell>
          <table:table-cell office:value-type="string" table:style-name="ce188">
            <text:p>Ofertas recebidas<text:s/></text:p>
          </table:table-cell>
          <table:table-cell office:value-type="string" table:style-name="ce188">
            <text:p>Colocações</text:p>
          </table:table-cell>
          <table:table-cell table:style-name="ce191"/>
          <table:table-cell office:value-type="string" table:style-name="ce327">
            <text:p>Copiar como valores a range: B23 a F34 <text:s/>para <text:s/>B22 a F33</text:p>
          </table:table-cell>
          <table:table-cell table:number-columns-repeated="2" table:style-name="ce328"/>
          <table:table-cell table:style-name="ce329"/>
          <table:table-cell table:style-name="ce330"/>
          <table:table-cell table:number-columns-repeated="5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0-11-01T00:00:00" table:style-name="ce198">
            <text:p>nov-20</text:p>
          </table:table-cell>
          <table:table-cell office:value-type="float" office:value="398287" table:style-name="ce189">
            <text:p>398 287<text:s/></text:p>
          </table:table-cell>
          <table:table-cell office:value-type="float" office:value="51965" table:style-name="ce189">
            <text:p>51 965<text:s/></text:p>
          </table:table-cell>
          <table:table-cell office:value-type="float" office:value="8412" table:style-name="ce189">
            <text:p>8 412<text:s/></text:p>
          </table:table-cell>
          <table:table-cell office:value-type="float" office:value="6373" table:style-name="ce189">
            <text:p>6 373<text:s/></text:p>
          </table:table-cell>
          <table:table-cell table:style-name="ce191"/>
          <table:table-cell table:style-name="ce305"/>
          <table:table-cell table:number-columns-repeated="2" table:style-name="ce196"/>
          <table:table-cell table:style-name="ce304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0-12-01T00:00:00" table:style-name="ce198">
            <text:p>dez-20</text:p>
          </table:table-cell>
          <table:table-cell office:value-type="float" office:value="402254" table:style-name="ce189">
            <text:p>402 254<text:s/></text:p>
          </table:table-cell>
          <table:table-cell office:value-type="float" office:value="45731" table:style-name="ce189">
            <text:p>45 731<text:s/></text:p>
          </table:table-cell>
          <table:table-cell office:value-type="float" office:value="7771" table:style-name="ce189">
            <text:p>7 771<text:s/></text:p>
          </table:table-cell>
          <table:table-cell office:value-type="float" office:value="4632" table:style-name="ce189">
            <text:p>4 632<text:s/></text:p>
          </table:table-cell>
          <table:table-cell table:number-columns-repeated="4" table:style-name="ce191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1-01-01T00:00:00" table:style-name="ce198">
            <text:p>jan-21</text:p>
          </table:table-cell>
          <table:table-cell office:value-type="float" office:value="424359" table:style-name="ce189">
            <text:p>424 359<text:s/></text:p>
          </table:table-cell>
          <table:table-cell office:value-type="float" office:value="49238" table:style-name="ce189">
            <text:p>49 238<text:s/></text:p>
          </table:table-cell>
          <table:table-cell office:value-type="float" office:value="9868" table:style-name="ce189">
            <text:p>9 868<text:s/></text:p>
          </table:table-cell>
          <table:table-cell office:value-type="float" office:value="7405" table:style-name="ce189">
            <text:p>7 405<text:s/></text:p>
          </table:table-cell>
          <table:table-cell table:style-name="ce191"/>
          <table:table-cell office:value-type="string" table:style-name="ce331">
            <text:p>Mudar o nome do mês da célula <text:s/>B34</text:p>
          </table:table-cell>
          <table:table-cell table:number-columns-repeated="2" table:style-name="ce332"/>
          <table:table-cell table:style-name="ce33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1-02-01T00:00:00" table:style-name="ce198">
            <text:p>fev-21</text:p>
          </table:table-cell>
          <table:table-cell office:value-type="float" office:value="431843" table:style-name="ce189">
            <text:p>431 843<text:s/></text:p>
          </table:table-cell>
          <table:table-cell office:value-type="float" office:value="41580" table:style-name="ce189">
            <text:p>41 580<text:s/></text:p>
          </table:table-cell>
          <table:table-cell office:value-type="float" office:value="7677" table:style-name="ce189">
            <text:p>7 677<text:s/></text:p>
          </table:table-cell>
          <table:table-cell office:value-type="float" office:value="4844" table:style-name="ce189">
            <text:p>4 844<text:s/></text:p>
          </table:table-cell>
          <table:table-cell table:number-columns-repeated="4" table:style-name="ce191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1-03-01T00:00:00" table:style-name="ce198">
            <text:p>mar-21</text:p>
          </table:table-cell>
          <table:table-cell office:value-type="float" office:value="432851" table:style-name="ce189">
            <text:p>432 851<text:s/></text:p>
          </table:table-cell>
          <table:table-cell office:value-type="float" office:value="43114" table:style-name="ce189">
            <text:p>43 114<text:s/></text:p>
          </table:table-cell>
          <table:table-cell office:value-type="float" office:value="12050" table:style-name="ce189">
            <text:p>12 050<text:s/></text:p>
          </table:table-cell>
          <table:table-cell office:value-type="float" office:value="6899" table:style-name="ce189">
            <text:p>6 899<text:s/></text:p>
          </table:table-cell>
          <table:table-cell table:number-columns-repeated="4" table:style-name="ce191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1-04-01T00:00:00" table:style-name="ce198">
            <text:p>abr-21</text:p>
          </table:table-cell>
          <table:table-cell office:value-type="float" office:value="423888" table:style-name="ce190">
            <text:p>423 888<text:s/></text:p>
          </table:table-cell>
          <table:table-cell office:value-type="float" office:value="37249" table:style-name="ce190">
            <text:p>37 249<text:s/></text:p>
          </table:table-cell>
          <table:table-cell office:value-type="float" office:value="12906" table:style-name="ce189">
            <text:p>12 906<text:s/></text:p>
          </table:table-cell>
          <table:table-cell office:value-type="float" office:value="7848" table:style-name="ce189">
            <text:p>7 848<text:s/></text:p>
          </table:table-cell>
          <table:table-cell table:number-columns-repeated="4" table:style-name="ce191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1-05-01T00:00:00" table:style-name="ce198">
            <text:p>mai-21</text:p>
          </table:table-cell>
          <table:table-cell office:value-type="float" office:value="402183" table:style-name="ce189">
            <text:p>402 183<text:s/></text:p>
          </table:table-cell>
          <table:table-cell office:value-type="float" office:value="34083" table:style-name="ce189">
            <text:p>34 083<text:s/></text:p>
          </table:table-cell>
          <table:table-cell office:value-type="float" office:value="17563" table:style-name="ce189">
            <text:p>17 563<text:s/></text:p>
          </table:table-cell>
          <table:table-cell office:value-type="float" office:value="10123" table:style-name="ce189">
            <text:p>10 123<text:s/></text:p>
          </table:table-cell>
          <table:table-cell table:number-columns-repeated="4" table:style-name="ce191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1-06-01T00:00:00" table:style-name="ce198">
            <text:p>jun-21</text:p>
          </table:table-cell>
          <table:table-cell office:value-type="float" office:value="377872" table:style-name="ce189">
            <text:p>377 872<text:s/></text:p>
          </table:table-cell>
          <table:table-cell office:value-type="float" office:value="31617" table:style-name="ce189">
            <text:p>31 617<text:s/></text:p>
          </table:table-cell>
          <table:table-cell office:value-type="float" office:value="16186" table:style-name="ce189">
            <text:p>16 186<text:s/></text:p>
          </table:table-cell>
          <table:table-cell office:value-type="float" office:value="9686" table:style-name="ce189">
            <text:p>9 686<text:s/></text:p>
          </table:table-cell>
          <table:table-cell table:number-columns-repeated="4" table:style-name="ce191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1-07-01T00:00:00" table:style-name="ce198">
            <text:p>jul-21</text:p>
          </table:table-cell>
          <table:table-cell office:value-type="float" office:value="368704" table:style-name="ce189">
            <text:p>368 704<text:s/></text:p>
          </table:table-cell>
          <table:table-cell office:value-type="float" office:value="37604" table:style-name="ce189">
            <text:p>37 604<text:s/></text:p>
          </table:table-cell>
          <table:table-cell office:value-type="float" office:value="11750" table:style-name="ce189">
            <text:p>11 750<text:s/></text:p>
          </table:table-cell>
          <table:table-cell office:value-type="float" office:value="7605" table:style-name="ce189">
            <text:p>7 605<text:s/></text:p>
          </table:table-cell>
          <table:table-cell table:number-columns-repeated="4" table:style-name="ce191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3"/>
          <table:table-cell table:style-name="ce224"/>
          <table:table-cell table:number-columns-repeated="2" table:style-name="ce206"/>
          <table:table-cell table:number-columns-repeated="16359"/>
        </table:table-row>
        <table:table-row table:style-name="ro6">
          <table:table-cell/>
          <table:table-cell office:value-type="date" office:date-value="2021-08-01T00:00:00" table:style-name="ce198">
            <text:p>ago-21</text:p>
          </table:table-cell>
          <table:table-cell office:value-type="float" office:value="368404" table:style-name="ce189">
            <text:p>368 404<text:s/></text:p>
          </table:table-cell>
          <table:table-cell office:value-type="float" office:value="36437" table:style-name="ce189">
            <text:p>36 437<text:s/></text:p>
          </table:table-cell>
          <table:table-cell office:value-type="float" office:value="11048" table:style-name="ce189">
            <text:p>11 048<text:s/></text:p>
          </table:table-cell>
          <table:table-cell office:value-type="float" office:value="6343" table:style-name="ce189">
            <text:p>6 343<text:s/></text:p>
          </table:table-cell>
          <table:table-cell table:number-columns-repeated="4" table:style-name="ce191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04"/>
          <table:table-cell table:style-name="ce205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1-09-01T00:00:00" table:style-name="ce198">
            <text:p>set-21</text:p>
          </table:table-cell>
          <table:table-cell office:value-type="float" office:value="359148" table:style-name="ce189">
            <text:p>359 148<text:s/></text:p>
          </table:table-cell>
          <table:table-cell office:value-type="float" office:value="48966" table:style-name="ce189">
            <text:p>48 966<text:s/></text:p>
          </table:table-cell>
          <table:table-cell office:value-type="float" office:value="14415" table:style-name="ce189">
            <text:p>14 415<text:s/></text:p>
          </table:table-cell>
          <table:table-cell office:value-type="float" office:value="8911" table:style-name="ce189">
            <text:p>8 911<text:s/></text:p>
          </table:table-cell>
          <table:table-cell table:number-columns-repeated="4" table:style-name="ce191"/>
          <table:table-cell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1"/>
          <table:table-cell table:style-name="ce224"/>
          <table:table-cell table:style-name="ce222"/>
          <table:table-cell table:style-name="ce206"/>
          <table:table-cell table:number-columns-repeated="16359"/>
        </table:table-row>
        <table:table-row table:style-name="ro6">
          <table:table-cell/>
          <table:table-cell office:value-type="date" office:date-value="2021-10-01T00:00:00" table:style-name="ce341">
            <text:p>out-21</text:p>
          </table:table-cell>
          <table:table-cell office:value-type="float" office:value="351667" table:style-name="ce189">
            <text:p>351 667<text:s/></text:p>
          </table:table-cell>
          <table:table-cell office:value-type="float" office:value="44168" table:style-name="ce189">
            <text:p>44 168<text:s/></text:p>
          </table:table-cell>
          <table:table-cell office:value-type="float" office:value="12889" table:style-name="ce189">
            <text:p>12 889<text:s/></text:p>
          </table:table-cell>
          <table:table-cell office:value-type="float" office:value="8012" table:style-name="ce189">
            <text:p>8 012<text:s/></text:p>
          </table:table-cell>
          <table:table-cell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69" table:style-name="ce191"/>
        </table:table-row>
        <table:table-row table:style-name="ro6">
          <table:table-cell/>
          <table:table-cell office:value-type="date" office:date-value="2021-11-01T00:00:00" table:style-name="ce341">
            <text:p>nov-21</text:p>
          </table:table-cell>
          <table:table-cell office:value-type="float" office:value="345884" table:style-name="ce281">
            <text:p>345 884<text:s/></text:p>
          </table:table-cell>
          <table:table-cell office:value-type="float" office:value="47142" table:style-name="ce281">
            <text:p>47 142<text:s/></text:p>
          </table:table-cell>
          <table:table-cell office:value-type="float" office:value="11571" table:style-name="ce281">
            <text:p>11 571<text:s/></text:p>
          </table:table-cell>
          <table:table-cell office:value-type="float" office:value="7616" table:style-name="ce281">
            <text:p>7 616<text:s/></text:p>
          </table:table-cell>
          <table:table-cell table:style-name="ce191"/>
          <table:table-cell table:number-columns-repeated="2" table:style-name="ce192"/>
          <table:table-cell table:number-columns-repeated="2" table:style-name="ce193"/>
          <table:table-cell table:number-columns-repeated="6" table:style-name="ce191"/>
          <table:table-cell table:style-name="ce204"/>
          <table:table-cell table:style-name="ce205"/>
          <table:table-cell table:number-columns-repeated="2" table:style-name="ce206"/>
          <table:table-cell table:style-name="ce221"/>
          <table:table-cell table:style-name="ce224"/>
          <table:table-cell table:style-name="ce222"/>
          <table:table-cell table:style-name="ce206"/>
          <table:table-cell table:number-columns-repeated="16359" table:style-name="ce191"/>
        </table:table-row>
        <table:table-row table:number-rows-repeated="2" table:style-name="ro6">
          <table:table-cell/>
          <table:table-cell table:number-columns-repeated="5" table:style-name="ce191"/>
          <table:table-cell table:style-name="ce199"/>
          <table:table-cell table:number-columns-repeated="2" table:style-name="ce192"/>
          <table:table-cell table:number-columns-repeated="2" table:style-name="ce193"/>
          <table:table-cell table:number-columns-repeated="4" table:style-name="ce192"/>
          <table:table-cell table:style-name="ce200"/>
          <table:table-cell table:number-columns-repeated="16368" table:style-name="ce191"/>
        </table:table-row>
        <table:table-row table:style-name="ro6">
          <table:table-cell/>
          <table:table-cell table:style-name="ce306"/>
          <table:table-cell table:number-columns-repeated="3" table:style-name="ce307"/>
          <table:table-cell office:value-type="string" table:number-columns-spanned="2" table:number-rows-spanned="1" table:style-name="ce367">
            <text:p>variação anterior</text:p>
          </table:table-cell>
          <table:covered-table-cell/>
          <table:table-cell office:value-type="string" table:number-columns-spanned="2" table:number-rows-spanned="1" table:style-name="ce367">
            <text:p>variação homóloga</text:p>
          </table:table-cell>
          <table:covered-table-cell/>
          <table:table-cell table:style-name="ce287"/>
          <table:table-cell office:value-type="string" table:style-name="ce334">
            <text:p>Não mexer</text:p>
          </table:table-cell>
          <table:table-cell table:number-columns-repeated="4" table:style-name="ce192"/>
          <table:table-cell table:style-name="ce200"/>
          <table:table-cell table:number-columns-repeated="16368" table:style-name="ce191"/>
        </table:table-row>
        <table:table-row table:style-name="ro10">
          <table:table-cell/>
          <table:table-cell office:value-type="string" table:style-name="ce308">
            <text:p>TOTAL PAÍS</text:p>
          </table:table-cell>
          <table:table-cell office:value-type="string" table:style-name="ce309">
            <text:p>202111</text:p>
          </table:table-cell>
          <table:table-cell office:value-type="string" table:style-name="ce310">
            <text:p>202110</text:p>
          </table:table-cell>
          <table:table-cell office:value-type="string" table:style-name="ce310">
            <text:p>202011</text:p>
          </table:table-cell>
          <table:table-cell office:value-type="string" table:style-name="ce311">
            <text:p>va</text:p>
          </table:table-cell>
          <table:table-cell office:value-type="string" table:style-name="ce312">
            <text:p>%</text:p>
          </table:table-cell>
          <table:table-cell office:value-type="string" table:style-name="ce311">
            <text:p>va</text:p>
          </table:table-cell>
          <table:table-cell office:value-type="string" table:style-name="ce312">
            <text:p>%</text:p>
          </table:table-cell>
          <table:table-cell table:style-name="ce283"/>
          <table:table-cell table:style-name="ce193"/>
          <table:table-cell table:number-columns-repeated="4" table:style-name="ce192"/>
          <table:table-cell table:style-name="ce200"/>
          <table:table-cell table:number-columns-repeated="16368" table:style-name="ce191"/>
        </table:table-row>
        <table:table-row table:style-name="ro6">
          <table:table-cell/>
          <table:table-cell office:value-type="string" table:style-name="ce313">
            <text:p>desemprego registado</text:p>
          </table:table-cell>
          <table:table-cell office:value-type="float" office:value="345884" table:style-name="ce314">
            <text:p>345 884</text:p>
          </table:table-cell>
          <table:table-cell office:value-type="float" office:value="351667" table:style-name="ce314">
            <text:p>351 667</text:p>
          </table:table-cell>
          <table:table-cell office:value-type="float" office:value="398287" table:style-name="ce314">
            <text:p>398 287</text:p>
          </table:table-cell>
          <table:table-cell office:value-type="float" office:value="-5783" table:style-name="ce314">
            <text:p>-5 783</text:p>
          </table:table-cell>
          <table:table-cell office:value-type="float" office:value="-1.6444534175796988" table:style-name="ce315">
            <text:p>-1,6</text:p>
          </table:table-cell>
          <table:table-cell office:value-type="float" office:value="-52403" table:style-name="ce314">
            <text:p>-52 403</text:p>
          </table:table-cell>
          <table:table-cell office:value-type="float" office:value="-13.157095260452889" table:style-name="ce315">
            <text:p>-13,2</text:p>
          </table:table-cell>
          <table:table-cell table:style-name="ce283"/>
          <table:table-cell table:style-name="ce193"/>
          <table:table-cell table:style-name="ce192"/>
          <table:table-cell table:style-name="ce340"/>
          <table:table-cell table:number-columns-repeated="16371" table:style-name="ce191"/>
        </table:table-row>
        <table:table-row table:style-name="ro6">
          <table:table-cell/>
          <table:table-cell table:style-name="ce316"/>
          <table:table-cell table:number-columns-repeated="4" table:style-name="ce317"/>
          <table:table-cell table:style-name="ce318"/>
          <table:table-cell table:style-name="ce317"/>
          <table:table-cell table:style-name="ce318"/>
          <table:table-cell table:style-name="ce283"/>
          <table:table-cell table:style-name="ce193"/>
          <table:table-cell table:style-name="ce192"/>
          <table:table-cell table:style-name="ce340"/>
          <table:table-cell table:number-columns-repeated="16371" table:style-name="ce191"/>
        </table:table-row>
        <table:table-row table:style-name="ro6">
          <table:table-cell/>
          <table:table-cell office:value-type="string" table:style-name="ce316">
            <text:p>homens</text:p>
          </table:table-cell>
          <table:table-cell office:value-type="float" office:value="150545" table:style-name="ce319">
            <text:p>150 545</text:p>
          </table:table-cell>
          <table:table-cell office:value-type="float" office:value="151261" table:style-name="ce317">
            <text:p>151 261</text:p>
          </table:table-cell>
          <table:table-cell office:value-type="float" office:value="175298" table:style-name="ce317">
            <text:p>175 298</text:p>
          </table:table-cell>
          <table:table-cell office:value-type="float" office:value="-716" table:style-name="ce317">
            <text:p>- 716</text:p>
          </table:table-cell>
          <table:table-cell office:value-type="float" office:value="-0.47335400400632022" table:style-name="ce318">
            <text:p>-0,5</text:p>
          </table:table-cell>
          <table:table-cell office:value-type="float" office:value="-24753" table:style-name="ce317">
            <text:p>-24 753</text:p>
          </table:table-cell>
          <table:table-cell office:value-type="float" office:value="-14.120526189688418" table:style-name="ce318">
            <text:p>-14,1</text:p>
          </table:table-cell>
          <table:table-cell table:style-name="ce283"/>
          <table:table-cell table:style-name="ce193"/>
          <table:table-cell table:style-name="ce192"/>
          <table:table-cell table:style-name="ce340"/>
          <table:table-cell table:number-columns-repeated="16371" table:style-name="ce191"/>
        </table:table-row>
        <table:table-row table:style-name="ro6">
          <table:table-cell/>
          <table:table-cell office:value-type="string" table:style-name="ce316">
            <text:p>mulheres</text:p>
          </table:table-cell>
          <table:table-cell office:value-type="float" office:value="195339" table:style-name="ce319">
            <text:p>195 339</text:p>
          </table:table-cell>
          <table:table-cell office:value-type="float" office:value="200406" table:style-name="ce317">
            <text:p>200 406</text:p>
          </table:table-cell>
          <table:table-cell office:value-type="float" office:value="222989" table:style-name="ce317">
            <text:p>222 989</text:p>
          </table:table-cell>
          <table:table-cell office:value-type="float" office:value="-5067" table:style-name="ce317">
            <text:p>-5 067</text:p>
          </table:table-cell>
          <table:table-cell office:value-type="float" office:value="-2.5283674141492773" table:style-name="ce318">
            <text:p>-2,5</text:p>
          </table:table-cell>
          <table:table-cell office:value-type="float" office:value="-27650" table:style-name="ce317">
            <text:p>-27 650</text:p>
          </table:table-cell>
          <table:table-cell office:value-type="float" office:value="-12.399714784137334" table:style-name="ce318">
            <text:p>-12,4</text:p>
          </table:table-cell>
          <table:table-cell table:style-name="ce283"/>
          <table:table-cell table:style-name="ce193"/>
          <table:table-cell table:style-name="ce192"/>
          <table:table-cell table:style-name="ce340"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7"/>
        </table:table-row>
        <table:table-row table:style-name="ro6">
          <table:table-cell/>
          <table:table-cell table:style-name="ce316"/>
          <table:table-cell table:number-columns-repeated="4" table:style-name="ce320"/>
          <table:table-cell table:style-name="ce318"/>
          <table:table-cell table:style-name="ce320"/>
          <table:table-cell table:style-name="ce318"/>
          <table:table-cell table:style-name="ce283"/>
          <table:table-cell table:style-name="ce193"/>
          <table:table-cell table:style-name="ce192"/>
          <table:table-cell table:style-name="ce340"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7"/>
        </table:table-row>
        <table:table-row table:style-name="ro6">
          <table:table-cell/>
          <table:table-cell office:value-type="string" table:style-name="ce316">
            <text:p>&lt; 25 anos</text:p>
          </table:table-cell>
          <table:table-cell office:value-type="float" office:value="38109" table:style-name="ce319">
            <text:p>38 109</text:p>
          </table:table-cell>
          <table:table-cell office:value-type="float" office:value="39605" table:style-name="ce317">
            <text:p>39 605</text:p>
          </table:table-cell>
          <table:table-cell office:value-type="float" office:value="49679" table:style-name="ce317">
            <text:p>49 679</text:p>
          </table:table-cell>
          <table:table-cell office:value-type="float" office:value="-1496" table:style-name="ce317">
            <text:p>-1 496</text:p>
          </table:table-cell>
          <table:table-cell office:value-type="float" office:value="-3.7773008458527961" table:style-name="ce318">
            <text:p>-3,8</text:p>
          </table:table-cell>
          <table:table-cell office:value-type="float" office:value="-11570" table:style-name="ce317">
            <text:p>-11 570</text:p>
          </table:table-cell>
          <table:table-cell office:value-type="float" office:value="-23.289518710118966" table:style-name="ce318">
            <text:p>-23,3</text:p>
          </table:table-cell>
          <table:table-cell table:style-name="ce283"/>
          <table:table-cell table:style-name="ce193"/>
          <table:table-cell table:style-name="ce192"/>
          <table:table-cell table:style-name="ce340"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7"/>
        </table:table-row>
        <table:table-row table:style-name="ro6">
          <table:table-cell/>
          <table:table-cell office:value-type="string" table:style-name="ce316">
            <text:p>&gt;= 25 anos</text:p>
          </table:table-cell>
          <table:table-cell office:value-type="float" office:value="307775" table:style-name="ce319">
            <text:p>307 775</text:p>
          </table:table-cell>
          <table:table-cell office:value-type="float" office:value="312062" table:style-name="ce317">
            <text:p>312 062</text:p>
          </table:table-cell>
          <table:table-cell office:value-type="float" office:value="348608" table:style-name="ce317">
            <text:p>348 608</text:p>
          </table:table-cell>
          <table:table-cell office:value-type="float" office:value="-4287" table:style-name="ce317">
            <text:p>-4 287</text:p>
          </table:table-cell>
          <table:table-cell office:value-type="float" office:value="-1.3737654696823067" table:style-name="ce318">
            <text:p>-1,4</text:p>
          </table:table-cell>
          <table:table-cell office:value-type="float" office:value="-40833" table:style-name="ce317">
            <text:p>-40 833</text:p>
          </table:table-cell>
          <table:table-cell office:value-type="float" office:value="-11.713156324582338" table:style-name="ce318">
            <text:p>-11,7</text:p>
          </table:table-cell>
          <table:table-cell table:style-name="ce283"/>
          <table:table-cell table:style-name="ce193"/>
          <table:table-cell table:style-name="ce192"/>
          <table:table-cell table:style-name="ce340"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7"/>
        </table:table-row>
        <table:table-row table:style-name="ro6">
          <table:table-cell/>
          <table:table-cell table:style-name="ce316"/>
          <table:table-cell table:style-name="ce319"/>
          <table:table-cell table:number-columns-repeated="3" table:style-name="ce317"/>
          <table:table-cell table:style-name="ce318"/>
          <table:table-cell table:style-name="ce317"/>
          <table:table-cell table:style-name="ce318"/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 table:style-name="ce191"/>
        </table:table-row>
        <table:table-row table:style-name="ro6">
          <table:table-cell/>
          <table:table-cell office:value-type="string" table:style-name="ce316">
            <text:p>&lt; 1 ano inscrição</text:p>
          </table:table-cell>
          <table:table-cell office:value-type="float" office:value="173966" table:style-name="ce319">
            <text:p>173 966</text:p>
          </table:table-cell>
          <table:table-cell office:value-type="float" office:value="175294" table:style-name="ce317">
            <text:p>175 294</text:p>
          </table:table-cell>
          <table:table-cell office:value-type="float" office:value="249614" table:style-name="ce317">
            <text:p>249 614</text:p>
          </table:table-cell>
          <table:table-cell office:value-type="float" office:value="-1328" table:style-name="ce317">
            <text:p>-1 328</text:p>
          </table:table-cell>
          <table:table-cell office:value-type="float" office:value="-0.75758440106335645" table:style-name="ce318">
            <text:p>-0,8</text:p>
          </table:table-cell>
          <table:table-cell office:value-type="float" office:value="-75648" table:style-name="ce317">
            <text:p>-75 648</text:p>
          </table:table-cell>
          <table:table-cell office:value-type="float" office:value="-30.305992452346427" table:style-name="ce318">
            <text:p>-30,3</text:p>
          </table:table-cell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 table:style-name="ce191"/>
        </table:table-row>
        <table:table-row table:style-name="ro6">
          <table:table-cell/>
          <table:table-cell office:value-type="string" table:style-name="ce316">
            <text:p>&gt;= 1 ano inscrição</text:p>
          </table:table-cell>
          <table:table-cell office:value-type="float" office:value="171918" table:style-name="ce319">
            <text:p>171 918</text:p>
          </table:table-cell>
          <table:table-cell office:value-type="float" office:value="176373" table:style-name="ce317">
            <text:p>176 373</text:p>
          </table:table-cell>
          <table:table-cell office:value-type="float" office:value="148673" table:style-name="ce317">
            <text:p>148 673</text:p>
          </table:table-cell>
          <table:table-cell office:value-type="float" office:value="-4455" table:style-name="ce317">
            <text:p>-4 455</text:p>
          </table:table-cell>
          <table:table-cell office:value-type="float" office:value="-2.5258968209419805" table:style-name="ce318">
            <text:p>-2,5</text:p>
          </table:table-cell>
          <table:table-cell office:value-type="float" office:value="23245" table:style-name="ce317">
            <text:p>23 245</text:p>
          </table:table-cell>
          <table:table-cell office:value-type="float" office:value="15.63498415986763" table:style-name="ce318">
            <text:p>15,6</text:p>
          </table:table-cell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 table:style-name="ce191"/>
        </table:table-row>
        <table:table-row table:style-name="ro11">
          <table:table-cell/>
          <table:table-cell table:style-name="ce316"/>
          <table:table-cell table:style-name="ce319"/>
          <table:table-cell table:number-columns-repeated="3" table:style-name="ce317"/>
          <table:table-cell table:style-name="ce318"/>
          <table:table-cell table:style-name="ce317"/>
          <table:table-cell table:style-name="ce318"/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/>
        </table:table-row>
        <table:table-row table:style-name="ro6">
          <table:table-cell/>
          <table:table-cell office:value-type="string" table:style-name="ce316">
            <text:p>primeiro emprego</text:p>
          </table:table-cell>
          <table:table-cell office:value-type="float" office:value="33309" table:style-name="ce319">
            <text:p>33 309</text:p>
          </table:table-cell>
          <table:table-cell office:value-type="float" office:value="34952" table:style-name="ce317">
            <text:p>34 952</text:p>
          </table:table-cell>
          <table:table-cell office:value-type="float" office:value="34927" table:style-name="ce317">
            <text:p>34 927</text:p>
          </table:table-cell>
          <table:table-cell office:value-type="float" office:value="-1643" table:style-name="ce317">
            <text:p>-1 643</text:p>
          </table:table-cell>
          <table:table-cell office:value-type="float" office:value="-4.7007324330510416" table:style-name="ce318">
            <text:p>-4,7</text:p>
          </table:table-cell>
          <table:table-cell office:value-type="float" office:value="-1618" table:style-name="ce317">
            <text:p>-1 618</text:p>
          </table:table-cell>
          <table:table-cell office:value-type="float" office:value="-4.6325192544449854" table:style-name="ce318">
            <text:p>-4,6</text:p>
          </table:table-cell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/>
        </table:table-row>
        <table:table-row table:style-name="ro6">
          <table:table-cell/>
          <table:table-cell office:value-type="string" table:style-name="ce316">
            <text:p>novo emprego</text:p>
          </table:table-cell>
          <table:table-cell office:value-type="float" office:value="312575" table:style-name="ce319">
            <text:p>312 575</text:p>
          </table:table-cell>
          <table:table-cell office:value-type="float" office:value="316715" table:style-name="ce317">
            <text:p>316 715</text:p>
          </table:table-cell>
          <table:table-cell office:value-type="float" office:value="363360" table:style-name="ce317">
            <text:p>363 360</text:p>
          </table:table-cell>
          <table:table-cell office:value-type="float" office:value="-4140" table:style-name="ce317">
            <text:p>-4 140</text:p>
          </table:table-cell>
          <table:table-cell office:value-type="float" office:value="-1.3071689057985887" table:style-name="ce318">
            <text:p>-1,3</text:p>
          </table:table-cell>
          <table:table-cell office:value-type="float" office:value="-50785" table:style-name="ce317">
            <text:p>-50 785</text:p>
          </table:table-cell>
          <table:table-cell office:value-type="float" office:value="-13.976497137824747" table:style-name="ce318">
            <text:p>-14,0</text:p>
          </table:table-cell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/>
        </table:table-row>
        <table:table-row table:style-name="ro6">
          <table:table-cell/>
          <table:table-cell table:style-name="ce316"/>
          <table:table-cell table:style-name="ce319"/>
          <table:table-cell table:number-columns-repeated="3" table:style-name="ce317"/>
          <table:table-cell table:style-name="ce318"/>
          <table:table-cell table:style-name="ce317"/>
          <table:table-cell table:style-name="ce318"/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/>
        </table:table-row>
        <table:table-row table:style-name="ro6">
          <table:table-cell/>
          <table:table-cell office:value-type="string" table:style-name="ce316">
            <text:p>nenhum nível instrução</text:p>
          </table:table-cell>
          <table:table-cell office:value-type="float" office:value="29974" table:style-name="ce319">
            <text:p>29 974</text:p>
          </table:table-cell>
          <table:table-cell office:value-type="float" office:value="28813" table:style-name="ce317">
            <text:p>28 813</text:p>
          </table:table-cell>
          <table:table-cell office:value-type="float" office:value="28083" table:style-name="ce317">
            <text:p>28 083</text:p>
          </table:table-cell>
          <table:table-cell office:value-type="float" office:value="1161" table:style-name="ce317">
            <text:p>1 161</text:p>
          </table:table-cell>
          <table:table-cell office:value-type="float" office:value="4.0294311595460384" table:style-name="ce318">
            <text:p>4,0</text:p>
          </table:table-cell>
          <table:table-cell office:value-type="float" office:value="1891" table:style-name="ce317">
            <text:p>1 891</text:p>
          </table:table-cell>
          <table:table-cell office:value-type="float" office:value="6.7336110814371688" table:style-name="ce318">
            <text:p>6,7</text:p>
          </table:table-cell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/>
        </table:table-row>
        <table:table-row table:style-name="ro6">
          <table:table-cell/>
          <table:table-cell office:value-type="string" table:style-name="ce316">
            <text:p>1º ciclo ensino básico</text:p>
          </table:table-cell>
          <table:table-cell office:value-type="float" office:value="48711" table:style-name="ce319">
            <text:p>48 711</text:p>
          </table:table-cell>
          <table:table-cell office:value-type="float" office:value="48894" table:style-name="ce317">
            <text:p>48 894</text:p>
          </table:table-cell>
          <table:table-cell office:value-type="float" office:value="55997" table:style-name="ce317">
            <text:p>55 997</text:p>
          </table:table-cell>
          <table:table-cell office:value-type="float" office:value="-183" table:style-name="ce317">
            <text:p>- 183</text:p>
          </table:table-cell>
          <table:table-cell office:value-type="float" office:value="-0.37427905264449624" table:style-name="ce318">
            <text:p>-0,4</text:p>
          </table:table-cell>
          <table:table-cell office:value-type="float" office:value="-7286" table:style-name="ce317">
            <text:p>-7 286</text:p>
          </table:table-cell>
          <table:table-cell office:value-type="float" office:value="-13.011411325606728" table:style-name="ce318">
            <text:p>-13,0</text:p>
          </table:table-cell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/>
        </table:table-row>
        <table:table-row table:style-name="ro6">
          <table:table-cell/>
          <table:table-cell office:value-type="string" table:style-name="ce316">
            <text:p>2º ciclo ensino básico</text:p>
          </table:table-cell>
          <table:table-cell office:value-type="float" office:value="46809" table:style-name="ce319">
            <text:p>46 809</text:p>
          </table:table-cell>
          <table:table-cell office:value-type="float" office:value="47287" table:style-name="ce317">
            <text:p>47 287</text:p>
          </table:table-cell>
          <table:table-cell office:value-type="float" office:value="54414" table:style-name="ce317">
            <text:p>54 414</text:p>
          </table:table-cell>
          <table:table-cell office:value-type="float" office:value="-478" table:style-name="ce317">
            <text:p>- 478</text:p>
          </table:table-cell>
          <table:table-cell office:value-type="float" office:value="-1.0108486476198533" table:style-name="ce318">
            <text:p>-1,0</text:p>
          </table:table-cell>
          <table:table-cell office:value-type="float" office:value="-7605" table:style-name="ce317">
            <text:p>-7 605</text:p>
          </table:table-cell>
          <table:table-cell office:value-type="float" office:value="-13.976182600066158" table:style-name="ce318">
            <text:p>-14,0</text:p>
          </table:table-cell>
          <table:table-cell table:style-name="ce283"/>
          <table:table-cell table:style-name="ce192"/>
          <table:table-cell table:style-name="ce191"/>
          <table:table-cell table:number-columns-repeated="2" table:style-name="ce340"/>
          <table:table-cell table:number-columns-repeated="4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/>
        </table:table-row>
        <table:table-row table:style-name="ro6">
          <table:table-cell/>
          <table:table-cell office:value-type="string" table:style-name="ce316">
            <text:p>3º ciclo ensino básico</text:p>
          </table:table-cell>
          <table:table-cell office:value-type="float" office:value="65465" table:style-name="ce319">
            <text:p>65 465</text:p>
          </table:table-cell>
          <table:table-cell office:value-type="float" office:value="66605" table:style-name="ce317">
            <text:p>66 605</text:p>
          </table:table-cell>
          <table:table-cell office:value-type="float" office:value="78415" table:style-name="ce317">
            <text:p>78 415</text:p>
          </table:table-cell>
          <table:table-cell office:value-type="float" office:value="-1140" table:style-name="ce317">
            <text:p>-1 140</text:p>
          </table:table-cell>
          <table:table-cell office:value-type="float" office:value="-1.7115832144733878" table:style-name="ce318">
            <text:p>-1,7</text:p>
          </table:table-cell>
          <table:table-cell office:value-type="float" office:value="-12950" table:style-name="ce317">
            <text:p>-12 950</text:p>
          </table:table-cell>
          <table:table-cell office:value-type="float" office:value="-16.514697443091244" table:style-name="ce318">
            <text:p>-16,5</text:p>
          </table:table-cell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/>
        </table:table-row>
        <table:table-row table:style-name="ro6">
          <table:table-cell/>
          <table:table-cell office:value-type="string" table:style-name="ce316">
            <text:p>secundário</text:p>
          </table:table-cell>
          <table:table-cell office:value-type="float" office:value="105337" table:style-name="ce319">
            <text:p>105 337</text:p>
          </table:table-cell>
          <table:table-cell office:value-type="float" office:value="107839" table:style-name="ce317">
            <text:p>107 839</text:p>
          </table:table-cell>
          <table:table-cell office:value-type="float" office:value="125129" table:style-name="ce317">
            <text:p>125 129</text:p>
          </table:table-cell>
          <table:table-cell office:value-type="float" office:value="-2502" table:style-name="ce317">
            <text:p>-2 502</text:p>
          </table:table-cell>
          <table:table-cell office:value-type="float" office:value="-2.320125372082456" table:style-name="ce318">
            <text:p>-2,3</text:p>
          </table:table-cell>
          <table:table-cell office:value-type="float" office:value="-19792" table:style-name="ce317">
            <text:p>-19 792</text:p>
          </table:table-cell>
          <table:table-cell office:value-type="float" office:value="-15.81727657057916" table:style-name="ce318">
            <text:p>-15,8</text:p>
          </table:table-cell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58"/>
        </table:table-row>
        <table:table-row table:style-name="ro6">
          <table:table-cell/>
          <table:table-cell office:value-type="string" table:style-name="ce316">
            <text:p>superior</text:p>
          </table:table-cell>
          <table:table-cell office:value-type="float" office:value="49588" table:style-name="ce319">
            <text:p>49 588</text:p>
          </table:table-cell>
          <table:table-cell office:value-type="float" office:value="52229" table:style-name="ce317">
            <text:p>52 229</text:p>
          </table:table-cell>
          <table:table-cell office:value-type="float" office:value="56249" table:style-name="ce317">
            <text:p>56 249</text:p>
          </table:table-cell>
          <table:table-cell office:value-type="float" office:value="-2641" table:style-name="ce317">
            <text:p>-2 641</text:p>
          </table:table-cell>
          <table:table-cell office:value-type="float" office:value="-5.0565777633115703" table:style-name="ce318">
            <text:p>-5,1</text:p>
          </table:table-cell>
          <table:table-cell office:value-type="float" office:value="-6661" table:style-name="ce317">
            <text:p>-6 661</text:p>
          </table:table-cell>
          <table:table-cell office:value-type="float" office:value="-11.841988302014258" table:style-name="ce318">
            <text:p>-11,8</text:p>
          </table:table-cell>
          <table:table-cell table:style-name="ce283"/>
          <table:table-cell table:style-name="ce192"/>
          <table:table-cell table:style-name="ce191"/>
          <table:table-cell table:style-name="ce340"/>
          <table:table-cell table:number-columns-repeated="5" table:style-name="ce191"/>
          <table:table-cell table:number-columns-repeated="8" table:style-name="ce192"/>
          <table:table-cell table:number-columns-repeated="16358"/>
        </table:table-row>
        <table:table-row table:style-name="ro6">
          <table:table-cell/>
          <table:table-cell table:style-name="ce316"/>
          <table:table-cell table:style-name="ce319"/>
          <table:table-cell table:number-columns-repeated="3" table:style-name="ce317"/>
          <table:table-cell table:style-name="ce318"/>
          <table:table-cell table:style-name="ce317"/>
          <table:table-cell table:style-name="ce318"/>
          <table:table-cell table:style-name="ce283"/>
          <table:table-cell table:number-columns-repeated="2" table:style-name="ce192"/>
          <table:table-cell table:style-name="ce340"/>
          <table:table-cell table:number-columns-repeated="2" table:style-name="ce192"/>
          <table:table-cell table:number-columns-repeated="16369" table:style-name="ce191"/>
        </table:table-row>
        <table:table-row table:style-name="ro6">
          <table:table-cell/>
          <table:table-cell office:value-type="string" table:style-name="ce316">
            <text:p>Total <text:s/>País</text:p>
          </table:table-cell>
          <table:table-cell office:value-type="float" office:value="345884" table:style-name="ce319">
            <text:p>345 884</text:p>
          </table:table-cell>
          <table:table-cell office:value-type="float" office:value="351667" table:style-name="ce317">
            <text:p>351 667</text:p>
          </table:table-cell>
          <table:table-cell office:value-type="float" office:value="398287" table:style-name="ce317">
            <text:p>398 287</text:p>
          </table:table-cell>
          <table:table-cell office:value-type="float" office:value="-5783" table:style-name="ce317">
            <text:p>-5 783</text:p>
          </table:table-cell>
          <table:table-cell office:value-type="float" office:value="-1.6444534175796988" table:style-name="ce318">
            <text:p>-1,6</text:p>
          </table:table-cell>
          <table:table-cell office:value-type="float" office:value="-52403" table:style-name="ce317">
            <text:p>-52 403</text:p>
          </table:table-cell>
          <table:table-cell office:value-type="float" office:value="-13.157095260452889" table:style-name="ce318">
            <text:p>-13,2</text:p>
          </table:table-cell>
          <table:table-cell table:style-name="ce321"/>
          <table:table-cell table:number-columns-repeated="2" table:style-name="ce192"/>
          <table:table-cell table:style-name="ce340"/>
          <table:table-cell table:number-columns-repeated="2" table:style-name="ce192"/>
          <table:table-cell table:number-columns-repeated="16369" table:style-name="ce191"/>
        </table:table-row>
        <table:table-row table:style-name="ro6">
          <table:table-cell/>
          <table:table-cell office:value-type="string" table:style-name="ce316">
            <text:p>Norte</text:p>
          </table:table-cell>
          <table:table-cell office:value-type="float" office:value="129584" table:style-name="ce319">
            <text:p>129 584</text:p>
          </table:table-cell>
          <table:table-cell office:value-type="float" office:value="135135" table:style-name="ce317">
            <text:p>135 135</text:p>
          </table:table-cell>
          <table:table-cell office:value-type="float" office:value="149421" table:style-name="ce317">
            <text:p>149 421</text:p>
          </table:table-cell>
          <table:table-cell office:value-type="float" office:value="-5551" table:style-name="ce317">
            <text:p>-5 551</text:p>
          </table:table-cell>
          <table:table-cell office:value-type="float" office:value="-4.1077441077441081" table:style-name="ce318">
            <text:p>-4,1</text:p>
          </table:table-cell>
          <table:table-cell office:value-type="float" office:value="-19837" table:style-name="ce317">
            <text:p>-19 837</text:p>
          </table:table-cell>
          <table:table-cell office:value-type="float" office:value="-13.275911685773753" table:style-name="ce318">
            <text:p>-13,3</text:p>
          </table:table-cell>
          <table:table-cell office:value-type="float" office:value="-13.157095260452889" table:style-name="ce321">
            <text:p>-13,2</text:p>
          </table:table-cell>
          <table:table-cell table:number-columns-repeated="2" table:style-name="ce192"/>
          <table:table-cell table:style-name="ce340"/>
          <table:table-cell table:number-columns-repeated="2" table:style-name="ce192"/>
          <table:table-cell table:number-columns-repeated="16369" table:style-name="ce191"/>
        </table:table-row>
        <table:table-row table:style-name="ro6">
          <table:table-cell/>
          <table:table-cell office:value-type="string" table:style-name="ce322">
            <text:p>Centro</text:p>
          </table:table-cell>
          <table:table-cell office:value-type="float" office:value="42805" table:style-name="ce319">
            <text:p>42 805</text:p>
          </table:table-cell>
          <table:table-cell office:value-type="float" office:value="43808" table:style-name="ce317">
            <text:p>43 808</text:p>
          </table:table-cell>
          <table:table-cell office:value-type="float" office:value="47823" table:style-name="ce317">
            <text:p>47 823</text:p>
          </table:table-cell>
          <table:table-cell office:value-type="float" office:value="-1003" table:style-name="ce317">
            <text:p>-1 003</text:p>
          </table:table-cell>
          <table:table-cell office:value-type="float" office:value="-2.2895361577794011" table:style-name="ce318">
            <text:p>-2,3</text:p>
          </table:table-cell>
          <table:table-cell office:value-type="float" office:value="-5018" table:style-name="ce317">
            <text:p>-5 018</text:p>
          </table:table-cell>
          <table:table-cell office:value-type="float" office:value="-10.49285908454091" table:style-name="ce318">
            <text:p>-10,5</text:p>
          </table:table-cell>
          <table:table-cell office:value-type="float" office:value="-13.157095260452889" table:style-name="ce321">
            <text:p>-13,2</text:p>
          </table:table-cell>
          <table:table-cell table:number-columns-repeated="2" table:style-name="ce192"/>
          <table:table-cell table:style-name="ce340"/>
          <table:table-cell table:number-columns-repeated="2" table:style-name="ce192"/>
          <table:table-cell table:number-columns-repeated="16369" table:style-name="ce191"/>
        </table:table-row>
        <table:table-row table:style-name="ro6">
          <table:table-cell/>
          <table:table-cell office:value-type="string" table:style-name="ce322">
            <text:p>Lisboa VT</text:p>
          </table:table-cell>
          <table:table-cell office:value-type="float" office:value="114752" table:style-name="ce319">
            <text:p>114 752</text:p>
          </table:table-cell>
          <table:table-cell office:value-type="float" office:value="118237" table:style-name="ce317">
            <text:p>118 237</text:p>
          </table:table-cell>
          <table:table-cell office:value-type="float" office:value="128024" table:style-name="ce317">
            <text:p>128 024</text:p>
          </table:table-cell>
          <table:table-cell office:value-type="float" office:value="-3485" table:style-name="ce317">
            <text:p>-3 485</text:p>
          </table:table-cell>
          <table:table-cell office:value-type="float" office:value="-2.947469912125646" table:style-name="ce318">
            <text:p>-2,9</text:p>
          </table:table-cell>
          <table:table-cell office:value-type="float" office:value="-13272" table:style-name="ce317">
            <text:p>-13 272</text:p>
          </table:table-cell>
          <table:table-cell office:value-type="float" office:value="-10.366806223833033" table:style-name="ce318">
            <text:p>-10,4</text:p>
          </table:table-cell>
          <table:table-cell office:value-type="float" office:value="-13.157095260452889" table:style-name="ce321">
            <text:p>-13,2</text:p>
          </table:table-cell>
          <table:table-cell table:number-columns-repeated="2" table:style-name="ce192"/>
          <table:table-cell table:style-name="ce340"/>
          <table:table-cell table:number-columns-repeated="2" table:style-name="ce192"/>
          <table:table-cell table:number-columns-repeated="16369" table:style-name="ce191"/>
        </table:table-row>
        <table:table-row table:style-name="ro6">
          <table:table-cell/>
          <table:table-cell office:value-type="string" table:style-name="ce322">
            <text:p>Alentejo</text:p>
          </table:table-cell>
          <table:table-cell office:value-type="float" office:value="15139" table:style-name="ce319">
            <text:p>15 139</text:p>
          </table:table-cell>
          <table:table-cell office:value-type="float" office:value="15234" table:style-name="ce317">
            <text:p>15 234</text:p>
          </table:table-cell>
          <table:table-cell office:value-type="float" office:value="17226" table:style-name="ce317">
            <text:p>17 226</text:p>
          </table:table-cell>
          <table:table-cell office:value-type="float" office:value="-95" table:style-name="ce317">
            <text:p>- 95</text:p>
          </table:table-cell>
          <table:table-cell office:value-type="float" office:value="-0.62360509386897722" table:style-name="ce318">
            <text:p>-0,6</text:p>
          </table:table-cell>
          <table:table-cell office:value-type="float" office:value="-2087" table:style-name="ce317">
            <text:p>-2 087</text:p>
          </table:table-cell>
          <table:table-cell office:value-type="float" office:value="-12.11540694299315" table:style-name="ce318">
            <text:p>-12,1</text:p>
          </table:table-cell>
          <table:table-cell office:value-type="float" office:value="-13.157095260452889" table:style-name="ce321">
            <text:p>-13,2</text:p>
          </table:table-cell>
          <table:table-cell table:number-columns-repeated="2" table:style-name="ce192"/>
          <table:table-cell table:style-name="ce340"/>
          <table:table-cell table:number-columns-repeated="2" table:style-name="ce192"/>
          <table:table-cell table:number-columns-repeated="16369" table:style-name="ce191"/>
        </table:table-row>
        <table:table-row table:style-name="ro6">
          <table:table-cell/>
          <table:table-cell office:value-type="string" table:style-name="ce322">
            <text:p><text:s/>Algarve</text:p>
          </table:table-cell>
          <table:table-cell office:value-type="float" office:value="22278" table:style-name="ce319">
            <text:p>22 278</text:p>
          </table:table-cell>
          <table:table-cell office:value-type="float" office:value="17331" table:style-name="ce317">
            <text:p>17 331</text:p>
          </table:table-cell>
          <table:table-cell office:value-type="float" office:value="29082" table:style-name="ce317">
            <text:p>29 082</text:p>
          </table:table-cell>
          <table:table-cell office:value-type="float" office:value="4947" table:style-name="ce317">
            <text:p>4 947</text:p>
          </table:table-cell>
          <table:table-cell office:value-type="float" office:value="28.544227107495239" table:style-name="ce318">
            <text:p>28,5</text:p>
          </table:table-cell>
          <table:table-cell office:value-type="float" office:value="-6804" table:style-name="ce317">
            <text:p>-6 804</text:p>
          </table:table-cell>
          <table:table-cell office:value-type="float" office:value="-23.395914998968433" table:style-name="ce318">
            <text:p>-23,4</text:p>
          </table:table-cell>
          <table:table-cell office:value-type="float" office:value="-13.157095260452889" table:style-name="ce321">
            <text:p>-13,2</text:p>
          </table:table-cell>
          <table:table-cell table:number-columns-repeated="2" table:style-name="ce192"/>
          <table:table-cell table:style-name="ce340"/>
          <table:table-cell table:number-columns-repeated="2" table:style-name="ce192"/>
          <table:table-cell table:number-columns-repeated="16369" table:style-name="ce191"/>
        </table:table-row>
        <table:table-row table:style-name="ro6">
          <table:table-cell/>
          <table:table-cell office:value-type="string" table:style-name="ce322">
            <text:p>Açores</text:p>
          </table:table-cell>
          <table:table-cell office:value-type="float" office:value="6295" table:style-name="ce319">
            <text:p>6 295</text:p>
          </table:table-cell>
          <table:table-cell office:value-type="float" office:value="6253" table:style-name="ce317">
            <text:p>6 253</text:p>
          </table:table-cell>
          <table:table-cell office:value-type="float" office:value="6962" table:style-name="ce317">
            <text:p>6 962</text:p>
          </table:table-cell>
          <table:table-cell office:value-type="float" office:value="42" table:style-name="ce317">
            <text:p><text:s/>42</text:p>
          </table:table-cell>
          <table:table-cell office:value-type="float" office:value="0.67167759475451783" table:style-name="ce318">
            <text:p>0,7</text:p>
          </table:table-cell>
          <table:table-cell office:value-type="float" office:value="-667" table:style-name="ce317">
            <text:p>- 667</text:p>
          </table:table-cell>
          <table:table-cell office:value-type="float" office:value="-9.5805802930192474" table:style-name="ce318">
            <text:p>-9,6</text:p>
          </table:table-cell>
          <table:table-cell office:value-type="float" office:value="-13.157095260452889" table:style-name="ce321">
            <text:p>-13,2</text:p>
          </table:table-cell>
          <table:table-cell table:number-columns-repeated="2" table:style-name="ce192"/>
          <table:table-cell table:style-name="ce340"/>
          <table:table-cell table:number-columns-repeated="2" table:style-name="ce192"/>
          <table:table-cell table:number-columns-repeated="16369" table:style-name="ce191"/>
        </table:table-row>
        <table:table-row table:style-name="ro6">
          <table:table-cell/>
          <table:table-cell office:value-type="string" table:style-name="ce323">
            <text:p>Madeira</text:p>
          </table:table-cell>
          <table:table-cell office:value-type="float" office:value="15031" table:style-name="ce324">
            <text:p>15 031</text:p>
          </table:table-cell>
          <table:table-cell office:value-type="float" office:value="15669" table:style-name="ce325">
            <text:p>15 669</text:p>
          </table:table-cell>
          <table:table-cell office:value-type="float" office:value="19749" table:style-name="ce325">
            <text:p>19 749</text:p>
          </table:table-cell>
          <table:table-cell office:value-type="float" office:value="-638" table:style-name="ce325">
            <text:p>- 638</text:p>
          </table:table-cell>
          <table:table-cell office:value-type="float" office:value="-4.0717339970642668" table:style-name="ce326">
            <text:p>-4,1</text:p>
          </table:table-cell>
          <table:table-cell office:value-type="float" office:value="-4718" table:style-name="ce325">
            <text:p>-4 718</text:p>
          </table:table-cell>
          <table:table-cell office:value-type="float" office:value="-23.889817205934477" table:style-name="ce326">
            <text:p>-23,9</text:p>
          </table:table-cell>
          <table:table-cell office:value-type="float" office:value="-13.157095260452889" table:style-name="ce321">
            <text:p>-13,2</text:p>
          </table:table-cell>
          <table:table-cell table:number-columns-repeated="2" table:style-name="ce192"/>
          <table:table-cell table:style-name="ce340"/>
          <table:table-cell table:number-columns-repeated="2" table:style-name="ce192"/>
          <table:table-cell table:number-columns-repeated="16369" table:style-name="ce191"/>
        </table:table-row>
        <table:table-row table:style-name="ro6">
          <table:table-cell/>
          <table:table-cell table:number-columns-repeated="5" table:style-name="ce196"/>
          <table:table-cell table:style-name="ce191"/>
          <table:table-cell table:number-columns-repeated="2" table:style-name="ce192"/>
          <table:table-cell table:style-name="ce193"/>
          <table:table-cell table:style-name="ce206"/>
          <table:table-cell table:style-name="ce223"/>
          <table:table-cell table:style-name="ce340"/>
          <table:table-cell table:style-name="ce222"/>
          <table:table-cell table:style-name="ce206"/>
          <table:table-cell table:number-columns-repeated="16369" table:style-name="ce191"/>
        </table:table-row>
        <table:table-row table:number-rows-repeated="2" table:style-name="ro6">
          <table:table-cell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4" table:style-name="ce192"/>
          <table:table-cell table:style-name="ce206"/>
          <table:table-cell table:number-columns-repeated="16369" table:style-name="ce191"/>
        </table:table-row>
        <table:table-row table:style-name="ro6">
          <table:table-cell/>
          <table:table-cell table:number-columns-repeated="6" table:style-name="ce191"/>
          <table:table-cell table:number-columns-repeated="2" table:style-name="ce192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style-name="ce206"/>
          <table:table-cell table:number-columns-repeated="16369" table:style-name="ce191"/>
        </table:table-row>
        <table:table-row table:number-rows-repeated="2" table:style-name="ro6">
          <table:table-cell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4" table:style-name="ce192"/>
          <table:table-cell table:style-name="ce206"/>
          <table:table-cell table:number-columns-repeated="16369" table:style-name="ce191"/>
        </table:table-row>
        <table:table-row table:style-name="ro6">
          <table:table-cell/>
          <table:table-cell table:number-columns-repeated="6" table:style-name="ce191"/>
          <table:table-cell table:number-columns-repeated="2" table:style-name="ce192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number-columns-repeated="2" table:style-name="ce192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6" table:style-name="ce192"/>
          <table:table-cell table:number-columns-repeated="16368"/>
        </table:table-row>
        <table:table-row table:style-name="ro6">
          <table:table-cell/>
          <table:table-cell table:number-columns-repeated="6" table:style-name="ce191"/>
          <table:table-cell table:number-columns-repeated="2" table:style-name="ce192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number-columns-repeated="2" table:style-name="ce192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191"/>
          <table:table-cell table:number-columns-repeated="2" table:style-name="ce192"/>
          <table:table-cell table:style-name="ce193"/>
          <table:table-cell table:number-columns-repeated="6" table:style-name="ce192"/>
          <table:table-cell table:number-columns-repeated="16368"/>
        </table:table-row>
        <table:table-row table:style-name="ro6">
          <table:table-cell/>
          <table:table-cell table:number-columns-repeated="6" table:style-name="ce191"/>
          <table:table-cell table:number-columns-repeated="2" table:style-name="ce192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number-columns-repeated="2" table:style-name="ce192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191"/>
          <table:table-cell table:number-columns-repeated="2" table:style-name="ce192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191"/>
          <table:table-cell table:number-columns-repeated="2" table:style-name="ce192"/>
          <table:table-cell table:number-columns-repeated="2" table:style-name="ce206"/>
          <table:table-cell table:style-name="ce223"/>
          <table:table-cell table:style-name="ce224"/>
          <table:table-cell table:style-name="ce222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191">
            <text:p><text:s text:c="4"/>(1) - Mês homólogo do ano anterior</text:p>
          </table:table-cell>
          <table:table-cell table:number-columns-repeated="5" table:style-name="ce191"/>
          <table:table-cell table:number-columns-repeated="2" table:style-name="ce192"/>
          <table:table-cell table:style-name="ce193"/>
          <table:table-cell table:number-columns-repeated="5" table:style-name="ce192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12" table:default-cell-style-name="ce1"/>
        <table:table-column table:style-name="co15" table:default-cell-style-name="ce1"/>
        <table:table-column table:style-name="co20" table:number-columns-repeated="16363" table:default-cell-style-name="ce1"/>
        <table:table-row table:style-name="ro12">
          <table:table-cell table:style-name="ce345"/>
          <table:table-cell table:number-columns-repeated="16383" table:style-name="ce345"/>
        </table:table-row>
        <table:table-row table:style-name="ro12">
          <table:table-cell table:style-name="ce345"/>
          <table:table-cell office:value-type="string" table:style-name="ce351">
            <text:p>CPP</text:p>
          </table:table-cell>
          <table:table-cell office:value-type="string" table:style-name="ce347">
            <text:p>202111</text:p>
          </table:table-cell>
          <table:table-cell office:value-type="string" table:style-name="ce347">
            <text:p>202110</text:p>
          </table:table-cell>
          <table:table-cell office:value-type="string" table:style-name="ce347">
            <text:p>202011</text:p>
          </table:table-cell>
          <table:table-cell table:number-columns-repeated="4" table:style-name="ce345"/>
          <table:table-cell office:value-type="string" table:style-name="ce351">
            <text:p>CPP</text:p>
          </table:table-cell>
          <table:table-cell office:value-type="string" table:style-name="ce347">
            <text:p>202111</text:p>
          </table:table-cell>
          <table:table-cell office:value-type="string" table:style-name="ce347">
            <text:p>202110</text:p>
          </table:table-cell>
          <table:table-cell office:value-type="string" table:style-name="ce347">
            <text:p>202011</text:p>
          </table:table-cell>
          <table:table-cell table:style-name="ce345"/>
          <table:table-cell office:value-type="string" table:style-name="ce351">
            <text:p>CPP</text:p>
          </table:table-cell>
          <table:table-cell office:value-type="string" table:style-name="ce347">
            <text:p>202111</text:p>
          </table:table-cell>
          <table:table-cell office:value-type="string" table:style-name="ce347">
            <text:p>202110</text:p>
          </table:table-cell>
          <table:table-cell office:value-type="string" table:style-name="ce347">
            <text:p>202011</text:p>
          </table:table-cell>
          <table:table-cell table:number-columns-repeated="16366" table:style-name="ce345"/>
        </table:table-row>
        <table:table-row table:style-name="ro12">
          <table:table-cell table:style-name="ce345"/>
          <table:table-cell office:value-type="string" table:style-name="ce352">
            <text:p>Desemprego no Fim</text:p>
          </table:table-cell>
          <table:table-cell office:value-type="float" office:value="324558" table:style-name="ce353">
            <text:p>324558</text:p>
          </table:table-cell>
          <table:table-cell office:value-type="float" office:value="329745" table:style-name="ce353">
            <text:p>329745</text:p>
          </table:table-cell>
          <table:table-cell office:value-type="float" office:value="371576" table:style-name="ce353">
            <text:p>371576</text:p>
          </table:table-cell>
          <table:table-cell table:style-name="ce345"/>
          <table:table-cell office:value-type="string" table:style-name="ce352">
            <text:p>Desemprego no Fim</text:p>
          </table:table-cell>
          <table:table-cell office:value-type="string" table:style-name="ce346">
            <text:p>var hom %</text:p>
          </table:table-cell>
          <table:table-cell table:style-name="ce345"/>
          <table:table-cell office:value-type="string" table:style-name="ce352">
            <text:p>Ofertas recebidas</text:p>
          </table:table-cell>
          <table:table-cell office:value-type="float" office:value="11133" table:style-name="ce350">
            <text:p>11133</text:p>
          </table:table-cell>
          <table:table-cell office:value-type="float" office:value="12431" table:style-name="ce350">
            <text:p>12431</text:p>
          </table:table-cell>
          <table:table-cell office:value-type="float" office:value="8167" table:style-name="ce350">
            <text:p>8167</text:p>
          </table:table-cell>
          <table:table-cell table:style-name="ce345"/>
          <table:table-cell office:value-type="string" table:style-name="ce352">
            <text:p>Colocações efetuadas</text:p>
          </table:table-cell>
          <table:table-cell office:value-type="float" office:value="7253" table:style-name="ce353">
            <text:p>7253</text:p>
          </table:table-cell>
          <table:table-cell office:value-type="float" office:value="7617" table:style-name="ce353">
            <text:p>7617</text:p>
          </table:table-cell>
          <table:table-cell office:value-type="float" office:value="6184" table:style-name="ce353">
            <text:p>6184</text:p>
          </table:table-cell>
          <table:table-cell table:style-name="ce345"/>
          <table:table-cell office:value-type="string" table:style-name="ce352">
            <text:p>Colocações efetuadas</text:p>
          </table:table-cell>
          <table:table-cell office:value-type="string" table:style-name="ce346">
            <text:p>var hom val abs</text:p>
          </table:table-cell>
          <table:table-cell table:number-columns-repeated="16363" table:style-name="ce345"/>
        </table:table-row>
        <table:table-row table:style-name="ro12">
          <table:table-cell table:style-name="ce345"/>
          <table:table-cell office:value-type="string" table:style-name="ce354">
            <text:p>1- Repres. poder legisla., órgãos exec., dirig., dir. e gestores execu.</text:p>
          </table:table-cell>
          <table:table-cell office:value-type="float" office:value="8468" table:style-name="ce355">
            <text:p>8468</text:p>
          </table:table-cell>
          <table:table-cell office:value-type="float" office:value="8632" table:style-name="ce355">
            <text:p>8632</text:p>
          </table:table-cell>
          <table:table-cell office:value-type="float" office:value="9022" table:style-name="ce355">
            <text:p>9022</text:p>
          </table:table-cell>
          <table:table-cell table:style-name="ce345"/>
          <table:table-cell office:value-type="string" table:style-name="ce354">
            <text:p>7- Trabalhadores qualificados da indústria, construção e artífices</text:p>
          </table:table-cell>
          <table:table-cell office:value-type="float" office:value="-16.639477977161501" table:style-name="ce356">
            <text:p>-16,6</text:p>
          </table:table-cell>
          <table:table-cell table:style-name="ce345"/>
          <table:table-cell office:value-type="string" table:style-name="ce354">
            <text:p>1- Repres. poder legisla., órgãos exec., dirig., dir. e gestores execu.</text:p>
          </table:table-cell>
          <table:table-cell office:value-type="float" office:value="88" table:style-name="ce349">
            <text:p>88</text:p>
          </table:table-cell>
          <table:table-cell office:value-type="float" office:value="95" table:style-name="ce349">
            <text:p>95</text:p>
          </table:table-cell>
          <table:table-cell office:value-type="float" office:value="61" table:style-name="ce349">
            <text:p>61</text:p>
          </table:table-cell>
          <table:table-cell table:style-name="ce345"/>
          <table:table-cell office:value-type="string" table:style-name="ce357">
            <text:p>1- Repres. poder legisla., órgãos exec., dirig., dir. e gestores execu.</text:p>
          </table:table-cell>
          <table:table-cell office:value-type="float" office:value="49" table:style-name="ce355">
            <text:p>49</text:p>
          </table:table-cell>
          <table:table-cell office:value-type="float" office:value="54" table:style-name="ce355">
            <text:p>54</text:p>
          </table:table-cell>
          <table:table-cell office:value-type="float" office:value="37" table:style-name="ce355">
            <text:p>37</text:p>
          </table:table-cell>
          <table:table-cell table:style-name="ce345"/>
          <table:table-cell office:value-type="string" table:style-name="ce348">
            <text:p>9- Trabalhadores não qualificados</text:p>
          </table:table-cell>
          <table:table-cell office:value-type="float" office:value="-3" table:style-name="ce358">
            <text:p>-3</text:p>
          </table:table-cell>
          <table:table-cell table:number-columns-repeated="16363" table:style-name="ce345"/>
        </table:table-row>
        <table:table-row table:style-name="ro12">
          <table:table-cell table:style-name="ce345"/>
          <table:table-cell office:value-type="string" table:style-name="ce354">
            <text:p>2- Especialistas das atividades intelectuais e científicas</text:p>
          </table:table-cell>
          <table:table-cell office:value-type="float" office:value="36272" table:style-name="ce359">
            <text:p>36272</text:p>
          </table:table-cell>
          <table:table-cell office:value-type="float" office:value="38513" table:style-name="ce359">
            <text:p>38513</text:p>
          </table:table-cell>
          <table:table-cell office:value-type="float" office:value="39908" table:style-name="ce359">
            <text:p>39908</text:p>
          </table:table-cell>
          <table:table-cell table:style-name="ce345"/>
          <table:table-cell office:value-type="string" table:style-name="ce354">
            <text:p>5- Trab. serviços pessoais, de proteção e segurança e vendedores</text:p>
          </table:table-cell>
          <table:table-cell office:value-type="float" office:value="-16.4387031408308" table:style-name="ce356">
            <text:p>-16,4</text:p>
          </table:table-cell>
          <table:table-cell table:style-name="ce345"/>
          <table:table-cell office:value-type="string" table:style-name="ce354">
            <text:p>2- Especialistas das atividades intelectuais e científicas</text:p>
          </table:table-cell>
          <table:table-cell office:value-type="float" office:value="943" table:style-name="ce360">
            <text:p>943</text:p>
          </table:table-cell>
          <table:table-cell office:value-type="float" office:value="1169" table:style-name="ce360">
            <text:p>1169</text:p>
          </table:table-cell>
          <table:table-cell office:value-type="float" office:value="672" table:style-name="ce360">
            <text:p>672</text:p>
          </table:table-cell>
          <table:table-cell table:style-name="ce345"/>
          <table:table-cell office:value-type="string" table:style-name="ce357">
            <text:p>2- Especialistas das atividades intelectuais e científicas</text:p>
          </table:table-cell>
          <table:table-cell office:value-type="float" office:value="728" table:style-name="ce359">
            <text:p>728</text:p>
          </table:table-cell>
          <table:table-cell office:value-type="float" office:value="833" table:style-name="ce359">
            <text:p>833</text:p>
          </table:table-cell>
          <table:table-cell office:value-type="float" office:value="508" table:style-name="ce359">
            <text:p>508</text:p>
          </table:table-cell>
          <table:table-cell table:style-name="ce345"/>
          <table:table-cell office:value-type="string" table:style-name="ce348">
            <text:p>1- Repres. poder legisla., órgãos exec., dirig., dir. e gestores execu.</text:p>
          </table:table-cell>
          <table:table-cell office:value-type="float" office:value="12" table:style-name="ce358">
            <text:p>12</text:p>
          </table:table-cell>
          <table:table-cell table:number-columns-repeated="16363" table:style-name="ce345"/>
        </table:table-row>
        <table:table-row table:style-name="ro12">
          <table:table-cell table:style-name="ce345"/>
          <table:table-cell office:value-type="string" table:style-name="ce354">
            <text:p>3- Técnicos e profissões de nível intermédio</text:p>
          </table:table-cell>
          <table:table-cell office:value-type="float" office:value="31107" table:style-name="ce355">
            <text:p>31107</text:p>
          </table:table-cell>
          <table:table-cell office:value-type="float" office:value="32043" table:style-name="ce355">
            <text:p>32043</text:p>
          </table:table-cell>
          <table:table-cell office:value-type="float" office:value="33917" table:style-name="ce355">
            <text:p>33917</text:p>
          </table:table-cell>
          <table:table-cell table:style-name="ce345"/>
          <table:table-cell office:value-type="string" table:style-name="ce354">
            <text:p>8- Operadores de instalações e máquinas e trab. da montagem</text:p>
          </table:table-cell>
          <table:table-cell office:value-type="float" office:value="-16.3911174150082" table:style-name="ce356">
            <text:p>-16,4</text:p>
          </table:table-cell>
          <table:table-cell table:style-name="ce345"/>
          <table:table-cell office:value-type="string" table:style-name="ce354">
            <text:p>3- Técnicos e profissões de nível intermédio</text:p>
          </table:table-cell>
          <table:table-cell office:value-type="float" office:value="826" table:style-name="ce349">
            <text:p>826</text:p>
          </table:table-cell>
          <table:table-cell office:value-type="float" office:value="1062" table:style-name="ce349">
            <text:p>1062</text:p>
          </table:table-cell>
          <table:table-cell office:value-type="float" office:value="715" table:style-name="ce349">
            <text:p>715</text:p>
          </table:table-cell>
          <table:table-cell table:style-name="ce345"/>
          <table:table-cell office:value-type="string" table:style-name="ce357">
            <text:p>3- Técnicos e profissões de nível intermédio</text:p>
          </table:table-cell>
          <table:table-cell office:value-type="float" office:value="578" table:style-name="ce355">
            <text:p>578</text:p>
          </table:table-cell>
          <table:table-cell office:value-type="float" office:value="620" table:style-name="ce355">
            <text:p>620</text:p>
          </table:table-cell>
          <table:table-cell office:value-type="float" office:value="455" table:style-name="ce355">
            <text:p>455</text:p>
          </table:table-cell>
          <table:table-cell table:style-name="ce345"/>
          <table:table-cell office:value-type="string" table:style-name="ce348">
            <text:p>6- Agricultores e trab. qualificados da agric., <text:s/>pesca e floresta</text:p>
          </table:table-cell>
          <table:table-cell office:value-type="float" office:value="14" table:style-name="ce358">
            <text:p>14</text:p>
          </table:table-cell>
          <table:table-cell table:number-columns-repeated="16363" table:style-name="ce345"/>
        </table:table-row>
        <table:table-row table:style-name="ro12">
          <table:table-cell table:style-name="ce345"/>
          <table:table-cell office:value-type="string" table:style-name="ce354">
            <text:p>4- Pessoal administrativo</text:p>
          </table:table-cell>
          <table:table-cell office:value-type="float" office:value="38349" table:style-name="ce359">
            <text:p>38349</text:p>
          </table:table-cell>
          <table:table-cell office:value-type="float" office:value="39395" table:style-name="ce359">
            <text:p>39395</text:p>
          </table:table-cell>
          <table:table-cell office:value-type="float" office:value="43109" table:style-name="ce359">
            <text:p>43109</text:p>
          </table:table-cell>
          <table:table-cell table:style-name="ce345"/>
          <table:table-cell office:value-type="string" table:style-name="ce354">
            <text:p>9- Trabalhadores não qualificados</text:p>
          </table:table-cell>
          <table:table-cell office:value-type="float" office:value="-11.7933723196881" table:style-name="ce356">
            <text:p>-11,8</text:p>
          </table:table-cell>
          <table:table-cell table:style-name="ce345"/>
          <table:table-cell office:value-type="string" table:style-name="ce354">
            <text:p>4- Pessoal administrativo</text:p>
          </table:table-cell>
          <table:table-cell office:value-type="float" office:value="991" table:style-name="ce360">
            <text:p>991</text:p>
          </table:table-cell>
          <table:table-cell office:value-type="float" office:value="1207" table:style-name="ce360">
            <text:p>1207</text:p>
          </table:table-cell>
          <table:table-cell office:value-type="float" office:value="840" table:style-name="ce360">
            <text:p>840</text:p>
          </table:table-cell>
          <table:table-cell table:style-name="ce345"/>
          <table:table-cell office:value-type="string" table:style-name="ce357">
            <text:p>4- Pessoal administrativo</text:p>
          </table:table-cell>
          <table:table-cell office:value-type="float" office:value="783" table:style-name="ce359">
            <text:p>783</text:p>
          </table:table-cell>
          <table:table-cell office:value-type="float" office:value="798" table:style-name="ce359">
            <text:p>798</text:p>
          </table:table-cell>
          <table:table-cell office:value-type="float" office:value="716" table:style-name="ce359">
            <text:p>716</text:p>
          </table:table-cell>
          <table:table-cell table:style-name="ce345"/>
          <table:table-cell office:value-type="string" table:style-name="ce348">
            <text:p>8- Operadores de instalações e máquinas e trab. da montagem</text:p>
          </table:table-cell>
          <table:table-cell office:value-type="float" office:value="49" table:style-name="ce358">
            <text:p>49</text:p>
          </table:table-cell>
          <table:table-cell table:number-columns-repeated="16363" table:style-name="ce345"/>
        </table:table-row>
        <table:table-row table:style-name="ro12">
          <table:table-cell table:style-name="ce345"/>
          <table:table-cell office:value-type="string" table:style-name="ce354">
            <text:p>5- Trab. serviços pessoais, de proteção e segurança e vendedores</text:p>
          </table:table-cell>
          <table:table-cell office:value-type="float" office:value="69279" table:style-name="ce355">
            <text:p>69279</text:p>
          </table:table-cell>
          <table:table-cell office:value-type="float" office:value="70164" table:style-name="ce355">
            <text:p>70164</text:p>
          </table:table-cell>
          <table:table-cell office:value-type="float" office:value="82908" table:style-name="ce355">
            <text:p>82908</text:p>
          </table:table-cell>
          <table:table-cell table:style-name="ce345"/>
          <table:table-cell office:value-type="string" table:style-name="ce354">
            <text:p>4- Pessoal administrativo</text:p>
          </table:table-cell>
          <table:table-cell office:value-type="float" office:value="-11.0417778190169" table:style-name="ce356">
            <text:p>-11,0</text:p>
          </table:table-cell>
          <table:table-cell table:style-name="ce345"/>
          <table:table-cell office:value-type="string" table:style-name="ce354">
            <text:p>5- Trab. serviços pessoais, de proteção e segurança e vendedores</text:p>
          </table:table-cell>
          <table:table-cell office:value-type="float" office:value="2519" table:style-name="ce349">
            <text:p>2519</text:p>
          </table:table-cell>
          <table:table-cell office:value-type="float" office:value="2654" table:style-name="ce349">
            <text:p>2654</text:p>
          </table:table-cell>
          <table:table-cell office:value-type="float" office:value="1271" table:style-name="ce349">
            <text:p>1271</text:p>
          </table:table-cell>
          <table:table-cell table:style-name="ce345"/>
          <table:table-cell office:value-type="string" table:style-name="ce357">
            <text:p>5- Trab. serviços pessoais, de proteção e segurança e vendedores</text:p>
          </table:table-cell>
          <table:table-cell office:value-type="float" office:value="1573" table:style-name="ce355">
            <text:p>1573</text:p>
          </table:table-cell>
          <table:table-cell office:value-type="float" office:value="1514" table:style-name="ce355">
            <text:p>1514</text:p>
          </table:table-cell>
          <table:table-cell office:value-type="float" office:value="1053" table:style-name="ce355">
            <text:p>1053</text:p>
          </table:table-cell>
          <table:table-cell table:style-name="ce345"/>
          <table:table-cell office:value-type="string" table:style-name="ce348">
            <text:p>7- Trabalhadores qualificados da indústria, construção e artífices</text:p>
          </table:table-cell>
          <table:table-cell office:value-type="float" office:value="64" table:style-name="ce358">
            <text:p>64</text:p>
          </table:table-cell>
          <table:table-cell table:number-columns-repeated="16363" table:style-name="ce345"/>
        </table:table-row>
        <table:table-row table:style-name="ro12">
          <table:table-cell table:style-name="ce345"/>
          <table:table-cell office:value-type="string" table:style-name="ce354">
            <text:p>6- Agricultores e trab. qualificados da agric., <text:s/>pesca e floresta</text:p>
          </table:table-cell>
          <table:table-cell office:value-type="float" office:value="9436" table:style-name="ce359">
            <text:p>9436</text:p>
          </table:table-cell>
          <table:table-cell office:value-type="float" office:value="9180" table:style-name="ce359">
            <text:p>9180</text:p>
          </table:table-cell>
          <table:table-cell office:value-type="float" office:value="10244" table:style-name="ce359">
            <text:p>10244</text:p>
          </table:table-cell>
          <table:table-cell table:style-name="ce345"/>
          <table:table-cell office:value-type="string" table:style-name="ce354">
            <text:p>2- Especialistas das atividades intelectuais e científicas</text:p>
          </table:table-cell>
          <table:table-cell office:value-type="float" office:value="-9.1109551969529896" table:style-name="ce356">
            <text:p>-9,1</text:p>
          </table:table-cell>
          <table:table-cell table:style-name="ce345"/>
          <table:table-cell office:value-type="string" table:style-name="ce354">
            <text:p>6- Agricultores e trab. qualificados da agric., <text:s/>pesca e floresta</text:p>
          </table:table-cell>
          <table:table-cell office:value-type="float" office:value="259" table:style-name="ce360">
            <text:p>259</text:p>
          </table:table-cell>
          <table:table-cell office:value-type="float" office:value="171" table:style-name="ce360">
            <text:p>171</text:p>
          </table:table-cell>
          <table:table-cell office:value-type="float" office:value="213" table:style-name="ce360">
            <text:p>213</text:p>
          </table:table-cell>
          <table:table-cell table:style-name="ce345"/>
          <table:table-cell office:value-type="string" table:style-name="ce357">
            <text:p>6- Agricultores e trab. qualificados da agric., <text:s/>pesca e floresta</text:p>
          </table:table-cell>
          <table:table-cell office:value-type="float" office:value="167" table:style-name="ce359">
            <text:p>167</text:p>
          </table:table-cell>
          <table:table-cell office:value-type="float" office:value="99" table:style-name="ce359">
            <text:p>99</text:p>
          </table:table-cell>
          <table:table-cell office:value-type="float" office:value="153" table:style-name="ce359">
            <text:p>153</text:p>
          </table:table-cell>
          <table:table-cell table:style-name="ce345"/>
          <table:table-cell office:value-type="string" table:style-name="ce348">
            <text:p>4- Pessoal administrativo</text:p>
          </table:table-cell>
          <table:table-cell office:value-type="float" office:value="67" table:style-name="ce358">
            <text:p>67</text:p>
          </table:table-cell>
          <table:table-cell table:number-columns-repeated="16363" table:style-name="ce345"/>
        </table:table-row>
        <table:table-row table:style-name="ro12">
          <table:table-cell table:style-name="ce345"/>
          <table:table-cell office:value-type="string" table:style-name="ce354">
            <text:p>7- Trabalhadores qualificados da indústria, construção e artífices</text:p>
          </table:table-cell>
          <table:table-cell office:value-type="float" office:value="31171" table:style-name="ce355">
            <text:p>31171</text:p>
          </table:table-cell>
          <table:table-cell office:value-type="float" office:value="31917" table:style-name="ce355">
            <text:p>31917</text:p>
          </table:table-cell>
          <table:table-cell office:value-type="float" office:value="37393" table:style-name="ce355">
            <text:p>37393</text:p>
          </table:table-cell>
          <table:table-cell table:style-name="ce345"/>
          <table:table-cell office:value-type="string" table:style-name="ce354">
            <text:p>3- Técnicos e profissões de nível intermédio</text:p>
          </table:table-cell>
          <table:table-cell office:value-type="float" office:value="-8.2849308606303609" table:style-name="ce356">
            <text:p>-8,3</text:p>
          </table:table-cell>
          <table:table-cell table:style-name="ce345"/>
          <table:table-cell office:value-type="string" table:style-name="ce354">
            <text:p>7- Trabalhadores qualificados da indústria, construção e artífices</text:p>
          </table:table-cell>
          <table:table-cell office:value-type="float" office:value="1977" table:style-name="ce349">
            <text:p>1977</text:p>
          </table:table-cell>
          <table:table-cell office:value-type="float" office:value="1833" table:style-name="ce349">
            <text:p>1833</text:p>
          </table:table-cell>
          <table:table-cell office:value-type="float" office:value="1399" table:style-name="ce349">
            <text:p>1399</text:p>
          </table:table-cell>
          <table:table-cell table:style-name="ce345"/>
          <table:table-cell office:value-type="string" table:style-name="ce357">
            <text:p>7- Trabalhadores qualificados da indústria, construção e artífices</text:p>
          </table:table-cell>
          <table:table-cell office:value-type="float" office:value="913" table:style-name="ce355">
            <text:p>913</text:p>
          </table:table-cell>
          <table:table-cell office:value-type="float" office:value="847" table:style-name="ce355">
            <text:p>847</text:p>
          </table:table-cell>
          <table:table-cell office:value-type="float" office:value="849" table:style-name="ce355">
            <text:p>849</text:p>
          </table:table-cell>
          <table:table-cell table:style-name="ce345"/>
          <table:table-cell office:value-type="string" table:style-name="ce348">
            <text:p>3- Técnicos e profissões de nível intermédio</text:p>
          </table:table-cell>
          <table:table-cell office:value-type="float" office:value="123" table:style-name="ce358">
            <text:p>123</text:p>
          </table:table-cell>
          <table:table-cell table:number-columns-repeated="16363" table:style-name="ce345"/>
        </table:table-row>
        <table:table-row table:style-name="ro12">
          <table:table-cell table:style-name="ce345"/>
          <table:table-cell office:value-type="string" table:style-name="ce354">
            <text:p>8- Operadores de instalações e máquinas e trab. da montagem</text:p>
          </table:table-cell>
          <table:table-cell office:value-type="float" office:value="18863" table:style-name="ce359">
            <text:p>18863</text:p>
          </table:table-cell>
          <table:table-cell office:value-type="float" office:value="19167" table:style-name="ce359">
            <text:p>19167</text:p>
          </table:table-cell>
          <table:table-cell office:value-type="float" office:value="22561" table:style-name="ce359">
            <text:p>22561</text:p>
          </table:table-cell>
          <table:table-cell table:style-name="ce345"/>
          <table:table-cell office:value-type="string" table:style-name="ce354">
            <text:p>6- Agricultores e trab. qualificados da agric., <text:s/>pesca e floresta</text:p>
          </table:table-cell>
          <table:table-cell office:value-type="float" office:value="-7.8875439281530699" table:style-name="ce356">
            <text:p>-7,9</text:p>
          </table:table-cell>
          <table:table-cell table:style-name="ce345"/>
          <table:table-cell office:value-type="string" table:style-name="ce354">
            <text:p>8- Operadores de instalações e máquinas e trab. da montagem</text:p>
          </table:table-cell>
          <table:table-cell office:value-type="float" office:value="1095" table:style-name="ce360">
            <text:p>1095</text:p>
          </table:table-cell>
          <table:table-cell office:value-type="float" office:value="1286" table:style-name="ce360">
            <text:p>1286</text:p>
          </table:table-cell>
          <table:table-cell office:value-type="float" office:value="781" table:style-name="ce360">
            <text:p>781</text:p>
          </table:table-cell>
          <table:table-cell table:style-name="ce345"/>
          <table:table-cell office:value-type="string" table:style-name="ce357">
            <text:p>8- Operadores de instalações e máquinas e trab. da montagem</text:p>
          </table:table-cell>
          <table:table-cell office:value-type="float" office:value="704" table:style-name="ce359">
            <text:p>704</text:p>
          </table:table-cell>
          <table:table-cell office:value-type="float" office:value="776" table:style-name="ce359">
            <text:p>776</text:p>
          </table:table-cell>
          <table:table-cell office:value-type="float" office:value="655" table:style-name="ce359">
            <text:p>655</text:p>
          </table:table-cell>
          <table:table-cell table:style-name="ce345"/>
          <table:table-cell office:value-type="string" table:style-name="ce348">
            <text:p>2- Especialistas das atividades intelectuais e científicas</text:p>
          </table:table-cell>
          <table:table-cell office:value-type="float" office:value="220" table:style-name="ce358">
            <text:p>220</text:p>
          </table:table-cell>
          <table:table-cell table:number-columns-repeated="16363" table:style-name="ce345"/>
        </table:table-row>
        <table:table-row table:style-name="ro12">
          <table:table-cell table:style-name="ce345"/>
          <table:table-cell office:value-type="string" table:style-name="ce354">
            <text:p>9- Trabalhadores não qualificados</text:p>
          </table:table-cell>
          <table:table-cell office:value-type="float" office:value="81450" table:style-name="ce355">
            <text:p>81450</text:p>
          </table:table-cell>
          <table:table-cell office:value-type="float" office:value="80575" table:style-name="ce355">
            <text:p>80575</text:p>
          </table:table-cell>
          <table:table-cell office:value-type="float" office:value="92340" table:style-name="ce355">
            <text:p>92340</text:p>
          </table:table-cell>
          <table:table-cell table:style-name="ce345"/>
          <table:table-cell office:value-type="string" table:style-name="ce354">
            <text:p>1- Repres. poder legisla., órgãos exec., dirig., dir. e gestores execu.</text:p>
          </table:table-cell>
          <table:table-cell office:value-type="float" office:value="-6.1405453336289098" table:style-name="ce356">
            <text:p>-6,1</text:p>
          </table:table-cell>
          <table:table-cell table:style-name="ce345"/>
          <table:table-cell office:value-type="string" table:style-name="ce354">
            <text:p>9- Trabalhadores não qualificados</text:p>
          </table:table-cell>
          <table:table-cell office:value-type="float" office:value="2427" table:style-name="ce349">
            <text:p>2427</text:p>
          </table:table-cell>
          <table:table-cell office:value-type="float" office:value="2954" table:style-name="ce349">
            <text:p>2954</text:p>
          </table:table-cell>
          <table:table-cell office:value-type="float" office:value="2212" table:style-name="ce349">
            <text:p>2212</text:p>
          </table:table-cell>
          <table:table-cell table:style-name="ce345"/>
          <table:table-cell office:value-type="string" table:style-name="ce357">
            <text:p>9- Trabalhadores não qualificados</text:p>
          </table:table-cell>
          <table:table-cell office:value-type="float" office:value="1752" table:style-name="ce355">
            <text:p>1752</text:p>
          </table:table-cell>
          <table:table-cell office:value-type="float" office:value="2076" table:style-name="ce355">
            <text:p>2076</text:p>
          </table:table-cell>
          <table:table-cell office:value-type="float" office:value="1755" table:style-name="ce355">
            <text:p>1755</text:p>
          </table:table-cell>
          <table:table-cell table:style-name="ce345"/>
          <table:table-cell office:value-type="string" table:style-name="ce348">
            <text:p>5- Trab. serviços pessoais, de proteção e segurança e vendedores</text:p>
          </table:table-cell>
          <table:table-cell office:value-type="float" office:value="520" table:style-name="ce358">
            <text:p>520</text:p>
          </table:table-cell>
          <table:table-cell table:number-columns-repeated="16363" table:style-name="ce345"/>
        </table:table-row>
        <table:table-row table:style-name="ro12">
          <table:table-cell table:style-name="ce345"/>
          <table:table-cell office:value-type="string" table:style-name="ce354">
            <text:p>0- Profissões das Forças Armadas</text:p>
          </table:table-cell>
          <table:table-cell office:value-type="float" office:value="160" table:style-name="ce359">
            <text:p>160</text:p>
          </table:table-cell>
          <table:table-cell office:value-type="float" office:value="157" table:style-name="ce359">
            <text:p>157</text:p>
          </table:table-cell>
          <table:table-cell office:value-type="float" office:value="160" table:style-name="ce359">
            <text:p>160</text:p>
          </table:table-cell>
          <table:table-cell table:number-columns-repeated="4" table:style-name="ce345"/>
          <table:table-cell office:value-type="string" table:style-name="ce354">
            <text:p>0- Profissões das Forças Armadas</text:p>
          </table:table-cell>
          <table:table-cell office:value-type="float" office:value="8" table:style-name="ce360">
            <text:p>8</text:p>
          </table:table-cell>
          <table:table-cell table:style-name="ce360"/>
          <table:table-cell office:value-type="float" office:value="3" table:style-name="ce360">
            <text:p>3</text:p>
          </table:table-cell>
          <table:table-cell table:style-name="ce345"/>
          <table:table-cell office:value-type="string" table:style-name="ce357">
            <text:p>0- Profissões das Forças Armadas</text:p>
          </table:table-cell>
          <table:table-cell office:value-type="float" office:value="6" table:style-name="ce359">
            <text:p>6</text:p>
          </table:table-cell>
          <table:table-cell office:value-type="float" office:value="0" table:style-name="ce359">
            <text:p>/</text:p>
          </table:table-cell>
          <table:table-cell office:value-type="float" office:value="3" table:style-name="ce359">
            <text:p>3</text:p>
          </table:table-cell>
          <table:table-cell table:number-columns-repeated="16366" table:style-name="ce345"/>
        </table:table-row>
        <table:table-row table:style-name="ro12">
          <table:table-cell table:style-name="ce345"/>
          <table:table-cell table:style-name="ce354"/>
          <table:table-cell office:value-type="float" office:value="3" table:style-name="ce355">
            <text:p>3</text:p>
          </table:table-cell>
          <table:table-cell office:value-type="float" office:value="2" table:style-name="ce355">
            <text:p>2</text:p>
          </table:table-cell>
          <table:table-cell office:value-type="float" office:value="14" table:style-name="ce355">
            <text:p>14</text:p>
          </table:table-cell>
          <table:table-cell table:number-columns-repeated="16379" table:style-name="ce345"/>
        </table:table-row>
        <table:table-row table:number-rows-repeated="2"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3">
        <table:table-column table:style-name="co21" table:default-cell-style-name="ce1"/>
        <table:table-column table:style-name="co22" table:default-cell-style-name="ce1"/>
        <table:table-column table:style-name="co13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3" table:default-cell-style-name="ce1"/>
        <table:table-column table:style-name="co26" table:default-cell-style-name="ce1"/>
        <table:table-column table:style-name="co27" table:default-cell-style-name="ce1"/>
        <table:table-column table:style-name="co13" table:number-columns-repeated="4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3" table:default-cell-style-name="ce1"/>
        <table:table-column table:style-name="co31" table:default-cell-style-name="ce1"/>
        <table:table-column table:style-name="co32" table:default-cell-style-name="ce1"/>
        <table:table-column table:style-name="co13" table:number-columns-repeated="4" table:default-cell-style-name="ce1"/>
        <table:table-column table:style-name="co20" table:number-columns-repeated="16358" table:default-cell-style-name="ce1"/>
        <table:table-row table:style-name="ro14">
          <table:table-cell table:style-name="ce345"/>
          <table:table-cell table:number-columns-repeated="16383" table:style-name="ce345"/>
        </table:table-row>
        <table:table-row table:style-name="ro15">
          <table:table-cell table:style-name="ce345"/>
          <table:table-cell table:style-name="ce361"/>
          <table:table-cell office:value-type="string" table:style-name="ce351">
            <text:p>CAE</text:p>
          </table:table-cell>
          <table:table-cell office:value-type="string" table:style-name="ce347">
            <text:p>202111</text:p>
          </table:table-cell>
          <table:table-cell office:value-type="string" table:style-name="ce347">
            <text:p>202110</text:p>
          </table:table-cell>
          <table:table-cell office:value-type="string" table:style-name="ce347">
            <text:p>202011</text:p>
          </table:table-cell>
          <table:table-cell table:number-columns-repeated="5" table:style-name="ce345"/>
          <table:table-cell table:style-name="ce351"/>
          <table:table-cell office:value-type="string" table:style-name="ce351">
            <text:p>CAE</text:p>
          </table:table-cell>
          <table:table-cell office:value-type="string" table:style-name="ce347">
            <text:p>202111</text:p>
          </table:table-cell>
          <table:table-cell office:value-type="string" table:style-name="ce347">
            <text:p>202110</text:p>
          </table:table-cell>
          <table:table-cell office:value-type="string" table:style-name="ce347">
            <text:p>202011</text:p>
          </table:table-cell>
          <table:table-cell table:number-columns-repeated="5" table:style-name="ce345"/>
          <table:table-cell table:style-name="ce351"/>
          <table:table-cell office:value-type="string" table:style-name="ce351">
            <text:p>CAE</text:p>
          </table:table-cell>
          <table:table-cell office:value-type="string" table:style-name="ce347">
            <text:p>202111</text:p>
          </table:table-cell>
          <table:table-cell office:value-type="string" table:style-name="ce347">
            <text:p>202110</text:p>
          </table:table-cell>
          <table:table-cell office:value-type="string" table:style-name="ce347">
            <text:p>202011</text:p>
          </table:table-cell>
          <table:table-cell table:number-columns-repeated="16358" table:style-name="ce345"/>
        </table:table-row>
        <table:table-row table:style-name="ro16">
          <table:table-cell table:style-name="ce345"/>
          <table:table-cell table:style-name="ce345"/>
          <table:table-cell office:value-type="string" table:style-name="ce352">
            <text:p>Desemprego no Fim</text:p>
          </table:table-cell>
          <table:table-cell office:value-type="float" office:value="293346" table:style-name="ce350">
            <text:p>293346</text:p>
          </table:table-cell>
          <table:table-cell office:value-type="float" office:value="297092" table:style-name="ce350">
            <text:p>297092</text:p>
          </table:table-cell>
          <table:table-cell office:value-type="float" office:value="339138" table:style-name="ce350">
            <text:p>339138</text:p>
          </table:table-cell>
          <table:table-cell table:style-name="ce345"/>
          <table:table-cell table:style-name="ce346"/>
          <table:table-cell office:value-type="string" table:style-name="ce352">
            <text:p>Desemprego no Fim</text:p>
          </table:table-cell>
          <table:table-cell office:value-type="string" table:style-name="ce362">
            <text:p>var hom %</text:p>
          </table:table-cell>
          <table:table-cell table:style-name="ce345"/>
          <table:table-cell table:style-name="ce352"/>
          <table:table-cell office:value-type="string" table:style-name="ce352">
            <text:p>Ofertas recebidas</text:p>
          </table:table-cell>
          <table:table-cell office:value-type="float" office:value="11133" table:style-name="ce350">
            <text:p>11133</text:p>
          </table:table-cell>
          <table:table-cell office:value-type="float" office:value="12431" table:style-name="ce350">
            <text:p>12431</text:p>
          </table:table-cell>
          <table:table-cell office:value-type="float" office:value="8167" table:style-name="ce350">
            <text:p>8167</text:p>
          </table:table-cell>
          <table:table-cell table:style-name="ce345"/>
          <table:table-cell table:style-name="ce346"/>
          <table:table-cell office:value-type="string" table:style-name="ce352">
            <text:p>Ofertas recebidas</text:p>
          </table:table-cell>
          <table:table-cell office:value-type="string" table:style-name="ce362">
            <text:p>var hom val abs</text:p>
          </table:table-cell>
          <table:table-cell table:style-name="ce345"/>
          <table:table-cell table:style-name="ce352"/>
          <table:table-cell office:value-type="string" table:style-name="ce352">
            <text:p>Colocações efetuadas</text:p>
          </table:table-cell>
          <table:table-cell office:value-type="float" office:value="7253" table:style-name="ce350">
            <text:p>7253</text:p>
          </table:table-cell>
          <table:table-cell office:value-type="float" office:value="7617" table:style-name="ce350">
            <text:p>7617</text:p>
          </table:table-cell>
          <table:table-cell office:value-type="float" office:value="6184" table:style-name="ce350">
            <text:p>6184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01</text:p>
          </table:table-cell>
          <table:table-cell office:value-type="string" table:style-name="ce354">
            <text:p>Agricultura, produção animal, caça, floresta e pesca</text:p>
          </table:table-cell>
          <table:table-cell office:value-type="float" office:value="12428" table:style-name="ce349">
            <text:p>12428</text:p>
          </table:table-cell>
          <table:table-cell office:value-type="float" office:value="12261" table:style-name="ce349">
            <text:p>12261</text:p>
          </table:table-cell>
          <table:table-cell office:value-type="float" office:value="14059" table:style-name="ce349">
            <text:p>14059</text:p>
          </table:table-cell>
          <table:table-cell table:style-name="ce345"/>
          <table:table-cell office:value-type="string" table:style-name="ce354">
            <text:p>07</text:p>
          </table:table-cell>
          <table:table-cell office:value-type="string" table:style-name="ce354">
            <text:p>Indústria do couro e dos produtos do couro</text:p>
          </table:table-cell>
          <table:table-cell office:value-type="float" office:value="-28.844044746655001" table:style-name="ce363">
            <text:p>-28,8</text:p>
          </table:table-cell>
          <table:table-cell table:style-name="ce345"/>
          <table:table-cell office:value-type="string" table:style-name="ce354">
            <text:p>01</text:p>
          </table:table-cell>
          <table:table-cell office:value-type="string" table:style-name="ce354">
            <text:p>Agricultura, produção animal, caça, floresta e pesca</text:p>
          </table:table-cell>
          <table:table-cell office:value-type="float" office:value="299" table:style-name="ce349">
            <text:p>299</text:p>
          </table:table-cell>
          <table:table-cell office:value-type="float" office:value="286" table:style-name="ce349">
            <text:p>286</text:p>
          </table:table-cell>
          <table:table-cell office:value-type="float" office:value="289" table:style-name="ce349">
            <text:p>289</text:p>
          </table:table-cell>
          <table:table-cell table:style-name="ce345"/>
          <table:table-cell office:value-type="string" table:style-name="ce354">
            <text:p>25</text:p>
          </table:table-cell>
          <table:table-cell office:value-type="string" table:style-name="ce354">
            <text:p>Atividades imobiliárias, administrativas e dos serviços de apoio</text:p>
          </table:table-cell>
          <table:table-cell office:value-type="float" office:value="-189" table:style-name="ce349">
            <text:p>-189</text:p>
          </table:table-cell>
          <table:table-cell table:style-name="ce345"/>
          <table:table-cell office:value-type="string" table:style-name="ce354">
            <text:p>01</text:p>
          </table:table-cell>
          <table:table-cell office:value-type="string" table:style-name="ce354">
            <text:p>Agricultura, produção animal, caça, floresta e pesca</text:p>
          </table:table-cell>
          <table:table-cell office:value-type="float" office:value="215" table:style-name="ce349">
            <text:p>215</text:p>
          </table:table-cell>
          <table:table-cell office:value-type="float" office:value="147" table:style-name="ce349">
            <text:p>147</text:p>
          </table:table-cell>
          <table:table-cell office:value-type="float" office:value="217" table:style-name="ce349">
            <text:p>217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02</text:p>
          </table:table-cell>
          <table:table-cell office:value-type="string" table:style-name="ce354">
            <text:p>Indústria, energia e água e construção</text:p>
          </table:table-cell>
          <table:table-cell office:value-type="float" office:value="57554" table:style-name="ce360">
            <text:p>57554</text:p>
          </table:table-cell>
          <table:table-cell office:value-type="float" office:value="59190" table:style-name="ce360">
            <text:p>59190</text:p>
          </table:table-cell>
          <table:table-cell office:value-type="float" office:value="69364" table:style-name="ce360">
            <text:p>69364</text:p>
          </table:table-cell>
          <table:table-cell table:style-name="ce345"/>
          <table:table-cell office:value-type="string" table:style-name="ce354">
            <text:p>22</text:p>
          </table:table-cell>
          <table:table-cell office:value-type="string" table:style-name="ce354">
            <text:p>Alojamento, restauração e similares</text:p>
          </table:table-cell>
          <table:table-cell office:value-type="float" office:value="-24.8373027652821" table:style-name="ce364">
            <text:p>-24,8</text:p>
          </table:table-cell>
          <table:table-cell table:style-name="ce345"/>
          <table:table-cell office:value-type="string" table:style-name="ce354">
            <text:p>02</text:p>
          </table:table-cell>
          <table:table-cell office:value-type="string" table:style-name="ce354">
            <text:p>Indústria, energia e água e construção</text:p>
          </table:table-cell>
          <table:table-cell office:value-type="float" office:value="3309" table:style-name="ce360">
            <text:p>3309</text:p>
          </table:table-cell>
          <table:table-cell office:value-type="float" office:value="3333" table:style-name="ce360">
            <text:p>3333</text:p>
          </table:table-cell>
          <table:table-cell office:value-type="float" office:value="2290" table:style-name="ce360">
            <text:p>2290</text:p>
          </table:table-cell>
          <table:table-cell table:style-name="ce345"/>
          <table:table-cell office:value-type="string" table:style-name="ce354">
            <text:p>12</text:p>
          </table:table-cell>
          <table:table-cell office:value-type="string" table:style-name="ce354">
            <text:p>Indústria metalúrgica de base e fab. produtos metálicos</text:p>
          </table:table-cell>
          <table:table-cell office:value-type="float" office:value="-7" table:style-name="ce360">
            <text:p>-7</text:p>
          </table:table-cell>
          <table:table-cell table:style-name="ce345"/>
          <table:table-cell office:value-type="string" table:style-name="ce354">
            <text:p>02</text:p>
          </table:table-cell>
          <table:table-cell office:value-type="string" table:style-name="ce354">
            <text:p>Indústria, energia e água e construção</text:p>
          </table:table-cell>
          <table:table-cell office:value-type="float" office:value="1771" table:style-name="ce360">
            <text:p>1771</text:p>
          </table:table-cell>
          <table:table-cell office:value-type="float" office:value="1878" table:style-name="ce360">
            <text:p>1878</text:p>
          </table:table-cell>
          <table:table-cell office:value-type="float" office:value="1547" table:style-name="ce360">
            <text:p>1547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03</text:p>
          </table:table-cell>
          <table:table-cell office:value-type="string" table:style-name="ce354">
            <text:p>Indústrias extrativas</text:p>
          </table:table-cell>
          <table:table-cell office:value-type="float" office:value="1583" table:style-name="ce349">
            <text:p>1583</text:p>
          </table:table-cell>
          <table:table-cell office:value-type="float" office:value="1607" table:style-name="ce349">
            <text:p>1607</text:p>
          </table:table-cell>
          <table:table-cell office:value-type="float" office:value="1908" table:style-name="ce349">
            <text:p>1908</text:p>
          </table:table-cell>
          <table:table-cell table:style-name="ce345"/>
          <table:table-cell office:value-type="string" table:style-name="ce354">
            <text:p>13</text:p>
          </table:table-cell>
          <table:table-cell office:value-type="string" table:style-name="ce354">
            <text:p>Fab. equipamento informático, elétrico, máquinas e equipamentos n.e.</text:p>
          </table:table-cell>
          <table:table-cell office:value-type="float" office:value="-21.7016491754123" table:style-name="ce363">
            <text:p>-21,7</text:p>
          </table:table-cell>
          <table:table-cell table:style-name="ce345"/>
          <table:table-cell office:value-type="string" table:style-name="ce354">
            <text:p>03</text:p>
          </table:table-cell>
          <table:table-cell office:value-type="string" table:style-name="ce354">
            <text:p>Indústrias extrativas</text:p>
          </table:table-cell>
          <table:table-cell office:value-type="float" office:value="34" table:style-name="ce349">
            <text:p>34</text:p>
          </table:table-cell>
          <table:table-cell office:value-type="float" office:value="16" table:style-name="ce349">
            <text:p>16</text:p>
          </table:table-cell>
          <table:table-cell office:value-type="float" office:value="11" table:style-name="ce349">
            <text:p>11</text:p>
          </table:table-cell>
          <table:table-cell table:style-name="ce345"/>
          <table:table-cell office:value-type="string" table:style-name="ce354">
            <text:p>09</text:p>
          </table:table-cell>
          <table:table-cell office:value-type="string" table:style-name="ce354">
            <text:p>Indústrias do papel, impressão e reprodução</text:p>
          </table:table-cell>
          <table:table-cell office:value-type="float" office:value="5" table:style-name="ce349">
            <text:p>5</text:p>
          </table:table-cell>
          <table:table-cell table:style-name="ce345"/>
          <table:table-cell office:value-type="string" table:style-name="ce354">
            <text:p>03</text:p>
          </table:table-cell>
          <table:table-cell office:value-type="string" table:style-name="ce354">
            <text:p>Indústrias extrativas</text:p>
          </table:table-cell>
          <table:table-cell office:value-type="float" office:value="4" table:style-name="ce349">
            <text:p>4</text:p>
          </table:table-cell>
          <table:table-cell office:value-type="float" office:value="6" table:style-name="ce349">
            <text:p>6</text:p>
          </table:table-cell>
          <table:table-cell office:value-type="float" office:value="6" table:style-name="ce349">
            <text:p>6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04</text:p>
          </table:table-cell>
          <table:table-cell office:value-type="string" table:style-name="ce354">
            <text:p>Indústrias alimentares das bebidas e do tabaco</text:p>
          </table:table-cell>
          <table:table-cell office:value-type="float" office:value="5983" table:style-name="ce360">
            <text:p>5983</text:p>
          </table:table-cell>
          <table:table-cell office:value-type="float" office:value="6198" table:style-name="ce360">
            <text:p>6198</text:p>
          </table:table-cell>
          <table:table-cell office:value-type="float" office:value="7348" table:style-name="ce360">
            <text:p>7348</text:p>
          </table:table-cell>
          <table:table-cell table:style-name="ce345"/>
          <table:table-cell office:value-type="string" table:style-name="ce354">
            <text:p>05</text:p>
          </table:table-cell>
          <table:table-cell office:value-type="string" table:style-name="ce354">
            <text:p>Fabricação de têxteis</text:p>
          </table:table-cell>
          <table:table-cell office:value-type="float" office:value="-21.044353570305098" table:style-name="ce364">
            <text:p>-21,0</text:p>
          </table:table-cell>
          <table:table-cell table:style-name="ce345"/>
          <table:table-cell office:value-type="string" table:style-name="ce354">
            <text:p>04</text:p>
          </table:table-cell>
          <table:table-cell office:value-type="string" table:style-name="ce354">
            <text:p>Indústrias alimentares das bebidas e do tabaco</text:p>
          </table:table-cell>
          <table:table-cell office:value-type="float" office:value="282" table:style-name="ce360">
            <text:p>282</text:p>
          </table:table-cell>
          <table:table-cell office:value-type="float" office:value="396" table:style-name="ce360">
            <text:p>396</text:p>
          </table:table-cell>
          <table:table-cell office:value-type="float" office:value="210" table:style-name="ce360">
            <text:p>210</text:p>
          </table:table-cell>
          <table:table-cell table:style-name="ce345"/>
          <table:table-cell office:value-type="string" table:style-name="ce354">
            <text:p>11</text:p>
          </table:table-cell>
          <table:table-cell office:value-type="string" table:style-name="ce354">
            <text:p>Fabricação de outros produtos minerais não metálicos</text:p>
          </table:table-cell>
          <table:table-cell office:value-type="float" office:value="9" table:style-name="ce360">
            <text:p>9</text:p>
          </table:table-cell>
          <table:table-cell table:style-name="ce345"/>
          <table:table-cell office:value-type="string" table:style-name="ce354">
            <text:p>04</text:p>
          </table:table-cell>
          <table:table-cell office:value-type="string" table:style-name="ce354">
            <text:p>Indústrias alimentares das bebidas e do tabaco</text:p>
          </table:table-cell>
          <table:table-cell office:value-type="float" office:value="205" table:style-name="ce360">
            <text:p>205</text:p>
          </table:table-cell>
          <table:table-cell office:value-type="float" office:value="224" table:style-name="ce360">
            <text:p>224</text:p>
          </table:table-cell>
          <table:table-cell office:value-type="float" office:value="191" table:style-name="ce360">
            <text:p>191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05</text:p>
          </table:table-cell>
          <table:table-cell office:value-type="string" table:style-name="ce354">
            <text:p>Fabricação de têxteis</text:p>
          </table:table-cell>
          <table:table-cell office:value-type="float" office:value="2510" table:style-name="ce349">
            <text:p>2510</text:p>
          </table:table-cell>
          <table:table-cell office:value-type="float" office:value="2631" table:style-name="ce349">
            <text:p>2631</text:p>
          </table:table-cell>
          <table:table-cell office:value-type="float" office:value="3179" table:style-name="ce349">
            <text:p>3179</text:p>
          </table:table-cell>
          <table:table-cell table:style-name="ce345"/>
          <table:table-cell office:value-type="string" table:style-name="ce354">
            <text:p>06</text:p>
          </table:table-cell>
          <table:table-cell office:value-type="string" table:style-name="ce354">
            <text:p>Indústria do vestuário</text:p>
          </table:table-cell>
          <table:table-cell office:value-type="float" office:value="-20.821205821205801" table:style-name="ce363">
            <text:p>-20,8</text:p>
          </table:table-cell>
          <table:table-cell table:style-name="ce345"/>
          <table:table-cell office:value-type="string" table:style-name="ce354">
            <text:p>05</text:p>
          </table:table-cell>
          <table:table-cell office:value-type="string" table:style-name="ce354">
            <text:p>Fabricação de têxteis</text:p>
          </table:table-cell>
          <table:table-cell office:value-type="float" office:value="173" table:style-name="ce349">
            <text:p>173</text:p>
          </table:table-cell>
          <table:table-cell office:value-type="float" office:value="221" table:style-name="ce349">
            <text:p>221</text:p>
          </table:table-cell>
          <table:table-cell office:value-type="float" office:value="111" table:style-name="ce349">
            <text:p>111</text:p>
          </table:table-cell>
          <table:table-cell table:style-name="ce345"/>
          <table:table-cell office:value-type="string" table:style-name="ce354">
            <text:p>01</text:p>
          </table:table-cell>
          <table:table-cell office:value-type="string" table:style-name="ce354">
            <text:p>Agricultura, produção animal, caça, floresta e pesca</text:p>
          </table:table-cell>
          <table:table-cell office:value-type="float" office:value="10" table:style-name="ce349">
            <text:p>10</text:p>
          </table:table-cell>
          <table:table-cell table:style-name="ce345"/>
          <table:table-cell office:value-type="string" table:style-name="ce354">
            <text:p>05</text:p>
          </table:table-cell>
          <table:table-cell office:value-type="string" table:style-name="ce354">
            <text:p>Fabricação de têxteis</text:p>
          </table:table-cell>
          <table:table-cell office:value-type="float" office:value="119" table:style-name="ce349">
            <text:p>119</text:p>
          </table:table-cell>
          <table:table-cell office:value-type="float" office:value="129" table:style-name="ce349">
            <text:p>129</text:p>
          </table:table-cell>
          <table:table-cell office:value-type="float" office:value="90" table:style-name="ce349">
            <text:p>90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06</text:p>
          </table:table-cell>
          <table:table-cell office:value-type="string" table:style-name="ce354">
            <text:p>Indústria do vestuário</text:p>
          </table:table-cell>
          <table:table-cell office:value-type="float" office:value="7617" table:style-name="ce360">
            <text:p>7617</text:p>
          </table:table-cell>
          <table:table-cell office:value-type="float" office:value="7927" table:style-name="ce360">
            <text:p>7927</text:p>
          </table:table-cell>
          <table:table-cell office:value-type="float" office:value="9620" table:style-name="ce360">
            <text:p>9620</text:p>
          </table:table-cell>
          <table:table-cell table:style-name="ce345"/>
          <table:table-cell office:value-type="string" table:style-name="ce354">
            <text:p>04</text:p>
          </table:table-cell>
          <table:table-cell office:value-type="string" table:style-name="ce354">
            <text:p>Indústrias alimentares das bebidas e do tabaco</text:p>
          </table:table-cell>
          <table:table-cell office:value-type="float" office:value="-18.576483396842701" table:style-name="ce364">
            <text:p>-18,6</text:p>
          </table:table-cell>
          <table:table-cell table:style-name="ce345"/>
          <table:table-cell office:value-type="string" table:style-name="ce354">
            <text:p>06</text:p>
          </table:table-cell>
          <table:table-cell office:value-type="string" table:style-name="ce354">
            <text:p>Indústria do vestuário</text:p>
          </table:table-cell>
          <table:table-cell office:value-type="float" office:value="332" table:style-name="ce360">
            <text:p>332</text:p>
          </table:table-cell>
          <table:table-cell office:value-type="float" office:value="380" table:style-name="ce360">
            <text:p>380</text:p>
          </table:table-cell>
          <table:table-cell office:value-type="float" office:value="210" table:style-name="ce360">
            <text:p>210</text:p>
          </table:table-cell>
          <table:table-cell table:style-name="ce345"/>
          <table:table-cell office:value-type="string" table:style-name="ce354">
            <text:p>24</text:p>
          </table:table-cell>
          <table:table-cell office:value-type="string" table:style-name="ce354">
            <text:p>Atividades financeiras e de seguros</text:p>
          </table:table-cell>
          <table:table-cell office:value-type="float" office:value="12" table:style-name="ce360">
            <text:p>12</text:p>
          </table:table-cell>
          <table:table-cell table:style-name="ce345"/>
          <table:table-cell office:value-type="string" table:style-name="ce354">
            <text:p>06</text:p>
          </table:table-cell>
          <table:table-cell office:value-type="string" table:style-name="ce354">
            <text:p>Indústria do vestuário</text:p>
          </table:table-cell>
          <table:table-cell office:value-type="float" office:value="277" table:style-name="ce360">
            <text:p>277</text:p>
          </table:table-cell>
          <table:table-cell office:value-type="float" office:value="293" table:style-name="ce360">
            <text:p>293</text:p>
          </table:table-cell>
          <table:table-cell office:value-type="float" office:value="167" table:style-name="ce360">
            <text:p>167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07</text:p>
          </table:table-cell>
          <table:table-cell office:value-type="string" table:style-name="ce354">
            <text:p>Indústria do couro e dos produtos do couro</text:p>
          </table:table-cell>
          <table:table-cell office:value-type="float" office:value="3244" table:style-name="ce349">
            <text:p>3244</text:p>
          </table:table-cell>
          <table:table-cell office:value-type="float" office:value="3486" table:style-name="ce349">
            <text:p>3486</text:p>
          </table:table-cell>
          <table:table-cell office:value-type="float" office:value="4559" table:style-name="ce349">
            <text:p>4559</text:p>
          </table:table-cell>
          <table:table-cell table:style-name="ce345"/>
          <table:table-cell office:value-type="string" table:style-name="ce354">
            <text:p>11</text:p>
          </table:table-cell>
          <table:table-cell office:value-type="string" table:style-name="ce354">
            <text:p>Fabricação de outros produtos minerais não metálicos</text:p>
          </table:table-cell>
          <table:table-cell office:value-type="float" office:value="-18.036403750689502" table:style-name="ce363">
            <text:p>-18,0</text:p>
          </table:table-cell>
          <table:table-cell table:style-name="ce345"/>
          <table:table-cell office:value-type="string" table:style-name="ce354">
            <text:p>07</text:p>
          </table:table-cell>
          <table:table-cell office:value-type="string" table:style-name="ce354">
            <text:p>Indústria do couro e dos produtos do couro</text:p>
          </table:table-cell>
          <table:table-cell office:value-type="float" office:value="203" table:style-name="ce349">
            <text:p>203</text:p>
          </table:table-cell>
          <table:table-cell office:value-type="float" office:value="241" table:style-name="ce349">
            <text:p>241</text:p>
          </table:table-cell>
          <table:table-cell office:value-type="float" office:value="121" table:style-name="ce349">
            <text:p>121</text:p>
          </table:table-cell>
          <table:table-cell table:style-name="ce345"/>
          <table:table-cell office:value-type="string" table:style-name="ce354">
            <text:p>10</text:p>
          </table:table-cell>
          <table:table-cell office:value-type="string" table:style-name="ce354">
            <text:p>Fab. produtos petrolíferos, químicos, farmacêuticos, borracha e plástico</text:p>
          </table:table-cell>
          <table:table-cell office:value-type="float" office:value="16" table:style-name="ce349">
            <text:p>16</text:p>
          </table:table-cell>
          <table:table-cell table:style-name="ce345"/>
          <table:table-cell office:value-type="string" table:style-name="ce354">
            <text:p>07</text:p>
          </table:table-cell>
          <table:table-cell office:value-type="string" table:style-name="ce354">
            <text:p>Indústria do couro e dos produtos do couro</text:p>
          </table:table-cell>
          <table:table-cell office:value-type="float" office:value="123" table:style-name="ce349">
            <text:p>123</text:p>
          </table:table-cell>
          <table:table-cell office:value-type="float" office:value="177" table:style-name="ce349">
            <text:p>177</text:p>
          </table:table-cell>
          <table:table-cell office:value-type="float" office:value="118" table:style-name="ce349">
            <text:p>118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08</text:p>
          </table:table-cell>
          <table:table-cell office:value-type="string" table:style-name="ce354">
            <text:p>Indústria da madeira e da cortiça</text:p>
          </table:table-cell>
          <table:table-cell office:value-type="float" office:value="1766" table:style-name="ce360">
            <text:p>1766</text:p>
          </table:table-cell>
          <table:table-cell office:value-type="float" office:value="1848" table:style-name="ce360">
            <text:p>1848</text:p>
          </table:table-cell>
          <table:table-cell office:value-type="float" office:value="2122" table:style-name="ce360">
            <text:p>2122</text:p>
          </table:table-cell>
          <table:table-cell table:style-name="ce345"/>
          <table:table-cell office:value-type="string" table:style-name="ce354">
            <text:p>03</text:p>
          </table:table-cell>
          <table:table-cell office:value-type="string" table:style-name="ce354">
            <text:p>Indústrias extrativas</text:p>
          </table:table-cell>
          <table:table-cell office:value-type="float" office:value="-17.033542976939199" table:style-name="ce364">
            <text:p>-17,0</text:p>
          </table:table-cell>
          <table:table-cell table:style-name="ce345"/>
          <table:table-cell office:value-type="string" table:style-name="ce354">
            <text:p>08</text:p>
          </table:table-cell>
          <table:table-cell office:value-type="string" table:style-name="ce354">
            <text:p>Indústria da madeira e da cortiça</text:p>
          </table:table-cell>
          <table:table-cell office:value-type="float" office:value="113" table:style-name="ce360">
            <text:p>113</text:p>
          </table:table-cell>
          <table:table-cell office:value-type="float" office:value="55" table:style-name="ce360">
            <text:p>55</text:p>
          </table:table-cell>
          <table:table-cell office:value-type="float" office:value="60" table:style-name="ce360">
            <text:p>60</text:p>
          </table:table-cell>
          <table:table-cell table:style-name="ce345"/>
          <table:table-cell office:value-type="string" table:style-name="ce354">
            <text:p>03</text:p>
          </table:table-cell>
          <table:table-cell office:value-type="string" table:style-name="ce354">
            <text:p>Indústrias extrativas</text:p>
          </table:table-cell>
          <table:table-cell office:value-type="float" office:value="23" table:style-name="ce360">
            <text:p>23</text:p>
          </table:table-cell>
          <table:table-cell table:style-name="ce345"/>
          <table:table-cell office:value-type="string" table:style-name="ce354">
            <text:p>08</text:p>
          </table:table-cell>
          <table:table-cell office:value-type="string" table:style-name="ce354">
            <text:p>Indústria da madeira e da cortiça</text:p>
          </table:table-cell>
          <table:table-cell office:value-type="float" office:value="50" table:style-name="ce360">
            <text:p>50</text:p>
          </table:table-cell>
          <table:table-cell office:value-type="float" office:value="33" table:style-name="ce360">
            <text:p>33</text:p>
          </table:table-cell>
          <table:table-cell office:value-type="float" office:value="32" table:style-name="ce360">
            <text:p>32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09</text:p>
          </table:table-cell>
          <table:table-cell office:value-type="string" table:style-name="ce354">
            <text:p>Indústrias do papel, impressão e reprodução</text:p>
          </table:table-cell>
          <table:table-cell office:value-type="float" office:value="1169" table:style-name="ce349">
            <text:p>1169</text:p>
          </table:table-cell>
          <table:table-cell office:value-type="float" office:value="1205" table:style-name="ce349">
            <text:p>1205</text:p>
          </table:table-cell>
          <table:table-cell office:value-type="float" office:value="1313" table:style-name="ce349">
            <text:p>1313</text:p>
          </table:table-cell>
          <table:table-cell table:style-name="ce345"/>
          <table:table-cell office:value-type="string" table:style-name="ce354">
            <text:p>08</text:p>
          </table:table-cell>
          <table:table-cell office:value-type="string" table:style-name="ce354">
            <text:p>Indústria da madeira e da cortiça</text:p>
          </table:table-cell>
          <table:table-cell office:value-type="float" office:value="-16.776625824693699" table:style-name="ce363">
            <text:p>-16,8</text:p>
          </table:table-cell>
          <table:table-cell table:style-name="ce345"/>
          <table:table-cell office:value-type="string" table:style-name="ce354">
            <text:p>09</text:p>
          </table:table-cell>
          <table:table-cell office:value-type="string" table:style-name="ce354">
            <text:p>Indústrias do papel, impressão e reprodução</text:p>
          </table:table-cell>
          <table:table-cell office:value-type="float" office:value="36" table:style-name="ce349">
            <text:p>36</text:p>
          </table:table-cell>
          <table:table-cell office:value-type="float" office:value="60" table:style-name="ce349">
            <text:p>60</text:p>
          </table:table-cell>
          <table:table-cell office:value-type="float" office:value="31" table:style-name="ce349">
            <text:p>31</text:p>
          </table:table-cell>
          <table:table-cell table:style-name="ce345"/>
          <table:table-cell office:value-type="string" table:style-name="ce354">
            <text:p>23</text:p>
          </table:table-cell>
          <table:table-cell office:value-type="string" table:style-name="ce354">
            <text:p>Atividades de informação e de comunicação</text:p>
          </table:table-cell>
          <table:table-cell office:value-type="float" office:value="33" table:style-name="ce349">
            <text:p>33</text:p>
          </table:table-cell>
          <table:table-cell table:style-name="ce345"/>
          <table:table-cell office:value-type="string" table:style-name="ce354">
            <text:p>09</text:p>
          </table:table-cell>
          <table:table-cell office:value-type="string" table:style-name="ce354">
            <text:p>Indústrias do papel, impressão e reprodução</text:p>
          </table:table-cell>
          <table:table-cell office:value-type="float" office:value="27" table:style-name="ce349">
            <text:p>27</text:p>
          </table:table-cell>
          <table:table-cell office:value-type="float" office:value="38" table:style-name="ce349">
            <text:p>38</text:p>
          </table:table-cell>
          <table:table-cell office:value-type="float" office:value="26" table:style-name="ce349">
            <text:p>26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10</text:p>
          </table:table-cell>
          <table:table-cell office:value-type="string" table:style-name="ce354">
            <text:p>Fab. produtos petrolíferos, químicos, farmacêuticos, borracha e plástico</text:p>
          </table:table-cell>
          <table:table-cell office:value-type="float" office:value="2185" table:style-name="ce360">
            <text:p>2185</text:p>
          </table:table-cell>
          <table:table-cell office:value-type="float" office:value="2197" table:style-name="ce360">
            <text:p>2197</text:p>
          </table:table-cell>
          <table:table-cell office:value-type="float" office:value="2245" table:style-name="ce360">
            <text:p>2245</text:p>
          </table:table-cell>
          <table:table-cell table:style-name="ce345"/>
          <table:table-cell office:value-type="string" table:style-name="ce354">
            <text:p>15</text:p>
          </table:table-cell>
          <table:table-cell office:value-type="string" table:style-name="ce354">
            <text:p>Fab. mobiliário, repar. instal. máq. e equipa. e outras ind. transformadoras</text:p>
          </table:table-cell>
          <table:table-cell office:value-type="float" office:value="-16.162617749132401" table:style-name="ce364">
            <text:p>-16,2</text:p>
          </table:table-cell>
          <table:table-cell table:style-name="ce345"/>
          <table:table-cell office:value-type="string" table:style-name="ce354">
            <text:p>10</text:p>
          </table:table-cell>
          <table:table-cell office:value-type="string" table:style-name="ce354">
            <text:p>Fab. produtos petrolíferos, químicos, farmacêuticos, borracha e plástico</text:p>
          </table:table-cell>
          <table:table-cell office:value-type="float" office:value="80" table:style-name="ce360">
            <text:p>80</text:p>
          </table:table-cell>
          <table:table-cell office:value-type="float" office:value="73" table:style-name="ce360">
            <text:p>73</text:p>
          </table:table-cell>
          <table:table-cell office:value-type="float" office:value="64" table:style-name="ce360">
            <text:p>64</text:p>
          </table:table-cell>
          <table:table-cell table:style-name="ce345"/>
          <table:table-cell office:value-type="string" table:style-name="ce354">
            <text:p>16</text:p>
          </table:table-cell>
          <table:table-cell office:value-type="string" table:style-name="ce354">
            <text:p>Eletricidade, gás e água, saneamento, resíduos e despoluição</text:p>
          </table:table-cell>
          <table:table-cell office:value-type="float" office:value="36" table:style-name="ce360">
            <text:p>36</text:p>
          </table:table-cell>
          <table:table-cell table:style-name="ce345"/>
          <table:table-cell office:value-type="string" table:style-name="ce354">
            <text:p>10</text:p>
          </table:table-cell>
          <table:table-cell office:value-type="string" table:style-name="ce354">
            <text:p>Fab. produtos petrolíferos, químicos, farmacêuticos, borracha e plástico</text:p>
          </table:table-cell>
          <table:table-cell office:value-type="float" office:value="47" table:style-name="ce360">
            <text:p>47</text:p>
          </table:table-cell>
          <table:table-cell office:value-type="float" office:value="44" table:style-name="ce360">
            <text:p>44</text:p>
          </table:table-cell>
          <table:table-cell office:value-type="float" office:value="56" table:style-name="ce360">
            <text:p>56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11</text:p>
          </table:table-cell>
          <table:table-cell office:value-type="string" table:style-name="ce354">
            <text:p>Fabricação de outros produtos minerais não metálicos</text:p>
          </table:table-cell>
          <table:table-cell office:value-type="float" office:value="1486" table:style-name="ce349">
            <text:p>1486</text:p>
          </table:table-cell>
          <table:table-cell office:value-type="float" office:value="1491" table:style-name="ce349">
            <text:p>1491</text:p>
          </table:table-cell>
          <table:table-cell office:value-type="float" office:value="1813" table:style-name="ce349">
            <text:p>1813</text:p>
          </table:table-cell>
          <table:table-cell table:style-name="ce345"/>
          <table:table-cell office:value-type="string" table:style-name="ce354">
            <text:p>20</text:p>
          </table:table-cell>
          <table:table-cell office:value-type="string" table:style-name="ce354">
            <text:p>Comércio por grosso e a retalho</text:p>
          </table:table-cell>
          <table:table-cell office:value-type="float" office:value="-16.097065524719302" table:style-name="ce363">
            <text:p>-16,1</text:p>
          </table:table-cell>
          <table:table-cell table:style-name="ce345"/>
          <table:table-cell office:value-type="string" table:style-name="ce354">
            <text:p>11</text:p>
          </table:table-cell>
          <table:table-cell office:value-type="string" table:style-name="ce354">
            <text:p>Fabricação de outros produtos minerais não metálicos</text:p>
          </table:table-cell>
          <table:table-cell office:value-type="float" office:value="92" table:style-name="ce349">
            <text:p>92</text:p>
          </table:table-cell>
          <table:table-cell office:value-type="float" office:value="76" table:style-name="ce349">
            <text:p>76</text:p>
          </table:table-cell>
          <table:table-cell office:value-type="float" office:value="83" table:style-name="ce349">
            <text:p>83</text:p>
          </table:table-cell>
          <table:table-cell table:style-name="ce345"/>
          <table:table-cell office:value-type="string" table:style-name="ce354">
            <text:p>14</text:p>
          </table:table-cell>
          <table:table-cell office:value-type="string" table:style-name="ce354">
            <text:p>Fab. veículos automóveis, componentes e outro equipa. de transporte</text:p>
          </table:table-cell>
          <table:table-cell office:value-type="float" office:value="47" table:style-name="ce349">
            <text:p>47</text:p>
          </table:table-cell>
          <table:table-cell table:style-name="ce345"/>
          <table:table-cell office:value-type="string" table:style-name="ce354">
            <text:p>11</text:p>
          </table:table-cell>
          <table:table-cell office:value-type="string" table:style-name="ce354">
            <text:p>Fabricação de outros produtos minerais não metálicos</text:p>
          </table:table-cell>
          <table:table-cell office:value-type="float" office:value="49" table:style-name="ce349">
            <text:p>49</text:p>
          </table:table-cell>
          <table:table-cell office:value-type="float" office:value="56" table:style-name="ce349">
            <text:p>56</text:p>
          </table:table-cell>
          <table:table-cell office:value-type="float" office:value="55" table:style-name="ce349">
            <text:p>55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12</text:p>
          </table:table-cell>
          <table:table-cell office:value-type="string" table:style-name="ce354">
            <text:p>Indústria metalúrgica de base e fab. produtos metálicos</text:p>
          </table:table-cell>
          <table:table-cell office:value-type="float" office:value="3309" table:style-name="ce360">
            <text:p>3309</text:p>
          </table:table-cell>
          <table:table-cell office:value-type="float" office:value="3384" table:style-name="ce360">
            <text:p>3384</text:p>
          </table:table-cell>
          <table:table-cell office:value-type="float" office:value="3900" table:style-name="ce360">
            <text:p>3900</text:p>
          </table:table-cell>
          <table:table-cell table:style-name="ce345"/>
          <table:table-cell office:value-type="string" table:style-name="ce354">
            <text:p>12</text:p>
          </table:table-cell>
          <table:table-cell office:value-type="string" table:style-name="ce354">
            <text:p>Indústria metalúrgica de base e fab. produtos metálicos</text:p>
          </table:table-cell>
          <table:table-cell office:value-type="float" office:value="-15.153846153846199" table:style-name="ce364">
            <text:p>-15,2</text:p>
          </table:table-cell>
          <table:table-cell table:style-name="ce345"/>
          <table:table-cell office:value-type="string" table:style-name="ce354">
            <text:p>12</text:p>
          </table:table-cell>
          <table:table-cell office:value-type="string" table:style-name="ce354">
            <text:p>Indústria metalúrgica de base e fab. produtos metálicos</text:p>
          </table:table-cell>
          <table:table-cell office:value-type="float" office:value="205" table:style-name="ce360">
            <text:p>205</text:p>
          </table:table-cell>
          <table:table-cell office:value-type="float" office:value="245" table:style-name="ce360">
            <text:p>245</text:p>
          </table:table-cell>
          <table:table-cell office:value-type="float" office:value="212" table:style-name="ce360">
            <text:p>212</text:p>
          </table:table-cell>
          <table:table-cell table:style-name="ce345"/>
          <table:table-cell office:value-type="string" table:style-name="ce354">
            <text:p>08</text:p>
          </table:table-cell>
          <table:table-cell office:value-type="string" table:style-name="ce354">
            <text:p>Indústria da madeira e da cortiça</text:p>
          </table:table-cell>
          <table:table-cell office:value-type="float" office:value="53" table:style-name="ce360">
            <text:p>53</text:p>
          </table:table-cell>
          <table:table-cell table:style-name="ce345"/>
          <table:table-cell office:value-type="string" table:style-name="ce354">
            <text:p>12</text:p>
          </table:table-cell>
          <table:table-cell office:value-type="string" table:style-name="ce354">
            <text:p>Indústria metalúrgica de base e fab. produtos metálicos</text:p>
          </table:table-cell>
          <table:table-cell office:value-type="float" office:value="152" table:style-name="ce360">
            <text:p>152</text:p>
          </table:table-cell>
          <table:table-cell office:value-type="float" office:value="143" table:style-name="ce360">
            <text:p>143</text:p>
          </table:table-cell>
          <table:table-cell office:value-type="float" office:value="145" table:style-name="ce360">
            <text:p>145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13</text:p>
          </table:table-cell>
          <table:table-cell office:value-type="string" table:style-name="ce354">
            <text:p>Fab. equipamento informático, elétrico, máquinas e equipamentos n.e.</text:p>
          </table:table-cell>
          <table:table-cell office:value-type="float" office:value="2089" table:style-name="ce349">
            <text:p>2089</text:p>
          </table:table-cell>
          <table:table-cell office:value-type="float" office:value="2221" table:style-name="ce349">
            <text:p>2221</text:p>
          </table:table-cell>
          <table:table-cell office:value-type="float" office:value="2668" table:style-name="ce349">
            <text:p>2668</text:p>
          </table:table-cell>
          <table:table-cell table:style-name="ce345"/>
          <table:table-cell office:value-type="string" table:style-name="ce354">
            <text:p>21</text:p>
          </table:table-cell>
          <table:table-cell office:value-type="string" table:style-name="ce354">
            <text:p>Transportes e armazenagem</text:p>
          </table:table-cell>
          <table:table-cell office:value-type="float" office:value="-14.8762824381412" table:style-name="ce363">
            <text:p>-14,9</text:p>
          </table:table-cell>
          <table:table-cell table:style-name="ce345"/>
          <table:table-cell office:value-type="string" table:style-name="ce354">
            <text:p>13</text:p>
          </table:table-cell>
          <table:table-cell office:value-type="string" table:style-name="ce354">
            <text:p>Fab. equipamento informático, elétrico, máquinas e equipamentos n.e.</text:p>
          </table:table-cell>
          <table:table-cell office:value-type="float" office:value="135" table:style-name="ce349">
            <text:p>135</text:p>
          </table:table-cell>
          <table:table-cell office:value-type="float" office:value="134" table:style-name="ce349">
            <text:p>134</text:p>
          </table:table-cell>
          <table:table-cell office:value-type="float" office:value="61" table:style-name="ce349">
            <text:p>61</text:p>
          </table:table-cell>
          <table:table-cell table:style-name="ce345"/>
          <table:table-cell office:value-type="string" table:style-name="ce354">
            <text:p>05</text:p>
          </table:table-cell>
          <table:table-cell office:value-type="string" table:style-name="ce354">
            <text:p>Fabricação de têxteis</text:p>
          </table:table-cell>
          <table:table-cell office:value-type="float" office:value="62" table:style-name="ce349">
            <text:p>62</text:p>
          </table:table-cell>
          <table:table-cell table:style-name="ce345"/>
          <table:table-cell office:value-type="string" table:style-name="ce354">
            <text:p>13</text:p>
          </table:table-cell>
          <table:table-cell office:value-type="string" table:style-name="ce354">
            <text:p>Fab. equipamento informático, elétrico, máquinas e equipamentos n.e.</text:p>
          </table:table-cell>
          <table:table-cell office:value-type="float" office:value="84" table:style-name="ce349">
            <text:p>84</text:p>
          </table:table-cell>
          <table:table-cell office:value-type="float" office:value="95" table:style-name="ce349">
            <text:p>95</text:p>
          </table:table-cell>
          <table:table-cell office:value-type="float" office:value="58" table:style-name="ce349">
            <text:p>58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14</text:p>
          </table:table-cell>
          <table:table-cell office:value-type="string" table:style-name="ce354">
            <text:p>Fab. veículos automóveis, componentes e outro equipa. de transporte</text:p>
          </table:table-cell>
          <table:table-cell office:value-type="float" office:value="2184" table:style-name="ce360">
            <text:p>2184</text:p>
          </table:table-cell>
          <table:table-cell office:value-type="float" office:value="2313" table:style-name="ce360">
            <text:p>2313</text:p>
          </table:table-cell>
          <table:table-cell office:value-type="float" office:value="2462" table:style-name="ce360">
            <text:p>2462</text:p>
          </table:table-cell>
          <table:table-cell table:style-name="ce345"/>
          <table:table-cell office:value-type="string" table:style-name="ce354">
            <text:p>16</text:p>
          </table:table-cell>
          <table:table-cell office:value-type="string" table:style-name="ce354">
            <text:p>Eletricidade, gás e água, saneamento, resíduos e despoluição</text:p>
          </table:table-cell>
          <table:table-cell office:value-type="float" office:value="-14.751426242868799" table:style-name="ce364">
            <text:p>-14,8</text:p>
          </table:table-cell>
          <table:table-cell table:style-name="ce345"/>
          <table:table-cell office:value-type="string" table:style-name="ce354">
            <text:p>14</text:p>
          </table:table-cell>
          <table:table-cell office:value-type="string" table:style-name="ce354">
            <text:p>Fab. veículos automóveis, componentes e outro equipa. de transporte</text:p>
          </table:table-cell>
          <table:table-cell office:value-type="float" office:value="75" table:style-name="ce360">
            <text:p>75</text:p>
          </table:table-cell>
          <table:table-cell office:value-type="float" office:value="78" table:style-name="ce360">
            <text:p>78</text:p>
          </table:table-cell>
          <table:table-cell office:value-type="float" office:value="28" table:style-name="ce360">
            <text:p>28</text:p>
          </table:table-cell>
          <table:table-cell table:style-name="ce345"/>
          <table:table-cell office:value-type="string" table:style-name="ce354">
            <text:p>04</text:p>
          </table:table-cell>
          <table:table-cell office:value-type="string" table:style-name="ce354">
            <text:p>Indústrias alimentares das bebidas e do tabaco</text:p>
          </table:table-cell>
          <table:table-cell office:value-type="float" office:value="72" table:style-name="ce360">
            <text:p>72</text:p>
          </table:table-cell>
          <table:table-cell table:style-name="ce345"/>
          <table:table-cell office:value-type="string" table:style-name="ce354">
            <text:p>14</text:p>
          </table:table-cell>
          <table:table-cell office:value-type="string" table:style-name="ce354">
            <text:p>Fab. veículos automóveis, componentes e outro equipa. de transporte</text:p>
          </table:table-cell>
          <table:table-cell office:value-type="float" office:value="64" table:style-name="ce360">
            <text:p>64</text:p>
          </table:table-cell>
          <table:table-cell office:value-type="float" office:value="59" table:style-name="ce360">
            <text:p>59</text:p>
          </table:table-cell>
          <table:table-cell office:value-type="float" office:value="21" table:style-name="ce360">
            <text:p>21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15</text:p>
          </table:table-cell>
          <table:table-cell office:value-type="string" table:style-name="ce354">
            <text:p>Fab. mobiliário, repar. instal. máq. e equipa. e outras ind. transformadoras</text:p>
          </table:table-cell>
          <table:table-cell office:value-type="float" office:value="3382" table:style-name="ce349">
            <text:p>3382</text:p>
          </table:table-cell>
          <table:table-cell office:value-type="float" office:value="3422" table:style-name="ce349">
            <text:p>3422</text:p>
          </table:table-cell>
          <table:table-cell office:value-type="float" office:value="4034" table:style-name="ce349">
            <text:p>4034</text:p>
          </table:table-cell>
          <table:table-cell table:style-name="ce345"/>
          <table:table-cell office:value-type="string" table:style-name="ce354">
            <text:p>28</text:p>
          </table:table-cell>
          <table:table-cell office:value-type="string" table:style-name="ce354">
            <text:p>Outras atividades de serviços</text:p>
          </table:table-cell>
          <table:table-cell office:value-type="float" office:value="-14.493982030852701" table:style-name="ce363">
            <text:p>-14,5</text:p>
          </table:table-cell>
          <table:table-cell table:style-name="ce345"/>
          <table:table-cell office:value-type="string" table:style-name="ce354">
            <text:p>15</text:p>
          </table:table-cell>
          <table:table-cell office:value-type="string" table:style-name="ce354">
            <text:p>Fab. mobiliário, repar. instal. máq. e equipa. e outras ind. transformadoras</text:p>
          </table:table-cell>
          <table:table-cell office:value-type="float" office:value="291" table:style-name="ce349">
            <text:p>291</text:p>
          </table:table-cell>
          <table:table-cell office:value-type="float" office:value="279" table:style-name="ce349">
            <text:p>279</text:p>
          </table:table-cell>
          <table:table-cell office:value-type="float" office:value="198" table:style-name="ce349">
            <text:p>198</text:p>
          </table:table-cell>
          <table:table-cell table:style-name="ce345"/>
          <table:table-cell office:value-type="string" table:style-name="ce354">
            <text:p>13</text:p>
          </table:table-cell>
          <table:table-cell office:value-type="string" table:style-name="ce354">
            <text:p>Fab. equipamento informático, elétrico, máquinas e equipamentos n.e.</text:p>
          </table:table-cell>
          <table:table-cell office:value-type="float" office:value="74" table:style-name="ce349">
            <text:p>74</text:p>
          </table:table-cell>
          <table:table-cell table:style-name="ce345"/>
          <table:table-cell office:value-type="string" table:style-name="ce354">
            <text:p>15</text:p>
          </table:table-cell>
          <table:table-cell office:value-type="string" table:style-name="ce354">
            <text:p>Fab. mobiliário, repar. instal. máq. e equipa. e outras ind. transformadoras</text:p>
          </table:table-cell>
          <table:table-cell office:value-type="float" office:value="165" table:style-name="ce349">
            <text:p>165</text:p>
          </table:table-cell>
          <table:table-cell office:value-type="float" office:value="189" table:style-name="ce349">
            <text:p>189</text:p>
          </table:table-cell>
          <table:table-cell office:value-type="float" office:value="126" table:style-name="ce349">
            <text:p>126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16</text:p>
          </table:table-cell>
          <table:table-cell office:value-type="string" table:style-name="ce354">
            <text:p>Eletricidade, gás e água, saneamento, resíduos e despoluição</text:p>
          </table:table-cell>
          <table:table-cell office:value-type="float" office:value="1046" table:style-name="ce360">
            <text:p>1046</text:p>
          </table:table-cell>
          <table:table-cell office:value-type="float" office:value="1035" table:style-name="ce360">
            <text:p>1035</text:p>
          </table:table-cell>
          <table:table-cell office:value-type="float" office:value="1227" table:style-name="ce360">
            <text:p>1227</text:p>
          </table:table-cell>
          <table:table-cell table:style-name="ce345"/>
          <table:table-cell office:value-type="string" table:style-name="ce354">
            <text:p>17</text:p>
          </table:table-cell>
          <table:table-cell office:value-type="string" table:style-name="ce354">
            <text:p>Construção</text:p>
          </table:table-cell>
          <table:table-cell office:value-type="float" office:value="-14.141944099971401" table:style-name="ce364">
            <text:p>-14,1</text:p>
          </table:table-cell>
          <table:table-cell table:style-name="ce345"/>
          <table:table-cell office:value-type="string" table:style-name="ce354">
            <text:p>16</text:p>
          </table:table-cell>
          <table:table-cell office:value-type="string" table:style-name="ce354">
            <text:p>Eletricidade, gás e água, saneamento, resíduos e despoluição</text:p>
          </table:table-cell>
          <table:table-cell office:value-type="float" office:value="106" table:style-name="ce360">
            <text:p>106</text:p>
          </table:table-cell>
          <table:table-cell office:value-type="float" office:value="67" table:style-name="ce360">
            <text:p>67</text:p>
          </table:table-cell>
          <table:table-cell office:value-type="float" office:value="70" table:style-name="ce360">
            <text:p>70</text:p>
          </table:table-cell>
          <table:table-cell table:style-name="ce345"/>
          <table:table-cell office:value-type="string" table:style-name="ce354">
            <text:p>07</text:p>
          </table:table-cell>
          <table:table-cell office:value-type="string" table:style-name="ce354">
            <text:p>Indústria do couro e dos produtos do couro</text:p>
          </table:table-cell>
          <table:table-cell office:value-type="float" office:value="82" table:style-name="ce360">
            <text:p>82</text:p>
          </table:table-cell>
          <table:table-cell table:style-name="ce345"/>
          <table:table-cell office:value-type="string" table:style-name="ce354">
            <text:p>16</text:p>
          </table:table-cell>
          <table:table-cell office:value-type="string" table:style-name="ce354">
            <text:p>Eletricidade, gás e água, saneamento, resíduos e despoluição</text:p>
          </table:table-cell>
          <table:table-cell office:value-type="float" office:value="57" table:style-name="ce360">
            <text:p>57</text:p>
          </table:table-cell>
          <table:table-cell office:value-type="float" office:value="32" table:style-name="ce360">
            <text:p>32</text:p>
          </table:table-cell>
          <table:table-cell office:value-type="float" office:value="44" table:style-name="ce360">
            <text:p>44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17</text:p>
          </table:table-cell>
          <table:table-cell office:value-type="string" table:style-name="ce354">
            <text:p>Construção</text:p>
          </table:table-cell>
          <table:table-cell office:value-type="float" office:value="18001" table:style-name="ce349">
            <text:p>18001</text:p>
          </table:table-cell>
          <table:table-cell office:value-type="float" office:value="18225" table:style-name="ce349">
            <text:p>18225</text:p>
          </table:table-cell>
          <table:table-cell office:value-type="float" office:value="20966" table:style-name="ce349">
            <text:p>20966</text:p>
          </table:table-cell>
          <table:table-cell table:style-name="ce345"/>
          <table:table-cell office:value-type="string" table:style-name="ce354">
            <text:p>26</text:p>
          </table:table-cell>
          <table:table-cell office:value-type="string" table:style-name="ce354">
            <text:p>Atividades de consultoria, científicas, técnicas e similares</text:p>
          </table:table-cell>
          <table:table-cell office:value-type="float" office:value="-12.672094744633601" table:style-name="ce363">
            <text:p>-12,7</text:p>
          </table:table-cell>
          <table:table-cell table:style-name="ce345"/>
          <table:table-cell office:value-type="string" table:style-name="ce354">
            <text:p>17</text:p>
          </table:table-cell>
          <table:table-cell office:value-type="string" table:style-name="ce354">
            <text:p>Construção</text:p>
          </table:table-cell>
          <table:table-cell office:value-type="float" office:value="1152" table:style-name="ce349">
            <text:p>1152</text:p>
          </table:table-cell>
          <table:table-cell office:value-type="float" office:value="1012" table:style-name="ce349">
            <text:p>1012</text:p>
          </table:table-cell>
          <table:table-cell office:value-type="float" office:value="820" table:style-name="ce349">
            <text:p>820</text:p>
          </table:table-cell>
          <table:table-cell table:style-name="ce345"/>
          <table:table-cell office:value-type="string" table:style-name="ce354">
            <text:p>21</text:p>
          </table:table-cell>
          <table:table-cell office:value-type="string" table:style-name="ce354">
            <text:p>Transportes e armazenagem</text:p>
          </table:table-cell>
          <table:table-cell office:value-type="float" office:value="85" table:style-name="ce349">
            <text:p>85</text:p>
          </table:table-cell>
          <table:table-cell table:style-name="ce345"/>
          <table:table-cell office:value-type="string" table:style-name="ce354">
            <text:p>17</text:p>
          </table:table-cell>
          <table:table-cell office:value-type="string" table:style-name="ce354">
            <text:p>Construção</text:p>
          </table:table-cell>
          <table:table-cell office:value-type="float" office:value="348" table:style-name="ce349">
            <text:p>348</text:p>
          </table:table-cell>
          <table:table-cell office:value-type="float" office:value="360" table:style-name="ce349">
            <text:p>360</text:p>
          </table:table-cell>
          <table:table-cell office:value-type="float" office:value="412" table:style-name="ce349">
            <text:p>412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18</text:p>
          </table:table-cell>
          <table:table-cell office:value-type="string" table:style-name="ce354">
            <text:p>Serviços</text:p>
          </table:table-cell>
          <table:table-cell office:value-type="float" office:value="214861" table:style-name="ce360">
            <text:p>214861</text:p>
          </table:table-cell>
          <table:table-cell office:value-type="float" office:value="217023" table:style-name="ce360">
            <text:p>217023</text:p>
          </table:table-cell>
          <table:table-cell office:value-type="float" office:value="246104" table:style-name="ce360">
            <text:p>246104</text:p>
          </table:table-cell>
          <table:table-cell table:style-name="ce345"/>
          <table:table-cell office:value-type="string" table:style-name="ce354">
            <text:p>01</text:p>
          </table:table-cell>
          <table:table-cell office:value-type="string" table:style-name="ce354">
            <text:p>Agricultura, produção animal, caça, floresta e pesca</text:p>
          </table:table-cell>
          <table:table-cell office:value-type="float" office:value="-11.601109609502799" table:style-name="ce364">
            <text:p>-11,6</text:p>
          </table:table-cell>
          <table:table-cell table:style-name="ce345"/>
          <table:table-cell office:value-type="string" table:style-name="ce354">
            <text:p>18</text:p>
          </table:table-cell>
          <table:table-cell office:value-type="string" table:style-name="ce354">
            <text:p>Serviços</text:p>
          </table:table-cell>
          <table:table-cell office:value-type="float" office:value="7525" table:style-name="ce360">
            <text:p>7525</text:p>
          </table:table-cell>
          <table:table-cell office:value-type="float" office:value="8812" table:style-name="ce360">
            <text:p>8812</text:p>
          </table:table-cell>
          <table:table-cell office:value-type="float" office:value="5588" table:style-name="ce360">
            <text:p>5588</text:p>
          </table:table-cell>
          <table:table-cell table:style-name="ce345"/>
          <table:table-cell office:value-type="string" table:style-name="ce354">
            <text:p>15</text:p>
          </table:table-cell>
          <table:table-cell office:value-type="string" table:style-name="ce354">
            <text:p>Fab. mobiliário, repar. instal. máq. e equipa. e outras ind. transformadoras</text:p>
          </table:table-cell>
          <table:table-cell office:value-type="float" office:value="93" table:style-name="ce360">
            <text:p>93</text:p>
          </table:table-cell>
          <table:table-cell table:style-name="ce345"/>
          <table:table-cell office:value-type="string" table:style-name="ce354">
            <text:p>18</text:p>
          </table:table-cell>
          <table:table-cell office:value-type="string" table:style-name="ce354">
            <text:p>Serviços</text:p>
          </table:table-cell>
          <table:table-cell office:value-type="float" office:value="5267" table:style-name="ce360">
            <text:p>5267</text:p>
          </table:table-cell>
          <table:table-cell office:value-type="float" office:value="5592" table:style-name="ce360">
            <text:p>5592</text:p>
          </table:table-cell>
          <table:table-cell office:value-type="float" office:value="4420" table:style-name="ce360">
            <text:p>4420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19</text:p>
          </table:table-cell>
          <table:table-cell office:value-type="string" table:style-name="ce354">
            <text:p>Comércio, manut. repar. de veículos automóveis e motociclos</text:p>
          </table:table-cell>
          <table:table-cell office:value-type="float" office:value="3693" table:style-name="ce349">
            <text:p>3693</text:p>
          </table:table-cell>
          <table:table-cell office:value-type="float" office:value="3862" table:style-name="ce349">
            <text:p>3862</text:p>
          </table:table-cell>
          <table:table-cell office:value-type="float" office:value="4147" table:style-name="ce349">
            <text:p>4147</text:p>
          </table:table-cell>
          <table:table-cell table:style-name="ce345"/>
          <table:table-cell office:value-type="string" table:style-name="ce354">
            <text:p>14</text:p>
          </table:table-cell>
          <table:table-cell office:value-type="string" table:style-name="ce354">
            <text:p>Fab. veículos automóveis, componentes e outro equipa. de transporte</text:p>
          </table:table-cell>
          <table:table-cell office:value-type="float" office:value="-11.2916328188465" table:style-name="ce363">
            <text:p>-11,3</text:p>
          </table:table-cell>
          <table:table-cell table:style-name="ce345"/>
          <table:table-cell office:value-type="string" table:style-name="ce354">
            <text:p>19</text:p>
          </table:table-cell>
          <table:table-cell office:value-type="string" table:style-name="ce354">
            <text:p>Comércio, manut. repar. de veículos automóveis e motociclos</text:p>
          </table:table-cell>
          <table:table-cell office:value-type="float" office:value="241" table:style-name="ce349">
            <text:p>241</text:p>
          </table:table-cell>
          <table:table-cell office:value-type="float" office:value="289" table:style-name="ce349">
            <text:p>289</text:p>
          </table:table-cell>
          <table:table-cell office:value-type="float" office:value="139" table:style-name="ce349">
            <text:p>139</text:p>
          </table:table-cell>
          <table:table-cell table:style-name="ce345"/>
          <table:table-cell office:value-type="string" table:style-name="ce354">
            <text:p>19</text:p>
          </table:table-cell>
          <table:table-cell office:value-type="string" table:style-name="ce354">
            <text:p>Comércio, manut. repar. de veículos automóveis e motociclos</text:p>
          </table:table-cell>
          <table:table-cell office:value-type="float" office:value="102" table:style-name="ce349">
            <text:p>102</text:p>
          </table:table-cell>
          <table:table-cell table:style-name="ce345"/>
          <table:table-cell office:value-type="string" table:style-name="ce354">
            <text:p>19</text:p>
          </table:table-cell>
          <table:table-cell office:value-type="string" table:style-name="ce354">
            <text:p>Comércio, manut. repar. de veículos automóveis e motociclos</text:p>
          </table:table-cell>
          <table:table-cell office:value-type="float" office:value="149" table:style-name="ce349">
            <text:p>149</text:p>
          </table:table-cell>
          <table:table-cell office:value-type="float" office:value="146" table:style-name="ce349">
            <text:p>146</text:p>
          </table:table-cell>
          <table:table-cell office:value-type="float" office:value="111" table:style-name="ce349">
            <text:p>111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20</text:p>
          </table:table-cell>
          <table:table-cell office:value-type="string" table:style-name="ce354">
            <text:p>Comércio por grosso e a retalho</text:p>
          </table:table-cell>
          <table:table-cell office:value-type="float" office:value="30565" table:style-name="ce360">
            <text:p>30565</text:p>
          </table:table-cell>
          <table:table-cell office:value-type="float" office:value="31858" table:style-name="ce360">
            <text:p>31858</text:p>
          </table:table-cell>
          <table:table-cell office:value-type="float" office:value="36429" table:style-name="ce360">
            <text:p>36429</text:p>
          </table:table-cell>
          <table:table-cell table:style-name="ce345"/>
          <table:table-cell office:value-type="string" table:style-name="ce354">
            <text:p>09</text:p>
          </table:table-cell>
          <table:table-cell office:value-type="string" table:style-name="ce354">
            <text:p>Indústrias do papel, impressão e reprodução</text:p>
          </table:table-cell>
          <table:table-cell office:value-type="float" office:value="-10.967250571211" table:style-name="ce364">
            <text:p>-11,0</text:p>
          </table:table-cell>
          <table:table-cell table:style-name="ce345"/>
          <table:table-cell office:value-type="string" table:style-name="ce354">
            <text:p>20</text:p>
          </table:table-cell>
          <table:table-cell office:value-type="string" table:style-name="ce354">
            <text:p>Comércio por grosso e a retalho</text:p>
          </table:table-cell>
          <table:table-cell office:value-type="float" office:value="1498" table:style-name="ce360">
            <text:p>1498</text:p>
          </table:table-cell>
          <table:table-cell office:value-type="float" office:value="1784" table:style-name="ce360">
            <text:p>1784</text:p>
          </table:table-cell>
          <table:table-cell office:value-type="float" office:value="1185" table:style-name="ce360">
            <text:p>1185</text:p>
          </table:table-cell>
          <table:table-cell table:style-name="ce345"/>
          <table:table-cell office:value-type="string" table:style-name="ce354">
            <text:p>06</text:p>
          </table:table-cell>
          <table:table-cell office:value-type="string" table:style-name="ce354">
            <text:p>Indústria do vestuário</text:p>
          </table:table-cell>
          <table:table-cell office:value-type="float" office:value="122" table:style-name="ce360">
            <text:p>122</text:p>
          </table:table-cell>
          <table:table-cell table:style-name="ce345"/>
          <table:table-cell office:value-type="string" table:style-name="ce354">
            <text:p>20</text:p>
          </table:table-cell>
          <table:table-cell office:value-type="string" table:style-name="ce354">
            <text:p>Comércio por grosso e a retalho</text:p>
          </table:table-cell>
          <table:table-cell office:value-type="float" office:value="1089" table:style-name="ce360">
            <text:p>1089</text:p>
          </table:table-cell>
          <table:table-cell office:value-type="float" office:value="1177" table:style-name="ce360">
            <text:p>1177</text:p>
          </table:table-cell>
          <table:table-cell office:value-type="float" office:value="974" table:style-name="ce360">
            <text:p>974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21</text:p>
          </table:table-cell>
          <table:table-cell office:value-type="string" table:style-name="ce354">
            <text:p>Transportes e armazenagem</text:p>
          </table:table-cell>
          <table:table-cell office:value-type="float" office:value="5642" table:style-name="ce349">
            <text:p>5642</text:p>
          </table:table-cell>
          <table:table-cell office:value-type="float" office:value="5723" table:style-name="ce349">
            <text:p>5723</text:p>
          </table:table-cell>
          <table:table-cell office:value-type="float" office:value="6628" table:style-name="ce349">
            <text:p>6628</text:p>
          </table:table-cell>
          <table:table-cell table:style-name="ce345"/>
          <table:table-cell office:value-type="string" table:style-name="ce354">
            <text:p>19</text:p>
          </table:table-cell>
          <table:table-cell office:value-type="string" table:style-name="ce354">
            <text:p>Comércio, manut. repar. de veículos automóveis e motociclos</text:p>
          </table:table-cell>
          <table:table-cell office:value-type="float" office:value="-10.9476730166385" table:style-name="ce363">
            <text:p>-10,9</text:p>
          </table:table-cell>
          <table:table-cell table:style-name="ce345"/>
          <table:table-cell office:value-type="string" table:style-name="ce354">
            <text:p>21</text:p>
          </table:table-cell>
          <table:table-cell office:value-type="string" table:style-name="ce354">
            <text:p>Transportes e armazenagem</text:p>
          </table:table-cell>
          <table:table-cell office:value-type="float" office:value="185" table:style-name="ce349">
            <text:p>185</text:p>
          </table:table-cell>
          <table:table-cell office:value-type="float" office:value="199" table:style-name="ce349">
            <text:p>199</text:p>
          </table:table-cell>
          <table:table-cell office:value-type="float" office:value="100" table:style-name="ce349">
            <text:p>100</text:p>
          </table:table-cell>
          <table:table-cell table:style-name="ce345"/>
          <table:table-cell office:value-type="string" table:style-name="ce354">
            <text:p>26</text:p>
          </table:table-cell>
          <table:table-cell office:value-type="string" table:style-name="ce354">
            <text:p>Atividades de consultoria, científicas, técnicas e similares</text:p>
          </table:table-cell>
          <table:table-cell office:value-type="float" office:value="149" table:style-name="ce349">
            <text:p>149</text:p>
          </table:table-cell>
          <table:table-cell table:style-name="ce345"/>
          <table:table-cell office:value-type="string" table:style-name="ce354">
            <text:p>21</text:p>
          </table:table-cell>
          <table:table-cell office:value-type="string" table:style-name="ce354">
            <text:p>Transportes e armazenagem</text:p>
          </table:table-cell>
          <table:table-cell office:value-type="float" office:value="107" table:style-name="ce349">
            <text:p>107</text:p>
          </table:table-cell>
          <table:table-cell office:value-type="float" office:value="114" table:style-name="ce349">
            <text:p>114</text:p>
          </table:table-cell>
          <table:table-cell office:value-type="float" office:value="82" table:style-name="ce349">
            <text:p>82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22</text:p>
          </table:table-cell>
          <table:table-cell office:value-type="string" table:style-name="ce354">
            <text:p>Alojamento, restauração e similares</text:p>
          </table:table-cell>
          <table:table-cell office:value-type="float" office:value="32916" table:style-name="ce360">
            <text:p>32916</text:p>
          </table:table-cell>
          <table:table-cell office:value-type="float" office:value="30193" table:style-name="ce360">
            <text:p>30193</text:p>
          </table:table-cell>
          <table:table-cell office:value-type="float" office:value="43793" table:style-name="ce360">
            <text:p>43793</text:p>
          </table:table-cell>
          <table:table-cell table:style-name="ce345"/>
          <table:table-cell office:value-type="string" table:style-name="ce354">
            <text:p>23</text:p>
          </table:table-cell>
          <table:table-cell office:value-type="string" table:style-name="ce354">
            <text:p>Atividades de informação e de comunicação</text:p>
          </table:table-cell>
          <table:table-cell office:value-type="float" office:value="-10.6473796537823" table:style-name="ce364">
            <text:p>-10,6</text:p>
          </table:table-cell>
          <table:table-cell table:style-name="ce345"/>
          <table:table-cell office:value-type="string" table:style-name="ce354">
            <text:p>22</text:p>
          </table:table-cell>
          <table:table-cell office:value-type="string" table:style-name="ce354">
            <text:p>Alojamento, restauração e similares</text:p>
          </table:table-cell>
          <table:table-cell office:value-type="float" office:value="1377" table:style-name="ce360">
            <text:p>1377</text:p>
          </table:table-cell>
          <table:table-cell office:value-type="float" office:value="1633" table:style-name="ce360">
            <text:p>1633</text:p>
          </table:table-cell>
          <table:table-cell office:value-type="float" office:value="409" table:style-name="ce360">
            <text:p>409</text:p>
          </table:table-cell>
          <table:table-cell table:style-name="ce345"/>
          <table:table-cell office:value-type="string" table:style-name="ce354">
            <text:p>28</text:p>
          </table:table-cell>
          <table:table-cell office:value-type="string" table:style-name="ce354">
            <text:p>Outras atividades de serviços</text:p>
          </table:table-cell>
          <table:table-cell office:value-type="float" office:value="168" table:style-name="ce360">
            <text:p>168</text:p>
          </table:table-cell>
          <table:table-cell table:style-name="ce345"/>
          <table:table-cell office:value-type="string" table:style-name="ce354">
            <text:p>22</text:p>
          </table:table-cell>
          <table:table-cell office:value-type="string" table:style-name="ce354">
            <text:p>Alojamento, restauração e similares</text:p>
          </table:table-cell>
          <table:table-cell office:value-type="float" office:value="741" table:style-name="ce360">
            <text:p>741</text:p>
          </table:table-cell>
          <table:table-cell office:value-type="float" office:value="775" table:style-name="ce360">
            <text:p>775</text:p>
          </table:table-cell>
          <table:table-cell office:value-type="float" office:value="311" table:style-name="ce360">
            <text:p>311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23</text:p>
          </table:table-cell>
          <table:table-cell office:value-type="string" table:style-name="ce354">
            <text:p>Atividades de informação e de comunicação</text:p>
          </table:table-cell>
          <table:table-cell office:value-type="float" office:value="3768" table:style-name="ce349">
            <text:p>3768</text:p>
          </table:table-cell>
          <table:table-cell office:value-type="float" office:value="3805" table:style-name="ce349">
            <text:p>3805</text:p>
          </table:table-cell>
          <table:table-cell office:value-type="float" office:value="4217" table:style-name="ce349">
            <text:p>4217</text:p>
          </table:table-cell>
          <table:table-cell table:style-name="ce345"/>
          <table:table-cell office:value-type="string" table:style-name="ce354">
            <text:p>25</text:p>
          </table:table-cell>
          <table:table-cell office:value-type="string" table:style-name="ce354">
            <text:p>Atividades imobiliárias, administrativas e dos serviços de apoio</text:p>
          </table:table-cell>
          <table:table-cell office:value-type="float" office:value="-7.7860323802389004" table:style-name="ce363">
            <text:p>-7,8</text:p>
          </table:table-cell>
          <table:table-cell table:style-name="ce345"/>
          <table:table-cell office:value-type="string" table:style-name="ce354">
            <text:p>23</text:p>
          </table:table-cell>
          <table:table-cell office:value-type="string" table:style-name="ce354">
            <text:p>Atividades de informação e de comunicação</text:p>
          </table:table-cell>
          <table:table-cell office:value-type="float" office:value="212" table:style-name="ce349">
            <text:p>212</text:p>
          </table:table-cell>
          <table:table-cell office:value-type="float" office:value="316" table:style-name="ce349">
            <text:p>316</text:p>
          </table:table-cell>
          <table:table-cell office:value-type="float" office:value="179" table:style-name="ce349">
            <text:p>179</text:p>
          </table:table-cell>
          <table:table-cell table:style-name="ce345"/>
          <table:table-cell office:value-type="string" table:style-name="ce354">
            <text:p>27</text:p>
          </table:table-cell>
          <table:table-cell office:value-type="string" table:style-name="ce354">
            <text:p>Admin. pública, educação, atividades de saúde e apoio social</text:p>
          </table:table-cell>
          <table:table-cell office:value-type="float" office:value="296" table:style-name="ce349">
            <text:p>296</text:p>
          </table:table-cell>
          <table:table-cell table:style-name="ce345"/>
          <table:table-cell office:value-type="string" table:style-name="ce354">
            <text:p>23</text:p>
          </table:table-cell>
          <table:table-cell office:value-type="string" table:style-name="ce354">
            <text:p>Atividades de informação e de comunicação</text:p>
          </table:table-cell>
          <table:table-cell office:value-type="float" office:value="180" table:style-name="ce349">
            <text:p>180</text:p>
          </table:table-cell>
          <table:table-cell office:value-type="float" office:value="203" table:style-name="ce349">
            <text:p>203</text:p>
          </table:table-cell>
          <table:table-cell office:value-type="float" office:value="98" table:style-name="ce349">
            <text:p>98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24</text:p>
          </table:table-cell>
          <table:table-cell office:value-type="string" table:style-name="ce354">
            <text:p>Atividades financeiras e de seguros</text:p>
          </table:table-cell>
          <table:table-cell office:value-type="float" office:value="2446" table:style-name="ce360">
            <text:p>2446</text:p>
          </table:table-cell>
          <table:table-cell office:value-type="float" office:value="2550" table:style-name="ce360">
            <text:p>2550</text:p>
          </table:table-cell>
          <table:table-cell office:value-type="float" office:value="2600" table:style-name="ce360">
            <text:p>2600</text:p>
          </table:table-cell>
          <table:table-cell table:style-name="ce345"/>
          <table:table-cell office:value-type="string" table:style-name="ce354">
            <text:p>24</text:p>
          </table:table-cell>
          <table:table-cell office:value-type="string" table:style-name="ce354">
            <text:p>Atividades financeiras e de seguros</text:p>
          </table:table-cell>
          <table:table-cell office:value-type="float" office:value="-5.9230769230769198" table:style-name="ce364">
            <text:p>-5,9</text:p>
          </table:table-cell>
          <table:table-cell table:style-name="ce345"/>
          <table:table-cell office:value-type="string" table:style-name="ce354">
            <text:p>24</text:p>
          </table:table-cell>
          <table:table-cell office:value-type="string" table:style-name="ce354">
            <text:p>Atividades financeiras e de seguros</text:p>
          </table:table-cell>
          <table:table-cell office:value-type="float" office:value="40" table:style-name="ce360">
            <text:p>40</text:p>
          </table:table-cell>
          <table:table-cell office:value-type="float" office:value="65" table:style-name="ce360">
            <text:p>65</text:p>
          </table:table-cell>
          <table:table-cell office:value-type="float" office:value="28" table:style-name="ce360">
            <text:p>28</text:p>
          </table:table-cell>
          <table:table-cell table:style-name="ce345"/>
          <table:table-cell office:value-type="string" table:style-name="ce354">
            <text:p>20</text:p>
          </table:table-cell>
          <table:table-cell office:value-type="string" table:style-name="ce354">
            <text:p>Comércio por grosso e a retalho</text:p>
          </table:table-cell>
          <table:table-cell office:value-type="float" office:value="313" table:style-name="ce360">
            <text:p>313</text:p>
          </table:table-cell>
          <table:table-cell table:style-name="ce345"/>
          <table:table-cell office:value-type="string" table:style-name="ce354">
            <text:p>24</text:p>
          </table:table-cell>
          <table:table-cell office:value-type="string" table:style-name="ce354">
            <text:p>Atividades financeiras e de seguros</text:p>
          </table:table-cell>
          <table:table-cell office:value-type="float" office:value="26" table:style-name="ce360">
            <text:p>26</text:p>
          </table:table-cell>
          <table:table-cell office:value-type="float" office:value="55" table:style-name="ce360">
            <text:p>55</text:p>
          </table:table-cell>
          <table:table-cell office:value-type="float" office:value="23" table:style-name="ce360">
            <text:p>23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25</text:p>
          </table:table-cell>
          <table:table-cell office:value-type="string" table:style-name="ce354">
            <text:p>Atividades imobiliárias, administrativas e dos serviços de apoio</text:p>
          </table:table-cell>
          <table:table-cell office:value-type="float" office:value="88625" table:style-name="ce349">
            <text:p>88625</text:p>
          </table:table-cell>
          <table:table-cell office:value-type="float" office:value="89787" table:style-name="ce349">
            <text:p>89787</text:p>
          </table:table-cell>
          <table:table-cell office:value-type="float" office:value="96108" table:style-name="ce349">
            <text:p>96108</text:p>
          </table:table-cell>
          <table:table-cell table:style-name="ce345"/>
          <table:table-cell office:value-type="string" table:style-name="ce354">
            <text:p>27</text:p>
          </table:table-cell>
          <table:table-cell office:value-type="string" table:style-name="ce354">
            <text:p>Admin. pública, educação, atividades de saúde e apoio social</text:p>
          </table:table-cell>
          <table:table-cell office:value-type="float" office:value="-3.2064495442260998" table:style-name="ce363">
            <text:p>-3,2</text:p>
          </table:table-cell>
          <table:table-cell table:style-name="ce345"/>
          <table:table-cell office:value-type="string" table:style-name="ce354">
            <text:p>25</text:p>
          </table:table-cell>
          <table:table-cell office:value-type="string" table:style-name="ce354">
            <text:p>Atividades imobiliárias, administrativas e dos serviços de apoio</text:p>
          </table:table-cell>
          <table:table-cell office:value-type="float" office:value="1761" table:style-name="ce349">
            <text:p>1761</text:p>
          </table:table-cell>
          <table:table-cell office:value-type="float" office:value="1960" table:style-name="ce349">
            <text:p>1960</text:p>
          </table:table-cell>
          <table:table-cell office:value-type="float" office:value="1950" table:style-name="ce349">
            <text:p>1950</text:p>
          </table:table-cell>
          <table:table-cell table:style-name="ce345"/>
          <table:table-cell office:value-type="string" table:style-name="ce354">
            <text:p>17</text:p>
          </table:table-cell>
          <table:table-cell office:value-type="string" table:style-name="ce354">
            <text:p>Construção</text:p>
          </table:table-cell>
          <table:table-cell office:value-type="float" office:value="332" table:style-name="ce349">
            <text:p>332</text:p>
          </table:table-cell>
          <table:table-cell table:style-name="ce345"/>
          <table:table-cell office:value-type="string" table:style-name="ce354">
            <text:p>25</text:p>
          </table:table-cell>
          <table:table-cell office:value-type="string" table:style-name="ce354">
            <text:p>Atividades imobiliárias, administrativas e dos serviços de apoio</text:p>
          </table:table-cell>
          <table:table-cell office:value-type="float" office:value="1406" table:style-name="ce349">
            <text:p>1406</text:p>
          </table:table-cell>
          <table:table-cell office:value-type="float" office:value="1449" table:style-name="ce349">
            <text:p>1449</text:p>
          </table:table-cell>
          <table:table-cell office:value-type="float" office:value="1573" table:style-name="ce349">
            <text:p>1573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26</text:p>
          </table:table-cell>
          <table:table-cell office:value-type="string" table:style-name="ce354">
            <text:p>Atividades de consultoria, científicas, técnicas e similares</text:p>
          </table:table-cell>
          <table:table-cell office:value-type="float" office:value="5899" table:style-name="ce360">
            <text:p>5899</text:p>
          </table:table-cell>
          <table:table-cell office:value-type="float" office:value="6079" table:style-name="ce360">
            <text:p>6079</text:p>
          </table:table-cell>
          <table:table-cell office:value-type="float" office:value="6755" table:style-name="ce360">
            <text:p>6755</text:p>
          </table:table-cell>
          <table:table-cell table:style-name="ce345"/>
          <table:table-cell office:value-type="string" table:style-name="ce354">
            <text:p>10</text:p>
          </table:table-cell>
          <table:table-cell office:value-type="string" table:style-name="ce354">
            <text:p>Fab. produtos petrolíferos, químicos, farmacêuticos, borracha e plástico</text:p>
          </table:table-cell>
          <table:table-cell office:value-type="float" office:value="-2.6726057906458802" table:style-name="ce364">
            <text:p>-2,7</text:p>
          </table:table-cell>
          <table:table-cell table:style-name="ce345"/>
          <table:table-cell office:value-type="string" table:style-name="ce354">
            <text:p>26</text:p>
          </table:table-cell>
          <table:table-cell office:value-type="string" table:style-name="ce354">
            <text:p>Atividades de consultoria, científicas, técnicas e similares</text:p>
          </table:table-cell>
          <table:table-cell office:value-type="float" office:value="661" table:style-name="ce360">
            <text:p>661</text:p>
          </table:table-cell>
          <table:table-cell office:value-type="float" office:value="786" table:style-name="ce360">
            <text:p>786</text:p>
          </table:table-cell>
          <table:table-cell office:value-type="float" office:value="512" table:style-name="ce360">
            <text:p>512</text:p>
          </table:table-cell>
          <table:table-cell table:style-name="ce345"/>
          <table:table-cell office:value-type="string" table:style-name="ce354">
            <text:p>22</text:p>
          </table:table-cell>
          <table:table-cell office:value-type="string" table:style-name="ce354">
            <text:p>Alojamento, restauração e similares</text:p>
          </table:table-cell>
          <table:table-cell office:value-type="float" office:value="968" table:style-name="ce360">
            <text:p>968</text:p>
          </table:table-cell>
          <table:table-cell table:style-name="ce345"/>
          <table:table-cell office:value-type="string" table:style-name="ce354">
            <text:p>26</text:p>
          </table:table-cell>
          <table:table-cell office:value-type="string" table:style-name="ce354">
            <text:p>Atividades de consultoria, científicas, técnicas e similares</text:p>
          </table:table-cell>
          <table:table-cell office:value-type="float" office:value="469" table:style-name="ce360">
            <text:p>469</text:p>
          </table:table-cell>
          <table:table-cell office:value-type="float" office:value="512" table:style-name="ce360">
            <text:p>512</text:p>
          </table:table-cell>
          <table:table-cell office:value-type="float" office:value="371" table:style-name="ce360">
            <text:p>371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27</text:p>
          </table:table-cell>
          <table:table-cell office:value-type="string" table:style-name="ce354">
            <text:p>Admin. pública, educação, atividades de saúde e apoio social</text:p>
          </table:table-cell>
          <table:table-cell office:value-type="float" office:value="21131" table:style-name="ce349">
            <text:p>21131</text:p>
          </table:table-cell>
          <table:table-cell office:value-type="float" office:value="22757" table:style-name="ce349">
            <text:p>22757</text:p>
          </table:table-cell>
          <table:table-cell office:value-type="float" office:value="21831" table:style-name="ce349">
            <text:p>21831</text:p>
          </table:table-cell>
          <table:table-cell table:number-columns-repeated="5" table:style-name="ce345"/>
          <table:table-cell office:value-type="string" table:style-name="ce354">
            <text:p>27</text:p>
          </table:table-cell>
          <table:table-cell office:value-type="string" table:style-name="ce354">
            <text:p>Admin. pública, educação, atividades de saúde e apoio social</text:p>
          </table:table-cell>
          <table:table-cell office:value-type="float" office:value="1142" table:style-name="ce349">
            <text:p>1142</text:p>
          </table:table-cell>
          <table:table-cell office:value-type="float" office:value="1290" table:style-name="ce349">
            <text:p>1290</text:p>
          </table:table-cell>
          <table:table-cell office:value-type="float" office:value="846" table:style-name="ce349">
            <text:p>846</text:p>
          </table:table-cell>
          <table:table-cell table:number-columns-repeated="5" table:style-name="ce345"/>
          <table:table-cell office:value-type="string" table:style-name="ce354">
            <text:p>27</text:p>
          </table:table-cell>
          <table:table-cell office:value-type="string" table:style-name="ce354">
            <text:p>Admin. pública, educação, atividades de saúde e apoio social</text:p>
          </table:table-cell>
          <table:table-cell office:value-type="float" office:value="835" table:style-name="ce349">
            <text:p>835</text:p>
          </table:table-cell>
          <table:table-cell office:value-type="float" office:value="900" table:style-name="ce349">
            <text:p>900</text:p>
          </table:table-cell>
          <table:table-cell office:value-type="float" office:value="699" table:style-name="ce349">
            <text:p>699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28</text:p>
          </table:table-cell>
          <table:table-cell office:value-type="string" table:style-name="ce354">
            <text:p>Outras atividades de serviços</text:p>
          </table:table-cell>
          <table:table-cell office:value-type="float" office:value="20176" table:style-name="ce360">
            <text:p>20176</text:p>
          </table:table-cell>
          <table:table-cell office:value-type="float" office:value="20409" table:style-name="ce360">
            <text:p>20409</text:p>
          </table:table-cell>
          <table:table-cell office:value-type="float" office:value="23596" table:style-name="ce360">
            <text:p>23596</text:p>
          </table:table-cell>
          <table:table-cell table:number-columns-repeated="5" table:style-name="ce345"/>
          <table:table-cell office:value-type="string" table:style-name="ce354">
            <text:p>28</text:p>
          </table:table-cell>
          <table:table-cell office:value-type="string" table:style-name="ce354">
            <text:p>Outras atividades de serviços</text:p>
          </table:table-cell>
          <table:table-cell office:value-type="float" office:value="408" table:style-name="ce360">
            <text:p>408</text:p>
          </table:table-cell>
          <table:table-cell office:value-type="float" office:value="490" table:style-name="ce360">
            <text:p>490</text:p>
          </table:table-cell>
          <table:table-cell office:value-type="float" office:value="240" table:style-name="ce360">
            <text:p>240</text:p>
          </table:table-cell>
          <table:table-cell table:number-columns-repeated="5" table:style-name="ce345"/>
          <table:table-cell office:value-type="string" table:style-name="ce354">
            <text:p>28</text:p>
          </table:table-cell>
          <table:table-cell office:value-type="string" table:style-name="ce354">
            <text:p>Outras atividades de serviços</text:p>
          </table:table-cell>
          <table:table-cell office:value-type="float" office:value="265" table:style-name="ce360">
            <text:p>265</text:p>
          </table:table-cell>
          <table:table-cell office:value-type="float" office:value="261" table:style-name="ce360">
            <text:p>261</text:p>
          </table:table-cell>
          <table:table-cell office:value-type="float" office:value="178" table:style-name="ce360">
            <text:p>178</text:p>
          </table:table-cell>
          <table:table-cell table:number-columns-repeated="16358" table:style-name="ce345"/>
        </table:table-row>
        <table:table-row table:style-name="ro17">
          <table:table-cell table:style-name="ce345"/>
          <table:table-cell office:value-type="string" table:style-name="ce354">
            <text:p>29</text:p>
          </table:table-cell>
          <table:table-cell office:value-type="string" table:style-name="ce354">
            <text:p>Sem classificação</text:p>
          </table:table-cell>
          <table:table-cell office:value-type="float" office:value="211" table:style-name="ce349">
            <text:p>211</text:p>
          </table:table-cell>
          <table:table-cell office:value-type="float" office:value="211" table:style-name="ce349">
            <text:p>211</text:p>
          </table:table-cell>
          <table:table-cell office:value-type="float" office:value="167" table:style-name="ce349">
            <text:p>167</text:p>
          </table:table-cell>
          <table:table-cell table:number-columns-repeated="5" table:style-name="ce345"/>
          <table:table-cell office:value-type="string" table:style-name="ce354">
            <text:p>29</text:p>
          </table:table-cell>
          <table:table-cell office:value-type="string" table:style-name="ce354">
            <text:p>Sem classificação</text:p>
          </table:table-cell>
          <table:table-cell office:value-type="float" office:value="0" table:style-name="ce349">
            <text:p>0</text:p>
          </table:table-cell>
          <table:table-cell office:value-type="float" office:value="0" table:style-name="ce349">
            <text:p>0</text:p>
          </table:table-cell>
          <table:table-cell office:value-type="float" office:value="0" table:style-name="ce349">
            <text:p>0</text:p>
          </table:table-cell>
          <table:table-cell table:number-columns-repeated="16368" table:style-name="ce345"/>
        </table:table-row>
        <table:table-row table:style-name="ro17">
          <table:table-cell table:style-name="ce345"/>
          <table:table-cell table:style-name="ce354"/>
          <table:table-cell office:value-type="string" table:style-name="ce354">
            <text:p>Sem classificação</text:p>
          </table:table-cell>
          <table:table-cell office:value-type="float" office:value="8292" table:style-name="ce360">
            <text:p>8292</text:p>
          </table:table-cell>
          <table:table-cell office:value-type="float" office:value="8407" table:style-name="ce360">
            <text:p>8407</text:p>
          </table:table-cell>
          <table:table-cell office:value-type="float" office:value="9444" table:style-name="ce360">
            <text:p>9444</text:p>
          </table:table-cell>
          <table:table-cell table:number-columns-repeated="5" table:style-name="ce345"/>
          <table:table-cell table:style-name="ce354"/>
          <table:table-cell office:value-type="string" table:style-name="ce354">
            <text:p>Sem classificação</text:p>
          </table:table-cell>
          <table:table-cell office:value-type="float" office:value="0" table:style-name="ce360">
            <text:p>0</text:p>
          </table:table-cell>
          <table:table-cell office:value-type="float" office:value="0" table:style-name="ce360">
            <text:p>0</text:p>
          </table:table-cell>
          <table:table-cell office:value-type="float" office:value="0" table:style-name="ce360">
            <text:p>0</text:p>
          </table:table-cell>
          <table:table-cell table:number-columns-repeated="16368" table:style-name="ce345"/>
        </table:table-row>
        <table:table-row table:style-name="ro18">
          <table:table-cell/>
          <table:table-cell table:number-columns-repeated="16383" table:style-name="ce1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3" table:default-cell-style-name="ce1"/>
        <table:table-column table:style-name="co34" table:default-cell-style-name="ce1"/>
        <table:table-column table:style-name="co13" table:default-cell-style-name="ce1"/>
        <table:table-column table:style-name="co19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4341in" svg:height="0.63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733in" svg:y="0.2391in" svg:width="1.94071in" svg:height="0.50327in">
                <draw:text-box>
                  <text:p text:style-name="a13" text:class-names="" text:cond-style-name=""><text:span text:style-name="a11" text:class-names="">NOVEMBRO 2021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0" draw:style-name="a6" draw:name="Text Box 122" svg:x="0in" svg:y="0in" svg:width="0.97917in" svg:height="0.31458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3512in" svg:height="0.24979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office:value-type="string" table:style-name="ce155">
            <text:p>Quadro 1 - PEDIDOS DE EMPREGO <text:s text:c="2"/>E <text:s text:c="3"/>DESEMPREGO REGISTADO</text:p>
          </table:table-cell>
          <table:table-cell table:number-columns-repeated="2" table:style-name="ce156"/>
          <table:table-cell table:number-columns-repeated="6" table:style-name="ce155"/>
          <table:table-cell office:value-type="string" table:number-columns-spanned="2" table:number-rows-spanned="1" table:style-name="ce370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19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style-name="ce31"/>
          <table:table-cell table:style-name="ce159"/>
          <table:table-cell table:style-name="ce160"/>
          <table:table-cell table:style-name="ce161"/>
          <table:table-cell table:style-name="ce162"/>
          <table:table-cell table:style-name="ce161"/>
          <table:table-cell table:style-name="ce162"/>
          <table:table-cell office:value-type="string" table:number-columns-spanned="4" table:number-rows-spanned="1" table:style-name="ce371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2">
          <table:table-cell/>
          <table:table-cell table:style-name="ce28"/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2">
            <text:p>Mês <text:s/>anterior</text:p>
          </table:table-cell>
          <table:covered-table-cell/>
          <table:table-cell office:value-type="string" table:number-columns-spanned="2" table:number-rows-spanned="1" table:style-name="ce373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style-name="ce33"/>
          <table:table-cell table:style-name="ce166"/>
          <table:table-cell table:style-name="ce167"/>
          <table:table-cell table:style-name="ce168"/>
          <table:table-cell table:style-name="ce169"/>
          <table:table-cell table:style-name="ce168"/>
          <table:table-cell table:style-name="ce169"/>
          <table:table-cell office:value-type="string" table:style-name="ce170">
            <text:p>Var. Abs.</text:p>
          </table:table-cell>
          <table:table-cell office:value-type="string" table:style-name="ce171">
            <text:p>Var. %</text:p>
          </table:table-cell>
          <table:table-cell office:value-type="string" table:style-name="ce170">
            <text:p>Var. Abs.</text:p>
          </table:table-cell>
          <table:table-cell office:value-type="string" table:style-name="ce172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20">
          <table:table-cell/>
          <table:table-cell table:style-name="ce40"/>
          <table:table-cell table:style-name="ce139"/>
          <table:table-cell table:style-name="ce140"/>
          <table:table-cell table:style-name="ce141"/>
          <table:table-cell table:style-name="ce142"/>
          <table:table-cell table:style-name="ce141"/>
          <table:table-cell table:style-name="ce142"/>
          <table:table-cell table:number-columns-repeated="4" table:style-name="ce143"/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office:value-type="string" table:style-name="ce103">
            <text:p>PEDIDOS DE EMPREGO</text:p>
          </table:table-cell>
          <table:table-cell office:value-type="float" office:value="527423" table:style-name="ce104">
            <text:p>527 423</text:p>
          </table:table-cell>
          <table:table-cell office:value-type="float" office:value="100" table:style-name="ce105">
            <text:p>100,0<text:s text:c="5"/></text:p>
          </table:table-cell>
          <table:table-cell office:value-type="float" office:value="532053" table:style-name="ce106">
            <text:p>532 053</text:p>
          </table:table-cell>
          <table:table-cell office:value-type="float" office:value="100" table:style-name="ce107">
            <text:p>100,0<text:s text:c="5"/></text:p>
          </table:table-cell>
          <table:table-cell office:value-type="float" office:value="571866" table:style-name="ce106">
            <text:p>571 866</text:p>
          </table:table-cell>
          <table:table-cell office:value-type="float" office:value="100" table:style-name="ce107">
            <text:p>100,0<text:s text:c="5"/></text:p>
          </table:table-cell>
          <table:table-cell office:value-type="float" office:value="-4630" table:style-name="ce108">
            <text:p><text:s/>-4 630</text:p>
          </table:table-cell>
          <table:table-cell office:value-type="float" office:value="-0.87021405762207904" table:style-name="ce109">
            <text:p>-0,9<text:s text:c="3"/></text:p>
          </table:table-cell>
          <table:table-cell office:value-type="float" office:value="-44443" table:style-name="ce108">
            <text:p><text:s/>-44 443</text:p>
          </table:table-cell>
          <table:table-cell office:value-type="float" office:value="-7.7715758586801797" table:style-name="ce109">
            <text:p>-7,8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4">
          <table:table-cell/>
          <table:table-cell office:value-type="string" table:style-name="ce110">
            <text:p><text:s text:c="7"/>DESEMPREGO REGISTADO</text:p>
          </table:table-cell>
          <table:table-cell office:value-type="float" office:value="345884" table:style-name="ce111">
            <text:p>345 884</text:p>
          </table:table-cell>
          <table:table-cell office:value-type="float" office:value="65.579999355356136" table:style-name="ce112">
            <text:p>65,6<text:s text:c="5"/></text:p>
          </table:table-cell>
          <table:table-cell office:value-type="float" office:value="351667" table:style-name="ce113">
            <text:p>351 667</text:p>
          </table:table-cell>
          <table:table-cell office:value-type="float" office:value="66.096234773603385" table:style-name="ce114">
            <text:p>66,1<text:s text:c="5"/></text:p>
          </table:table-cell>
          <table:table-cell office:value-type="float" office:value="398287" table:style-name="ce113">
            <text:p>398 287</text:p>
          </table:table-cell>
          <table:table-cell office:value-type="float" office:value="69.646910290172869" table:style-name="ce114">
            <text:p>69,6<text:s text:c="5"/></text:p>
          </table:table-cell>
          <table:table-cell office:value-type="float" office:value="-5783" table:style-name="ce115">
            <text:p><text:s/>-5 783</text:p>
          </table:table-cell>
          <table:table-cell office:value-type="float" office:value="-1.6444534175796988" table:style-name="ce116">
            <text:p>-1,6<text:s text:c="3"/></text:p>
          </table:table-cell>
          <table:table-cell office:value-type="float" office:value="-52403" table:style-name="ce115">
            <text:p><text:s/>-52 403</text:p>
          </table:table-cell>
          <table:table-cell office:value-type="float" office:value="-13.157095260452889" table:style-name="ce116">
            <text:p>-13,2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17">
            <text:p><text:s text:c="7"/>EMPREGADOS</text:p>
          </table:table-cell>
          <table:table-cell office:value-type="float" office:value="49740" table:style-name="ce111">
            <text:p>49 740</text:p>
          </table:table-cell>
          <table:table-cell office:value-type="float" office:value="9.4307605091169702" table:style-name="ce112">
            <text:p>9,4<text:s text:c="5"/></text:p>
          </table:table-cell>
          <table:table-cell office:value-type="float" office:value="50561" table:style-name="ce113">
            <text:p>50 561</text:p>
          </table:table-cell>
          <table:table-cell office:value-type="float" office:value="9.5030006409135925" table:style-name="ce114">
            <text:p>9,5<text:s text:c="5"/></text:p>
          </table:table-cell>
          <table:table-cell office:value-type="float" office:value="46587" table:style-name="ce113">
            <text:p>46 587</text:p>
          </table:table-cell>
          <table:table-cell office:value-type="float" office:value="8.146488862775545" table:style-name="ce114">
            <text:p>8,1<text:s text:c="5"/></text:p>
          </table:table-cell>
          <table:table-cell office:value-type="float" office:value="-821" table:style-name="ce115">
            <text:p><text:s/>- 821</text:p>
          </table:table-cell>
          <table:table-cell office:value-type="float" office:value="-1.623781175214098" table:style-name="ce116">
            <text:p>-1,6<text:s text:c="3"/></text:p>
          </table:table-cell>
          <table:table-cell office:value-type="float" office:value="3153" table:style-name="ce115">
            <text:p>+3 153</text:p>
          </table:table-cell>
          <table:table-cell office:value-type="float" office:value="6.7679824843840555" table:style-name="ce116">
            <text:p>+6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17">
            <text:p><text:s text:c="7"/>OCUPADOS</text:p>
          </table:table-cell>
          <table:table-cell office:value-type="float" office:value="110521" table:style-name="ce111">
            <text:p>110 521</text:p>
          </table:table-cell>
          <table:table-cell office:value-type="float" office:value="20.954907161803714" table:style-name="ce112">
            <text:p>21,0<text:s text:c="5"/></text:p>
          </table:table-cell>
          <table:table-cell office:value-type="float" office:value="109639" table:style-name="ce113">
            <text:p>109 639</text:p>
          </table:table-cell>
          <table:table-cell office:value-type="float" office:value="20.606781655211041" table:style-name="ce114">
            <text:p>20,6<text:s text:c="5"/></text:p>
          </table:table-cell>
          <table:table-cell office:value-type="float" office:value="108478" table:style-name="ce113">
            <text:p>108 478</text:p>
          </table:table-cell>
          <table:table-cell office:value-type="float" office:value="18.969129131649723" table:style-name="ce114">
            <text:p>19,0<text:s text:c="5"/></text:p>
          </table:table-cell>
          <table:table-cell office:value-type="float" office:value="882" table:style-name="ce115">
            <text:p>+ 882</text:p>
          </table:table-cell>
          <table:table-cell office:value-type="float" office:value="0.80445826758726369" table:style-name="ce116">
            <text:p>+0,8<text:s text:c="3"/></text:p>
          </table:table-cell>
          <table:table-cell office:value-type="float" office:value="2043" table:style-name="ce115">
            <text:p>+2 043</text:p>
          </table:table-cell>
          <table:table-cell office:value-type="float" office:value="1.8833311823595569" table:style-name="ce116">
            <text:p>+1,9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10">
            <text:p><text:s text:c="7"/>INDISPONIVEIS TEMPORÁRIAMENTE</text:p>
          </table:table-cell>
          <table:table-cell office:value-type="float" office:value="21278" table:style-name="ce111">
            <text:p>21 278</text:p>
          </table:table-cell>
          <table:table-cell office:value-type="float" office:value="4.0343329737231786" table:style-name="ce112">
            <text:p>4,0<text:s text:c="5"/></text:p>
          </table:table-cell>
          <table:table-cell office:value-type="float" office:value="20186" table:style-name="ce113">
            <text:p>20 186</text:p>
          </table:table-cell>
          <table:table-cell office:value-type="float" office:value="3.7939829302719845" table:style-name="ce114">
            <text:p>3,8<text:s text:c="5"/></text:p>
          </table:table-cell>
          <table:table-cell office:value-type="float" office:value="18514" table:style-name="ce113">
            <text:p>18 514</text:p>
          </table:table-cell>
          <table:table-cell office:value-type="float" office:value="3.2374717154018602" table:style-name="ce114">
            <text:p>3,2<text:s text:c="5"/></text:p>
          </table:table-cell>
          <table:table-cell office:value-type="float" office:value="1092" table:style-name="ce115">
            <text:p>+1 092</text:p>
          </table:table-cell>
          <table:table-cell office:value-type="float" office:value="5.4096898840780741" table:style-name="ce116">
            <text:p>+5,4<text:s text:c="3"/></text:p>
          </table:table-cell>
          <table:table-cell office:value-type="float" office:value="2764" table:style-name="ce115">
            <text:p>+2 764</text:p>
          </table:table-cell>
          <table:table-cell office:value-type="float" office:value="14.929242735227396" table:style-name="ce116">
            <text:p>+14,9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table:style-name="ce110"/>
          <table:table-cell table:style-name="ce118"/>
          <table:table-cell table:style-name="ce119"/>
          <table:table-cell table:style-name="ce120"/>
          <table:table-cell table:style-name="ce121"/>
          <table:table-cell table:style-name="ce120"/>
          <table:table-cell table:style-name="ce121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103">
            <text:p><text:s text:c="5"/>DESEMPREGO REGISTADO</text:p>
          </table:table-cell>
          <table:table-cell office:value-type="float" office:value="345884" table:style-name="ce122">
            <text:p>345 884</text:p>
          </table:table-cell>
          <table:table-cell office:value-type="float" office:value="100" table:style-name="ce123">
            <text:p>100,0<text:s text:c="5"/></text:p>
          </table:table-cell>
          <table:table-cell office:value-type="float" office:value="351667" table:style-name="ce124">
            <text:p>351 667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398287" table:style-name="ce124">
            <text:p>398 287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-5783" table:style-name="ce108">
            <text:p><text:s/>-5 783</text:p>
          </table:table-cell>
          <table:table-cell office:value-type="float" office:value="-1.6444534175796988" table:style-name="ce109">
            <text:p>-1,6<text:s text:c="3"/></text:p>
          </table:table-cell>
          <table:table-cell office:value-type="float" office:value="-52403" table:style-name="ce108">
            <text:p><text:s/>-52 403</text:p>
          </table:table-cell>
          <table:table-cell office:value-type="float" office:value="-13.157095260452889" table:style-name="ce109">
            <text:p>-13,2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Homens<text:s/></text:p>
          </table:table-cell>
          <table:table-cell office:value-type="float" office:value="150545" table:style-name="ce127">
            <text:p>150 545</text:p>
          </table:table-cell>
          <table:table-cell office:value-type="float" office:value="43.52470770547351" table:style-name="ce128">
            <text:p>43,5<text:s text:c="5"/></text:p>
          </table:table-cell>
          <table:table-cell office:value-type="float" office:value="151261" table:style-name="ce129">
            <text:p>151 261</text:p>
          </table:table-cell>
          <table:table-cell office:value-type="float" office:value="43.012565864866481" table:style-name="ce130">
            <text:p>43,0<text:s text:c="5"/></text:p>
          </table:table-cell>
          <table:table-cell office:value-type="float" office:value="175298" table:style-name="ce129">
            <text:p>175 298</text:p>
          </table:table-cell>
          <table:table-cell office:value-type="float" office:value="44.012985610878587" table:style-name="ce130">
            <text:p>44,0<text:s text:c="5"/></text:p>
          </table:table-cell>
          <table:table-cell office:value-type="float" office:value="-716" table:style-name="ce115">
            <text:p><text:s/>- 716</text:p>
          </table:table-cell>
          <table:table-cell office:value-type="float" office:value="-0.47335400400632022" table:style-name="ce116">
            <text:p>-0,5<text:s text:c="3"/></text:p>
          </table:table-cell>
          <table:table-cell office:value-type="float" office:value="-24753" table:style-name="ce115">
            <text:p><text:s/>-24 753</text:p>
          </table:table-cell>
          <table:table-cell office:value-type="float" office:value="-14.120526189688418" table:style-name="ce116">
            <text:p>-14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Mulheres</text:p>
          </table:table-cell>
          <table:table-cell office:value-type="float" office:value="195339" table:style-name="ce127">
            <text:p>195 339</text:p>
          </table:table-cell>
          <table:table-cell office:value-type="float" office:value="56.47529229452649" table:style-name="ce128">
            <text:p>56,5<text:s text:c="5"/></text:p>
          </table:table-cell>
          <table:table-cell office:value-type="float" office:value="200406" table:style-name="ce129">
            <text:p>200 406</text:p>
          </table:table-cell>
          <table:table-cell office:value-type="float" office:value="56.987434135133519" table:style-name="ce130">
            <text:p>57,0<text:s text:c="5"/></text:p>
          </table:table-cell>
          <table:table-cell office:value-type="float" office:value="222989" table:style-name="ce129">
            <text:p>222 989</text:p>
          </table:table-cell>
          <table:table-cell office:value-type="float" office:value="55.987014389121413" table:style-name="ce130">
            <text:p>56,0<text:s text:c="5"/></text:p>
          </table:table-cell>
          <table:table-cell office:value-type="float" office:value="-5067" table:style-name="ce115">
            <text:p><text:s/>-5 067</text:p>
          </table:table-cell>
          <table:table-cell office:value-type="float" office:value="-2.5283674141492773" table:style-name="ce116">
            <text:p>-2,5<text:s text:c="3"/></text:p>
          </table:table-cell>
          <table:table-cell office:value-type="float" office:value="-27650" table:style-name="ce115">
            <text:p><text:s/>-27 650</text:p>
          </table:table-cell>
          <table:table-cell office:value-type="float" office:value="-12.399714784137334" table:style-name="ce116">
            <text:p>-12,4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1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&lt; 25 anos</text:p>
          </table:table-cell>
          <table:table-cell office:value-type="float" office:value="38109" table:style-name="ce127">
            <text:p>38 109</text:p>
          </table:table-cell>
          <table:table-cell office:value-type="float" office:value="11.017855697285796" table:style-name="ce128">
            <text:p>11,0<text:s text:c="5"/></text:p>
          </table:table-cell>
          <table:table-cell office:value-type="float" office:value="39605" table:style-name="ce129">
            <text:p>39 605</text:p>
          </table:table-cell>
          <table:table-cell office:value-type="float" office:value="11.262074633104612" table:style-name="ce130">
            <text:p>11,3<text:s text:c="5"/></text:p>
          </table:table-cell>
          <table:table-cell office:value-type="float" office:value="49679" table:style-name="ce129">
            <text:p>49 679</text:p>
          </table:table-cell>
          <table:table-cell office:value-type="float" office:value="12.473166334828905" table:style-name="ce130">
            <text:p>12,5<text:s text:c="5"/></text:p>
          </table:table-cell>
          <table:table-cell office:value-type="float" office:value="-1496" table:style-name="ce115">
            <text:p><text:s/>-1 496</text:p>
          </table:table-cell>
          <table:table-cell office:value-type="float" office:value="-3.7773008458527961" table:style-name="ce116">
            <text:p>-3,8<text:s text:c="3"/></text:p>
          </table:table-cell>
          <table:table-cell office:value-type="float" office:value="-11570" table:style-name="ce115">
            <text:p><text:s/>-11 570</text:p>
          </table:table-cell>
          <table:table-cell office:value-type="float" office:value="-23.289518710118966" table:style-name="ce116">
            <text:p>-23,3<text:s text:c="3"/></text:p>
          </table:table-cell>
          <table:table-cell table:style-name="ce20"/>
          <table:table-cell table:number-columns-repeated="2" table:style-name="ce342"/>
          <table:table-cell table:number-columns-repeated="3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&gt;= 25 anos</text:p>
          </table:table-cell>
          <table:table-cell office:value-type="float" office:value="307775" table:style-name="ce127">
            <text:p>307 775</text:p>
          </table:table-cell>
          <table:table-cell office:value-type="float" office:value="88.982144302714204" table:style-name="ce128">
            <text:p>89,0<text:s text:c="5"/></text:p>
          </table:table-cell>
          <table:table-cell office:value-type="float" office:value="312062" table:style-name="ce129">
            <text:p>312 062</text:p>
          </table:table-cell>
          <table:table-cell office:value-type="float" office:value="88.737925366895382" table:style-name="ce130">
            <text:p>88,7<text:s text:c="5"/></text:p>
          </table:table-cell>
          <table:table-cell office:value-type="float" office:value="348608" table:style-name="ce129">
            <text:p>348 608</text:p>
          </table:table-cell>
          <table:table-cell office:value-type="float" office:value="87.526833665171097" table:style-name="ce130">
            <text:p>87,5<text:s text:c="5"/></text:p>
          </table:table-cell>
          <table:table-cell office:value-type="float" office:value="-4287" table:style-name="ce115">
            <text:p><text:s/>-4 287</text:p>
          </table:table-cell>
          <table:table-cell office:value-type="float" office:value="-1.3737654696823067" table:style-name="ce116">
            <text:p>-1,4<text:s text:c="3"/></text:p>
          </table:table-cell>
          <table:table-cell office:value-type="float" office:value="-40833" table:style-name="ce115">
            <text:p><text:s/>-40 833</text:p>
          </table:table-cell>
          <table:table-cell office:value-type="float" office:value="-11.713156324582338" table:style-name="ce116">
            <text:p>-11,7<text:s text:c="3"/></text:p>
          </table:table-cell>
          <table:table-cell table:style-name="ce19"/>
          <table:table-cell table:style-name="ce342"/>
          <table:table-cell table:number-columns-repeated="4" table:style-name="ce18"/>
          <table:table-cell table:number-columns-repeated="16366"/>
        </table:table-row>
        <table:table-row table:style-name="ro21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style-name="ce19"/>
          <table:table-cell table:style-name="ce342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Inscritos &lt; 1 ano</text:p>
          </table:table-cell>
          <table:table-cell office:value-type="float" office:value="173966" table:style-name="ce127">
            <text:p>173 966</text:p>
          </table:table-cell>
          <table:table-cell office:value-type="float" office:value="50.296053011992456" table:style-name="ce128">
            <text:p>50,3<text:s text:c="5"/></text:p>
          </table:table-cell>
          <table:table-cell office:value-type="float" office:value="175294" table:style-name="ce129">
            <text:p>175 294</text:p>
          </table:table-cell>
          <table:table-cell office:value-type="float" office:value="49.846587823139501" table:style-name="ce130">
            <text:p>49,8<text:s text:c="5"/></text:p>
          </table:table-cell>
          <table:table-cell office:value-type="float" office:value="249614" table:style-name="ce129">
            <text:p>249 614</text:p>
          </table:table-cell>
          <table:table-cell office:value-type="float" office:value="62.671892379113558" table:style-name="ce130">
            <text:p>62,7<text:s text:c="5"/></text:p>
          </table:table-cell>
          <table:table-cell office:value-type="float" office:value="-1328" table:style-name="ce115">
            <text:p><text:s/>-1 328</text:p>
          </table:table-cell>
          <table:table-cell office:value-type="float" office:value="-0.75758440106335645" table:style-name="ce116">
            <text:p>-0,8<text:s text:c="3"/></text:p>
          </table:table-cell>
          <table:table-cell office:value-type="float" office:value="-75648" table:style-name="ce115">
            <text:p><text:s/>-75 648</text:p>
          </table:table-cell>
          <table:table-cell office:value-type="float" office:value="-30.305992452346427" table:style-name="ce116">
            <text:p>-30,3<text:s text:c="3"/></text:p>
          </table:table-cell>
          <table:table-cell table:style-name="ce20"/>
          <table:table-cell table:style-name="ce342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Inscritos &gt;= 1 ano</text:p>
          </table:table-cell>
          <table:table-cell office:value-type="float" office:value="171918" table:style-name="ce127">
            <text:p>171 918</text:p>
          </table:table-cell>
          <table:table-cell office:value-type="float" office:value="49.703946988007544" table:style-name="ce128">
            <text:p>49,7<text:s text:c="5"/></text:p>
          </table:table-cell>
          <table:table-cell office:value-type="float" office:value="176373" table:style-name="ce129">
            <text:p>176 373</text:p>
          </table:table-cell>
          <table:table-cell office:value-type="float" office:value="50.153412176860499" table:style-name="ce130">
            <text:p>50,2<text:s text:c="5"/></text:p>
          </table:table-cell>
          <table:table-cell office:value-type="float" office:value="148673" table:style-name="ce129">
            <text:p>148 673</text:p>
          </table:table-cell>
          <table:table-cell office:value-type="float" office:value="37.328107620886449" table:style-name="ce130">
            <text:p>37,3<text:s text:c="5"/></text:p>
          </table:table-cell>
          <table:table-cell office:value-type="float" office:value="-4455" table:style-name="ce115">
            <text:p><text:s/>-4 455</text:p>
          </table:table-cell>
          <table:table-cell office:value-type="float" office:value="-2.5258968209419805" table:style-name="ce116">
            <text:p>-2,5<text:s text:c="3"/></text:p>
          </table:table-cell>
          <table:table-cell office:value-type="float" office:value="23245" table:style-name="ce115">
            <text:p>+23 245</text:p>
          </table:table-cell>
          <table:table-cell office:value-type="float" office:value="15.63498415986763" table:style-name="ce116">
            <text:p>+15,6<text:s text:c="3"/></text:p>
          </table:table-cell>
          <table:table-cell table:style-name="ce19"/>
          <table:table-cell table:style-name="ce342"/>
          <table:table-cell table:number-columns-repeated="4" table:style-name="ce18"/>
          <table:table-cell table:number-columns-repeated="16366"/>
        </table:table-row>
        <table:table-row table:style-name="ro21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style-name="ce19"/>
          <table:table-cell table:style-name="ce342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Primeiro Emprego</text:p>
          </table:table-cell>
          <table:table-cell office:value-type="float" office:value="33309" table:style-name="ce127">
            <text:p>33 309</text:p>
          </table:table-cell>
          <table:table-cell office:value-type="float" office:value="9.6301072035711393" table:style-name="ce128">
            <text:p>9,6<text:s text:c="5"/></text:p>
          </table:table-cell>
          <table:table-cell office:value-type="float" office:value="34952" table:style-name="ce129">
            <text:p>34 952</text:p>
          </table:table-cell>
          <table:table-cell office:value-type="float" office:value="9.9389479251678434" table:style-name="ce130">
            <text:p>9,9<text:s text:c="5"/></text:p>
          </table:table-cell>
          <table:table-cell office:value-type="float" office:value="34927" table:style-name="ce129">
            <text:p>34 927</text:p>
          </table:table-cell>
          <table:table-cell office:value-type="float" office:value="8.7693045467213331" table:style-name="ce130">
            <text:p>8,8<text:s text:c="5"/></text:p>
          </table:table-cell>
          <table:table-cell office:value-type="float" office:value="-1643" table:style-name="ce115">
            <text:p><text:s/>-1 643</text:p>
          </table:table-cell>
          <table:table-cell office:value-type="float" office:value="-4.7007324330510416" table:style-name="ce116">
            <text:p>-4,7<text:s text:c="3"/></text:p>
          </table:table-cell>
          <table:table-cell office:value-type="float" office:value="-1618" table:style-name="ce115">
            <text:p><text:s/>-1 618</text:p>
          </table:table-cell>
          <table:table-cell office:value-type="float" office:value="-4.6325192544449854" table:style-name="ce116">
            <text:p>-4,6<text:s text:c="3"/></text:p>
          </table:table-cell>
          <table:table-cell table:style-name="ce20"/>
          <table:table-cell table:style-name="ce342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Novo Emprego</text:p>
          </table:table-cell>
          <table:table-cell office:value-type="float" office:value="312575" table:style-name="ce127">
            <text:p>312 575</text:p>
          </table:table-cell>
          <table:table-cell office:value-type="float" office:value="90.369892796428857" table:style-name="ce128">
            <text:p>90,4<text:s text:c="5"/></text:p>
          </table:table-cell>
          <table:table-cell office:value-type="float" office:value="316715" table:style-name="ce129">
            <text:p>316 715</text:p>
          </table:table-cell>
          <table:table-cell office:value-type="float" office:value="90.061052074832162" table:style-name="ce130">
            <text:p>90,1<text:s text:c="5"/></text:p>
          </table:table-cell>
          <table:table-cell office:value-type="float" office:value="363360" table:style-name="ce129">
            <text:p>363 360</text:p>
          </table:table-cell>
          <table:table-cell office:value-type="float" office:value="91.23069545327867" table:style-name="ce130">
            <text:p>91,2<text:s text:c="5"/></text:p>
          </table:table-cell>
          <table:table-cell office:value-type="float" office:value="-4140" table:style-name="ce115">
            <text:p><text:s/>-4 140</text:p>
          </table:table-cell>
          <table:table-cell office:value-type="float" office:value="-1.3071689057985887" table:style-name="ce116">
            <text:p>-1,3<text:s text:c="3"/></text:p>
          </table:table-cell>
          <table:table-cell office:value-type="float" office:value="-50785" table:style-name="ce115">
            <text:p><text:s/>-50 785</text:p>
          </table:table-cell>
          <table:table-cell office:value-type="float" office:value="-13.976497137824747" table:style-name="ce116">
            <text:p>-14,0<text:s text:c="3"/></text:p>
          </table:table-cell>
          <table:table-cell table:style-name="ce19"/>
          <table:table-cell table:style-name="ce342"/>
          <table:table-cell table:number-columns-repeated="4" table:style-name="ce18"/>
          <table:table-cell table:number-columns-repeated="16366"/>
        </table:table-row>
        <table:table-row table:style-name="ro21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Nenhum <text:s/>Nível de Instrução</text:p>
          </table:table-cell>
          <table:table-cell office:value-type="float" office:value="29974" table:style-name="ce127">
            <text:p>29 974</text:p>
          </table:table-cell>
          <table:table-cell office:value-type="float" office:value="8.6659111147089778" table:style-name="ce128">
            <text:p>8,7<text:s text:c="5"/></text:p>
          </table:table-cell>
          <table:table-cell office:value-type="float" office:value="28813" table:style-name="ce129">
            <text:p>28 813</text:p>
          </table:table-cell>
          <table:table-cell office:value-type="float" office:value="8.193262376054621" table:style-name="ce130">
            <text:p>8,2<text:s text:c="5"/></text:p>
          </table:table-cell>
          <table:table-cell office:value-type="float" office:value="28083" table:style-name="ce129">
            <text:p>28 083</text:p>
          </table:table-cell>
          <table:table-cell office:value-type="float" office:value="7.0509456748525556" table:style-name="ce130">
            <text:p>7,1<text:s text:c="5"/></text:p>
          </table:table-cell>
          <table:table-cell office:value-type="float" office:value="1161" table:style-name="ce115">
            <text:p>+1 161</text:p>
          </table:table-cell>
          <table:table-cell office:value-type="float" office:value="4.0294311595460384" table:style-name="ce116">
            <text:p>+4,0<text:s text:c="3"/></text:p>
          </table:table-cell>
          <table:table-cell office:value-type="float" office:value="1891" table:style-name="ce115">
            <text:p>+1 891</text:p>
          </table:table-cell>
          <table:table-cell office:value-type="float" office:value="6.7336110814371688" table:style-name="ce116">
            <text:p>+6,7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Básico - 1º Ciclo</text:p>
          </table:table-cell>
          <table:table-cell office:value-type="float" office:value="48711" table:style-name="ce127">
            <text:p>48 711</text:p>
          </table:table-cell>
          <table:table-cell office:value-type="float" office:value="14.083045182778042" table:style-name="ce128">
            <text:p>14,1<text:s text:c="5"/></text:p>
          </table:table-cell>
          <table:table-cell office:value-type="float" office:value="48894" table:style-name="ce129">
            <text:p>48 894</text:p>
          </table:table-cell>
          <table:table-cell office:value-type="float" office:value="13.903493930337508" table:style-name="ce130">
            <text:p>13,9<text:s text:c="5"/></text:p>
          </table:table-cell>
          <table:table-cell office:value-type="float" office:value="55997" table:style-name="ce129">
            <text:p>55 997</text:p>
          </table:table-cell>
          <table:table-cell office:value-type="float" office:value="14.059459635890704" table:style-name="ce130">
            <text:p>14,1<text:s text:c="5"/></text:p>
          </table:table-cell>
          <table:table-cell office:value-type="float" office:value="-183" table:style-name="ce115">
            <text:p><text:s/>- 183</text:p>
          </table:table-cell>
          <table:table-cell office:value-type="float" office:value="-0.37427905264449624" table:style-name="ce116">
            <text:p>-0,4<text:s text:c="3"/></text:p>
          </table:table-cell>
          <table:table-cell office:value-type="float" office:value="-7286" table:style-name="ce115">
            <text:p><text:s/>-7 286</text:p>
          </table:table-cell>
          <table:table-cell office:value-type="float" office:value="-13.011411325606728" table:style-name="ce116">
            <text:p>-13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Básico - 2º Ciclo</text:p>
          </table:table-cell>
          <table:table-cell office:value-type="float" office:value="46809" table:style-name="ce127">
            <text:p>46 809</text:p>
          </table:table-cell>
          <table:table-cell office:value-type="float" office:value="13.533149842143608" table:style-name="ce128">
            <text:p>13,5<text:s text:c="5"/></text:p>
          </table:table-cell>
          <table:table-cell office:value-type="float" office:value="47287" table:style-name="ce129">
            <text:p>47 287</text:p>
          </table:table-cell>
          <table:table-cell office:value-type="float" office:value="13.446527538836456" table:style-name="ce130">
            <text:p>13,4<text:s text:c="5"/></text:p>
          </table:table-cell>
          <table:table-cell office:value-type="float" office:value="54414" table:style-name="ce129">
            <text:p>54 414</text:p>
          </table:table-cell>
          <table:table-cell office:value-type="float" office:value="13.662007547321403" table:style-name="ce130">
            <text:p>13,7<text:s text:c="5"/></text:p>
          </table:table-cell>
          <table:table-cell office:value-type="float" office:value="-478" table:style-name="ce115">
            <text:p><text:s/>- 478</text:p>
          </table:table-cell>
          <table:table-cell office:value-type="float" office:value="-1.0108486476198533" table:style-name="ce116">
            <text:p>-1,0<text:s text:c="3"/></text:p>
          </table:table-cell>
          <table:table-cell office:value-type="float" office:value="-7605" table:style-name="ce115">
            <text:p><text:s/>-7 605</text:p>
          </table:table-cell>
          <table:table-cell office:value-type="float" office:value="-13.976182600066158" table:style-name="ce116">
            <text:p>-14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17">
            <text:p><text:s text:c="13"/>Básico - 3º Ciclo</text:p>
          </table:table-cell>
          <table:table-cell office:value-type="float" office:value="65465" table:style-name="ce127">
            <text:p>65 465</text:p>
          </table:table-cell>
          <table:table-cell office:value-type="float" office:value="18.926865654381235" table:style-name="ce128">
            <text:p>18,9<text:s text:c="5"/></text:p>
          </table:table-cell>
          <table:table-cell office:value-type="float" office:value="66605" table:style-name="ce129">
            <text:p>66 605</text:p>
          </table:table-cell>
          <table:table-cell office:value-type="float" office:value="18.939792474130357" table:style-name="ce130">
            <text:p>18,9<text:s text:c="5"/></text:p>
          </table:table-cell>
          <table:table-cell office:value-type="float" office:value="78415" table:style-name="ce129">
            <text:p>78 415</text:p>
          </table:table-cell>
          <table:table-cell office:value-type="float" office:value="19.688064134656667" table:style-name="ce130">
            <text:p>19,7<text:s text:c="5"/></text:p>
          </table:table-cell>
          <table:table-cell office:value-type="float" office:value="-1140" table:style-name="ce115">
            <text:p><text:s/>-1 140</text:p>
          </table:table-cell>
          <table:table-cell office:value-type="float" office:value="-1.7115832144733878" table:style-name="ce116">
            <text:p>-1,7<text:s text:c="3"/></text:p>
          </table:table-cell>
          <table:table-cell office:value-type="float" office:value="-12950" table:style-name="ce115">
            <text:p><text:s/>-12 950</text:p>
          </table:table-cell>
          <table:table-cell office:value-type="float" office:value="-16.514697443091244" table:style-name="ce116">
            <text:p>-16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17">
            <text:p><text:s text:c="13"/>Secundário</text:p>
          </table:table-cell>
          <table:table-cell office:value-type="float" office:value="105337" table:style-name="ce127">
            <text:p>105 337</text:p>
          </table:table-cell>
          <table:table-cell office:value-type="float" office:value="30.454429808837645" table:style-name="ce128">
            <text:p>30,5<text:s text:c="5"/></text:p>
          </table:table-cell>
          <table:table-cell office:value-type="float" office:value="107839" table:style-name="ce129">
            <text:p>107 839</text:p>
          </table:table-cell>
          <table:table-cell office:value-type="float" office:value="30.665089416976855" table:style-name="ce130">
            <text:p>30,7<text:s text:c="5"/></text:p>
          </table:table-cell>
          <table:table-cell office:value-type="float" office:value="125129" table:style-name="ce129">
            <text:p>125 129</text:p>
          </table:table-cell>
          <table:table-cell office:value-type="float" office:value="31.416792413510858" table:style-name="ce130">
            <text:p>31,4<text:s text:c="5"/></text:p>
          </table:table-cell>
          <table:table-cell office:value-type="float" office:value="-2502" table:style-name="ce115">
            <text:p><text:s/>-2 502</text:p>
          </table:table-cell>
          <table:table-cell office:value-type="float" office:value="-2.320125372082456" table:style-name="ce116">
            <text:p>-2,3<text:s text:c="3"/></text:p>
          </table:table-cell>
          <table:table-cell office:value-type="float" office:value="-19792" table:style-name="ce115">
            <text:p><text:s/>-19 792</text:p>
          </table:table-cell>
          <table:table-cell office:value-type="float" office:value="-15.81727657057916" table:style-name="ce116">
            <text:p>-15,8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17">
            <text:p><text:s text:c="13"/>Superior</text:p>
          </table:table-cell>
          <table:table-cell office:value-type="float" office:value="49588" table:style-name="ce127">
            <text:p>49 588</text:p>
          </table:table-cell>
          <table:table-cell office:value-type="float" office:value="14.336598397150491" table:style-name="ce128">
            <text:p>14,3<text:s text:c="5"/></text:p>
          </table:table-cell>
          <table:table-cell office:value-type="float" office:value="52229" table:style-name="ce129">
            <text:p>52 229</text:p>
          </table:table-cell>
          <table:table-cell office:value-type="float" office:value="14.851834263664204" table:style-name="ce130">
            <text:p>14,9<text:s text:c="5"/></text:p>
          </table:table-cell>
          <table:table-cell office:value-type="float" office:value="56249" table:style-name="ce129">
            <text:p>56 249</text:p>
          </table:table-cell>
          <table:table-cell office:value-type="float" office:value="14.122730593767811" table:style-name="ce130">
            <text:p>14,1<text:s text:c="5"/></text:p>
          </table:table-cell>
          <table:table-cell office:value-type="float" office:value="-2641" table:style-name="ce115">
            <text:p><text:s/>-2 641</text:p>
          </table:table-cell>
          <table:table-cell office:value-type="float" office:value="-5.0565777633115703" table:style-name="ce116">
            <text:p>-5,1<text:s text:c="3"/></text:p>
          </table:table-cell>
          <table:table-cell office:value-type="float" office:value="-6661" table:style-name="ce115">
            <text:p><text:s/>-6 661</text:p>
          </table:table-cell>
          <table:table-cell office:value-type="float" office:value="-11.841988302014258" table:style-name="ce116">
            <text:p>-11,8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26"/>
          <table:table-cell table:style-name="ce127"/>
          <table:table-cell table:style-name="ce119"/>
          <table:table-cell table:style-name="ce129"/>
          <table:table-cell table:style-name="ce121"/>
          <table:table-cell table:style-name="ce129"/>
          <table:table-cell table:style-name="ce121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9"/>Homens</text:p>
          </table:table-cell>
          <table:table-cell office:value-type="float" office:value="150545" table:style-name="ce122">
            <text:p>150 545</text:p>
          </table:table-cell>
          <table:table-cell office:value-type="float" office:value="100" table:style-name="ce123">
            <text:p>100,0<text:s text:c="5"/></text:p>
          </table:table-cell>
          <table:table-cell office:value-type="float" office:value="151261" table:style-name="ce124">
            <text:p>151 261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175298" table:style-name="ce124">
            <text:p>175 298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-716" table:style-name="ce108">
            <text:p><text:s/>- 716</text:p>
          </table:table-cell>
          <table:table-cell office:value-type="float" office:value="-0.47335400400632022" table:style-name="ce109">
            <text:p>-0,5<text:s text:c="3"/></text:p>
          </table:table-cell>
          <table:table-cell office:value-type="float" office:value="-24753" table:style-name="ce108">
            <text:p><text:s/>-24 753</text:p>
          </table:table-cell>
          <table:table-cell office:value-type="float" office:value="-14.120526189688418" table:style-name="ce109">
            <text:p>-14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&lt; 25 anos</text:p>
          </table:table-cell>
          <table:table-cell office:value-type="float" office:value="17272" table:style-name="ce127">
            <text:p>17 272</text:p>
          </table:table-cell>
          <table:table-cell office:value-type="float" office:value="11.472981500548009" table:style-name="ce128">
            <text:p>11,5<text:s text:c="5"/></text:p>
          </table:table-cell>
          <table:table-cell office:value-type="float" office:value="17799" table:style-name="ce129">
            <text:p>17 799</text:p>
          </table:table-cell>
          <table:table-cell office:value-type="float" office:value="11.767078096799571" table:style-name="ce130">
            <text:p>11,8<text:s text:c="5"/></text:p>
          </table:table-cell>
          <table:table-cell office:value-type="float" office:value="22683" table:style-name="ce129">
            <text:p>22 683</text:p>
          </table:table-cell>
          <table:table-cell office:value-type="float" office:value="12.939679859439353" table:style-name="ce130">
            <text:p>12,9<text:s text:c="5"/></text:p>
          </table:table-cell>
          <table:table-cell office:value-type="float" office:value="-527" table:style-name="ce115">
            <text:p><text:s/>- 527</text:p>
          </table:table-cell>
          <table:table-cell office:value-type="float" office:value="-2.9608404966571156" table:style-name="ce116">
            <text:p>-3,0<text:s text:c="3"/></text:p>
          </table:table-cell>
          <table:table-cell office:value-type="float" office:value="-5411" table:style-name="ce115">
            <text:p><text:s/>-5 411</text:p>
          </table:table-cell>
          <table:table-cell office:value-type="float" office:value="-23.854869285367897" table:style-name="ce116">
            <text:p>-23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&gt;= 25 anos</text:p>
          </table:table-cell>
          <table:table-cell office:value-type="float" office:value="133273" table:style-name="ce127">
            <text:p>133 273</text:p>
          </table:table-cell>
          <table:table-cell office:value-type="float" office:value="88.527018499451998" table:style-name="ce128">
            <text:p>88,5<text:s text:c="5"/></text:p>
          </table:table-cell>
          <table:table-cell office:value-type="float" office:value="133462" table:style-name="ce129">
            <text:p>133 462</text:p>
          </table:table-cell>
          <table:table-cell office:value-type="float" office:value="88.23292190320042" table:style-name="ce130">
            <text:p>88,2<text:s text:c="5"/></text:p>
          </table:table-cell>
          <table:table-cell office:value-type="float" office:value="152615" table:style-name="ce129">
            <text:p>152 615</text:p>
          </table:table-cell>
          <table:table-cell office:value-type="float" office:value="87.060320140560648" table:style-name="ce130">
            <text:p>87,1<text:s text:c="5"/></text:p>
          </table:table-cell>
          <table:table-cell office:value-type="float" office:value="-189" table:style-name="ce115">
            <text:p><text:s/>- 189</text:p>
          </table:table-cell>
          <table:table-cell office:value-type="float" office:value="-0.14161334312388546" table:style-name="ce116">
            <text:p>-0,1<text:s text:c="3"/></text:p>
          </table:table-cell>
          <table:table-cell office:value-type="float" office:value="-19342" table:style-name="ce115">
            <text:p><text:s/>-19 342</text:p>
          </table:table-cell>
          <table:table-cell office:value-type="float" office:value="-12.673721455951251" table:style-name="ce116">
            <text:p>-12,7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Inscritos &lt; 1 ano</text:p>
          </table:table-cell>
          <table:table-cell office:value-type="float" office:value="77529" table:style-name="ce127">
            <text:p>77 529</text:p>
          </table:table-cell>
          <table:table-cell office:value-type="float" office:value="51.498887375867689" table:style-name="ce128">
            <text:p>51,5<text:s text:c="5"/></text:p>
          </table:table-cell>
          <table:table-cell office:value-type="float" office:value="76651" table:style-name="ce129">
            <text:p>76 651</text:p>
          </table:table-cell>
          <table:table-cell office:value-type="float" office:value="50.674661677497838" table:style-name="ce130">
            <text:p>50,7<text:s text:c="5"/></text:p>
          </table:table-cell>
          <table:table-cell office:value-type="float" office:value="112343" table:style-name="ce129">
            <text:p>112 343</text:p>
          </table:table-cell>
          <table:table-cell office:value-type="float" office:value="64.086869216990493" table:style-name="ce130">
            <text:p>64,1<text:s text:c="5"/></text:p>
          </table:table-cell>
          <table:table-cell office:value-type="float" office:value="878" table:style-name="ce115">
            <text:p>+ 878</text:p>
          </table:table-cell>
          <table:table-cell office:value-type="float" office:value="1.145451461820459" table:style-name="ce116">
            <text:p>+1,1<text:s text:c="3"/></text:p>
          </table:table-cell>
          <table:table-cell office:value-type="float" office:value="-34814" table:style-name="ce115">
            <text:p><text:s/>-34 814</text:p>
          </table:table-cell>
          <table:table-cell office:value-type="float" office:value="-30.989024683335852" table:style-name="ce116">
            <text:p>-31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Inscritos &gt;= 1 ano</text:p>
          </table:table-cell>
          <table:table-cell office:value-type="float" office:value="73016" table:style-name="ce127">
            <text:p>73 016</text:p>
          </table:table-cell>
          <table:table-cell office:value-type="float" office:value="48.501112624132318" table:style-name="ce128">
            <text:p>48,5<text:s text:c="5"/></text:p>
          </table:table-cell>
          <table:table-cell office:value-type="float" office:value="74610" table:style-name="ce129">
            <text:p>74 610</text:p>
          </table:table-cell>
          <table:table-cell office:value-type="float" office:value="49.325338322502162" table:style-name="ce130">
            <text:p>49,3<text:s text:c="5"/></text:p>
          </table:table-cell>
          <table:table-cell office:value-type="float" office:value="62955" table:style-name="ce129">
            <text:p>62 955</text:p>
          </table:table-cell>
          <table:table-cell office:value-type="float" office:value="35.913130783009507" table:style-name="ce130">
            <text:p>35,9<text:s text:c="5"/></text:p>
          </table:table-cell>
          <table:table-cell office:value-type="float" office:value="-1594" table:style-name="ce115">
            <text:p><text:s/>-1 594</text:p>
          </table:table-cell>
          <table:table-cell office:value-type="float" office:value="-2.1364428360809544" table:style-name="ce116">
            <text:p>-2,1<text:s text:c="3"/></text:p>
          </table:table-cell>
          <table:table-cell office:value-type="float" office:value="10061" table:style-name="ce115">
            <text:p>+10 061</text:p>
          </table:table-cell>
          <table:table-cell office:value-type="float" office:value="15.981256453022" table:style-name="ce116">
            <text:p>+16,0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Primeiro Emprego</text:p>
          </table:table-cell>
          <table:table-cell office:value-type="float" office:value="13285" table:style-name="ce127">
            <text:p>13 285</text:p>
          </table:table-cell>
          <table:table-cell office:value-type="float" office:value="8.8246039390215554" table:style-name="ce128">
            <text:p>8,8<text:s text:c="5"/></text:p>
          </table:table-cell>
          <table:table-cell office:value-type="float" office:value="13935" table:style-name="ce129">
            <text:p>13 935</text:p>
          </table:table-cell>
          <table:table-cell office:value-type="float" office:value="9.2125531366313851" table:style-name="ce130">
            <text:p>9,2<text:s text:c="5"/></text:p>
          </table:table-cell>
          <table:table-cell office:value-type="float" office:value="13919" table:style-name="ce129">
            <text:p>13 919</text:p>
          </table:table-cell>
          <table:table-cell office:value-type="float" office:value="7.9401932708872884" table:style-name="ce130">
            <text:p>7,9<text:s text:c="5"/></text:p>
          </table:table-cell>
          <table:table-cell office:value-type="float" office:value="-650" table:style-name="ce115">
            <text:p><text:s/>- 650</text:p>
          </table:table-cell>
          <table:table-cell office:value-type="float" office:value="-4.6645138141370648" table:style-name="ce116">
            <text:p>-4,7<text:s text:c="3"/></text:p>
          </table:table-cell>
          <table:table-cell office:value-type="float" office:value="-634" table:style-name="ce115">
            <text:p><text:s/>- 634</text:p>
          </table:table-cell>
          <table:table-cell office:value-type="float" office:value="-4.55492492276744" table:style-name="ce116">
            <text:p>-4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Novo Emprego</text:p>
          </table:table-cell>
          <table:table-cell office:value-type="float" office:value="137260" table:style-name="ce127">
            <text:p>137 260</text:p>
          </table:table-cell>
          <table:table-cell office:value-type="float" office:value="91.175396060978443" table:style-name="ce128">
            <text:p>91,2<text:s text:c="5"/></text:p>
          </table:table-cell>
          <table:table-cell office:value-type="float" office:value="137326" table:style-name="ce129">
            <text:p>137 326</text:p>
          </table:table-cell>
          <table:table-cell office:value-type="float" office:value="90.787446863368615" table:style-name="ce130">
            <text:p>90,8<text:s text:c="5"/></text:p>
          </table:table-cell>
          <table:table-cell office:value-type="float" office:value="161379" table:style-name="ce129">
            <text:p>161 379</text:p>
          </table:table-cell>
          <table:table-cell office:value-type="float" office:value="92.059806729112708" table:style-name="ce130">
            <text:p>92,1<text:s text:c="5"/></text:p>
          </table:table-cell>
          <table:table-cell office:value-type="float" office:value="-66" table:style-name="ce115">
            <text:p><text:s/>- 66</text:p>
          </table:table-cell>
          <table:table-cell office:value-type="float" office:value="-4.806081878158542E-2" table:style-name="ce116">
            <text:p>-0,0<text:s text:c="3"/></text:p>
          </table:table-cell>
          <table:table-cell office:value-type="float" office:value="-24119" table:style-name="ce115">
            <text:p><text:s/>-24 119</text:p>
          </table:table-cell>
          <table:table-cell office:value-type="float" office:value="-14.94556292950136" table:style-name="ce116">
            <text:p>-14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Nenhum <text:s/>Nível de Instrução</text:p>
          </table:table-cell>
          <table:table-cell office:value-type="float" office:value="14154" table:style-name="ce127">
            <text:p>14 154</text:p>
          </table:table-cell>
          <table:table-cell office:value-type="float" office:value="9.4018399814009097" table:style-name="ce128">
            <text:p>9,4<text:s text:c="5"/></text:p>
          </table:table-cell>
          <table:table-cell office:value-type="float" office:value="13335" table:style-name="ce129">
            <text:p>13 335</text:p>
          </table:table-cell>
          <table:table-cell office:value-type="float" office:value="8.8158877701456415" table:style-name="ce130">
            <text:p>8,8<text:s text:c="5"/></text:p>
          </table:table-cell>
          <table:table-cell office:value-type="float" office:value="13206" table:style-name="ce129">
            <text:p>13 206</text:p>
          </table:table-cell>
          <table:table-cell office:value-type="float" office:value="7.5334573126903903" table:style-name="ce130">
            <text:p>7,5<text:s text:c="5"/></text:p>
          </table:table-cell>
          <table:table-cell office:value-type="float" office:value="819" table:style-name="ce115">
            <text:p>+ 819</text:p>
          </table:table-cell>
          <table:table-cell office:value-type="float" office:value="6.1417322834645667" table:style-name="ce116">
            <text:p>+6,1<text:s text:c="3"/></text:p>
          </table:table-cell>
          <table:table-cell office:value-type="float" office:value="948" table:style-name="ce115">
            <text:p>+ 948</text:p>
          </table:table-cell>
          <table:table-cell office:value-type="float" office:value="7.178555202180827" table:style-name="ce116">
            <text:p>+7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1º Ciclo</text:p>
          </table:table-cell>
          <table:table-cell office:value-type="float" office:value="22704" table:style-name="ce127">
            <text:p>22 704</text:p>
          </table:table-cell>
          <table:table-cell office:value-type="float" office:value="15.081204955328973" table:style-name="ce128">
            <text:p>15,1<text:s text:c="5"/></text:p>
          </table:table-cell>
          <table:table-cell office:value-type="float" office:value="22657" table:style-name="ce129">
            <text:p>22 657</text:p>
          </table:table-cell>
          <table:table-cell office:value-type="float" office:value="14.978745347445804" table:style-name="ce130">
            <text:p>15,0<text:s text:c="5"/></text:p>
          </table:table-cell>
          <table:table-cell office:value-type="float" office:value="26323" table:style-name="ce129">
            <text:p>26 323</text:p>
          </table:table-cell>
          <table:table-cell office:value-type="float" office:value="15.016143937751714" table:style-name="ce130">
            <text:p>15,0<text:s text:c="5"/></text:p>
          </table:table-cell>
          <table:table-cell office:value-type="float" office:value="47" table:style-name="ce115">
            <text:p>+ 47</text:p>
          </table:table-cell>
          <table:table-cell office:value-type="float" office:value="0.2074414088361213" table:style-name="ce116">
            <text:p>+0,2<text:s text:c="3"/></text:p>
          </table:table-cell>
          <table:table-cell office:value-type="float" office:value="-3619" table:style-name="ce115">
            <text:p><text:s/>-3 619</text:p>
          </table:table-cell>
          <table:table-cell office:value-type="float" office:value="-13.74843292937735" table:style-name="ce116">
            <text:p>-13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2º Ciclo</text:p>
          </table:table-cell>
          <table:table-cell office:value-type="float" office:value="22573" table:style-name="ce127">
            <text:p>22 573</text:p>
          </table:table-cell>
          <table:table-cell office:value-type="float" office:value="14.994187784383406" table:style-name="ce128">
            <text:p>15,0<text:s text:c="5"/></text:p>
          </table:table-cell>
          <table:table-cell office:value-type="float" office:value="22680" table:style-name="ce129">
            <text:p>22 680</text:p>
          </table:table-cell>
          <table:table-cell office:value-type="float" office:value="14.993950853161092" table:style-name="ce130">
            <text:p>15,0<text:s text:c="5"/></text:p>
          </table:table-cell>
          <table:table-cell office:value-type="float" office:value="26491" table:style-name="ce129">
            <text:p>26 491</text:p>
          </table:table-cell>
          <table:table-cell office:value-type="float" office:value="15.11198074136613" table:style-name="ce130">
            <text:p>15,1<text:s text:c="5"/></text:p>
          </table:table-cell>
          <table:table-cell office:value-type="float" office:value="-107" table:style-name="ce115">
            <text:p><text:s/>- 107</text:p>
          </table:table-cell>
          <table:table-cell office:value-type="float" office:value="-0.47178130511463845" table:style-name="ce116">
            <text:p>-0,5<text:s text:c="3"/></text:p>
          </table:table-cell>
          <table:table-cell office:value-type="float" office:value="-3918" table:style-name="ce115">
            <text:p><text:s/>-3 918</text:p>
          </table:table-cell>
          <table:table-cell office:value-type="float" office:value="-14.789928655014911" table:style-name="ce116">
            <text:p>-14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3º Ciclo</text:p>
          </table:table-cell>
          <table:table-cell office:value-type="float" office:value="29152" table:style-name="ce127">
            <text:p>29 152</text:p>
          </table:table-cell>
          <table:table-cell office:value-type="float" office:value="19.364309674848052" table:style-name="ce128">
            <text:p>19,4<text:s text:c="5"/></text:p>
          </table:table-cell>
          <table:table-cell office:value-type="float" office:value="29505" table:style-name="ce129">
            <text:p>29 505</text:p>
          </table:table-cell>
          <table:table-cell office:value-type="float" office:value="19.506019396936424" table:style-name="ce130">
            <text:p>19,5<text:s text:c="5"/></text:p>
          </table:table-cell>
          <table:table-cell office:value-type="float" office:value="35539" table:style-name="ce129">
            <text:p>35 539</text:p>
          </table:table-cell>
          <table:table-cell office:value-type="float" office:value="20.273477164599711" table:style-name="ce130">
            <text:p>20,3<text:s text:c="5"/></text:p>
          </table:table-cell>
          <table:table-cell office:value-type="float" office:value="-353" table:style-name="ce115">
            <text:p><text:s/>- 353</text:p>
          </table:table-cell>
          <table:table-cell office:value-type="float" office:value="-1.1964073885782072" table:style-name="ce116">
            <text:p>-1,2<text:s text:c="3"/></text:p>
          </table:table-cell>
          <table:table-cell office:value-type="float" office:value="-6387" table:style-name="ce115">
            <text:p><text:s/>-6 387</text:p>
          </table:table-cell>
          <table:table-cell office:value-type="float" office:value="-17.97180562199274" table:style-name="ce116">
            <text:p>-18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Secundário</text:p>
          </table:table-cell>
          <table:table-cell office:value-type="float" office:value="44221" table:style-name="ce127">
            <text:p>44 221</text:p>
          </table:table-cell>
          <table:table-cell office:value-type="float" office:value="29.373941346441264" table:style-name="ce128">
            <text:p>29,4<text:s text:c="5"/></text:p>
          </table:table-cell>
          <table:table-cell office:value-type="float" office:value="44795" table:style-name="ce129">
            <text:p>44 795</text:p>
          </table:table-cell>
          <table:table-cell office:value-type="float" office:value="29.614375152881443" table:style-name="ce130">
            <text:p>29,6<text:s text:c="5"/></text:p>
          </table:table-cell>
          <table:table-cell office:value-type="float" office:value="53457" table:style-name="ce129">
            <text:p>53 457</text:p>
          </table:table-cell>
          <table:table-cell office:value-type="float" office:value="30.494928635808737" table:style-name="ce130">
            <text:p>30,5<text:s text:c="5"/></text:p>
          </table:table-cell>
          <table:table-cell office:value-type="float" office:value="-574" table:style-name="ce115">
            <text:p><text:s/>- 574</text:p>
          </table:table-cell>
          <table:table-cell office:value-type="float" office:value="-1.2813930126130149" table:style-name="ce116">
            <text:p>-1,3<text:s text:c="3"/></text:p>
          </table:table-cell>
          <table:table-cell office:value-type="float" office:value="-9236" table:style-name="ce115">
            <text:p><text:s/>-9 236</text:p>
          </table:table-cell>
          <table:table-cell office:value-type="float" office:value="-17.277437940774828" table:style-name="ce116">
            <text:p>-17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Superior</text:p>
          </table:table-cell>
          <table:table-cell office:value-type="float" office:value="17741" table:style-name="ce127">
            <text:p>17 741</text:p>
          </table:table-cell>
          <table:table-cell office:value-type="float" office:value="11.784516257597396" table:style-name="ce128">
            <text:p>11,8<text:s text:c="5"/></text:p>
          </table:table-cell>
          <table:table-cell office:value-type="float" office:value="18289" table:style-name="ce129">
            <text:p>18 289</text:p>
          </table:table-cell>
          <table:table-cell office:value-type="float" office:value="12.091021479429594" table:style-name="ce130">
            <text:p>12,1<text:s text:c="5"/></text:p>
          </table:table-cell>
          <table:table-cell office:value-type="float" office:value="20282" table:style-name="ce129">
            <text:p>20 282</text:p>
          </table:table-cell>
          <table:table-cell office:value-type="float" office:value="11.570012207783318" table:style-name="ce130">
            <text:p>11,6<text:s text:c="5"/></text:p>
          </table:table-cell>
          <table:table-cell office:value-type="float" office:value="-548" table:style-name="ce115">
            <text:p><text:s/>- 548</text:p>
          </table:table-cell>
          <table:table-cell office:value-type="float" office:value="-2.9963365957679478" table:style-name="ce116">
            <text:p>-3,0<text:s text:c="3"/></text:p>
          </table:table-cell>
          <table:table-cell office:value-type="float" office:value="-2541" table:style-name="ce115">
            <text:p><text:s/>-2 541</text:p>
          </table:table-cell>
          <table:table-cell office:value-type="float" office:value="-12.528350261315452" table:style-name="ce116">
            <text:p>-12,5<text:s text:c="3"/>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126"/>
          <table:table-cell table:style-name="ce127"/>
          <table:table-cell table:style-name="ce119"/>
          <table:table-cell table:style-name="ce129"/>
          <table:table-cell table:style-name="ce121"/>
          <table:table-cell table:style-name="ce129"/>
          <table:table-cell office:value-type="float" office:value="0" table:style-name="ce121">
            <text:p>0,0<text:s text:c="5"/></text:p>
          </table:table-cell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9"/>Mulheres</text:p>
          </table:table-cell>
          <table:table-cell office:value-type="float" office:value="195339" table:style-name="ce122">
            <text:p>195 339</text:p>
          </table:table-cell>
          <table:table-cell office:value-type="float" office:value="100" table:style-name="ce123">
            <text:p>100,0<text:s text:c="5"/></text:p>
          </table:table-cell>
          <table:table-cell office:value-type="float" office:value="200406" table:style-name="ce124">
            <text:p>200 406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222989" table:style-name="ce124">
            <text:p>222 989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-5067" table:style-name="ce108">
            <text:p><text:s/>-5 067</text:p>
          </table:table-cell>
          <table:table-cell office:value-type="float" office:value="-2.5283674141492773" table:style-name="ce109">
            <text:p>-2,5<text:s text:c="3"/></text:p>
          </table:table-cell>
          <table:table-cell office:value-type="float" office:value="-27650" table:style-name="ce108">
            <text:p><text:s/>-27 650</text:p>
          </table:table-cell>
          <table:table-cell office:value-type="float" office:value="-12.399714784137334" table:style-name="ce109">
            <text:p>-12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&lt; 25 anos</text:p>
          </table:table-cell>
          <table:table-cell office:value-type="float" office:value="20837" table:style-name="ce127">
            <text:p>20 837</text:p>
          </table:table-cell>
          <table:table-cell office:value-type="float" office:value="10.667096688321328" table:style-name="ce128">
            <text:p>10,7<text:s text:c="5"/></text:p>
          </table:table-cell>
          <table:table-cell office:value-type="float" office:value="21806" table:style-name="ce129">
            <text:p>21 806</text:p>
          </table:table-cell>
          <table:table-cell office:value-type="float" office:value="10.880911749149227" table:style-name="ce130">
            <text:p>10,9<text:s text:c="5"/></text:p>
          </table:table-cell>
          <table:table-cell office:value-type="float" office:value="26996" table:style-name="ce129">
            <text:p>26 996</text:p>
          </table:table-cell>
          <table:table-cell office:value-type="float" office:value="12.106426774414881" table:style-name="ce130">
            <text:p>12,1<text:s text:c="5"/></text:p>
          </table:table-cell>
          <table:table-cell office:value-type="float" office:value="-969" table:style-name="ce115">
            <text:p><text:s/>- 969</text:p>
          </table:table-cell>
          <table:table-cell office:value-type="float" office:value="-4.4437310831881138" table:style-name="ce116">
            <text:p>-4,4<text:s text:c="3"/></text:p>
          </table:table-cell>
          <table:table-cell office:value-type="float" office:value="-6159" table:style-name="ce115">
            <text:p><text:s/>-6 159</text:p>
          </table:table-cell>
          <table:table-cell office:value-type="float" office:value="-22.814491035708993" table:style-name="ce116">
            <text:p>-2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&gt;= 25 anos</text:p>
          </table:table-cell>
          <table:table-cell office:value-type="float" office:value="174502" table:style-name="ce127">
            <text:p>174 502</text:p>
          </table:table-cell>
          <table:table-cell office:value-type="float" office:value="89.332903311678663" table:style-name="ce128">
            <text:p>89,3<text:s text:c="5"/></text:p>
          </table:table-cell>
          <table:table-cell office:value-type="float" office:value="178600" table:style-name="ce129">
            <text:p>178 600</text:p>
          </table:table-cell>
          <table:table-cell office:value-type="float" office:value="89.11908825085078" table:style-name="ce130">
            <text:p>89,1<text:s text:c="5"/></text:p>
          </table:table-cell>
          <table:table-cell office:value-type="float" office:value="195993" table:style-name="ce129">
            <text:p>195 993</text:p>
          </table:table-cell>
          <table:table-cell office:value-type="float" office:value="87.893573225585115" table:style-name="ce130">
            <text:p>87,9<text:s text:c="5"/></text:p>
          </table:table-cell>
          <table:table-cell office:value-type="float" office:value="-4098" table:style-name="ce115">
            <text:p><text:s/>-4 098</text:p>
          </table:table-cell>
          <table:table-cell office:value-type="float" office:value="-2.2945128779395296" table:style-name="ce116">
            <text:p>-2,3<text:s text:c="3"/></text:p>
          </table:table-cell>
          <table:table-cell office:value-type="float" office:value="-21491" table:style-name="ce115">
            <text:p><text:s/>-21 491</text:p>
          </table:table-cell>
          <table:table-cell office:value-type="float" office:value="-10.965187532207784" table:style-name="ce116">
            <text:p>-11,0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style-name="ce1"/>
          <table:table-cell table:style-name="ce69"/>
          <table:table-cell table:number-columns-repeated="16370"/>
        </table:table-row>
        <table:table-row table:style-name="ro4">
          <table:table-cell/>
          <table:table-cell office:value-type="string" table:style-name="ce126">
            <text:p><text:s text:c="13"/>Inscritos &lt; 1 ano</text:p>
          </table:table-cell>
          <table:table-cell office:value-type="float" office:value="96437" table:style-name="ce127">
            <text:p>96 437</text:p>
          </table:table-cell>
          <table:table-cell office:value-type="float" office:value="49.36904560789192" table:style-name="ce128">
            <text:p>49,4<text:s text:c="5"/></text:p>
          </table:table-cell>
          <table:table-cell office:value-type="float" office:value="98643" table:style-name="ce129">
            <text:p>98 643</text:p>
          </table:table-cell>
          <table:table-cell office:value-type="float" office:value="49.221580192209814" table:style-name="ce130">
            <text:p>49,2<text:s text:c="5"/></text:p>
          </table:table-cell>
          <table:table-cell office:value-type="float" office:value="137271" table:style-name="ce129">
            <text:p>137 271</text:p>
          </table:table-cell>
          <table:table-cell office:value-type="float" office:value="61.559538811331507" table:style-name="ce130">
            <text:p>61,6<text:s text:c="5"/></text:p>
          </table:table-cell>
          <table:table-cell office:value-type="float" office:value="-2206" table:style-name="ce115">
            <text:p><text:s/>-2 206</text:p>
          </table:table-cell>
          <table:table-cell office:value-type="float" office:value="-2.2363472319373905" table:style-name="ce116">
            <text:p>-2,2<text:s text:c="3"/></text:p>
          </table:table-cell>
          <table:table-cell office:value-type="float" office:value="-40834" table:style-name="ce115">
            <text:p><text:s/>-40 834</text:p>
          </table:table-cell>
          <table:table-cell office:value-type="float" office:value="-29.746996816516237" table:style-name="ce116">
            <text:p>-29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Inscritos &gt;= 1 ano</text:p>
          </table:table-cell>
          <table:table-cell office:value-type="float" office:value="98902" table:style-name="ce127">
            <text:p>98 902</text:p>
          </table:table-cell>
          <table:table-cell office:value-type="float" office:value="50.630954392108073" table:style-name="ce128">
            <text:p>50,6<text:s text:c="5"/></text:p>
          </table:table-cell>
          <table:table-cell office:value-type="float" office:value="101763" table:style-name="ce129">
            <text:p>101 763</text:p>
          </table:table-cell>
          <table:table-cell office:value-type="float" office:value="50.778419807790186" table:style-name="ce130">
            <text:p>50,8<text:s text:c="5"/></text:p>
          </table:table-cell>
          <table:table-cell office:value-type="float" office:value="85718" table:style-name="ce129">
            <text:p>85 718</text:p>
          </table:table-cell>
          <table:table-cell office:value-type="float" office:value="38.4404611886685" table:style-name="ce130">
            <text:p>38,4<text:s text:c="5"/></text:p>
          </table:table-cell>
          <table:table-cell office:value-type="float" office:value="-2861" table:style-name="ce115">
            <text:p><text:s/>-2 861</text:p>
          </table:table-cell>
          <table:table-cell office:value-type="float" office:value="-2.8114344113282823" table:style-name="ce116">
            <text:p>-2,8<text:s text:c="3"/></text:p>
          </table:table-cell>
          <table:table-cell office:value-type="float" office:value="13184" table:style-name="ce115">
            <text:p>+13 184</text:p>
          </table:table-cell>
          <table:table-cell office:value-type="float" office:value="15.380666837770363" table:style-name="ce116">
            <text:p>+15,4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Primeiro Emprego</text:p>
          </table:table-cell>
          <table:table-cell office:value-type="float" office:value="20024" table:style-name="ce127">
            <text:p>20 024</text:p>
          </table:table-cell>
          <table:table-cell office:value-type="float" office:value="10.250897158273565" table:style-name="ce128">
            <text:p>10,3<text:s text:c="5"/></text:p>
          </table:table-cell>
          <table:table-cell office:value-type="float" office:value="21017" table:style-name="ce129">
            <text:p>21 017</text:p>
          </table:table-cell>
          <table:table-cell office:value-type="float" office:value="10.487210961747651" table:style-name="ce130">
            <text:p>10,5<text:s text:c="5"/></text:p>
          </table:table-cell>
          <table:table-cell office:value-type="float" office:value="21008" table:style-name="ce129">
            <text:p>21 008</text:p>
          </table:table-cell>
          <table:table-cell office:value-type="float" office:value="9.4210925202588474" table:style-name="ce130">
            <text:p>9,4<text:s text:c="5"/></text:p>
          </table:table-cell>
          <table:table-cell office:value-type="float" office:value="-993" table:style-name="ce115">
            <text:p><text:s/>- 993</text:p>
          </table:table-cell>
          <table:table-cell office:value-type="float" office:value="-4.7247466336774995" table:style-name="ce116">
            <text:p>-4,7<text:s text:c="3"/></text:p>
          </table:table-cell>
          <table:table-cell office:value-type="float" office:value="-984" table:style-name="ce115">
            <text:p><text:s/>- 984</text:p>
          </table:table-cell>
          <table:table-cell office:value-type="float" office:value="-4.6839299314546841" table:style-name="ce116">
            <text:p>-4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Novo Emprego</text:p>
          </table:table-cell>
          <table:table-cell office:value-type="float" office:value="175315" table:style-name="ce127">
            <text:p>175 315</text:p>
          </table:table-cell>
          <table:table-cell office:value-type="float" office:value="89.74910284172644" table:style-name="ce128">
            <text:p>89,7<text:s text:c="5"/></text:p>
          </table:table-cell>
          <table:table-cell office:value-type="float" office:value="179389" table:style-name="ce129">
            <text:p>179 389</text:p>
          </table:table-cell>
          <table:table-cell office:value-type="float" office:value="89.51278903825235" table:style-name="ce130">
            <text:p>89,5<text:s text:c="5"/></text:p>
          </table:table-cell>
          <table:table-cell office:value-type="float" office:value="201981" table:style-name="ce129">
            <text:p>201 981</text:p>
          </table:table-cell>
          <table:table-cell office:value-type="float" office:value="90.578907479741162" table:style-name="ce130">
            <text:p>90,6<text:s text:c="5"/></text:p>
          </table:table-cell>
          <table:table-cell office:value-type="float" office:value="-4074" table:style-name="ce115">
            <text:p><text:s/>-4 074</text:p>
          </table:table-cell>
          <table:table-cell office:value-type="float" office:value="-2.2710422601162836" table:style-name="ce116">
            <text:p>-2,3<text:s text:c="3"/></text:p>
          </table:table-cell>
          <table:table-cell office:value-type="float" office:value="-26666" table:style-name="ce115">
            <text:p><text:s/>-26 666</text:p>
          </table:table-cell>
          <table:table-cell office:value-type="float" office:value="-13.202231893098856" table:style-name="ce116">
            <text:p>-13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Nenhum <text:s/>Nível de Instrução</text:p>
          </table:table-cell>
          <table:table-cell office:value-type="float" office:value="15820" table:style-name="ce127">
            <text:p>15 820</text:p>
          </table:table-cell>
          <table:table-cell office:value-type="float" office:value="8.0987411627990316" table:style-name="ce128">
            <text:p>8,1<text:s text:c="5"/></text:p>
          </table:table-cell>
          <table:table-cell office:value-type="float" office:value="15478" table:style-name="ce129">
            <text:p>15 478</text:p>
          </table:table-cell>
          <table:table-cell office:value-type="float" office:value="7.7233216570362169" table:style-name="ce130">
            <text:p>7,7<text:s text:c="5"/></text:p>
          </table:table-cell>
          <table:table-cell office:value-type="float" office:value="14877" table:style-name="ce129">
            <text:p>14 877</text:p>
          </table:table-cell>
          <table:table-cell office:value-type="float" office:value="6.6716295422644167" table:style-name="ce130">
            <text:p>6,7<text:s text:c="5"/></text:p>
          </table:table-cell>
          <table:table-cell office:value-type="float" office:value="342" table:style-name="ce115">
            <text:p>+ 342</text:p>
          </table:table-cell>
          <table:table-cell office:value-type="float" office:value="2.2095878020416073" table:style-name="ce116">
            <text:p>+2,2<text:s text:c="3"/></text:p>
          </table:table-cell>
          <table:table-cell office:value-type="float" office:value="943" table:style-name="ce115">
            <text:p>+ 943</text:p>
          </table:table-cell>
          <table:table-cell office:value-type="float" office:value="6.3386435437252127" table:style-name="ce116">
            <text:p>+6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1º Ciclo</text:p>
          </table:table-cell>
          <table:table-cell office:value-type="float" office:value="26007" table:style-name="ce127">
            <text:p>26 007</text:p>
          </table:table-cell>
          <table:table-cell office:value-type="float" office:value="13.313777586657041" table:style-name="ce128">
            <text:p>13,3<text:s text:c="5"/></text:p>
          </table:table-cell>
          <table:table-cell office:value-type="float" office:value="26237" table:style-name="ce129">
            <text:p>26 237</text:p>
          </table:table-cell>
          <table:table-cell office:value-type="float" office:value="13.091923395507122" table:style-name="ce130">
            <text:p>13,1<text:s text:c="5"/></text:p>
          </table:table-cell>
          <table:table-cell office:value-type="float" office:value="29674" table:style-name="ce129">
            <text:p>29 674</text:p>
          </table:table-cell>
          <table:table-cell office:value-type="float" office:value="13.307382875388472" table:style-name="ce130">
            <text:p>13,3<text:s text:c="5"/></text:p>
          </table:table-cell>
          <table:table-cell office:value-type="float" office:value="-230" table:style-name="ce115">
            <text:p><text:s/>- 230</text:p>
          </table:table-cell>
          <table:table-cell office:value-type="float" office:value="-0.87662461409459924" table:style-name="ce116">
            <text:p>-0,9<text:s text:c="3"/></text:p>
          </table:table-cell>
          <table:table-cell office:value-type="float" office:value="-3667" table:style-name="ce115">
            <text:p><text:s/>-3 667</text:p>
          </table:table-cell>
          <table:table-cell office:value-type="float" office:value="-12.357619464851386" table:style-name="ce116">
            <text:p>-12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2º Ciclo</text:p>
          </table:table-cell>
          <table:table-cell office:value-type="float" office:value="24236" table:style-name="ce127">
            <text:p>24 236</text:p>
          </table:table-cell>
          <table:table-cell office:value-type="float" office:value="12.407148598078214" table:style-name="ce128">
            <text:p>12,4<text:s text:c="5"/></text:p>
          </table:table-cell>
          <table:table-cell office:value-type="float" office:value="24607" table:style-name="ce129">
            <text:p>24 607</text:p>
          </table:table-cell>
          <table:table-cell office:value-type="float" office:value="12.278574493777631" table:style-name="ce130">
            <text:p>12,3<text:s text:c="5"/></text:p>
          </table:table-cell>
          <table:table-cell office:value-type="float" office:value="27923" table:style-name="ce129">
            <text:p>27 923</text:p>
          </table:table-cell>
          <table:table-cell office:value-type="float" office:value="12.522142347828815" table:style-name="ce130">
            <text:p>12,5<text:s text:c="5"/></text:p>
          </table:table-cell>
          <table:table-cell office:value-type="float" office:value="-371" table:style-name="ce115">
            <text:p><text:s/>- 371</text:p>
          </table:table-cell>
          <table:table-cell office:value-type="float" office:value="-1.5077010606737919" table:style-name="ce116">
            <text:p>-1,5<text:s text:c="3"/></text:p>
          </table:table-cell>
          <table:table-cell office:value-type="float" office:value="-3687" table:style-name="ce115">
            <text:p><text:s/>-3 687</text:p>
          </table:table-cell>
          <table:table-cell office:value-type="float" office:value="-13.204168606525087" table:style-name="ce116">
            <text:p>-13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3º Ciclo</text:p>
          </table:table-cell>
          <table:table-cell office:value-type="float" office:value="36313" table:style-name="ce127">
            <text:p>36 313</text:p>
          </table:table-cell>
          <table:table-cell office:value-type="float" office:value="18.589733744925489" table:style-name="ce128">
            <text:p>18,6<text:s text:c="5"/></text:p>
          </table:table-cell>
          <table:table-cell office:value-type="float" office:value="37100" table:style-name="ce129">
            <text:p>37 100</text:p>
          </table:table-cell>
          <table:table-cell office:value-type="float" office:value="18.512419787830702" table:style-name="ce130">
            <text:p>18,5<text:s text:c="5"/></text:p>
          </table:table-cell>
          <table:table-cell office:value-type="float" office:value="42876" table:style-name="ce129">
            <text:p>42 876</text:p>
          </table:table-cell>
          <table:table-cell office:value-type="float" office:value="19.227854288776577" table:style-name="ce130">
            <text:p>19,2<text:s text:c="5"/></text:p>
          </table:table-cell>
          <table:table-cell office:value-type="float" office:value="-787" table:style-name="ce115">
            <text:p><text:s/>- 787</text:p>
          </table:table-cell>
          <table:table-cell office:value-type="float" office:value="-2.1212938005390836" table:style-name="ce116">
            <text:p>-2,1<text:s text:c="3"/></text:p>
          </table:table-cell>
          <table:table-cell office:value-type="float" office:value="-6563" table:style-name="ce115">
            <text:p><text:s/>-6 563</text:p>
          </table:table-cell>
          <table:table-cell office:value-type="float" office:value="-15.306931616755296" table:style-name="ce116">
            <text:p>-15,3<text:s text:c="3"/></text:p>
          </table:table-cell>
          <table:table-cell table:style-name="ce1"/>
          <table:table-cell table:style-name="ce69"/>
          <table:table-cell table:number-columns-repeated="16370"/>
        </table:table-row>
        <table:table-row table:style-name="ro4">
          <table:table-cell/>
          <table:table-cell office:value-type="string" table:style-name="ce126">
            <text:p><text:s text:c="13"/>Secundário</text:p>
          </table:table-cell>
          <table:table-cell office:value-type="float" office:value="61116" table:style-name="ce127">
            <text:p>61 116</text:p>
          </table:table-cell>
          <table:table-cell office:value-type="float" office:value="31.287146959900479" table:style-name="ce128">
            <text:p>31,3<text:s text:c="5"/></text:p>
          </table:table-cell>
          <table:table-cell office:value-type="float" office:value="63044" table:style-name="ce129">
            <text:p>63 044</text:p>
          </table:table-cell>
          <table:table-cell office:value-type="float" office:value="31.458139975849026" table:style-name="ce130">
            <text:p>31,5<text:s text:c="5"/></text:p>
          </table:table-cell>
          <table:table-cell office:value-type="float" office:value="71672" table:style-name="ce129">
            <text:p>71 672</text:p>
          </table:table-cell>
          <table:table-cell office:value-type="float" office:value="32.141495768849587" table:style-name="ce130">
            <text:p>32,1<text:s text:c="5"/></text:p>
          </table:table-cell>
          <table:table-cell office:value-type="float" office:value="-1928" table:style-name="ce115">
            <text:p><text:s/>-1 928</text:p>
          </table:table-cell>
          <table:table-cell office:value-type="float" office:value="-3.0581815874627245" table:style-name="ce116">
            <text:p>-3,1<text:s text:c="3"/></text:p>
          </table:table-cell>
          <table:table-cell office:value-type="float" office:value="-10556" table:style-name="ce115">
            <text:p><text:s/>-10 556</text:p>
          </table:table-cell>
          <table:table-cell office:value-type="float" office:value="-14.728206273021543" table:style-name="ce116">
            <text:p>-14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Superior</text:p>
          </table:table-cell>
          <table:table-cell office:value-type="float" office:value="31847" table:style-name="ce127">
            <text:p>31 847</text:p>
          </table:table-cell>
          <table:table-cell office:value-type="float" office:value="16.303451947639743" table:style-name="ce128">
            <text:p>16,3<text:s text:c="5"/></text:p>
          </table:table-cell>
          <table:table-cell office:value-type="float" office:value="33940" table:style-name="ce129">
            <text:p>33 940</text:p>
          </table:table-cell>
          <table:table-cell office:value-type="float" office:value="16.9356206899993" table:style-name="ce130">
            <text:p>16,9<text:s text:c="5"/></text:p>
          </table:table-cell>
          <table:table-cell office:value-type="float" office:value="35967" table:style-name="ce129">
            <text:p>35 967</text:p>
          </table:table-cell>
          <table:table-cell office:value-type="float" office:value="16.129495176892135" table:style-name="ce130">
            <text:p>16,1<text:s text:c="5"/></text:p>
          </table:table-cell>
          <table:table-cell office:value-type="float" office:value="-2093" table:style-name="ce115">
            <text:p><text:s/>-2 093</text:p>
          </table:table-cell>
          <table:table-cell office:value-type="float" office:value="-6.1667648791985856" table:style-name="ce116">
            <text:p>-6,2<text:s text:c="3"/></text:p>
          </table:table-cell>
          <table:table-cell office:value-type="float" office:value="-4120" table:style-name="ce115">
            <text:p><text:s/>-4 120</text:p>
          </table:table-cell>
          <table:table-cell office:value-type="float" office:value="-11.454944810520756" table:style-name="ce116">
            <text:p>-11,5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2"/>
          <table:table-cell table:style-name="ce133"/>
          <table:table-cell table:style-name="ce134"/>
          <table:table-cell table:style-name="ce135"/>
          <table:table-cell table:style-name="ce136"/>
          <table:table-cell table:style-name="ce135"/>
          <table:table-cell table:style-name="ce136"/>
          <table:table-cell table:style-name="ce137"/>
          <table:table-cell table:style-name="ce138"/>
          <table:table-cell table:style-name="ce137"/>
          <table:table-cell table:style-name="ce138"/>
          <table:table-cell table:number-columns-repeated="16372" table:style-name="ce1"/>
        </table:table-row>
        <table:table-row table:style-name="ro13">
          <table:table-cell/>
          <table:table-cell office:value-type="string" table:style-name="ce157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38"/>
          <table:table-cell table:number-columns-repeated="16372" table:style-name="ce1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3" table:default-cell-style-name="ce1"/>
        <table:table-column table:style-name="co34" table:default-cell-style-name="ce1"/>
        <table:table-column table:style-name="co13" table:default-cell-style-name="ce1"/>
        <table:table-column table:style-name="co19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39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55867in" svg:height="0.6280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853in" svg:y="0.23261in" svg:width="1.95236in" svg:height="0.4953in">
                <draw:text-box>
                  <text:p text:style-name="a25" text:class-names="" text:cond-style-name=""><text:span text:style-name="a23" text:class-names="">NOVEMBRO 2021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5" draw:style-name="a21" draw:name="Text Box 122" svg:x="0in" svg:y="0in" svg:width="0.97917in" svg:height="0.31121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19">
          <table:table-cell/>
          <table:table-cell office:value-type="string" table:style-name="ce155">
            <text:p>Quadro 2 - PEDIDOS DE EMPREGO <text:s text:c="2"/>E <text:s text:c="3"/>DESEMPREGO REGISTADO</text:p>
          </table:table-cell>
          <table:table-cell table:number-columns-repeated="8" table:style-name="ce155"/>
          <table:table-cell office:value-type="string" table:number-columns-spanned="2" table:number-rows-spanned="1" table:style-name="ce370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19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3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3">
          <table:table-cell/>
          <table:table-cell table:style-name="ce31"/>
          <table:table-cell table:style-name="ce159"/>
          <table:table-cell table:style-name="ce160"/>
          <table:table-cell table:style-name="ce161"/>
          <table:table-cell table:style-name="ce162"/>
          <table:table-cell table:style-name="ce161"/>
          <table:table-cell table:style-name="ce162"/>
          <table:table-cell office:value-type="string" table:number-columns-spanned="4" table:number-rows-spanned="1" table:style-name="ce371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12">
          <table:table-cell/>
          <table:table-cell table:style-name="ce28"/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2">
            <text:p>Mês <text:s/>anterior</text:p>
          </table:table-cell>
          <table:covered-table-cell/>
          <table:table-cell office:value-type="string" table:number-columns-spanned="2" table:number-rows-spanned="1" table:style-name="ce373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3">
          <table:table-cell/>
          <table:table-cell table:style-name="ce33"/>
          <table:table-cell table:style-name="ce166"/>
          <table:table-cell table:style-name="ce167"/>
          <table:table-cell table:style-name="ce168"/>
          <table:table-cell table:style-name="ce169"/>
          <table:table-cell table:style-name="ce168"/>
          <table:table-cell table:style-name="ce169"/>
          <table:table-cell office:value-type="string" table:style-name="ce170">
            <text:p>Var. Abs.</text:p>
          </table:table-cell>
          <table:table-cell office:value-type="string" table:style-name="ce171">
            <text:p>Var. %</text:p>
          </table:table-cell>
          <table:table-cell office:value-type="string" table:style-name="ce170">
            <text:p>Var. Abs.</text:p>
          </table:table-cell>
          <table:table-cell office:value-type="string" table:style-name="ce172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22">
          <table:table-cell/>
          <table:table-cell table:style-name="ce28"/>
          <table:table-cell table:style-name="ce90"/>
          <table:table-cell table:style-name="ce91"/>
          <table:table-cell table:style-name="ce52"/>
          <table:table-cell table:style-name="ce94"/>
          <table:table-cell table:style-name="ce52"/>
          <table:table-cell table:style-name="ce94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4">
          <table:table-cell/>
          <table:table-cell office:value-type="string" table:style-name="ce103">
            <text:p>PEDIDOS DE EMPREGO</text:p>
          </table:table-cell>
          <table:table-cell office:value-type="float" office:value="495479" table:style-name="ce104">
            <text:p>495 479</text:p>
          </table:table-cell>
          <table:table-cell office:value-type="float" office:value="100" table:style-name="ce105">
            <text:p>100,0<text:s text:c="5"/></text:p>
          </table:table-cell>
          <table:table-cell office:value-type="float" office:value="499399" table:style-name="ce106">
            <text:p>499 399</text:p>
          </table:table-cell>
          <table:table-cell office:value-type="float" office:value="100" table:style-name="ce107">
            <text:p>100,0<text:s text:c="5"/></text:p>
          </table:table-cell>
          <table:table-cell office:value-type="float" office:value="535850" table:style-name="ce106">
            <text:p>535 850</text:p>
          </table:table-cell>
          <table:table-cell office:value-type="float" office:value="100" table:style-name="ce107">
            <text:p>100,0<text:s text:c="5"/></text:p>
          </table:table-cell>
          <table:table-cell office:value-type="float" office:value="-3920" table:style-name="ce108">
            <text:p><text:s/>-3 920</text:p>
          </table:table-cell>
          <table:table-cell office:value-type="float" office:value="-0.78494350208951158" table:style-name="ce109">
            <text:p>-0,8<text:s text:c="3"/></text:p>
          </table:table-cell>
          <table:table-cell office:value-type="float" office:value="-40371" table:style-name="ce108">
            <text:p><text:s/>-40 371</text:p>
          </table:table-cell>
          <table:table-cell office:value-type="float" office:value="-7.5340113837827749" table:style-name="ce109">
            <text:p>-7,5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4">
          <table:table-cell/>
          <table:table-cell office:value-type="string" table:style-name="ce110">
            <text:p><text:s text:c="7"/>DESEMPREGO REGISTADO</text:p>
          </table:table-cell>
          <table:table-cell office:value-type="float" office:value="324558" table:style-name="ce111">
            <text:p>324 558</text:p>
          </table:table-cell>
          <table:table-cell office:value-type="float" office:value="65.503886138463997" table:style-name="ce112">
            <text:p>65,5<text:s text:c="5"/></text:p>
          </table:table-cell>
          <table:table-cell office:value-type="float" office:value="329745" table:style-name="ce113">
            <text:p>329 745</text:p>
          </table:table-cell>
          <table:table-cell office:value-type="float" office:value="66.028366096047449" table:style-name="ce114">
            <text:p>66,0<text:s text:c="5"/></text:p>
          </table:table-cell>
          <table:table-cell office:value-type="float" office:value="371576" table:style-name="ce113">
            <text:p>371 576</text:p>
          </table:table-cell>
          <table:table-cell office:value-type="float" office:value="69.343286367453587" table:style-name="ce114">
            <text:p>69,3<text:s text:c="5"/></text:p>
          </table:table-cell>
          <table:table-cell office:value-type="float" office:value="-5187" table:style-name="ce115">
            <text:p><text:s/>-5 187</text:p>
          </table:table-cell>
          <table:table-cell office:value-type="float" office:value="-1.5730337078651686" table:style-name="ce116">
            <text:p>-1,6<text:s text:c="3"/></text:p>
          </table:table-cell>
          <table:table-cell office:value-type="float" office:value="-47018" table:style-name="ce115">
            <text:p><text:s/>-47 018</text:p>
          </table:table-cell>
          <table:table-cell office:value-type="float" office:value="-12.653669774151183" table:style-name="ce116">
            <text:p>-12,7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17">
            <text:p><text:s text:c="7"/>EMPREGADOS</text:p>
          </table:table-cell>
          <table:table-cell office:value-type="float" office:value="48510" table:style-name="ce111">
            <text:p>48 510</text:p>
          </table:table-cell>
          <table:table-cell office:value-type="float" office:value="9.790525935508871" table:style-name="ce112">
            <text:p>9,8<text:s text:c="5"/></text:p>
          </table:table-cell>
          <table:table-cell office:value-type="float" office:value="49339" table:style-name="ce113">
            <text:p>49 339</text:p>
          </table:table-cell>
          <table:table-cell office:value-type="float" office:value="9.8796753697944926" table:style-name="ce114">
            <text:p>9,9<text:s text:c="5"/></text:p>
          </table:table-cell>
          <table:table-cell office:value-type="float" office:value="45286" table:style-name="ce113">
            <text:p>45 286</text:p>
          </table:table-cell>
          <table:table-cell office:value-type="float" office:value="8.4512456844266115" table:style-name="ce114">
            <text:p>8,5<text:s text:c="5"/></text:p>
          </table:table-cell>
          <table:table-cell office:value-type="float" office:value="-829" table:style-name="ce115">
            <text:p><text:s/>- 829</text:p>
          </table:table-cell>
          <table:table-cell office:value-type="float" office:value="-1.6802124080342122" table:style-name="ce116">
            <text:p>-1,7<text:s text:c="3"/></text:p>
          </table:table-cell>
          <table:table-cell office:value-type="float" office:value="3224" table:style-name="ce115">
            <text:p>+3 224</text:p>
          </table:table-cell>
          <table:table-cell office:value-type="float" office:value="7.1191979861325789" table:style-name="ce116">
            <text:p>+7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17">
            <text:p><text:s text:c="7"/>OCUPADOS</text:p>
          </table:table-cell>
          <table:table-cell office:value-type="float" office:value="102544" table:style-name="ce111">
            <text:p>102 544</text:p>
          </table:table-cell>
          <table:table-cell office:value-type="float" office:value="20.695932622775132" table:style-name="ce112">
            <text:p>20,7<text:s text:c="5"/></text:p>
          </table:table-cell>
          <table:table-cell office:value-type="float" office:value="101560" table:style-name="ce113">
            <text:p>101 560</text:p>
          </table:table-cell>
          <table:table-cell office:value-type="float" office:value="20.336444406176224" table:style-name="ce114">
            <text:p>20,3<text:s text:c="5"/></text:p>
          </table:table-cell>
          <table:table-cell office:value-type="float" office:value="101785" table:style-name="ce113">
            <text:p>101 785</text:p>
          </table:table-cell>
          <table:table-cell office:value-type="float" office:value="18.995054586171502" table:style-name="ce114">
            <text:p>19,0<text:s text:c="5"/></text:p>
          </table:table-cell>
          <table:table-cell office:value-type="float" office:value="984" table:style-name="ce115">
            <text:p>+ 984</text:p>
          </table:table-cell>
          <table:table-cell office:value-type="float" office:value="0.96888538794801105" table:style-name="ce116">
            <text:p>+1,0<text:s text:c="3"/></text:p>
          </table:table-cell>
          <table:table-cell office:value-type="float" office:value="759" table:style-name="ce115">
            <text:p>+ 759</text:p>
          </table:table-cell>
          <table:table-cell office:value-type="float" office:value="0.74568944343469079" table:style-name="ce116">
            <text:p>+0,7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110">
            <text:p><text:s text:c="7"/>INDISPONIVEIS TEMPORÁRIAMENTE</text:p>
          </table:table-cell>
          <table:table-cell office:value-type="float" office:value="19867" table:style-name="ce111">
            <text:p>19 867</text:p>
          </table:table-cell>
          <table:table-cell office:value-type="float" office:value="4.0096553032520053" table:style-name="ce112">
            <text:p>4,0<text:s text:c="5"/></text:p>
          </table:table-cell>
          <table:table-cell office:value-type="float" office:value="18755" table:style-name="ce113">
            <text:p>18 755</text:p>
          </table:table-cell>
          <table:table-cell office:value-type="float" office:value="3.7555141279818343" table:style-name="ce114">
            <text:p>3,8<text:s text:c="5"/></text:p>
          </table:table-cell>
          <table:table-cell office:value-type="float" office:value="17203" table:style-name="ce113">
            <text:p>17 203</text:p>
          </table:table-cell>
          <table:table-cell office:value-type="float" office:value="3.2104133619483064" table:style-name="ce114">
            <text:p>3,2<text:s text:c="5"/></text:p>
          </table:table-cell>
          <table:table-cell office:value-type="float" office:value="1112" table:style-name="ce115">
            <text:p>+1 112</text:p>
          </table:table-cell>
          <table:table-cell office:value-type="float" office:value="5.9290855771794186" table:style-name="ce116">
            <text:p>+5,9<text:s text:c="3"/></text:p>
          </table:table-cell>
          <table:table-cell office:value-type="float" office:value="2664" table:style-name="ce115">
            <text:p>+2 664</text:p>
          </table:table-cell>
          <table:table-cell office:value-type="float" office:value="15.48567110387723" table:style-name="ce116">
            <text:p>+15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8">
          <table:table-cell/>
          <table:table-cell table:style-name="ce110"/>
          <table:table-cell table:style-name="ce118"/>
          <table:table-cell table:style-name="ce119"/>
          <table:table-cell table:style-name="ce120"/>
          <table:table-cell table:style-name="ce121"/>
          <table:table-cell table:style-name="ce120"/>
          <table:table-cell table:style-name="ce121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103">
            <text:p><text:s text:c="5"/>DESEMPREGO REGISTADO</text:p>
          </table:table-cell>
          <table:table-cell office:value-type="float" office:value="324558" table:style-name="ce122">
            <text:p>324 558</text:p>
          </table:table-cell>
          <table:table-cell office:value-type="float" office:value="100" table:style-name="ce123">
            <text:p>100,0<text:s text:c="5"/></text:p>
          </table:table-cell>
          <table:table-cell office:value-type="float" office:value="329745" table:style-name="ce124">
            <text:p>329 745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371576" table:style-name="ce124">
            <text:p>371 576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-5187" table:style-name="ce108">
            <text:p><text:s/>-5 187</text:p>
          </table:table-cell>
          <table:table-cell office:value-type="float" office:value="-1.5730337078651686" table:style-name="ce109">
            <text:p>-1,6<text:s text:c="3"/></text:p>
          </table:table-cell>
          <table:table-cell office:value-type="float" office:value="-47018" table:style-name="ce108">
            <text:p><text:s/>-47 018</text:p>
          </table:table-cell>
          <table:table-cell office:value-type="float" office:value="-12.653669774151183" table:style-name="ce109">
            <text:p>-12,7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Homens<text:s/></text:p>
          </table:table-cell>
          <table:table-cell office:value-type="float" office:value="140708" table:style-name="ce127">
            <text:p>140 708</text:p>
          </table:table-cell>
          <table:table-cell office:value-type="float" office:value="43.353730303982644" table:style-name="ce128">
            <text:p>43,4<text:s text:c="5"/></text:p>
          </table:table-cell>
          <table:table-cell office:value-type="float" office:value="141198" table:style-name="ce129">
            <text:p>141 198</text:p>
          </table:table-cell>
          <table:table-cell office:value-type="float" office:value="42.820361188190873" table:style-name="ce130">
            <text:p>42,8<text:s text:c="5"/></text:p>
          </table:table-cell>
          <table:table-cell office:value-type="float" office:value="162663" table:style-name="ce129">
            <text:p>162 663</text:p>
          </table:table-cell>
          <table:table-cell office:value-type="float" office:value="43.776508708850947" table:style-name="ce130">
            <text:p>43,8<text:s text:c="5"/></text:p>
          </table:table-cell>
          <table:table-cell office:value-type="float" office:value="-490" table:style-name="ce115">
            <text:p><text:s/>- 490</text:p>
          </table:table-cell>
          <table:table-cell office:value-type="float" office:value="-0.347030411195626" table:style-name="ce116">
            <text:p>-0,3<text:s text:c="3"/></text:p>
          </table:table-cell>
          <table:table-cell office:value-type="float" office:value="-21955" table:style-name="ce115">
            <text:p><text:s/>-21 955</text:p>
          </table:table-cell>
          <table:table-cell office:value-type="float" office:value="-13.497230470358963" table:style-name="ce116">
            <text:p>-13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Mulheres</text:p>
          </table:table-cell>
          <table:table-cell office:value-type="float" office:value="183850" table:style-name="ce127">
            <text:p>183 850</text:p>
          </table:table-cell>
          <table:table-cell office:value-type="float" office:value="56.646269696017349" table:style-name="ce128">
            <text:p>56,6<text:s text:c="5"/></text:p>
          </table:table-cell>
          <table:table-cell office:value-type="float" office:value="188547" table:style-name="ce129">
            <text:p>188 547</text:p>
          </table:table-cell>
          <table:table-cell office:value-type="float" office:value="57.179638811809127" table:style-name="ce130">
            <text:p>57,2<text:s text:c="5"/></text:p>
          </table:table-cell>
          <table:table-cell office:value-type="float" office:value="208913" table:style-name="ce129">
            <text:p>208 913</text:p>
          </table:table-cell>
          <table:table-cell office:value-type="float" office:value="56.223491291149053" table:style-name="ce130">
            <text:p>56,2<text:s text:c="5"/></text:p>
          </table:table-cell>
          <table:table-cell office:value-type="float" office:value="-4697" table:style-name="ce115">
            <text:p><text:s/>-4 697</text:p>
          </table:table-cell>
          <table:table-cell office:value-type="float" office:value="-2.4911560512763398" table:style-name="ce116">
            <text:p>-2,5<text:s text:c="3"/></text:p>
          </table:table-cell>
          <table:table-cell office:value-type="float" office:value="-25063" table:style-name="ce115">
            <text:p><text:s/>-25 063</text:p>
          </table:table-cell>
          <table:table-cell office:value-type="float" office:value="-11.996859936911537" table:style-name="ce116">
            <text:p>-12,0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5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&lt; 25 anos</text:p>
          </table:table-cell>
          <table:table-cell office:value-type="float" office:value="35501" table:style-name="ce127">
            <text:p>35 501</text:p>
          </table:table-cell>
          <table:table-cell office:value-type="float" office:value="10.938260649868436" table:style-name="ce128">
            <text:p>10,9<text:s text:c="5"/></text:p>
          </table:table-cell>
          <table:table-cell office:value-type="float" office:value="36789" table:style-name="ce129">
            <text:p>36 789</text:p>
          </table:table-cell>
          <table:table-cell office:value-type="float" office:value="11.156802984124097" table:style-name="ce130">
            <text:p>11,2<text:s text:c="5"/></text:p>
          </table:table-cell>
          <table:table-cell office:value-type="float" office:value="45709" table:style-name="ce129">
            <text:p>45 709</text:p>
          </table:table-cell>
          <table:table-cell office:value-type="float" office:value="12.30138652657868" table:style-name="ce130">
            <text:p>12,3<text:s text:c="5"/></text:p>
          </table:table-cell>
          <table:table-cell office:value-type="float" office:value="-1288" table:style-name="ce115">
            <text:p><text:s/>-1 288</text:p>
          </table:table-cell>
          <table:table-cell office:value-type="float" office:value="-3.5010465084672053" table:style-name="ce116">
            <text:p>-3,5<text:s text:c="3"/></text:p>
          </table:table-cell>
          <table:table-cell office:value-type="float" office:value="-10208" table:style-name="ce115">
            <text:p><text:s/>-10 208</text:p>
          </table:table-cell>
          <table:table-cell office:value-type="float" office:value="-22.332582204817435" table:style-name="ce116">
            <text:p>-22,3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&gt;= 25 anos</text:p>
          </table:table-cell>
          <table:table-cell office:value-type="float" office:value="289057" table:style-name="ce127">
            <text:p>289 057</text:p>
          </table:table-cell>
          <table:table-cell office:value-type="float" office:value="89.06173935013156" table:style-name="ce128">
            <text:p>89,1<text:s text:c="5"/></text:p>
          </table:table-cell>
          <table:table-cell office:value-type="float" office:value="292956" table:style-name="ce129">
            <text:p>292 956</text:p>
          </table:table-cell>
          <table:table-cell office:value-type="float" office:value="88.843197015875901" table:style-name="ce130">
            <text:p>88,8<text:s text:c="5"/></text:p>
          </table:table-cell>
          <table:table-cell office:value-type="float" office:value="325867" table:style-name="ce129">
            <text:p>325 867</text:p>
          </table:table-cell>
          <table:table-cell office:value-type="float" office:value="87.698613473421318" table:style-name="ce130">
            <text:p>87,7<text:s text:c="5"/></text:p>
          </table:table-cell>
          <table:table-cell office:value-type="float" office:value="-3899" table:style-name="ce115">
            <text:p><text:s/>-3 899</text:p>
          </table:table-cell>
          <table:table-cell office:value-type="float" office:value="-1.3309165881565832" table:style-name="ce116">
            <text:p>-1,3<text:s text:c="3"/></text:p>
          </table:table-cell>
          <table:table-cell office:value-type="float" office:value="-36810" table:style-name="ce115">
            <text:p><text:s/>-36 810</text:p>
          </table:table-cell>
          <table:table-cell office:value-type="float" office:value="-11.296019541714871" table:style-name="ce116">
            <text:p>-11,3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26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Inscritos &lt; 1 ano</text:p>
          </table:table-cell>
          <table:table-cell office:value-type="float" office:value="164233" table:style-name="ce127">
            <text:p>164 233</text:p>
          </table:table-cell>
          <table:table-cell office:value-type="float" office:value="50.602049556627783" table:style-name="ce128">
            <text:p>50,6<text:s text:c="5"/></text:p>
          </table:table-cell>
          <table:table-cell office:value-type="float" office:value="165345" table:style-name="ce129">
            <text:p>165 345</text:p>
          </table:table-cell>
          <table:table-cell office:value-type="float" office:value="50.143292544238726" table:style-name="ce130">
            <text:p>50,1<text:s text:c="5"/></text:p>
          </table:table-cell>
          <table:table-cell office:value-type="float" office:value="234464" table:style-name="ce129">
            <text:p>234 464</text:p>
          </table:table-cell>
          <table:table-cell office:value-type="float" office:value="63.099877279479834" table:style-name="ce130">
            <text:p>63,1<text:s text:c="5"/></text:p>
          </table:table-cell>
          <table:table-cell office:value-type="float" office:value="-1112" table:style-name="ce115">
            <text:p><text:s/>-1 112</text:p>
          </table:table-cell>
          <table:table-cell office:value-type="float" office:value="-0.67253318818228558" table:style-name="ce116">
            <text:p>-0,7<text:s text:c="3"/></text:p>
          </table:table-cell>
          <table:table-cell office:value-type="float" office:value="-70231" table:style-name="ce115">
            <text:p><text:s/>-70 231</text:p>
          </table:table-cell>
          <table:table-cell office:value-type="float" office:value="-29.953852190528185" table:style-name="ce116">
            <text:p>-30,0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Inscritos &gt;= 1 ano</text:p>
          </table:table-cell>
          <table:table-cell office:value-type="float" office:value="160325" table:style-name="ce127">
            <text:p>160 325</text:p>
          </table:table-cell>
          <table:table-cell office:value-type="float" office:value="49.397950443372217" table:style-name="ce128">
            <text:p>49,4<text:s text:c="5"/></text:p>
          </table:table-cell>
          <table:table-cell office:value-type="float" office:value="164400" table:style-name="ce129">
            <text:p>164 400</text:p>
          </table:table-cell>
          <table:table-cell office:value-type="float" office:value="49.856707455761267" table:style-name="ce130">
            <text:p>49,9<text:s text:c="5"/></text:p>
          </table:table-cell>
          <table:table-cell office:value-type="float" office:value="137112" table:style-name="ce129">
            <text:p>137 112</text:p>
          </table:table-cell>
          <table:table-cell office:value-type="float" office:value="36.900122720520159" table:style-name="ce130">
            <text:p>36,9<text:s text:c="5"/></text:p>
          </table:table-cell>
          <table:table-cell office:value-type="float" office:value="-4075" table:style-name="ce115">
            <text:p><text:s/>-4 075</text:p>
          </table:table-cell>
          <table:table-cell office:value-type="float" office:value="-2.4787104622871046" table:style-name="ce116">
            <text:p>-2,5<text:s text:c="3"/></text:p>
          </table:table-cell>
          <table:table-cell office:value-type="float" office:value="23213" table:style-name="ce115">
            <text:p>+23 213</text:p>
          </table:table-cell>
          <table:table-cell office:value-type="float" office:value="16.929955073224807" table:style-name="ce116">
            <text:p>+16,9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26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Primeiro Emprego</text:p>
          </table:table-cell>
          <table:table-cell office:value-type="float" office:value="31212" table:style-name="ce127">
            <text:p>31 212</text:p>
          </table:table-cell>
          <table:table-cell office:value-type="float" office:value="9.6167711164106251" table:style-name="ce128">
            <text:p>9,6<text:s text:c="5"/></text:p>
          </table:table-cell>
          <table:table-cell office:value-type="float" office:value="32653" table:style-name="ce129">
            <text:p>32 653</text:p>
          </table:table-cell>
          <table:table-cell office:value-type="float" office:value="9.9025004169888859" table:style-name="ce130">
            <text:p>9,9<text:s text:c="5"/></text:p>
          </table:table-cell>
          <table:table-cell office:value-type="float" office:value="32438" table:style-name="ce129">
            <text:p>32 438</text:p>
          </table:table-cell>
          <table:table-cell office:value-type="float" office:value="8.72984261631537" table:style-name="ce130">
            <text:p>8,7<text:s text:c="5"/></text:p>
          </table:table-cell>
          <table:table-cell office:value-type="float" office:value="-1441" table:style-name="ce115">
            <text:p><text:s/>-1 441</text:p>
          </table:table-cell>
          <table:table-cell office:value-type="float" office:value="-4.4130707745077018" table:style-name="ce116">
            <text:p>-4,4<text:s text:c="3"/></text:p>
          </table:table-cell>
          <table:table-cell office:value-type="float" office:value="-1226" table:style-name="ce115">
            <text:p><text:s/>-1 226</text:p>
          </table:table-cell>
          <table:table-cell office:value-type="float" office:value="-3.7795178494358468" table:style-name="ce116">
            <text:p>-3,8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Novo Emprego</text:p>
          </table:table-cell>
          <table:table-cell office:value-type="float" office:value="293346" table:style-name="ce127">
            <text:p>293 346</text:p>
          </table:table-cell>
          <table:table-cell office:value-type="float" office:value="90.383228883589368" table:style-name="ce128">
            <text:p>90,4<text:s text:c="5"/></text:p>
          </table:table-cell>
          <table:table-cell office:value-type="float" office:value="297092" table:style-name="ce129">
            <text:p>297 092</text:p>
          </table:table-cell>
          <table:table-cell office:value-type="float" office:value="90.097499583011114" table:style-name="ce130">
            <text:p>90,1<text:s text:c="5"/></text:p>
          </table:table-cell>
          <table:table-cell office:value-type="float" office:value="339138" table:style-name="ce129">
            <text:p>339 138</text:p>
          </table:table-cell>
          <table:table-cell office:value-type="float" office:value="91.270157383684619" table:style-name="ce130">
            <text:p>91,3<text:s text:c="5"/></text:p>
          </table:table-cell>
          <table:table-cell office:value-type="float" office:value="-3746" table:style-name="ce115">
            <text:p><text:s/>-3 746</text:p>
          </table:table-cell>
          <table:table-cell office:value-type="float" office:value="-1.2608888829049587" table:style-name="ce116">
            <text:p>-1,3<text:s text:c="3"/></text:p>
          </table:table-cell>
          <table:table-cell office:value-type="float" office:value="-45792" table:style-name="ce115">
            <text:p><text:s/>-45 792</text:p>
          </table:table-cell>
          <table:table-cell office:value-type="float" office:value="-13.502468021867204" table:style-name="ce116">
            <text:p>-13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25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Nenhum <text:s/>Nível de Instrução</text:p>
          </table:table-cell>
          <table:table-cell office:value-type="float" office:value="28794" table:style-name="ce127">
            <text:p>28 794</text:p>
          </table:table-cell>
          <table:table-cell office:value-type="float" office:value="8.8717578984341774" table:style-name="ce128">
            <text:p>8,9<text:s text:c="5"/></text:p>
          </table:table-cell>
          <table:table-cell office:value-type="float" office:value="27629" table:style-name="ce129">
            <text:p>27 629</text:p>
          </table:table-cell>
          <table:table-cell office:value-type="float" office:value="8.3788988460780303" table:style-name="ce130">
            <text:p>8,4<text:s text:c="5"/></text:p>
          </table:table-cell>
          <table:table-cell office:value-type="float" office:value="26837" table:style-name="ce129">
            <text:p>26 837</text:p>
          </table:table-cell>
          <table:table-cell office:value-type="float" office:value="7.2224793851056042" table:style-name="ce130">
            <text:p>7,2<text:s text:c="5"/></text:p>
          </table:table-cell>
          <table:table-cell office:value-type="float" office:value="1165" table:style-name="ce115">
            <text:p>+1 165</text:p>
          </table:table-cell>
          <table:table-cell office:value-type="float" office:value="4.216584024032719" table:style-name="ce116">
            <text:p>+4,2<text:s text:c="3"/></text:p>
          </table:table-cell>
          <table:table-cell office:value-type="float" office:value="1957" table:style-name="ce115">
            <text:p>+1 957</text:p>
          </table:table-cell>
          <table:table-cell office:value-type="float" office:value="7.2921712561016507" table:style-name="ce116">
            <text:p>+7,3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Básico - 1º Ciclo</text:p>
          </table:table-cell>
          <table:table-cell office:value-type="float" office:value="44540" table:style-name="ce127">
            <text:p>44 540</text:p>
          </table:table-cell>
          <table:table-cell office:value-type="float" office:value="13.723279044115383" table:style-name="ce128">
            <text:p>13,7<text:s text:c="5"/></text:p>
          </table:table-cell>
          <table:table-cell office:value-type="float" office:value="44742" table:style-name="ce129">
            <text:p>44 742</text:p>
          </table:table-cell>
          <table:table-cell office:value-type="float" office:value="13.568666696993132" table:style-name="ce130">
            <text:p>13,6<text:s text:c="5"/></text:p>
          </table:table-cell>
          <table:table-cell office:value-type="float" office:value="51467" table:style-name="ce129">
            <text:p>51 467</text:p>
          </table:table-cell>
          <table:table-cell office:value-type="float" office:value="13.851002217581328" table:style-name="ce130">
            <text:p>13,9<text:s text:c="5"/></text:p>
          </table:table-cell>
          <table:table-cell office:value-type="float" office:value="-202" table:style-name="ce115">
            <text:p><text:s/>- 202</text:p>
          </table:table-cell>
          <table:table-cell office:value-type="float" office:value="-0.45147735908095304" table:style-name="ce116">
            <text:p>-0,5<text:s text:c="3"/></text:p>
          </table:table-cell>
          <table:table-cell office:value-type="float" office:value="-6927" table:style-name="ce115">
            <text:p><text:s/>-6 927</text:p>
          </table:table-cell>
          <table:table-cell office:value-type="float" office:value="-13.459109720791965" table:style-name="ce116">
            <text:p>-13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26">
            <text:p><text:s text:c="13"/>Básico - 2º Ciclo</text:p>
          </table:table-cell>
          <table:table-cell office:value-type="float" office:value="42768" table:style-name="ce127">
            <text:p>42 768</text:p>
          </table:table-cell>
          <table:table-cell office:value-type="float" office:value="13.177305751206255" table:style-name="ce128">
            <text:p>13,2<text:s text:c="5"/></text:p>
          </table:table-cell>
          <table:table-cell office:value-type="float" office:value="43140" table:style-name="ce129">
            <text:p>43 140</text:p>
          </table:table-cell>
          <table:table-cell office:value-type="float" office:value="13.082836737478962" table:style-name="ce130">
            <text:p>13,1<text:s text:c="5"/></text:p>
          </table:table-cell>
          <table:table-cell office:value-type="float" office:value="49542" table:style-name="ce129">
            <text:p>49 542</text:p>
          </table:table-cell>
          <table:table-cell office:value-type="float" office:value="13.332938618210003" table:style-name="ce130">
            <text:p>13,3<text:s text:c="5"/></text:p>
          </table:table-cell>
          <table:table-cell office:value-type="float" office:value="-372" table:style-name="ce115">
            <text:p><text:s/>- 372</text:p>
          </table:table-cell>
          <table:table-cell office:value-type="float" office:value="-0.86230876216968011" table:style-name="ce116">
            <text:p>-0,9<text:s text:c="3"/></text:p>
          </table:table-cell>
          <table:table-cell office:value-type="float" office:value="-6774" table:style-name="ce115">
            <text:p><text:s/>-6 774</text:p>
          </table:table-cell>
          <table:table-cell office:value-type="float" office:value="-13.673246941988616" table:style-name="ce116">
            <text:p>-13,7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17">
            <text:p><text:s text:c="13"/>Básico - 3º Ciclo</text:p>
          </table:table-cell>
          <table:table-cell office:value-type="float" office:value="61574" table:style-name="ce127">
            <text:p>61 574</text:p>
          </table:table-cell>
          <table:table-cell office:value-type="float" office:value="18.971647594574776" table:style-name="ce128">
            <text:p>19,0<text:s text:c="5"/></text:p>
          </table:table-cell>
          <table:table-cell office:value-type="float" office:value="62573" table:style-name="ce129">
            <text:p>62 573</text:p>
          </table:table-cell>
          <table:table-cell office:value-type="float" office:value="18.976178562222323" table:style-name="ce130">
            <text:p>19,0<text:s text:c="5"/></text:p>
          </table:table-cell>
          <table:table-cell office:value-type="float" office:value="73350" table:style-name="ce129">
            <text:p>73 350</text:p>
          </table:table-cell>
          <table:table-cell office:value-type="float" office:value="19.740241565655477" table:style-name="ce130">
            <text:p>19,7<text:s text:c="5"/></text:p>
          </table:table-cell>
          <table:table-cell office:value-type="float" office:value="-999" table:style-name="ce115">
            <text:p><text:s/>- 999</text:p>
          </table:table-cell>
          <table:table-cell office:value-type="float" office:value="-1.5965352468317004" table:style-name="ce116">
            <text:p>-1,6<text:s text:c="3"/></text:p>
          </table:table-cell>
          <table:table-cell office:value-type="float" office:value="-11776" table:style-name="ce115">
            <text:p><text:s/>-11 776</text:p>
          </table:table-cell>
          <table:table-cell office:value-type="float" office:value="-16.054533060668032" table:style-name="ce116">
            <text:p>-16,1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117">
            <text:p><text:s text:c="13"/>Secundário</text:p>
          </table:table-cell>
          <table:table-cell office:value-type="float" office:value="99218" table:style-name="ce127">
            <text:p>99 218</text:p>
          </table:table-cell>
          <table:table-cell office:value-type="float" office:value="30.570190844163449" table:style-name="ce128">
            <text:p>30,6<text:s text:c="5"/></text:p>
          </table:table-cell>
          <table:table-cell office:value-type="float" office:value="101427" table:style-name="ce129">
            <text:p>101 427</text:p>
          </table:table-cell>
          <table:table-cell office:value-type="float" office:value="30.759223035982352" table:style-name="ce130">
            <text:p>30,8<text:s text:c="5"/></text:p>
          </table:table-cell>
          <table:table-cell office:value-type="float" office:value="116635" table:style-name="ce129">
            <text:p>116 635</text:p>
          </table:table-cell>
          <table:table-cell office:value-type="float" office:value="31.389271642947875" table:style-name="ce130">
            <text:p>31,4<text:s text:c="5"/></text:p>
          </table:table-cell>
          <table:table-cell office:value-type="float" office:value="-2209" table:style-name="ce115">
            <text:p><text:s/>-2 209</text:p>
          </table:table-cell>
          <table:table-cell office:value-type="float" office:value="-2.1779210663827184" table:style-name="ce116">
            <text:p>-2,2<text:s text:c="3"/></text:p>
          </table:table-cell>
          <table:table-cell office:value-type="float" office:value="-17417" table:style-name="ce115">
            <text:p><text:s/>-17 417</text:p>
          </table:table-cell>
          <table:table-cell office:value-type="float" office:value="-14.932910361383806" table:style-name="ce116">
            <text:p>-14,9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17">
            <text:p><text:s text:c="13"/>Superior</text:p>
          </table:table-cell>
          <table:table-cell office:value-type="float" office:value="47664" table:style-name="ce127">
            <text:p>47 664</text:p>
          </table:table-cell>
          <table:table-cell office:value-type="float" office:value="14.685818867505962" table:style-name="ce128">
            <text:p>14,7<text:s text:c="5"/></text:p>
          </table:table-cell>
          <table:table-cell office:value-type="float" office:value="50234" table:style-name="ce129">
            <text:p>50 234</text:p>
          </table:table-cell>
          <table:table-cell office:value-type="float" office:value="15.234196121245205" table:style-name="ce130">
            <text:p>15,2<text:s text:c="5"/></text:p>
          </table:table-cell>
          <table:table-cell office:value-type="float" office:value="53745" table:style-name="ce129">
            <text:p>53 745</text:p>
          </table:table-cell>
          <table:table-cell office:value-type="float" office:value="14.464066570499709" table:style-name="ce130">
            <text:p>14,5<text:s text:c="5"/></text:p>
          </table:table-cell>
          <table:table-cell office:value-type="float" office:value="-2570" table:style-name="ce115">
            <text:p><text:s/>-2 570</text:p>
          </table:table-cell>
          <table:table-cell office:value-type="float" office:value="-5.1160568539236371" table:style-name="ce116">
            <text:p>-5,1<text:s text:c="3"/></text:p>
          </table:table-cell>
          <table:table-cell office:value-type="float" office:value="-6081" table:style-name="ce115">
            <text:p><text:s/>-6 081</text:p>
          </table:table-cell>
          <table:table-cell office:value-type="float" office:value="-11.314540887524421" table:style-name="ce116">
            <text:p>-11,3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26"/>
          <table:table-cell table:style-name="ce127"/>
          <table:table-cell table:style-name="ce119"/>
          <table:table-cell table:style-name="ce129"/>
          <table:table-cell table:style-name="ce121"/>
          <table:table-cell table:style-name="ce129"/>
          <table:table-cell table:style-name="ce121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9"/>Homens</text:p>
          </table:table-cell>
          <table:table-cell office:value-type="float" office:value="140708" table:style-name="ce122">
            <text:p>140 708</text:p>
          </table:table-cell>
          <table:table-cell office:value-type="float" office:value="100" table:style-name="ce123">
            <text:p>100,0<text:s text:c="5"/></text:p>
          </table:table-cell>
          <table:table-cell office:value-type="float" office:value="141198" table:style-name="ce124">
            <text:p>141 198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162663" table:style-name="ce124">
            <text:p>162 663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-490" table:style-name="ce108">
            <text:p><text:s/>- 490</text:p>
          </table:table-cell>
          <table:table-cell office:value-type="float" office:value="-0.347030411195626" table:style-name="ce109">
            <text:p>-0,3<text:s text:c="3"/></text:p>
          </table:table-cell>
          <table:table-cell office:value-type="float" office:value="-21955" table:style-name="ce108">
            <text:p><text:s/>-21 955</text:p>
          </table:table-cell>
          <table:table-cell office:value-type="float" office:value="-13.497230470358963" table:style-name="ce109">
            <text:p>-13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&lt; 25 anos</text:p>
          </table:table-cell>
          <table:table-cell office:value-type="float" office:value="16016" table:style-name="ce127">
            <text:p>16 016</text:p>
          </table:table-cell>
          <table:table-cell office:value-type="float" office:value="11.382437388066066" table:style-name="ce128">
            <text:p>11,4<text:s text:c="5"/></text:p>
          </table:table-cell>
          <table:table-cell office:value-type="float" office:value="16453" table:style-name="ce129">
            <text:p>16 453</text:p>
          </table:table-cell>
          <table:table-cell office:value-type="float" office:value="11.652431337554356" table:style-name="ce130">
            <text:p>11,7<text:s text:c="5"/></text:p>
          </table:table-cell>
          <table:table-cell office:value-type="float" office:value="20751" table:style-name="ce129">
            <text:p>20 751</text:p>
          </table:table-cell>
          <table:table-cell office:value-type="float" office:value="12.757049851533539" table:style-name="ce130">
            <text:p>12,8<text:s text:c="5"/></text:p>
          </table:table-cell>
          <table:table-cell office:value-type="float" office:value="-437" table:style-name="ce115">
            <text:p><text:s/>- 437</text:p>
          </table:table-cell>
          <table:table-cell office:value-type="float" office:value="-2.6560505682854192" table:style-name="ce116">
            <text:p>-2,7<text:s text:c="3"/></text:p>
          </table:table-cell>
          <table:table-cell office:value-type="float" office:value="-4735" table:style-name="ce115">
            <text:p><text:s/>-4 735</text:p>
          </table:table-cell>
          <table:table-cell office:value-type="float" office:value="-22.818177437231942" table:style-name="ce116">
            <text:p>-2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&gt;= 25 anos</text:p>
          </table:table-cell>
          <table:table-cell office:value-type="float" office:value="124692" table:style-name="ce127">
            <text:p>124 692</text:p>
          </table:table-cell>
          <table:table-cell office:value-type="float" office:value="88.617562611933934" table:style-name="ce128">
            <text:p>88,6<text:s text:c="5"/></text:p>
          </table:table-cell>
          <table:table-cell office:value-type="float" office:value="124745" table:style-name="ce129">
            <text:p>124 745</text:p>
          </table:table-cell>
          <table:table-cell office:value-type="float" office:value="88.347568662445639" table:style-name="ce130">
            <text:p>88,3<text:s text:c="5"/></text:p>
          </table:table-cell>
          <table:table-cell office:value-type="float" office:value="141912" table:style-name="ce129">
            <text:p>141 912</text:p>
          </table:table-cell>
          <table:table-cell office:value-type="float" office:value="87.242950148466463" table:style-name="ce130">
            <text:p>87,2<text:s text:c="5"/></text:p>
          </table:table-cell>
          <table:table-cell office:value-type="float" office:value="-53" table:style-name="ce115">
            <text:p><text:s/>- 53</text:p>
          </table:table-cell>
          <table:table-cell office:value-type="float" office:value="-4.2486672812537575E-2" table:style-name="ce116">
            <text:p>-0,0<text:s text:c="3"/></text:p>
          </table:table-cell>
          <table:table-cell office:value-type="float" office:value="-17220" table:style-name="ce115">
            <text:p><text:s/>-17 220</text:p>
          </table:table-cell>
          <table:table-cell office:value-type="float" office:value="-12.134280399120581" table:style-name="ce116">
            <text:p>-12,1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Inscritos &lt; 1 ano</text:p>
          </table:table-cell>
          <table:table-cell office:value-type="float" office:value="72974" table:style-name="ce127">
            <text:p>72 974</text:p>
          </table:table-cell>
          <table:table-cell office:value-type="float" office:value="51.862012110185631" table:style-name="ce128">
            <text:p>51,9<text:s text:c="5"/></text:p>
          </table:table-cell>
          <table:table-cell office:value-type="float" office:value="72046" table:style-name="ce129">
            <text:p>72 046</text:p>
          </table:table-cell>
          <table:table-cell office:value-type="float" office:value="51.024802051020558" table:style-name="ce130">
            <text:p>51,0<text:s text:c="5"/></text:p>
          </table:table-cell>
          <table:table-cell office:value-type="float" office:value="104951" table:style-name="ce129">
            <text:p>104 951</text:p>
          </table:table-cell>
          <table:table-cell office:value-type="float" office:value="64.520511732846444" table:style-name="ce130">
            <text:p>64,5<text:s text:c="5"/></text:p>
          </table:table-cell>
          <table:table-cell office:value-type="float" office:value="928" table:style-name="ce115">
            <text:p>+ 928</text:p>
          </table:table-cell>
          <table:table-cell office:value-type="float" office:value="1.288065957860256" table:style-name="ce116">
            <text:p>+1,3<text:s text:c="3"/></text:p>
          </table:table-cell>
          <table:table-cell office:value-type="float" office:value="-31977" table:style-name="ce115">
            <text:p><text:s/>-31 977</text:p>
          </table:table-cell>
          <table:table-cell office:value-type="float" office:value="-30.468504349648885" table:style-name="ce116">
            <text:p>-30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Inscritos &gt;= 1 ano</text:p>
          </table:table-cell>
          <table:table-cell office:value-type="float" office:value="67734" table:style-name="ce127">
            <text:p>67 734</text:p>
          </table:table-cell>
          <table:table-cell office:value-type="float" office:value="48.137987889814369" table:style-name="ce128">
            <text:p>48,1<text:s text:c="5"/></text:p>
          </table:table-cell>
          <table:table-cell office:value-type="float" office:value="69152" table:style-name="ce129">
            <text:p>69 152</text:p>
          </table:table-cell>
          <table:table-cell office:value-type="float" office:value="48.975197948979449" table:style-name="ce130">
            <text:p>49,0<text:s text:c="5"/></text:p>
          </table:table-cell>
          <table:table-cell office:value-type="float" office:value="57712" table:style-name="ce129">
            <text:p>57 712</text:p>
          </table:table-cell>
          <table:table-cell office:value-type="float" office:value="35.479488267153563" table:style-name="ce130">
            <text:p>35,5<text:s text:c="5"/></text:p>
          </table:table-cell>
          <table:table-cell office:value-type="float" office:value="-1418" table:style-name="ce115">
            <text:p><text:s/>-1 418</text:p>
          </table:table-cell>
          <table:table-cell office:value-type="float" office:value="-2.0505552984729292" table:style-name="ce116">
            <text:p>-2,1<text:s text:c="3"/></text:p>
          </table:table-cell>
          <table:table-cell office:value-type="float" office:value="10022" table:style-name="ce115">
            <text:p>+10 022</text:p>
          </table:table-cell>
          <table:table-cell office:value-type="float" office:value="17.365539229276408" table:style-name="ce116">
            <text:p>+17,4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Primeiro Emprego</text:p>
          </table:table-cell>
          <table:table-cell office:value-type="float" office:value="12354" table:style-name="ce127">
            <text:p>12 354</text:p>
          </table:table-cell>
          <table:table-cell office:value-type="float" office:value="8.7798845836768358" table:style-name="ce128">
            <text:p>8,8<text:s text:c="5"/></text:p>
          </table:table-cell>
          <table:table-cell office:value-type="float" office:value="12925" table:style-name="ce129">
            <text:p>12 925</text:p>
          </table:table-cell>
          <table:table-cell office:value-type="float" office:value="9.153812376945849" table:style-name="ce130">
            <text:p>9,2<text:s text:c="5"/></text:p>
          </table:table-cell>
          <table:table-cell office:value-type="float" office:value="12785" table:style-name="ce129">
            <text:p>12 785</text:p>
          </table:table-cell>
          <table:table-cell office:value-type="float" office:value="7.85980831535137" table:style-name="ce130">
            <text:p>7,9<text:s text:c="5"/></text:p>
          </table:table-cell>
          <table:table-cell office:value-type="float" office:value="-571" table:style-name="ce115">
            <text:p><text:s/>- 571</text:p>
          </table:table-cell>
          <table:table-cell office:value-type="float" office:value="-4.4177949709864608" table:style-name="ce116">
            <text:p>-4,4<text:s text:c="3"/></text:p>
          </table:table-cell>
          <table:table-cell office:value-type="float" office:value="-431" table:style-name="ce115">
            <text:p><text:s/>- 431</text:p>
          </table:table-cell>
          <table:table-cell office:value-type="float" office:value="-3.3711380524051622" table:style-name="ce116">
            <text:p>-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Novo Emprego</text:p>
          </table:table-cell>
          <table:table-cell office:value-type="float" office:value="128354" table:style-name="ce127">
            <text:p>128 354</text:p>
          </table:table-cell>
          <table:table-cell office:value-type="float" office:value="91.220115416323168" table:style-name="ce128">
            <text:p>91,2<text:s text:c="5"/></text:p>
          </table:table-cell>
          <table:table-cell office:value-type="float" office:value="128273" table:style-name="ce129">
            <text:p>128 273</text:p>
          </table:table-cell>
          <table:table-cell office:value-type="float" office:value="90.846187623054149" table:style-name="ce130">
            <text:p>90,8<text:s text:c="5"/></text:p>
          </table:table-cell>
          <table:table-cell office:value-type="float" office:value="149878" table:style-name="ce129">
            <text:p>149 878</text:p>
          </table:table-cell>
          <table:table-cell office:value-type="float" office:value="92.140191684648627" table:style-name="ce130">
            <text:p>92,1<text:s text:c="5"/></text:p>
          </table:table-cell>
          <table:table-cell office:value-type="float" office:value="81" table:style-name="ce115">
            <text:p>+ 81</text:p>
          </table:table-cell>
          <table:table-cell office:value-type="float" office:value="6.3146570205733082E-2" table:style-name="ce116">
            <text:p>+0,1<text:s text:c="3"/></text:p>
          </table:table-cell>
          <table:table-cell office:value-type="float" office:value="-21524" table:style-name="ce115">
            <text:p><text:s/>-21 524</text:p>
          </table:table-cell>
          <table:table-cell office:value-type="float" office:value="-14.361013624414523" table:style-name="ce116">
            <text:p>-14,4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Nenhum <text:s/>Nível de Instrução</text:p>
          </table:table-cell>
          <table:table-cell office:value-type="float" office:value="13431" table:style-name="ce127">
            <text:p>13 431</text:p>
          </table:table-cell>
          <table:table-cell office:value-type="float" office:value="9.5452994854592497" table:style-name="ce128">
            <text:p>9,5<text:s text:c="5"/></text:p>
          </table:table-cell>
          <table:table-cell office:value-type="float" office:value="12617" table:style-name="ce129">
            <text:p>12 617</text:p>
          </table:table-cell>
          <table:table-cell office:value-type="float" office:value="8.9356789756228832" table:style-name="ce130">
            <text:p>8,9<text:s text:c="5"/></text:p>
          </table:table-cell>
          <table:table-cell office:value-type="float" office:value="12423" table:style-name="ce129">
            <text:p>12 423</text:p>
          </table:table-cell>
          <table:table-cell office:value-type="float" office:value="7.6372623153390755" table:style-name="ce130">
            <text:p>7,6<text:s text:c="5"/></text:p>
          </table:table-cell>
          <table:table-cell office:value-type="float" office:value="814" table:style-name="ce115">
            <text:p>+ 814</text:p>
          </table:table-cell>
          <table:table-cell office:value-type="float" office:value="6.4516129032258061" table:style-name="ce116">
            <text:p>+6,5<text:s text:c="3"/></text:p>
          </table:table-cell>
          <table:table-cell office:value-type="float" office:value="1008" table:style-name="ce115">
            <text:p>+1 008</text:p>
          </table:table-cell>
          <table:table-cell office:value-type="float" office:value="8.1139821299203092" table:style-name="ce116">
            <text:p>+8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1º Ciclo</text:p>
          </table:table-cell>
          <table:table-cell office:value-type="float" office:value="20538" table:style-name="ce127">
            <text:p>20 538</text:p>
          </table:table-cell>
          <table:table-cell office:value-type="float" office:value="14.596185007249055" table:style-name="ce128">
            <text:p>14,6<text:s text:c="5"/></text:p>
          </table:table-cell>
          <table:table-cell office:value-type="float" office:value="20491" table:style-name="ce129">
            <text:p>20 491</text:p>
          </table:table-cell>
          <table:table-cell office:value-type="float" office:value="14.512245215937902" table:style-name="ce130">
            <text:p>14,5<text:s text:c="5"/></text:p>
          </table:table-cell>
          <table:table-cell office:value-type="float" office:value="23896" table:style-name="ce129">
            <text:p>23 896</text:p>
          </table:table-cell>
          <table:table-cell office:value-type="float" office:value="14.690495072634835" table:style-name="ce130">
            <text:p>14,7<text:s text:c="5"/></text:p>
          </table:table-cell>
          <table:table-cell office:value-type="float" office:value="47" table:style-name="ce115">
            <text:p>+ 47</text:p>
          </table:table-cell>
          <table:table-cell office:value-type="float" office:value="0.22936899126445756" table:style-name="ce116">
            <text:p>+0,2<text:s text:c="3"/></text:p>
          </table:table-cell>
          <table:table-cell office:value-type="float" office:value="-3358" table:style-name="ce115">
            <text:p><text:s/>-3 358</text:p>
          </table:table-cell>
          <table:table-cell office:value-type="float" office:value="-14.052561098091731" table:style-name="ce116">
            <text:p>-14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2º Ciclo</text:p>
          </table:table-cell>
          <table:table-cell office:value-type="float" office:value="20572" table:style-name="ce127">
            <text:p>20 572</text:p>
          </table:table-cell>
          <table:table-cell office:value-type="float" office:value="14.620348523182761" table:style-name="ce128">
            <text:p>14,6<text:s text:c="5"/></text:p>
          </table:table-cell>
          <table:table-cell office:value-type="float" office:value="20648" table:style-name="ce129">
            <text:p>20 648</text:p>
          </table:table-cell>
          <table:table-cell office:value-type="float" office:value="14.623436592586298" table:style-name="ce130">
            <text:p>14,6<text:s text:c="5"/></text:p>
          </table:table-cell>
          <table:table-cell office:value-type="float" office:value="23966" table:style-name="ce129">
            <text:p>23 966</text:p>
          </table:table-cell>
          <table:table-cell office:value-type="float" office:value="14.733528829543289" table:style-name="ce130">
            <text:p>14,7<text:s text:c="5"/></text:p>
          </table:table-cell>
          <table:table-cell office:value-type="float" office:value="-76" table:style-name="ce115">
            <text:p><text:s/>- 76</text:p>
          </table:table-cell>
          <table:table-cell office:value-type="float" office:value="-0.36807438977140644" table:style-name="ce116">
            <text:p>-0,4<text:s text:c="3"/></text:p>
          </table:table-cell>
          <table:table-cell office:value-type="float" office:value="-3394" table:style-name="ce115">
            <text:p><text:s/>-3 394</text:p>
          </table:table-cell>
          <table:table-cell office:value-type="float" office:value="-14.161729116248017" table:style-name="ce116">
            <text:p>-14,2<text:s text:c="3"/></text:p>
          </table:table-cell>
          <table:table-cell table:style-name="ce1"/>
          <table:table-cell table:style-name="ce343"/>
          <table:table-cell table:number-columns-repeated="16370"/>
        </table:table-row>
        <table:table-row table:style-name="ro4">
          <table:table-cell/>
          <table:table-cell office:value-type="string" table:style-name="ce126">
            <text:p><text:s text:c="13"/>Básico - 3º Ciclo</text:p>
          </table:table-cell>
          <table:table-cell office:value-type="float" office:value="27388" table:style-name="ce127">
            <text:p>27 388</text:p>
          </table:table-cell>
          <table:table-cell office:value-type="float" office:value="19.464422776245843" table:style-name="ce128">
            <text:p>19,5<text:s text:c="5"/></text:p>
          </table:table-cell>
          <table:table-cell office:value-type="float" office:value="27653" table:style-name="ce129">
            <text:p>27 653</text:p>
          </table:table-cell>
          <table:table-cell office:value-type="float" office:value="19.584555022025807" table:style-name="ce130">
            <text:p>19,6<text:s text:c="5"/></text:p>
          </table:table-cell>
          <table:table-cell office:value-type="float" office:value="33083" table:style-name="ce129">
            <text:p>33 083</text:p>
          </table:table-cell>
          <table:table-cell office:value-type="float" office:value="20.338368282891622" table:style-name="ce130">
            <text:p>20,3<text:s text:c="5"/></text:p>
          </table:table-cell>
          <table:table-cell office:value-type="float" office:value="-265" table:style-name="ce115">
            <text:p><text:s/>- 265</text:p>
          </table:table-cell>
          <table:table-cell office:value-type="float" office:value="-0.95830470473366358" table:style-name="ce116">
            <text:p>-1,0<text:s text:c="3"/></text:p>
          </table:table-cell>
          <table:table-cell office:value-type="float" office:value="-5695" table:style-name="ce115">
            <text:p><text:s/>-5 695</text:p>
          </table:table-cell>
          <table:table-cell office:value-type="float" office:value="-17.2142792370704" table:style-name="ce116">
            <text:p>-17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Secundário</text:p>
          </table:table-cell>
          <table:table-cell office:value-type="float" office:value="41744" table:style-name="ce127">
            <text:p>41 744</text:p>
          </table:table-cell>
          <table:table-cell office:value-type="float" office:value="29.667112033430936" table:style-name="ce128">
            <text:p>29,7<text:s text:c="5"/></text:p>
          </table:table-cell>
          <table:table-cell office:value-type="float" office:value="42236" table:style-name="ce129">
            <text:p>42 236</text:p>
          </table:table-cell>
          <table:table-cell office:value-type="float" office:value="29.912604994405019" table:style-name="ce130">
            <text:p>29,9<text:s text:c="5"/></text:p>
          </table:table-cell>
          <table:table-cell office:value-type="float" office:value="49932" table:style-name="ce129">
            <text:p>49 932</text:p>
          </table:table-cell>
          <table:table-cell office:value-type="float" office:value="30.696593570756718" table:style-name="ce130">
            <text:p>30,7<text:s text:c="5"/></text:p>
          </table:table-cell>
          <table:table-cell office:value-type="float" office:value="-492" table:style-name="ce115">
            <text:p><text:s/>- 492</text:p>
          </table:table-cell>
          <table:table-cell office:value-type="float" office:value="-1.1648830381664932" table:style-name="ce116">
            <text:p>-1,2<text:s text:c="3"/></text:p>
          </table:table-cell>
          <table:table-cell office:value-type="float" office:value="-8188" table:style-name="ce115">
            <text:p><text:s/>-8 188</text:p>
          </table:table-cell>
          <table:table-cell office:value-type="float" office:value="-16.398301690298805" table:style-name="ce116">
            <text:p>-16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Superior</text:p>
          </table:table-cell>
          <table:table-cell office:value-type="float" office:value="17035" table:style-name="ce127">
            <text:p>17 035</text:p>
          </table:table-cell>
          <table:table-cell office:value-type="float" office:value="12.106632174432157" table:style-name="ce128">
            <text:p>12,1<text:s text:c="5"/></text:p>
          </table:table-cell>
          <table:table-cell office:value-type="float" office:value="17553" table:style-name="ce129">
            <text:p>17 553</text:p>
          </table:table-cell>
          <table:table-cell office:value-type="float" office:value="12.431479199422087" table:style-name="ce130">
            <text:p>12,4<text:s text:c="5"/></text:p>
          </table:table-cell>
          <table:table-cell office:value-type="float" office:value="19363" table:style-name="ce129">
            <text:p>19 363</text:p>
          </table:table-cell>
          <table:table-cell office:value-type="float" office:value="11.903751928834462" table:style-name="ce130">
            <text:p>11,9<text:s text:c="5"/></text:p>
          </table:table-cell>
          <table:table-cell office:value-type="float" office:value="-518" table:style-name="ce115">
            <text:p><text:s/>- 518</text:p>
          </table:table-cell>
          <table:table-cell office:value-type="float" office:value="-2.9510624964393548" table:style-name="ce116">
            <text:p>-3,0<text:s text:c="3"/></text:p>
          </table:table-cell>
          <table:table-cell office:value-type="float" office:value="-2328" table:style-name="ce115">
            <text:p><text:s/>-2 328</text:p>
          </table:table-cell>
          <table:table-cell office:value-type="float" office:value="-12.022930331043744" table:style-name="ce116">
            <text:p>-12,0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26"/>
          <table:table-cell table:style-name="ce127"/>
          <table:table-cell table:style-name="ce119"/>
          <table:table-cell table:style-name="ce129"/>
          <table:table-cell table:style-name="ce121"/>
          <table:table-cell table:style-name="ce129"/>
          <table:table-cell office:value-type="float" office:value="0" table:style-name="ce121">
            <text:p>0,0<text:s text:c="5"/></text:p>
          </table:table-cell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31">
            <text:p><text:s text:c="9"/>Mulheres</text:p>
          </table:table-cell>
          <table:table-cell office:value-type="float" office:value="183850" table:style-name="ce122">
            <text:p>183 850</text:p>
          </table:table-cell>
          <table:table-cell office:value-type="float" office:value="100" table:style-name="ce123">
            <text:p>100,0<text:s text:c="5"/></text:p>
          </table:table-cell>
          <table:table-cell office:value-type="float" office:value="188547" table:style-name="ce124">
            <text:p>188 547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208913" table:style-name="ce124">
            <text:p>208 913</text:p>
          </table:table-cell>
          <table:table-cell office:value-type="float" office:value="100" table:style-name="ce125">
            <text:p>100,0<text:s text:c="5"/></text:p>
          </table:table-cell>
          <table:table-cell office:value-type="float" office:value="-4697" table:style-name="ce108">
            <text:p><text:s/>-4 697</text:p>
          </table:table-cell>
          <table:table-cell office:value-type="float" office:value="-2.4911560512763398" table:style-name="ce109">
            <text:p>-2,5<text:s text:c="3"/></text:p>
          </table:table-cell>
          <table:table-cell office:value-type="float" office:value="-25063" table:style-name="ce108">
            <text:p><text:s/>-25 063</text:p>
          </table:table-cell>
          <table:table-cell office:value-type="float" office:value="-11.996859936911537" table:style-name="ce109">
            <text:p>-1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&lt; 25 anos</text:p>
          </table:table-cell>
          <table:table-cell office:value-type="float" office:value="19485" table:style-name="ce127">
            <text:p>19 485</text:p>
          </table:table-cell>
          <table:table-cell office:value-type="float" office:value="10.598313842806636" table:style-name="ce128">
            <text:p>10,6<text:s text:c="5"/></text:p>
          </table:table-cell>
          <table:table-cell office:value-type="float" office:value="20336" table:style-name="ce129">
            <text:p>20 336</text:p>
          </table:table-cell>
          <table:table-cell office:value-type="float" office:value="10.785639654834073" table:style-name="ce130">
            <text:p>10,8<text:s text:c="5"/></text:p>
          </table:table-cell>
          <table:table-cell office:value-type="float" office:value="24958" table:style-name="ce129">
            <text:p>24 958</text:p>
          </table:table-cell>
          <table:table-cell office:value-type="float" office:value="11.946599780769986" table:style-name="ce130">
            <text:p>11,9<text:s text:c="5"/></text:p>
          </table:table-cell>
          <table:table-cell office:value-type="float" office:value="-851" table:style-name="ce115">
            <text:p><text:s/>- 851</text:p>
          </table:table-cell>
          <table:table-cell office:value-type="float" office:value="-4.1846970889063728" table:style-name="ce116">
            <text:p>-4,2<text:s text:c="3"/></text:p>
          </table:table-cell>
          <table:table-cell office:value-type="float" office:value="-5473" table:style-name="ce115">
            <text:p><text:s/>-5 473</text:p>
          </table:table-cell>
          <table:table-cell office:value-type="float" office:value="-21.928840451959292" table:style-name="ce116">
            <text:p>-21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&gt;= 25 anos</text:p>
          </table:table-cell>
          <table:table-cell office:value-type="float" office:value="164365" table:style-name="ce127">
            <text:p>164 365</text:p>
          </table:table-cell>
          <table:table-cell office:value-type="float" office:value="89.401686157193367" table:style-name="ce128">
            <text:p>89,4<text:s text:c="5"/></text:p>
          </table:table-cell>
          <table:table-cell office:value-type="float" office:value="168211" table:style-name="ce129">
            <text:p>168 211</text:p>
          </table:table-cell>
          <table:table-cell office:value-type="float" office:value="89.214360345165915" table:style-name="ce130">
            <text:p>89,2<text:s text:c="5"/></text:p>
          </table:table-cell>
          <table:table-cell office:value-type="float" office:value="183955" table:style-name="ce129">
            <text:p>183 955</text:p>
          </table:table-cell>
          <table:table-cell office:value-type="float" office:value="88.053400219230014" table:style-name="ce130">
            <text:p>88,1<text:s text:c="5"/></text:p>
          </table:table-cell>
          <table:table-cell office:value-type="float" office:value="-3846" table:style-name="ce115">
            <text:p><text:s/>-3 846</text:p>
          </table:table-cell>
          <table:table-cell office:value-type="float" office:value="-2.2864140870692164" table:style-name="ce116">
            <text:p>-2,3<text:s text:c="3"/></text:p>
          </table:table-cell>
          <table:table-cell office:value-type="float" office:value="-19590" table:style-name="ce115">
            <text:p><text:s/>-19 590</text:p>
          </table:table-cell>
          <table:table-cell office:value-type="float" office:value="-10.649343589464815" table:style-name="ce116">
            <text:p>-10,6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Inscritos &lt; 1 ano</text:p>
          </table:table-cell>
          <table:table-cell office:value-type="float" office:value="91259" table:style-name="ce127">
            <text:p>91 259</text:p>
          </table:table-cell>
          <table:table-cell office:value-type="float" office:value="49.637748164264345" table:style-name="ce128">
            <text:p>49,6<text:s text:c="5"/></text:p>
          </table:table-cell>
          <table:table-cell office:value-type="float" office:value="93299" table:style-name="ce129">
            <text:p>93 299</text:p>
          </table:table-cell>
          <table:table-cell office:value-type="float" office:value="49.483152741756697" table:style-name="ce130">
            <text:p>49,5<text:s text:c="5"/></text:p>
          </table:table-cell>
          <table:table-cell office:value-type="float" office:value="129513" table:style-name="ce129">
            <text:p>129 513</text:p>
          </table:table-cell>
          <table:table-cell office:value-type="float" office:value="61.993748593912301" table:style-name="ce130">
            <text:p>62,0<text:s text:c="5"/></text:p>
          </table:table-cell>
          <table:table-cell office:value-type="float" office:value="-2040" table:style-name="ce115">
            <text:p><text:s/>-2 040</text:p>
          </table:table-cell>
          <table:table-cell office:value-type="float" office:value="-2.1865186122037752" table:style-name="ce116">
            <text:p>-2,2<text:s text:c="3"/></text:p>
          </table:table-cell>
          <table:table-cell office:value-type="float" office:value="-38254" table:style-name="ce115">
            <text:p><text:s/>-38 254</text:p>
          </table:table-cell>
          <table:table-cell office:value-type="float" office:value="-29.536803255271671" table:style-name="ce116">
            <text:p>-29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Inscritos &gt;= 1 ano</text:p>
          </table:table-cell>
          <table:table-cell office:value-type="float" office:value="92591" table:style-name="ce127">
            <text:p>92 591</text:p>
          </table:table-cell>
          <table:table-cell office:value-type="float" office:value="50.362251835735648" table:style-name="ce128">
            <text:p>50,4<text:s text:c="5"/></text:p>
          </table:table-cell>
          <table:table-cell office:value-type="float" office:value="95248" table:style-name="ce129">
            <text:p>95 248</text:p>
          </table:table-cell>
          <table:table-cell office:value-type="float" office:value="50.516847258243303" table:style-name="ce130">
            <text:p>50,5<text:s text:c="5"/></text:p>
          </table:table-cell>
          <table:table-cell office:value-type="float" office:value="79400" table:style-name="ce129">
            <text:p>79 400</text:p>
          </table:table-cell>
          <table:table-cell office:value-type="float" office:value="38.006251406087699" table:style-name="ce130">
            <text:p>38,0<text:s text:c="5"/></text:p>
          </table:table-cell>
          <table:table-cell office:value-type="float" office:value="-2657" table:style-name="ce115">
            <text:p><text:s/>-2 657</text:p>
          </table:table-cell>
          <table:table-cell office:value-type="float" office:value="-2.7895598857718795" table:style-name="ce116">
            <text:p>-2,8<text:s text:c="3"/></text:p>
          </table:table-cell>
          <table:table-cell office:value-type="float" office:value="13191" table:style-name="ce115">
            <text:p>+13 191</text:p>
          </table:table-cell>
          <table:table-cell office:value-type="float" office:value="16.613350125944585" table:style-name="ce116">
            <text:p>+16,6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Primeiro Emprego</text:p>
          </table:table-cell>
          <table:table-cell office:value-type="float" office:value="18858" table:style-name="ce127">
            <text:p>18 858</text:p>
          </table:table-cell>
          <table:table-cell office:value-type="float" office:value="10.257274952406853" table:style-name="ce128">
            <text:p>10,3<text:s text:c="5"/></text:p>
          </table:table-cell>
          <table:table-cell office:value-type="float" office:value="19728" table:style-name="ce129">
            <text:p>19 728</text:p>
          </table:table-cell>
          <table:table-cell office:value-type="float" office:value="10.463173638403157" table:style-name="ce130">
            <text:p>10,5<text:s text:c="5"/></text:p>
          </table:table-cell>
          <table:table-cell office:value-type="float" office:value="19653" table:style-name="ce129">
            <text:p>19 653</text:p>
          </table:table-cell>
          <table:table-cell office:value-type="float" office:value="9.4072652252372997" table:style-name="ce130">
            <text:p>9,4<text:s text:c="5"/></text:p>
          </table:table-cell>
          <table:table-cell office:value-type="float" office:value="-870" table:style-name="ce115">
            <text:p><text:s/>- 870</text:p>
          </table:table-cell>
          <table:table-cell office:value-type="float" office:value="-4.4099756690997571" table:style-name="ce116">
            <text:p>-4,4<text:s text:c="3"/></text:p>
          </table:table-cell>
          <table:table-cell office:value-type="float" office:value="-795" table:style-name="ce115">
            <text:p><text:s/>- 795</text:p>
          </table:table-cell>
          <table:table-cell office:value-type="float" office:value="-4.0451839413829953" table:style-name="ce116">
            <text:p>-4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Novo Emprego</text:p>
          </table:table-cell>
          <table:table-cell office:value-type="float" office:value="164992" table:style-name="ce127">
            <text:p>164 992</text:p>
          </table:table-cell>
          <table:table-cell office:value-type="float" office:value="89.74272504759314" table:style-name="ce128">
            <text:p>89,7<text:s text:c="5"/></text:p>
          </table:table-cell>
          <table:table-cell office:value-type="float" office:value="168819" table:style-name="ce129">
            <text:p>168 819</text:p>
          </table:table-cell>
          <table:table-cell office:value-type="float" office:value="89.536826361596837" table:style-name="ce130">
            <text:p>89,5<text:s text:c="5"/></text:p>
          </table:table-cell>
          <table:table-cell office:value-type="float" office:value="189260" table:style-name="ce129">
            <text:p>189 260</text:p>
          </table:table-cell>
          <table:table-cell office:value-type="float" office:value="90.59273477476269" table:style-name="ce130">
            <text:p>90,6<text:s text:c="5"/></text:p>
          </table:table-cell>
          <table:table-cell office:value-type="float" office:value="-3827" table:style-name="ce115">
            <text:p><text:s/>-3 827</text:p>
          </table:table-cell>
          <table:table-cell office:value-type="float" office:value="-2.2669249314354425" table:style-name="ce116">
            <text:p>-2,3<text:s text:c="3"/></text:p>
          </table:table-cell>
          <table:table-cell office:value-type="float" office:value="-24268" table:style-name="ce115">
            <text:p><text:s/>-24 268</text:p>
          </table:table-cell>
          <table:table-cell office:value-type="float" office:value="-12.82257212300539" table:style-name="ce116">
            <text:p>-12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0"/>
          <table:table-cell table:style-name="ce115"/>
          <table:table-cell table:style-name="ce116"/>
          <table:table-cell table:style-name="ce115"/>
          <table:table-cell table:style-name="ce116"/>
          <table:table-cell table:style-name="ce1"/>
          <table:table-cell table:style-name="ce343"/>
          <table:table-cell table:number-columns-repeated="16370"/>
        </table:table-row>
        <table:table-row table:style-name="ro4">
          <table:table-cell/>
          <table:table-cell office:value-type="string" table:style-name="ce126">
            <text:p><text:s text:c="13"/>Nenhum <text:s/>Nível de Instrução</text:p>
          </table:table-cell>
          <table:table-cell office:value-type="float" office:value="15363" table:style-name="ce127">
            <text:p>15 363</text:p>
          </table:table-cell>
          <table:table-cell office:value-type="float" office:value="8.3562686973075877" table:style-name="ce128">
            <text:p>8,4<text:s text:c="5"/></text:p>
          </table:table-cell>
          <table:table-cell office:value-type="float" office:value="15012" table:style-name="ce129">
            <text:p>15 012</text:p>
          </table:table-cell>
          <table:table-cell office:value-type="float" office:value="7.9619405241133503" table:style-name="ce130">
            <text:p>8,0<text:s text:c="5"/></text:p>
          </table:table-cell>
          <table:table-cell office:value-type="float" office:value="14414" table:style-name="ce129">
            <text:p>14 414</text:p>
          </table:table-cell>
          <table:table-cell office:value-type="float" office:value="6.8995227678507325" table:style-name="ce130">
            <text:p>6,9<text:s text:c="5"/></text:p>
          </table:table-cell>
          <table:table-cell office:value-type="float" office:value="351" table:style-name="ce115">
            <text:p>+ 351</text:p>
          </table:table-cell>
          <table:table-cell office:value-type="float" office:value="2.3381294964028778" table:style-name="ce116">
            <text:p>+2,3<text:s text:c="3"/></text:p>
          </table:table-cell>
          <table:table-cell office:value-type="float" office:value="949" table:style-name="ce115">
            <text:p>+ 949</text:p>
          </table:table-cell>
          <table:table-cell office:value-type="float" office:value="6.5838767864576111" table:style-name="ce116">
            <text:p>+6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1º Ciclo</text:p>
          </table:table-cell>
          <table:table-cell office:value-type="float" office:value="24002" table:style-name="ce127">
            <text:p>24 002</text:p>
          </table:table-cell>
          <table:table-cell office:value-type="float" office:value="13.055208050040795" table:style-name="ce128">
            <text:p>13,1<text:s text:c="5"/></text:p>
          </table:table-cell>
          <table:table-cell office:value-type="float" office:value="24251" table:style-name="ce129">
            <text:p>24 251</text:p>
          </table:table-cell>
          <table:table-cell office:value-type="float" office:value="12.86204500734565" table:style-name="ce130">
            <text:p>12,9<text:s text:c="5"/></text:p>
          </table:table-cell>
          <table:table-cell office:value-type="float" office:value="27571" table:style-name="ce129">
            <text:p>27 571</text:p>
          </table:table-cell>
          <table:table-cell office:value-type="float" office:value="13.197359666464031" table:style-name="ce130">
            <text:p>13,2<text:s text:c="5"/></text:p>
          </table:table-cell>
          <table:table-cell office:value-type="float" office:value="-249" table:style-name="ce115">
            <text:p><text:s/>- 249</text:p>
          </table:table-cell>
          <table:table-cell office:value-type="float" office:value="-1.0267617830192568" table:style-name="ce116">
            <text:p>-1,0<text:s text:c="3"/></text:p>
          </table:table-cell>
          <table:table-cell office:value-type="float" office:value="-3569" table:style-name="ce115">
            <text:p><text:s/>-3 569</text:p>
          </table:table-cell>
          <table:table-cell office:value-type="float" office:value="-12.944760799390664" table:style-name="ce116">
            <text:p>-12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2º Ciclo</text:p>
          </table:table-cell>
          <table:table-cell office:value-type="float" office:value="22196" table:style-name="ce127">
            <text:p>22 196</text:p>
          </table:table-cell>
          <table:table-cell office:value-type="float" office:value="12.072885504487353" table:style-name="ce128">
            <text:p>12,1<text:s text:c="5"/></text:p>
          </table:table-cell>
          <table:table-cell office:value-type="float" office:value="22492" table:style-name="ce129">
            <text:p>22 492</text:p>
          </table:table-cell>
          <table:table-cell office:value-type="float" office:value="11.929121120993704" table:style-name="ce130">
            <text:p>11,9<text:s text:c="5"/></text:p>
          </table:table-cell>
          <table:table-cell office:value-type="float" office:value="25576" table:style-name="ce129">
            <text:p>25 576</text:p>
          </table:table-cell>
          <table:table-cell office:value-type="float" office:value="12.242416699774546" table:style-name="ce130">
            <text:p>12,2<text:s text:c="5"/></text:p>
          </table:table-cell>
          <table:table-cell office:value-type="float" office:value="-296" table:style-name="ce115">
            <text:p><text:s/>- 296</text:p>
          </table:table-cell>
          <table:table-cell office:value-type="float" office:value="-1.3160234750133382" table:style-name="ce116">
            <text:p>-1,3<text:s text:c="3"/></text:p>
          </table:table-cell>
          <table:table-cell office:value-type="float" office:value="-3380" table:style-name="ce115">
            <text:p><text:s/>-3 380</text:p>
          </table:table-cell>
          <table:table-cell office:value-type="float" office:value="-13.215514544885831" table:style-name="ce116">
            <text:p>-13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Básico - 3º Ciclo</text:p>
          </table:table-cell>
          <table:table-cell office:value-type="float" office:value="34186" table:style-name="ce127">
            <text:p>34 186</text:p>
          </table:table-cell>
          <table:table-cell office:value-type="float" office:value="18.594506391079683" table:style-name="ce128">
            <text:p>18,6<text:s text:c="5"/></text:p>
          </table:table-cell>
          <table:table-cell office:value-type="float" office:value="34920" table:style-name="ce129">
            <text:p>34 920</text:p>
          </table:table-cell>
          <table:table-cell office:value-type="float" office:value="18.520581075275661" table:style-name="ce130">
            <text:p>18,5<text:s text:c="5"/></text:p>
          </table:table-cell>
          <table:table-cell office:value-type="float" office:value="40267" table:style-name="ce129">
            <text:p>40 267</text:p>
          </table:table-cell>
          <table:table-cell office:value-type="float" office:value="19.274530546208229" table:style-name="ce130">
            <text:p>19,3<text:s text:c="5"/></text:p>
          </table:table-cell>
          <table:table-cell office:value-type="float" office:value="-734" table:style-name="ce115">
            <text:p><text:s/>- 734</text:p>
          </table:table-cell>
          <table:table-cell office:value-type="float" office:value="-2.1019473081328752" table:style-name="ce116">
            <text:p>-2,1<text:s text:c="3"/></text:p>
          </table:table-cell>
          <table:table-cell office:value-type="float" office:value="-6081" table:style-name="ce115">
            <text:p><text:s/>-6 081</text:p>
          </table:table-cell>
          <table:table-cell office:value-type="float" office:value="-15.101696178011773" table:style-name="ce116">
            <text:p>-15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Secundário</text:p>
          </table:table-cell>
          <table:table-cell office:value-type="float" office:value="57474" table:style-name="ce127">
            <text:p>57 474</text:p>
          </table:table-cell>
          <table:table-cell office:value-type="float" office:value="31.261354364971446" table:style-name="ce128">
            <text:p>31,3<text:s text:c="5"/></text:p>
          </table:table-cell>
          <table:table-cell office:value-type="float" office:value="59191" table:style-name="ce129">
            <text:p>59 191</text:p>
          </table:table-cell>
          <table:table-cell office:value-type="float" office:value="31.393233517372327" table:style-name="ce130">
            <text:p>31,4<text:s text:c="5"/></text:p>
          </table:table-cell>
          <table:table-cell office:value-type="float" office:value="66703" table:style-name="ce129">
            <text:p>66 703</text:p>
          </table:table-cell>
          <table:table-cell office:value-type="float" office:value="31.928601858189769" table:style-name="ce130">
            <text:p>31,9<text:s text:c="5"/></text:p>
          </table:table-cell>
          <table:table-cell office:value-type="float" office:value="-1717" table:style-name="ce115">
            <text:p><text:s/>-1 717</text:p>
          </table:table-cell>
          <table:table-cell office:value-type="float" office:value="-2.900778834620128" table:style-name="ce116">
            <text:p>-2,9<text:s text:c="3"/></text:p>
          </table:table-cell>
          <table:table-cell office:value-type="float" office:value="-9229" table:style-name="ce115">
            <text:p><text:s/>-9 229</text:p>
          </table:table-cell>
          <table:table-cell office:value-type="float" office:value="-13.835959402125841" table:style-name="ce116">
            <text:p>-13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26">
            <text:p><text:s text:c="13"/>Superior</text:p>
          </table:table-cell>
          <table:table-cell office:value-type="float" office:value="30629" table:style-name="ce127">
            <text:p>30 629</text:p>
          </table:table-cell>
          <table:table-cell office:value-type="float" office:value="16.659776992113134" table:style-name="ce128">
            <text:p>16,7<text:s text:c="5"/></text:p>
          </table:table-cell>
          <table:table-cell office:value-type="float" office:value="32681" table:style-name="ce129">
            <text:p>32 681</text:p>
          </table:table-cell>
          <table:table-cell office:value-type="float" office:value="17.333078754899308" table:style-name="ce130">
            <text:p>17,3<text:s text:c="5"/></text:p>
          </table:table-cell>
          <table:table-cell office:value-type="float" office:value="34382" table:style-name="ce129">
            <text:p>34 382</text:p>
          </table:table-cell>
          <table:table-cell office:value-type="float" office:value="16.457568461512686" table:style-name="ce130">
            <text:p>16,5<text:s text:c="5"/></text:p>
          </table:table-cell>
          <table:table-cell office:value-type="float" office:value="-2052" table:style-name="ce115">
            <text:p><text:s/>-2 052</text:p>
          </table:table-cell>
          <table:table-cell office:value-type="float" office:value="-6.2788776353232763" table:style-name="ce116">
            <text:p>-6,3<text:s text:c="3"/></text:p>
          </table:table-cell>
          <table:table-cell office:value-type="float" office:value="-3753" table:style-name="ce115">
            <text:p><text:s/>-3 753</text:p>
          </table:table-cell>
          <table:table-cell office:value-type="float" office:value="-10.915595369670177" table:style-name="ce116">
            <text:p>-10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2"/>
          <table:table-cell table:style-name="ce133"/>
          <table:table-cell table:style-name="ce134"/>
          <table:table-cell table:style-name="ce135"/>
          <table:table-cell table:style-name="ce136"/>
          <table:table-cell table:style-name="ce135"/>
          <table:table-cell table:style-name="ce136"/>
          <table:table-cell table:style-name="ce137"/>
          <table:table-cell table:style-name="ce138"/>
          <table:table-cell table:style-name="ce137"/>
          <table:table-cell table:style-name="ce138"/>
          <table:table-cell table:number-columns-repeated="16372" table:style-name="ce1"/>
        </table:table-row>
        <table:table-row table:style-name="ro13">
          <table:table-cell/>
          <table:table-cell office:value-type="string" table:style-name="ce157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0" table:default-cell-style-name="ce1"/>
        <table:table-column table:style-name="co16" table:default-cell-style-name="ce1"/>
        <table:table-column table:style-name="co41" table:default-cell-style-name="ce1"/>
        <table:table-column table:style-name="co34" table:default-cell-style-name="ce58"/>
        <table:table-column table:style-name="co7" table:default-cell-style-name="ce58"/>
        <table:table-column table:style-name="co42" table:default-cell-style-name="ce1"/>
        <table:table-column table:style-name="co41" table:default-cell-style-name="ce1"/>
        <table:table-column table:style-name="co35" table:default-cell-style-name="ce1"/>
        <table:table-column table:style-name="co36" table:default-cell-style-name="ce1"/>
        <table:table-column table:style-name="co35" table:default-cell-style-name="ce1"/>
        <table:table-column table:style-name="co41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55628in" svg:height="0.6281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70319in" svg:y="0.23526in" svg:width="1.95053in" svg:height="0.49536in">
                <draw:text-box>
                  <text:p text:style-name="a37" text:class-names="" text:cond-style-name=""><text:span text:style-name="a35" text:class-names="">NOVEMBRO 2021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9" draw:style-name="a33" draw:name="Text Box 122" svg:x="0in" svg:y="0in" svg:width="0.97917in" svg:height="0.31121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19">
          <table:table-cell/>
          <table:table-cell office:value-type="string" table:style-name="ce155">
            <text:p>Quadro 3 - <text:s/>DESEMPREGO REGISTADO, <text:s text:c="2"/>POR <text:s/>REGIÕES<text:s text:c="3"/></text:p>
          </table:table-cell>
          <table:table-cell table:number-columns-repeated="8" table:style-name="ce155"/>
          <table:table-cell table:number-columns-spanned="2" table:number-rows-spanned="1" table:style-name="ce370"/>
          <table:covered-table-cell/>
          <table:table-cell table:style-name="ce2"/>
          <table:table-cell table:number-columns-repeated="16371"/>
        </table:table-row>
        <table:table-row table:style-name="ro19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3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4">
          <table:table-cell/>
          <table:table-cell table:style-name="ce31"/>
          <table:table-cell table:style-name="ce85"/>
          <table:table-cell table:style-name="ce86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3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4">
          <table:table-cell/>
          <table:table-cell table:style-name="ce28"/>
          <table:table-cell office:value-type="string" table:style-name="ce173">
            <text:p>NOVEMBRO 2021</text:p>
          </table:table-cell>
          <table:table-cell office:value-type="string" table:style-name="ce87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56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384">
            <text:p>Mês <text:s/>anterior</text:p>
          </table:table-cell>
          <table:covered-table-cell/>
          <table:table-cell office:value-type="string" table:number-columns-spanned="2" table:number-rows-spanned="1" table:style-name="ce385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4">
          <table:table-cell/>
          <table:table-cell table:style-name="ce33"/>
          <table:table-cell table:style-name="ce88"/>
          <table:table-cell table:style-name="ce89"/>
          <table:table-cell table:style-name="ce49"/>
          <table:table-cell table:style-name="ce51"/>
          <table:table-cell table:style-name="ce49"/>
          <table:table-cell table:style-name="ce24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24">
          <table:table-cell/>
          <table:table-cell table:style-name="ce256"/>
          <table:table-cell table:style-name="ce267"/>
          <table:table-cell table:style-name="ce257"/>
          <table:table-cell table:style-name="ce271"/>
          <table:table-cell table:style-name="ce258"/>
          <table:table-cell table:style-name="ce271"/>
          <table:table-cell table:style-name="ce258"/>
          <table:table-cell table:style-name="ce259"/>
          <table:table-cell table:number-columns-repeated="3" table:style-name="ce260"/>
          <table:table-cell table:style-name="ce5"/>
          <table:table-cell table:number-columns-repeated="16371"/>
        </table:table-row>
        <table:table-row table:style-name="ro11">
          <table:table-cell/>
          <table:table-cell office:value-type="string" table:style-name="ce261">
            <text:p>PORTUGAL</text:p>
          </table:table-cell>
          <table:table-cell office:value-type="float" office:value="345884" table:style-name="ce268">
            <text:p>345 884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351667" table:style-name="ce272">
            <text:p>351 667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398287" table:style-name="ce272">
            <text:p>398 287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5783" table:style-name="ce108">
            <text:p><text:s/>-5 783</text:p>
          </table:table-cell>
          <table:table-cell office:value-type="float" office:value="-1.6444534175796988" table:style-name="ce109">
            <text:p>-1,6<text:s text:c="3"/></text:p>
          </table:table-cell>
          <table:table-cell office:value-type="float" office:value="-52403" table:style-name="ce108">
            <text:p><text:s/>-52 403</text:p>
          </table:table-cell>
          <table:table-cell office:value-type="float" office:value="-13.157095260452889" table:style-name="ce109">
            <text:p>-13,2<text:s text:c="3"/></text:p>
          </table:table-cell>
          <table:table-cell table:style-name="ce8"/>
          <table:table-cell table:number-columns-repeated="16371"/>
        </table:table-row>
        <table:table-row table:style-name="ro29">
          <table:table-cell/>
          <table:table-cell office:value-type="string" table:style-name="ce275">
            <text:p>CONTINENTE</text:p>
          </table:table-cell>
          <table:table-cell office:value-type="float" office:value="324558" table:style-name="ce268">
            <text:p>324 558</text:p>
          </table:table-cell>
          <table:table-cell office:value-type="float" office:value="93.834349088133592" table:style-name="ce250">
            <text:p>93,8<text:s text:c="5"/></text:p>
          </table:table-cell>
          <table:table-cell office:value-type="float" office:value="329745" table:style-name="ce272">
            <text:p>329 745</text:p>
          </table:table-cell>
          <table:table-cell office:value-type="float" office:value="93.766261832927171" table:style-name="ce251">
            <text:p>93,8<text:s text:c="5"/></text:p>
          </table:table-cell>
          <table:table-cell office:value-type="float" office:value="371576" table:style-name="ce272">
            <text:p>371 576</text:p>
          </table:table-cell>
          <table:table-cell office:value-type="float" office:value="93.293529540256145" table:style-name="ce252">
            <text:p>93,3<text:s text:c="5"/></text:p>
          </table:table-cell>
          <table:table-cell office:value-type="float" office:value="-5187" table:style-name="ce108">
            <text:p><text:s/>-5 187</text:p>
          </table:table-cell>
          <table:table-cell office:value-type="float" office:value="-1.5730337078651686" table:style-name="ce109">
            <text:p>-1,6<text:s text:c="3"/></text:p>
          </table:table-cell>
          <table:table-cell office:value-type="float" office:value="-47018" table:style-name="ce108">
            <text:p><text:s/>-47 018</text:p>
          </table:table-cell>
          <table:table-cell office:value-type="float" office:value="-12.653669774151183" table:style-name="ce109">
            <text:p>-12,7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276">
            <text:p>Norte</text:p>
          </table:table-cell>
          <table:table-cell office:value-type="float" office:value="129584" table:style-name="ce269">
            <text:p>129 584</text:p>
          </table:table-cell>
          <table:table-cell office:value-type="float" office:value="37.46458350198332" table:style-name="ce253">
            <text:p>37,5<text:s text:c="5"/></text:p>
          </table:table-cell>
          <table:table-cell office:value-type="float" office:value="135135" table:style-name="ce273">
            <text:p>135 135</text:p>
          </table:table-cell>
          <table:table-cell office:value-type="float" office:value="38.426977794333844" table:style-name="ce254">
            <text:p>38,4<text:s text:c="5"/></text:p>
          </table:table-cell>
          <table:table-cell office:value-type="float" office:value="149421" table:style-name="ce273">
            <text:p>149 421</text:p>
          </table:table-cell>
          <table:table-cell office:value-type="float" office:value="37.515911892680407" table:style-name="ce255">
            <text:p>37,5<text:s text:c="5"/></text:p>
          </table:table-cell>
          <table:table-cell office:value-type="float" office:value="-5551" table:style-name="ce115">
            <text:p><text:s/>-5 551</text:p>
          </table:table-cell>
          <table:table-cell office:value-type="float" office:value="-4.1077441077441081" table:style-name="ce116">
            <text:p>-4,1<text:s text:c="3"/></text:p>
          </table:table-cell>
          <table:table-cell office:value-type="float" office:value="-19837" table:style-name="ce115">
            <text:p><text:s/>-19 837</text:p>
          </table:table-cell>
          <table:table-cell office:value-type="float" office:value="-13.275911685773753" table:style-name="ce116">
            <text:p>-13,3<text:s text:c="3"/></text:p>
          </table:table-cell>
          <table:table-cell table:style-name="ce7"/>
          <table:table-cell table:number-columns-repeated="16371"/>
        </table:table-row>
        <table:table-row table:style-name="ro13">
          <table:table-cell/>
          <table:table-cell office:value-type="string" table:style-name="ce276">
            <text:p>Centro</text:p>
          </table:table-cell>
          <table:table-cell office:value-type="float" office:value="42805" table:style-name="ce269">
            <text:p>42 805</text:p>
          </table:table-cell>
          <table:table-cell office:value-type="float" office:value="12.375536306969966" table:style-name="ce253">
            <text:p>12,4<text:s text:c="5"/></text:p>
          </table:table-cell>
          <table:table-cell office:value-type="float" office:value="43808" table:style-name="ce273">
            <text:p>43 808</text:p>
          </table:table-cell>
          <table:table-cell office:value-type="float" office:value="12.457239377024287" table:style-name="ce254">
            <text:p>12,5<text:s text:c="5"/></text:p>
          </table:table-cell>
          <table:table-cell office:value-type="float" office:value="47823" table:style-name="ce273">
            <text:p>47 823</text:p>
          </table:table-cell>
          <table:table-cell office:value-type="float" office:value="12.007170708559405" table:style-name="ce255">
            <text:p>12,0<text:s text:c="5"/></text:p>
          </table:table-cell>
          <table:table-cell office:value-type="float" office:value="-1003" table:style-name="ce115">
            <text:p><text:s/>-1 003</text:p>
          </table:table-cell>
          <table:table-cell office:value-type="float" office:value="-2.2895361577794011" table:style-name="ce116">
            <text:p>-2,3<text:s text:c="3"/></text:p>
          </table:table-cell>
          <table:table-cell office:value-type="float" office:value="-5018" table:style-name="ce115">
            <text:p><text:s/>-5 018</text:p>
          </table:table-cell>
          <table:table-cell office:value-type="float" office:value="-10.49285908454091" table:style-name="ce116">
            <text:p>-10,5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76">
            <text:p>Lisboa V. Tejo</text:p>
          </table:table-cell>
          <table:table-cell office:value-type="float" office:value="114752" table:style-name="ce269">
            <text:p>114 752</text:p>
          </table:table-cell>
          <table:table-cell office:value-type="float" office:value="33.176440656405035" table:style-name="ce253">
            <text:p>33,2<text:s text:c="5"/></text:p>
          </table:table-cell>
          <table:table-cell office:value-type="float" office:value="118237" table:style-name="ce273">
            <text:p>118 237</text:p>
          </table:table-cell>
          <table:table-cell office:value-type="float" office:value="33.621863865531878" table:style-name="ce254">
            <text:p>33,6<text:s text:c="5"/></text:p>
          </table:table-cell>
          <table:table-cell office:value-type="float" office:value="128024" table:style-name="ce273">
            <text:p>128 024</text:p>
          </table:table-cell>
          <table:table-cell office:value-type="float" office:value="32.143655203408599" table:style-name="ce255">
            <text:p>32,1<text:s text:c="5"/></text:p>
          </table:table-cell>
          <table:table-cell office:value-type="float" office:value="-3485" table:style-name="ce115">
            <text:p><text:s/>-3 485</text:p>
          </table:table-cell>
          <table:table-cell office:value-type="float" office:value="-2.947469912125646" table:style-name="ce116">
            <text:p>-2,9<text:s text:c="3"/></text:p>
          </table:table-cell>
          <table:table-cell office:value-type="float" office:value="-13272" table:style-name="ce115">
            <text:p><text:s/>-13 272</text:p>
          </table:table-cell>
          <table:table-cell office:value-type="float" office:value="-10.366806223833033" table:style-name="ce116">
            <text:p>-10,4<text:s text:c="3"/></text:p>
          </table:table-cell>
          <table:table-cell table:style-name="ce7"/>
          <table:table-cell table:number-columns-repeated="16371"/>
        </table:table-row>
        <table:table-row table:style-name="ro13">
          <table:table-cell/>
          <table:table-cell office:value-type="string" table:style-name="ce276">
            <text:p>Alentejo</text:p>
          </table:table-cell>
          <table:table-cell office:value-type="float" office:value="15139" table:style-name="ce269">
            <text:p>15 139</text:p>
          </table:table-cell>
          <table:table-cell office:value-type="float" office:value="4.3769009263221195" table:style-name="ce253">
            <text:p>4,4<text:s text:c="5"/></text:p>
          </table:table-cell>
          <table:table-cell office:value-type="float" office:value="15234" table:style-name="ce273">
            <text:p>15 234</text:p>
          </table:table-cell>
          <table:table-cell office:value-type="float" office:value="4.331939021858747" table:style-name="ce254">
            <text:p>4,3<text:s text:c="5"/></text:p>
          </table:table-cell>
          <table:table-cell office:value-type="float" office:value="17226" table:style-name="ce273">
            <text:p>17 226</text:p>
          </table:table-cell>
          <table:table-cell office:value-type="float" office:value="4.3250219063137889" table:style-name="ce255">
            <text:p>4,3<text:s text:c="5"/></text:p>
          </table:table-cell>
          <table:table-cell office:value-type="float" office:value="-95" table:style-name="ce115">
            <text:p><text:s/>- 95</text:p>
          </table:table-cell>
          <table:table-cell office:value-type="float" office:value="-0.62360509386897722" table:style-name="ce116">
            <text:p>-0,6<text:s text:c="3"/></text:p>
          </table:table-cell>
          <table:table-cell office:value-type="float" office:value="-2087" table:style-name="ce115">
            <text:p><text:s/>-2 087</text:p>
          </table:table-cell>
          <table:table-cell office:value-type="float" office:value="-12.11540694299315" table:style-name="ce116">
            <text:p>-12,1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76">
            <text:p>Algarve</text:p>
          </table:table-cell>
          <table:table-cell office:value-type="float" office:value="22278" table:style-name="ce269">
            <text:p>22 278</text:p>
          </table:table-cell>
          <table:table-cell office:value-type="float" office:value="6.4408876964531458" table:style-name="ce253">
            <text:p>6,4<text:s text:c="5"/></text:p>
          </table:table-cell>
          <table:table-cell office:value-type="float" office:value="17331" table:style-name="ce273">
            <text:p>17 331</text:p>
          </table:table-cell>
          <table:table-cell office:value-type="float" office:value="4.9282417741784128" table:style-name="ce254">
            <text:p>4,9<text:s text:c="5"/></text:p>
          </table:table-cell>
          <table:table-cell office:value-type="float" office:value="29082" table:style-name="ce273">
            <text:p>29 082</text:p>
          </table:table-cell>
          <table:table-cell office:value-type="float" office:value="7.301769829293951" table:style-name="ce255">
            <text:p>7,3<text:s text:c="5"/></text:p>
          </table:table-cell>
          <table:table-cell office:value-type="float" office:value="4947" table:style-name="ce115">
            <text:p>+4 947</text:p>
          </table:table-cell>
          <table:table-cell office:value-type="float" office:value="28.544227107495239" table:style-name="ce116">
            <text:p>+28,5<text:s text:c="3"/></text:p>
          </table:table-cell>
          <table:table-cell office:value-type="float" office:value="-6804" table:style-name="ce115">
            <text:p><text:s/>-6 804</text:p>
          </table:table-cell>
          <table:table-cell office:value-type="float" office:value="-23.395914998968433" table:style-name="ce116">
            <text:p>-23,4<text:s text:c="3"/></text:p>
          </table:table-cell>
          <table:table-cell table:style-name="ce7"/>
          <table:table-cell table:number-columns-repeated="16371"/>
        </table:table-row>
        <table:table-row table:style-name="ro29">
          <table:table-cell/>
          <table:table-cell office:value-type="string" table:style-name="ce275">
            <text:p>REG.AUTÓNOMAS</text:p>
          </table:table-cell>
          <table:table-cell office:value-type="float" office:value="21326" table:style-name="ce268">
            <text:p>21 326</text:p>
          </table:table-cell>
          <table:table-cell office:value-type="float" office:value="6.1656509118664067" table:style-name="ce250">
            <text:p>6,2<text:s text:c="5"/></text:p>
          </table:table-cell>
          <table:table-cell office:value-type="float" office:value="21922" table:style-name="ce272">
            <text:p>21 922</text:p>
          </table:table-cell>
          <table:table-cell office:value-type="float" office:value="6.2337381670728274" table:style-name="ce251">
            <text:p>6,2<text:s text:c="5"/></text:p>
          </table:table-cell>
          <table:table-cell office:value-type="float" office:value="26711" table:style-name="ce272">
            <text:p>26 711</text:p>
          </table:table-cell>
          <table:table-cell office:value-type="float" office:value="6.7064704597438531" table:style-name="ce252">
            <text:p>6,7<text:s text:c="5"/></text:p>
          </table:table-cell>
          <table:table-cell office:value-type="float" office:value="-596" table:style-name="ce108">
            <text:p><text:s/>- 596</text:p>
          </table:table-cell>
          <table:table-cell office:value-type="float" office:value="-2.7187300428792991" table:style-name="ce109">
            <text:p>-2,7<text:s text:c="3"/></text:p>
          </table:table-cell>
          <table:table-cell office:value-type="float" office:value="-5385" table:style-name="ce108">
            <text:p><text:s/>-5 385</text:p>
          </table:table-cell>
          <table:table-cell office:value-type="float" office:value="-20.160233611620683" table:style-name="ce109">
            <text:p>-20,2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276">
            <text:p>Açores</text:p>
          </table:table-cell>
          <table:table-cell office:value-type="float" office:value="6295" table:style-name="ce269">
            <text:p>6 295</text:p>
          </table:table-cell>
          <table:table-cell office:value-type="float" office:value="1.8199743266528661" table:style-name="ce253">
            <text:p>1,8<text:s text:c="5"/></text:p>
          </table:table-cell>
          <table:table-cell office:value-type="float" office:value="6253" table:style-name="ce273">
            <text:p>6 253</text:p>
          </table:table-cell>
          <table:table-cell office:value-type="float" office:value="1.7781025799975547" table:style-name="ce254">
            <text:p>1,8<text:s text:c="5"/></text:p>
          </table:table-cell>
          <table:table-cell office:value-type="float" office:value="6962" table:style-name="ce273">
            <text:p>6 962</text:p>
          </table:table-cell>
          <table:table-cell office:value-type="float" office:value="1.7479857489699639" table:style-name="ce255">
            <text:p>1,7<text:s text:c="5"/></text:p>
          </table:table-cell>
          <table:table-cell office:value-type="float" office:value="42" table:style-name="ce115">
            <text:p>+ 42</text:p>
          </table:table-cell>
          <table:table-cell office:value-type="float" office:value="0.67167759475451783" table:style-name="ce116">
            <text:p>+0,7<text:s text:c="3"/></text:p>
          </table:table-cell>
          <table:table-cell office:value-type="float" office:value="-667" table:style-name="ce115">
            <text:p><text:s/>- 667</text:p>
          </table:table-cell>
          <table:table-cell office:value-type="float" office:value="-9.5805802930192474" table:style-name="ce116">
            <text:p>-9,6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76">
            <text:p>Madeira</text:p>
          </table:table-cell>
          <table:table-cell office:value-type="float" office:value="15031" table:style-name="ce269">
            <text:p>15 031</text:p>
          </table:table-cell>
          <table:table-cell office:value-type="float" office:value="4.3456765852135399" table:style-name="ce253">
            <text:p>4,3<text:s text:c="5"/></text:p>
          </table:table-cell>
          <table:table-cell office:value-type="float" office:value="15669" table:style-name="ce273">
            <text:p>15 669</text:p>
          </table:table-cell>
          <table:table-cell office:value-type="float" office:value="4.4556355870752729" table:style-name="ce254">
            <text:p>4,5<text:s text:c="5"/></text:p>
          </table:table-cell>
          <table:table-cell office:value-type="float" office:value="19749" table:style-name="ce273">
            <text:p>19 749</text:p>
          </table:table-cell>
          <table:table-cell office:value-type="float" office:value="4.958484710773889" table:style-name="ce255">
            <text:p>5,0<text:s text:c="5"/></text:p>
          </table:table-cell>
          <table:table-cell office:value-type="float" office:value="-638" table:style-name="ce115">
            <text:p><text:s/>- 638</text:p>
          </table:table-cell>
          <table:table-cell office:value-type="float" office:value="-4.0717339970642668" table:style-name="ce116">
            <text:p>-4,1<text:s text:c="3"/></text:p>
          </table:table-cell>
          <table:table-cell office:value-type="float" office:value="-4718" table:style-name="ce115">
            <text:p><text:s/>-4 718</text:p>
          </table:table-cell>
          <table:table-cell office:value-type="float" office:value="-23.889817205934477" table:style-name="ce116">
            <text:p>-23,9<text:s text:c="3"/></text:p>
          </table:table-cell>
          <table:table-cell table:style-name="ce6"/>
          <table:table-cell table:number-columns-repeated="16371"/>
        </table:table-row>
        <table:table-row table:style-name="ro20">
          <table:table-cell/>
          <table:table-cell table:style-name="ce262"/>
          <table:table-cell table:style-name="ce270"/>
          <table:table-cell table:style-name="ce238"/>
          <table:table-cell table:style-name="ce274"/>
          <table:table-cell table:style-name="ce263"/>
          <table:table-cell table:style-name="ce274"/>
          <table:table-cell table:style-name="ce264"/>
          <table:table-cell table:style-name="ce265"/>
          <table:table-cell table:style-name="ce266"/>
          <table:table-cell table:style-name="ce265"/>
          <table:table-cell table:style-name="ce266"/>
          <table:table-cell table:style-name="ce19"/>
          <table:table-cell table:number-columns-repeated="16371"/>
        </table:table-row>
        <table:table-row table:style-name="ro13">
          <table:table-cell/>
          <table:table-cell office:value-type="string" table:style-name="ce277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9">
          <table:table-cell/>
          <table:table-cell office:value-type="string" table:style-name="ce155">
            <text:p><text:s/>Quadro 4 - DESEMPREGO REGISTADO, <text:s text:c="2"/>POR <text:s/>GRUPOS <text:s/>DE <text:s/>PROFISSÕES<text:s/></text:p>
          </table:table-cell>
          <table:table-cell table:number-columns-repeated="8" table:style-name="ce155"/>
          <table:table-cell office:value-type="string" table:number-columns-spanned="2" table:number-rows-spanned="1" table:style-name="ce370">
            <text:p>CONTINENTE</text:p>
          </table:table-cell>
          <table:covered-table-cell/>
          <table:table-cell table:number-columns-repeated="16372" table:style-name="ce1"/>
        </table:table-row>
        <table:table-row table:style-name="ro19">
          <table:table-cell/>
          <table:table-cell office:value-type="string" table:style-name="ce182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4">
          <table:table-cell/>
          <table:table-cell table:style-name="ce31"/>
          <table:table-cell table:style-name="ce159"/>
          <table:table-cell table:style-name="ce160"/>
          <table:table-cell table:style-name="ce161"/>
          <table:table-cell table:style-name="ce162"/>
          <table:table-cell table:style-name="ce161"/>
          <table:table-cell table:style-name="ce162"/>
          <table:table-cell office:value-type="string" table:number-columns-spanned="4" table:number-rows-spanned="1" table:style-name="ce37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2">
            <text:p>Mês <text:s/>anterior</text:p>
          </table:table-cell>
          <table:covered-table-cell/>
          <table:table-cell office:value-type="string" table:number-columns-spanned="2" table:number-rows-spanned="1" table:style-name="ce373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33"/>
          <table:table-cell table:style-name="ce166"/>
          <table:table-cell table:style-name="ce167"/>
          <table:table-cell table:style-name="ce168"/>
          <table:table-cell table:style-name="ce169"/>
          <table:table-cell table:style-name="ce168"/>
          <table:table-cell table:style-name="ce169"/>
          <table:table-cell office:value-type="string" table:style-name="ce170">
            <text:p>Var. Abs.</text:p>
          </table:table-cell>
          <table:table-cell office:value-type="string" table:style-name="ce171">
            <text:p>Var. %</text:p>
          </table:table-cell>
          <table:table-cell office:value-type="string" table:style-name="ce170">
            <text:p>Var. Abs.</text:p>
          </table:table-cell>
          <table:table-cell office:value-type="string" table:style-name="ce172">
            <text:p>Var. %</text:p>
          </table:table-cell>
          <table:table-cell table:number-columns-repeated="16372" table:style-name="ce1"/>
        </table:table-row>
        <table:table-row table:style-name="ro30">
          <table:table-cell/>
          <table:table-cell table:style-name="ce28"/>
          <table:table-cell table:style-name="ce97"/>
          <table:table-cell table:style-name="ce244"/>
          <table:table-cell table:style-name="ce95"/>
          <table:table-cell table:style-name="ce246"/>
          <table:table-cell table:style-name="ce59"/>
          <table:table-cell table:style-name="ce248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10">
          <table:table-cell/>
          <table:table-cell office:value-type="string" table:style-name="ce184">
            <text:p>Total</text:p>
          </table:table-cell>
          <table:table-cell office:value-type="float" office:value="324558" table:style-name="ce104">
            <text:p>324 558</text:p>
          </table:table-cell>
          <table:table-cell office:value-type="float" office:value="99.999999999999986" table:style-name="ce236">
            <text:p>100,0<text:s text:c="5"/></text:p>
          </table:table-cell>
          <table:table-cell office:value-type="float" office:value="329745" table:style-name="ce144">
            <text:p>329 745</text:p>
          </table:table-cell>
          <table:table-cell office:value-type="float" office:value="99.999999999999986" table:style-name="ce239">
            <text:p>100,0<text:s text:c="5"/></text:p>
          </table:table-cell>
          <table:table-cell office:value-type="float" office:value="371576" table:style-name="ce106">
            <text:p>371 576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-5187" table:style-name="ce108">
            <text:p><text:s/>-5 187</text:p>
          </table:table-cell>
          <table:table-cell office:value-type="float" office:value="-1.5730337078651686" table:style-name="ce109">
            <text:p>-1,6<text:s text:c="3"/></text:p>
          </table:table-cell>
          <table:table-cell office:value-type="float" office:value="-47018" table:style-name="ce108">
            <text:p><text:s/>-47 018</text:p>
          </table:table-cell>
          <table:table-cell office:value-type="float" office:value="-12.653669774151183" table:style-name="ce109">
            <text:p>-12,7<text:s text:c="3"/></text:p>
          </table:table-cell>
          <table:table-cell table:style-name="ce12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3">
            <text:p>1- Repres. poder legisla., órgãos exec., dirig., dir. e gestores execu.</text:p>
          </table:table-cell>
          <table:table-cell office:value-type="float" office:value="8468" table:style-name="ce111">
            <text:p>8 468</text:p>
          </table:table-cell>
          <table:table-cell office:value-type="float" office:value="2.6090868196131356" table:style-name="ce237">
            <text:p>2,6<text:s text:c="5"/></text:p>
          </table:table-cell>
          <table:table-cell office:value-type="float" office:value="8632" table:style-name="ce146">
            <text:p>8 632</text:p>
          </table:table-cell>
          <table:table-cell office:value-type="float" office:value="2.6177804060713581" table:style-name="ce240">
            <text:p>2,6<text:s text:c="5"/></text:p>
          </table:table-cell>
          <table:table-cell office:value-type="float" office:value="9022" table:style-name="ce113">
            <text:p>9 022</text:p>
          </table:table-cell>
          <table:table-cell office:value-type="float" office:value="2.4280362563782374" table:style-name="ce243">
            <text:p>2,4<text:s text:c="5"/></text:p>
          </table:table-cell>
          <table:table-cell office:value-type="float" office:value="-164" table:style-name="ce115">
            <text:p><text:s/>- 164</text:p>
          </table:table-cell>
          <table:table-cell office:value-type="float" office:value="-1.8999073215940687" table:style-name="ce116">
            <text:p>-1,9<text:s text:c="3"/></text:p>
          </table:table-cell>
          <table:table-cell office:value-type="float" office:value="-554" table:style-name="ce115">
            <text:p><text:s/>- 554</text:p>
          </table:table-cell>
          <table:table-cell office:value-type="float" office:value="-6.1405453336289071" table:style-name="ce116">
            <text:p>-6,1<text:s text:c="3"/></text:p>
          </table:table-cell>
          <table:table-cell table:style-name="ce12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3">
            <text:p>2- Especialistas das atividades intelectuais e científicas</text:p>
          </table:table-cell>
          <table:table-cell office:value-type="float" office:value="36272" table:style-name="ce111">
            <text:p>36 272</text:p>
          </table:table-cell>
          <table:table-cell office:value-type="float" office:value="11.175814492324946" table:style-name="ce237">
            <text:p>11,2<text:s text:c="5"/></text:p>
          </table:table-cell>
          <table:table-cell office:value-type="float" office:value="38513" table:style-name="ce146">
            <text:p>38 513</text:p>
          </table:table-cell>
          <table:table-cell office:value-type="float" office:value="11.679631230193028" table:style-name="ce240">
            <text:p>11,7<text:s text:c="5"/></text:p>
          </table:table-cell>
          <table:table-cell office:value-type="float" office:value="39908" table:style-name="ce113">
            <text:p>39 908</text:p>
          </table:table-cell>
          <table:table-cell office:value-type="float" office:value="10.740198505823843" table:style-name="ce243">
            <text:p>10,7<text:s text:c="5"/></text:p>
          </table:table-cell>
          <table:table-cell office:value-type="float" office:value="-2241" table:style-name="ce115">
            <text:p><text:s/>-2 241</text:p>
          </table:table-cell>
          <table:table-cell office:value-type="float" office:value="-5.8188144262976138" table:style-name="ce116">
            <text:p>-5,8<text:s text:c="3"/></text:p>
          </table:table-cell>
          <table:table-cell office:value-type="float" office:value="-3636" table:style-name="ce115">
            <text:p><text:s/>-3 636</text:p>
          </table:table-cell>
          <table:table-cell office:value-type="float" office:value="-9.1109551969529932" table:style-name="ce116">
            <text:p>-9,1<text:s text:c="3"/></text:p>
          </table:table-cell>
          <table:table-cell table:style-name="ce15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3">
            <text:p>3- Técnicos e profissões de nível intermédio</text:p>
          </table:table-cell>
          <table:table-cell office:value-type="float" office:value="31107" table:style-name="ce111">
            <text:p>31 107</text:p>
          </table:table-cell>
          <table:table-cell office:value-type="float" office:value="9.5844194258037092" table:style-name="ce237">
            <text:p>9,6<text:s text:c="5"/></text:p>
          </table:table-cell>
          <table:table-cell office:value-type="float" office:value="32043" table:style-name="ce146">
            <text:p>32 043</text:p>
          </table:table-cell>
          <table:table-cell office:value-type="float" office:value="9.7175089842150761" table:style-name="ce240">
            <text:p>9,7<text:s text:c="5"/></text:p>
          </table:table-cell>
          <table:table-cell office:value-type="float" office:value="33917" table:style-name="ce113">
            <text:p>33 917</text:p>
          </table:table-cell>
          <table:table-cell office:value-type="float" office:value="9.1278769350011828" table:style-name="ce243">
            <text:p>9,1<text:s text:c="5"/></text:p>
          </table:table-cell>
          <table:table-cell office:value-type="float" office:value="-936" table:style-name="ce115">
            <text:p><text:s/>- 936</text:p>
          </table:table-cell>
          <table:table-cell office:value-type="float" office:value="-2.9210748057298006" table:style-name="ce116">
            <text:p>-2,9<text:s text:c="3"/></text:p>
          </table:table-cell>
          <table:table-cell office:value-type="float" office:value="-2810" table:style-name="ce115">
            <text:p><text:s/>-2 810</text:p>
          </table:table-cell>
          <table:table-cell office:value-type="float" office:value="-8.2849308606303627" table:style-name="ce116">
            <text:p>-8,3<text:s text:c="3"/></text:p>
          </table:table-cell>
          <table:table-cell table:style-name="ce15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5">
            <text:p>4- Pessoal administrativo</text:p>
          </table:table-cell>
          <table:table-cell office:value-type="float" office:value="38349" table:style-name="ce111">
            <text:p>38 349</text:p>
          </table:table-cell>
          <table:table-cell office:value-type="float" office:value="11.815761743663691" table:style-name="ce237">
            <text:p>11,8<text:s text:c="5"/></text:p>
          </table:table-cell>
          <table:table-cell office:value-type="float" office:value="39395" table:style-name="ce146">
            <text:p>39 395</text:p>
          </table:table-cell>
          <table:table-cell office:value-type="float" office:value="11.947110646105324" table:style-name="ce240">
            <text:p>11,9<text:s text:c="5"/></text:p>
          </table:table-cell>
          <table:table-cell office:value-type="float" office:value="43109" table:style-name="ce113">
            <text:p>43 109</text:p>
          </table:table-cell>
          <table:table-cell office:value-type="float" office:value="11.601664262492733" table:style-name="ce243">
            <text:p>11,6<text:s text:c="5"/></text:p>
          </table:table-cell>
          <table:table-cell office:value-type="float" office:value="-1046" table:style-name="ce115">
            <text:p><text:s/>-1 046</text:p>
          </table:table-cell>
          <table:table-cell office:value-type="float" office:value="-2.6551592841731182" table:style-name="ce116">
            <text:p>-2,7<text:s text:c="3"/></text:p>
          </table:table-cell>
          <table:table-cell office:value-type="float" office:value="-4760" table:style-name="ce115">
            <text:p><text:s/>-4 760</text:p>
          </table:table-cell>
          <table:table-cell office:value-type="float" office:value="-11.041777819016911" table:style-name="ce116">
            <text:p>-11,0<text:s text:c="3"/></text:p>
          </table:table-cell>
          <table:table-cell table:style-name="ce16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6">
            <text:p>5- Trab. serviços pessoais, de proteção e segurança e vendedores</text:p>
          </table:table-cell>
          <table:table-cell office:value-type="float" office:value="69279" table:style-name="ce111">
            <text:p>69 279</text:p>
          </table:table-cell>
          <table:table-cell office:value-type="float" office:value="21.34564546244431" table:style-name="ce237">
            <text:p>21,3<text:s text:c="5"/></text:p>
          </table:table-cell>
          <table:table-cell office:value-type="float" office:value="70164" table:style-name="ce146">
            <text:p>70 164</text:p>
          </table:table-cell>
          <table:table-cell office:value-type="float" office:value="21.278260474002639" table:style-name="ce240">
            <text:p>21,3<text:s text:c="5"/></text:p>
          </table:table-cell>
          <table:table-cell office:value-type="float" office:value="82908" table:style-name="ce113">
            <text:p>82 908</text:p>
          </table:table-cell>
          <table:table-cell office:value-type="float" office:value="22.31252825801451" table:style-name="ce243">
            <text:p>22,3<text:s text:c="5"/></text:p>
          </table:table-cell>
          <table:table-cell office:value-type="float" office:value="-885" table:style-name="ce115">
            <text:p><text:s/>- 885</text:p>
          </table:table-cell>
          <table:table-cell office:value-type="float" office:value="-1.2613305968872925" table:style-name="ce116">
            <text:p>-1,3<text:s text:c="3"/></text:p>
          </table:table-cell>
          <table:table-cell office:value-type="float" office:value="-13629" table:style-name="ce115">
            <text:p><text:s/>-13 629</text:p>
          </table:table-cell>
          <table:table-cell office:value-type="float" office:value="-16.438703140830803" table:style-name="ce116">
            <text:p>-16,4<text:s text:c="3"/></text:p>
          </table:table-cell>
          <table:table-cell table:style-name="ce16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3">
            <text:p>6- Agricultores e trab. qualificados da agric., <text:s/>pesca e floresta</text:p>
          </table:table-cell>
          <table:table-cell office:value-type="float" office:value="9436" table:style-name="ce111">
            <text:p>9 436</text:p>
          </table:table-cell>
          <table:table-cell office:value-type="float" office:value="2.9073385958750055" table:style-name="ce237">
            <text:p>2,9<text:s text:c="5"/></text:p>
          </table:table-cell>
          <table:table-cell office:value-type="float" office:value="9180" table:style-name="ce146">
            <text:p>9 180</text:p>
          </table:table-cell>
          <table:table-cell office:value-type="float" office:value="2.783969430923896" table:style-name="ce240">
            <text:p>2,8<text:s text:c="5"/></text:p>
          </table:table-cell>
          <table:table-cell office:value-type="float" office:value="10244" table:style-name="ce113">
            <text:p>10 244</text:p>
          </table:table-cell>
          <table:table-cell office:value-type="float" office:value="2.7569057204986329" table:style-name="ce243">
            <text:p>2,8<text:s text:c="5"/></text:p>
          </table:table-cell>
          <table:table-cell office:value-type="float" office:value="256" table:style-name="ce115">
            <text:p>+ 256</text:p>
          </table:table-cell>
          <table:table-cell office:value-type="float" office:value="2.7886710239651413" table:style-name="ce116">
            <text:p>+2,8<text:s text:c="3"/></text:p>
          </table:table-cell>
          <table:table-cell office:value-type="float" office:value="-808" table:style-name="ce115">
            <text:p><text:s/>- 808</text:p>
          </table:table-cell>
          <table:table-cell office:value-type="float" office:value="-7.8875439281530655" table:style-name="ce116">
            <text:p>-7,9<text:s text:c="3"/></text:p>
          </table:table-cell>
          <table:table-cell table:style-name="ce21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3">
            <text:p>7- Trabalhadores qualificados da indústria, construção e artífices</text:p>
          </table:table-cell>
          <table:table-cell office:value-type="float" office:value="31171" table:style-name="ce111">
            <text:p>31 171</text:p>
          </table:table-cell>
          <table:table-cell office:value-type="float" office:value="9.6041385515069724" table:style-name="ce237">
            <text:p>9,6<text:s text:c="5"/></text:p>
          </table:table-cell>
          <table:table-cell office:value-type="float" office:value="31917" table:style-name="ce146">
            <text:p>31 917</text:p>
          </table:table-cell>
          <table:table-cell office:value-type="float" office:value="9.6792976390847461" table:style-name="ce240">
            <text:p>9,7<text:s text:c="5"/></text:p>
          </table:table-cell>
          <table:table-cell office:value-type="float" office:value="37393" table:style-name="ce113">
            <text:p>37 393</text:p>
          </table:table-cell>
          <table:table-cell office:value-type="float" office:value="10.063351777294551" table:style-name="ce243">
            <text:p>10,1<text:s text:c="5"/></text:p>
          </table:table-cell>
          <table:table-cell office:value-type="float" office:value="-746" table:style-name="ce115">
            <text:p><text:s/>- 746</text:p>
          </table:table-cell>
          <table:table-cell office:value-type="float" office:value="-2.3373124040479998" table:style-name="ce116">
            <text:p>-2,3<text:s text:c="3"/></text:p>
          </table:table-cell>
          <table:table-cell office:value-type="float" office:value="-6222" table:style-name="ce115">
            <text:p><text:s/>-6 222</text:p>
          </table:table-cell>
          <table:table-cell office:value-type="float" office:value="-16.639477977161501" table:style-name="ce116">
            <text:p>-16,6<text:s text:c="3"/></text:p>
          </table:table-cell>
          <table:table-cell table:style-name="ce19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7">
            <text:p>8- Operadores de instalações e máquinas e trab. da montagem</text:p>
          </table:table-cell>
          <table:table-cell office:value-type="float" office:value="18863" table:style-name="ce111">
            <text:p>18 863</text:p>
          </table:table-cell>
          <table:table-cell office:value-type="float" office:value="5.8119041896979891" table:style-name="ce237">
            <text:p>5,8<text:s text:c="5"/></text:p>
          </table:table-cell>
          <table:table-cell office:value-type="float" office:value="19167" table:style-name="ce146">
            <text:p>19 167</text:p>
          </table:table-cell>
          <table:table-cell office:value-type="float" office:value="5.8126734294682256" table:style-name="ce240">
            <text:p>5,8<text:s text:c="5"/></text:p>
          </table:table-cell>
          <table:table-cell office:value-type="float" office:value="22561" table:style-name="ce113">
            <text:p>22 561</text:p>
          </table:table-cell>
          <table:table-cell office:value-type="float" office:value="6.0717053846319455" table:style-name="ce243">
            <text:p>6,1<text:s text:c="5"/></text:p>
          </table:table-cell>
          <table:table-cell office:value-type="float" office:value="-304" table:style-name="ce115">
            <text:p><text:s/>- 304</text:p>
          </table:table-cell>
          <table:table-cell office:value-type="float" office:value="-1.5860593728804717" table:style-name="ce116">
            <text:p>-1,6<text:s text:c="3"/></text:p>
          </table:table-cell>
          <table:table-cell office:value-type="float" office:value="-3698" table:style-name="ce115">
            <text:p><text:s/>-3 698</text:p>
          </table:table-cell>
          <table:table-cell office:value-type="float" office:value="-16.3911174150082" table:style-name="ce116">
            <text:p>-16,4<text:s text:c="3"/></text:p>
          </table:table-cell>
          <table:table-cell table:style-name="ce20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6">
            <text:p>9- Trabalhadores não qualificados</text:p>
          </table:table-cell>
          <table:table-cell office:value-type="float" office:value="81450" table:style-name="ce111">
            <text:p>81 450</text:p>
          </table:table-cell>
          <table:table-cell office:value-type="float" office:value="25.095668570794743" table:style-name="ce237">
            <text:p>25,1<text:s text:c="5"/></text:p>
          </table:table-cell>
          <table:table-cell office:value-type="float" office:value="80575" table:style-name="ce146">
            <text:p>80 575</text:p>
          </table:table-cell>
          <table:table-cell office:value-type="float" office:value="24.435548681556959" table:style-name="ce240">
            <text:p>24,4<text:s text:c="5"/></text:p>
          </table:table-cell>
          <table:table-cell office:value-type="float" office:value="92340" table:style-name="ce113">
            <text:p>92 340</text:p>
          </table:table-cell>
          <table:table-cell office:value-type="float" office:value="24.850905332960149" table:style-name="ce243">
            <text:p>24,9<text:s text:c="5"/></text:p>
          </table:table-cell>
          <table:table-cell office:value-type="float" office:value="875" table:style-name="ce115">
            <text:p>+ 875</text:p>
          </table:table-cell>
          <table:table-cell office:value-type="float" office:value="1.085944771951598" table:style-name="ce116">
            <text:p>+1,1<text:s text:c="3"/></text:p>
          </table:table-cell>
          <table:table-cell office:value-type="float" office:value="-10890" table:style-name="ce115">
            <text:p><text:s/>-10 890</text:p>
          </table:table-cell>
          <table:table-cell office:value-type="float" office:value="-11.793372319688109" table:style-name="ce116">
            <text:p>-11,8<text:s text:c="3"/></text:p>
          </table:table-cell>
          <table:table-cell table:style-name="ce19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6">
            <text:p>0- Profissões das Forças Armadas</text:p>
          </table:table-cell>
          <table:table-cell office:value-type="float" office:value="160" table:style-name="ce111">
            <text:p><text:s/>160</text:p>
          </table:table-cell>
          <table:table-cell office:value-type="float" office:value="4.9297814258160322E-2" table:style-name="ce237">
            <text:p>0,0<text:s text:c="5"/></text:p>
          </table:table-cell>
          <table:table-cell office:value-type="float" office:value="157" table:style-name="ce146">
            <text:p><text:s/>157</text:p>
          </table:table-cell>
          <table:table-cell office:value-type="float" office:value="4.7612549090964226E-2" table:style-name="ce240">
            <text:p>0,0<text:s text:c="5"/></text:p>
          </table:table-cell>
          <table:table-cell office:value-type="float" office:value="160" table:style-name="ce113">
            <text:p><text:s/>160</text:p>
          </table:table-cell>
          <table:table-cell office:value-type="float" office:value="4.3059831636058303E-2" table:style-name="ce243">
            <text:p>0,0<text:s text:c="5"/></text:p>
          </table:table-cell>
          <table:table-cell office:value-type="float" office:value="3" table:style-name="ce115">
            <text:p>+ 3</text:p>
          </table:table-cell>
          <table:table-cell office:value-type="float" office:value="1.910828025477707" table:style-name="ce116">
            <text:p>+1,9<text:s text:c="3"/></text:p>
          </table:table-cell>
          <table:table-cell office:value-type="float" office:value="0" table:style-name="ce115">
            <text:p>+ 0</text:p>
          </table:table-cell>
          <table:table-cell office:value-type="float" office:value="0" table:style-name="ce116">
            <text:p>+0,0<text:s text:c="3"/></text:p>
          </table:table-cell>
          <table:table-cell table:style-name="ce20"/>
          <table:table-cell table:style-name="ce344"/>
          <table:table-cell table:number-columns-repeated="16370"/>
        </table:table-row>
        <table:table-row table:style-name="ro4">
          <table:table-cell/>
          <table:table-cell office:value-type="string" table:style-name="ce186">
            <text:p><text:s text:c="5"/>Outros</text:p>
          </table:table-cell>
          <table:table-cell office:value-type="float" office:value="3" table:style-name="ce111">
            <text:p><text:s/>3</text:p>
          </table:table-cell>
          <table:table-cell office:value-type="float" office:value="9.2433401734050616E-4" table:style-name="ce237">
            <text:p>0,0<text:s text:c="5"/></text:p>
          </table:table-cell>
          <table:table-cell office:value-type="float" office:value="2" table:style-name="ce146">
            <text:p><text:s/>2</text:p>
          </table:table-cell>
          <table:table-cell office:value-type="float" office:value="6.0652928778298382E-4" table:style-name="ce240">
            <text:p>0,0<text:s text:c="5"/></text:p>
          </table:table-cell>
          <table:table-cell office:value-type="float" office:value="14" table:style-name="ce113">
            <text:p><text:s/>14</text:p>
          </table:table-cell>
          <table:table-cell office:value-type="float" office:value="3.7677352681551013E-3" table:style-name="ce243">
            <text:p>0,0<text:s text:c="5"/></text:p>
          </table:table-cell>
          <table:table-cell office:value-type="float" office:value="1" table:style-name="ce115">
            <text:p>+ 1</text:p>
          </table:table-cell>
          <table:table-cell office:value-type="float" office:value="50" table:style-name="ce116">
            <text:p>+50,0<text:s text:c="3"/></text:p>
          </table:table-cell>
          <table:table-cell office:value-type="float" office:value="-11" table:style-name="ce115">
            <text:p><text:s/>- 11</text:p>
          </table:table-cell>
          <table:table-cell office:value-type="float" office:value="-78.571428571428569" table:style-name="ce116">
            <text:p>-78,6<text:s text:c="3"/></text:p>
          </table:table-cell>
          <table:table-cell table:style-name="ce19"/>
          <table:table-cell table:style-name="ce344"/>
          <table:table-cell table:number-columns-repeated="16370"/>
        </table:table-row>
        <table:table-row table:style-name="ro31">
          <table:table-cell/>
          <table:table-cell table:style-name="ce174"/>
          <table:table-cell table:style-name="ce152"/>
          <table:table-cell table:style-name="ce245"/>
          <table:table-cell table:style-name="ce153"/>
          <table:table-cell table:style-name="ce247"/>
          <table:table-cell table:style-name="ce154"/>
          <table:table-cell table:style-name="ce249"/>
          <table:table-cell table:style-name="ce137"/>
          <table:table-cell table:style-name="ce138"/>
          <table:table-cell table:style-name="ce137"/>
          <table:table-cell table:style-name="ce138"/>
          <table:table-cell table:style-name="ce19"/>
          <table:table-cell table:number-columns-repeated="16371" table:style-name="ce1"/>
        </table:table-row>
        <table:table-row table:style-name="ro26">
          <table:table-cell/>
          <table:table-cell office:value-type="string" table:style-name="ce278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 table:style-name="ce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 table:style-name="ce1"/>
        </table:table-row>
        <table:table-row table:style-name="ro13">
          <table:table-cell/>
          <table:table-cell table:number-columns-repeated="3" table:style-name="ce1"/>
          <table:table-cell table:style-name="ce58"/>
          <table:table-cell table:number-columns-repeated="3" table:style-name="ce82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3" table:default-cell-style-name="ce1"/>
        <table:table-column table:style-name="co3" table:default-cell-style-name="ce1"/>
        <table:table-column table:style-name="co31" table:default-cell-style-name="ce1"/>
        <table:table-column table:style-name="co19" table:default-cell-style-name="ce1"/>
        <table:table-column table:style-name="co35" table:default-cell-style-name="ce1"/>
        <table:table-column table:style-name="co5" table:default-cell-style-name="ce1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1" table:default-cell-style-name="ce1"/>
        <table:table-column table:style-name="co20" table:default-cell-style-name="ce1"/>
        <table:table-column table:style-name="co44" table:default-cell-style-name="ce1"/>
        <table:table-column table:style-name="co20" table:number-columns-repeated="3" table:default-cell-style-name="ce1"/>
        <table:table-column table:style-name="co45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61253in" svg:height="0.63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8919in" svg:y="0.25741in" svg:width="1.99346in" svg:height="0.50327in">
                <draw:text-box>
                  <text:p text:style-name="a52" text:class-names="" text:cond-style-name=""><text:span text:style-name="a50" text:class-names="">NOVEMBRO 2021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3" draw:style-name="a45" draw:name="Text Box 122" svg:x="0in" svg:y="0in" svg:width="0.97917in" svg:height="0.31458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40049in" svg:height="0.29618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3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19">
          <table:table-cell/>
          <table:table-cell office:value-type="string" table:style-name="ce155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55"/>
          <table:table-cell office:value-type="string" table:number-columns-spanned="2" table:number-rows-spanned="1" table:style-name="ce370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19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22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3">
          <table:table-cell/>
          <table:table-cell table:style-name="ce31"/>
          <table:table-cell table:style-name="ce159"/>
          <table:table-cell table:style-name="ce160"/>
          <table:table-cell table:style-name="ce161"/>
          <table:table-cell table:style-name="ce162"/>
          <table:table-cell table:style-name="ce161"/>
          <table:table-cell table:style-name="ce162"/>
          <table:table-cell office:value-type="string" table:number-columns-spanned="4" table:number-rows-spanned="1" table:style-name="ce371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3">
          <table:table-cell/>
          <table:table-cell office:value-type="string" table:style-name="ce28">
            <text:p>CAE <text:s/>Rev.3</text:p>
          </table:table-cell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2">
            <text:p>Mês <text:s/>anterior</text:p>
          </table:table-cell>
          <table:covered-table-cell/>
          <table:table-cell office:value-type="string" table:number-columns-spanned="2" table:number-rows-spanned="1" table:style-name="ce373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3">
          <table:table-cell/>
          <table:table-cell table:style-name="ce33"/>
          <table:table-cell table:style-name="ce166"/>
          <table:table-cell table:style-name="ce167"/>
          <table:table-cell table:style-name="ce168"/>
          <table:table-cell table:style-name="ce169"/>
          <table:table-cell table:style-name="ce168"/>
          <table:table-cell table:style-name="ce169"/>
          <table:table-cell office:value-type="string" table:style-name="ce170">
            <text:p>Var. Abs.</text:p>
          </table:table-cell>
          <table:table-cell office:value-type="string" table:style-name="ce171">
            <text:p>Var. %</text:p>
          </table:table-cell>
          <table:table-cell office:value-type="string" table:style-name="ce170">
            <text:p>Var. Abs.</text:p>
          </table:table-cell>
          <table:table-cell office:value-type="string" table:style-name="ce172">
            <text:p>Var. %</text:p>
          </table:table-cell>
          <table:table-cell table:style-name="ce5"/>
          <table:table-cell table:number-columns-repeated="16371"/>
        </table:table-row>
        <table:table-row table:style-name="ro32">
          <table:table-cell/>
          <table:table-cell table:style-name="ce28"/>
          <table:table-cell table:style-name="ce90"/>
          <table:table-cell table:style-name="ce91"/>
          <table:table-cell table:style-name="ce52"/>
          <table:table-cell table:style-name="ce94"/>
          <table:table-cell table:style-name="ce52"/>
          <table:table-cell table:style-name="ce94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12">
          <table:table-cell/>
          <table:table-cell office:value-type="string" table:style-name="ce175">
            <text:p><text:s text:c="2"/>Total</text:p>
          </table:table-cell>
          <table:table-cell office:value-type="float" office:value="293346" table:style-name="ce104">
            <text:p>293 346</text:p>
          </table:table-cell>
          <table:table-cell office:value-type="float" office:value="100" table:style-name="ce105">
            <text:p>100,0<text:s text:c="5"/></text:p>
          </table:table-cell>
          <table:table-cell office:value-type="float" office:value="297092" table:style-name="ce106">
            <text:p>297 092</text:p>
          </table:table-cell>
          <table:table-cell office:value-type="float" office:value="100" table:style-name="ce107">
            <text:p>100,0<text:s text:c="5"/></text:p>
          </table:table-cell>
          <table:table-cell office:value-type="float" office:value="339138" table:style-name="ce106">
            <text:p>339 138</text:p>
          </table:table-cell>
          <table:table-cell office:value-type="float" office:value="100" table:style-name="ce107">
            <text:p>100,0<text:s text:c="5"/></text:p>
          </table:table-cell>
          <table:table-cell office:value-type="float" office:value="-3746" table:style-name="ce108">
            <text:p><text:s/>-3 746</text:p>
          </table:table-cell>
          <table:table-cell office:value-type="float" office:value="-1.2608888829049587" table:style-name="ce109">
            <text:p>-1,3<text:s text:c="3"/></text:p>
          </table:table-cell>
          <table:table-cell office:value-type="float" office:value="-45792" table:style-name="ce108">
            <text:p><text:s/>-45 792</text:p>
          </table:table-cell>
          <table:table-cell office:value-type="float" office:value="-13.502468021867204" table:style-name="ce109">
            <text:p>-13,5<text:s text:c="3"/></text:p>
          </table:table-cell>
          <table:table-cell table:style-name="ce8"/>
          <table:table-cell table:number-columns-repeated="16371"/>
        </table:table-row>
        <table:table-row table:style-name="ro2">
          <table:table-cell table:style-name="ce229"/>
          <table:table-cell office:value-type="string" table:style-name="ce176">
            <text:p>Agricultura, produção animal, caça, floresta e pesca</text:p>
          </table:table-cell>
          <table:table-cell office:value-type="float" office:value="12428" table:style-name="ce104">
            <text:p>12 428</text:p>
          </table:table-cell>
          <table:table-cell office:value-type="float" office:value="4.2366352362057098" table:style-name="ce105">
            <text:p>4,2<text:s text:c="5"/></text:p>
          </table:table-cell>
          <table:table-cell office:value-type="float" office:value="12261" table:style-name="ce106">
            <text:p>12 261</text:p>
          </table:table-cell>
          <table:table-cell office:value-type="float" office:value="4.1270044296042974" table:style-name="ce107">
            <text:p>4,1<text:s text:c="5"/></text:p>
          </table:table-cell>
          <table:table-cell office:value-type="float" office:value="14059" table:style-name="ce106">
            <text:p>14 059</text:p>
          </table:table-cell>
          <table:table-cell office:value-type="float" office:value="4.1455100873390771" table:style-name="ce107">
            <text:p>4,1<text:s text:c="5"/></text:p>
          </table:table-cell>
          <table:table-cell office:value-type="float" office:value="167" table:style-name="ce108">
            <text:p>+ 167</text:p>
          </table:table-cell>
          <table:table-cell office:value-type="float" office:value="1.3620422477775058" table:style-name="ce109">
            <text:p>+1,4<text:s text:c="3"/></text:p>
          </table:table-cell>
          <table:table-cell office:value-type="float" office:value="-1631" table:style-name="ce108">
            <text:p><text:s/>-1 631</text:p>
          </table:table-cell>
          <table:table-cell office:value-type="float" office:value="-11.601109609502808" table:style-name="ce109">
            <text:p>-11,6<text:s text:c="3"/></text:p>
          </table:table-cell>
          <table:table-cell table:style-name="ce151"/>
          <table:table-cell table:number-columns-repeated="16371" table:style-name="ce229"/>
        </table:table-row>
        <table:table-row table:style-name="ro33">
          <table:table-cell table:style-name="ce229"/>
          <table:table-cell office:value-type="string" table:style-name="ce177">
            <text:p>Indústria, energia e água e construção</text:p>
          </table:table-cell>
          <table:table-cell office:value-type="float" office:value="57554" table:style-name="ce122">
            <text:p>57 554</text:p>
          </table:table-cell>
          <table:table-cell office:value-type="float" office:value="19.619834598051447" table:style-name="ce123">
            <text:p>19,6<text:s text:c="5"/></text:p>
          </table:table-cell>
          <table:table-cell office:value-type="float" office:value="59190" table:style-name="ce106">
            <text:p>59 190</text:p>
          </table:table-cell>
          <table:table-cell office:value-type="float" office:value="19.923121457326349" table:style-name="ce107">
            <text:p>19,9<text:s text:c="5"/></text:p>
          </table:table-cell>
          <table:table-cell office:value-type="float" office:value="69364" table:style-name="ce106">
            <text:p>69 364</text:p>
          </table:table-cell>
          <table:table-cell office:value-type="float" office:value="20.453030919566668" table:style-name="ce107">
            <text:p>20,5<text:s text:c="5"/></text:p>
          </table:table-cell>
          <table:table-cell office:value-type="float" office:value="-1636" table:style-name="ce108">
            <text:p><text:s/>-1 636</text:p>
          </table:table-cell>
          <table:table-cell office:value-type="float" office:value="-2.7639804020949486" table:style-name="ce109">
            <text:p>-2,8<text:s text:c="3"/></text:p>
          </table:table-cell>
          <table:table-cell office:value-type="float" office:value="-11810" table:style-name="ce108">
            <text:p><text:s/>-11 810</text:p>
          </table:table-cell>
          <table:table-cell office:value-type="float" office:value="-17.026123060953811" table:style-name="ce109">
            <text:p>-17,0<text:s text:c="3"/></text:p>
          </table:table-cell>
          <table:table-cell table:style-name="ce151"/>
          <table:table-cell table:number-columns-repeated="16371" table:style-name="ce229"/>
        </table:table-row>
        <table:table-row table:style-name="ro34">
          <table:table-cell/>
          <table:table-cell office:value-type="string" table:style-name="ce178">
            <text:p>Indústrias extrativas</text:p>
          </table:table-cell>
          <table:table-cell office:value-type="float" office:value="1583" table:style-name="ce111">
            <text:p>1 583</text:p>
          </table:table-cell>
          <table:table-cell office:value-type="float" office:value="0.53963578845458948" table:style-name="ce112">
            <text:p>0,5<text:s text:c="5"/></text:p>
          </table:table-cell>
          <table:table-cell office:value-type="float" office:value="1607" table:style-name="ce113">
            <text:p>1 607</text:p>
          </table:table-cell>
          <table:table-cell office:value-type="float" office:value="0.54090988649980476" table:style-name="ce114">
            <text:p>0,5<text:s text:c="5"/></text:p>
          </table:table-cell>
          <table:table-cell office:value-type="float" office:value="1908" table:style-name="ce113">
            <text:p>1 908</text:p>
          </table:table-cell>
          <table:table-cell office:value-type="float" office:value="0.56260283424446689" table:style-name="ce114">
            <text:p>0,6<text:s text:c="5"/></text:p>
          </table:table-cell>
          <table:table-cell office:value-type="float" office:value="-24" table:style-name="ce115">
            <text:p><text:s/>- 24</text:p>
          </table:table-cell>
          <table:table-cell office:value-type="float" office:value="-1.4934660858742999" table:style-name="ce116">
            <text:p>-1,5<text:s text:c="3"/></text:p>
          </table:table-cell>
          <table:table-cell office:value-type="float" office:value="-325" table:style-name="ce115">
            <text:p><text:s/>- 325</text:p>
          </table:table-cell>
          <table:table-cell office:value-type="float" office:value="-17.033542976939202" table:style-name="ce116">
            <text:p>-17,0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79">
            <text:p>Indústrias alimentares das bebidas e do tabaco</text:p>
          </table:table-cell>
          <table:table-cell office:value-type="float" office:value="5983" table:style-name="ce111">
            <text:p>5 983</text:p>
          </table:table-cell>
          <table:table-cell office:value-type="float" office:value="2.0395710185242" table:style-name="ce112">
            <text:p>2,0<text:s text:c="5"/></text:p>
          </table:table-cell>
          <table:table-cell office:value-type="float" office:value="6198" table:style-name="ce113">
            <text:p>6 198</text:p>
          </table:table-cell>
          <table:table-cell office:value-type="float" office:value="2.0862224496115682" table:style-name="ce114">
            <text:p>2,1<text:s text:c="5"/></text:p>
          </table:table-cell>
          <table:table-cell office:value-type="float" office:value="7348" table:style-name="ce113">
            <text:p>7 348</text:p>
          </table:table-cell>
          <table:table-cell office:value-type="float" office:value="2.1666696153188378" table:style-name="ce114">
            <text:p>2,2<text:s text:c="5"/></text:p>
          </table:table-cell>
          <table:table-cell office:value-type="float" office:value="-215" table:style-name="ce115">
            <text:p><text:s/>- 215</text:p>
          </table:table-cell>
          <table:table-cell office:value-type="float" office:value="-3.4688609228783482" table:style-name="ce116">
            <text:p>-3,5<text:s text:c="3"/></text:p>
          </table:table-cell>
          <table:table-cell office:value-type="float" office:value="-1365" table:style-name="ce115">
            <text:p><text:s/>-1 365</text:p>
          </table:table-cell>
          <table:table-cell office:value-type="float" office:value="-18.576483396842676" table:style-name="ce116">
            <text:p>-18,6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79">
            <text:p>Fabricação de têxteis</text:p>
          </table:table-cell>
          <table:table-cell office:value-type="float" office:value="2510" table:style-name="ce111">
            <text:p>2 510</text:p>
          </table:table-cell>
          <table:table-cell office:value-type="float" office:value="0.85564486988061872" table:style-name="ce148">
            <text:p>0,9<text:s text:c="5"/></text:p>
          </table:table-cell>
          <table:table-cell office:value-type="float" office:value="2631" table:style-name="ce149">
            <text:p>2 631</text:p>
          </table:table-cell>
          <table:table-cell office:value-type="float" office:value="0.88558426346047692" table:style-name="ce150">
            <text:p>0,9<text:s text:c="5"/></text:p>
          </table:table-cell>
          <table:table-cell office:value-type="float" office:value="3179" table:style-name="ce113">
            <text:p>3 179</text:p>
          </table:table-cell>
          <table:table-cell office:value-type="float" office:value="0.93737652519033554" table:style-name="ce150">
            <text:p>0,9<text:s text:c="5"/></text:p>
          </table:table-cell>
          <table:table-cell office:value-type="float" office:value="-121" table:style-name="ce115">
            <text:p><text:s/>- 121</text:p>
          </table:table-cell>
          <table:table-cell office:value-type="float" office:value="-4.5990117825921706" table:style-name="ce116">
            <text:p>-4,6<text:s text:c="3"/></text:p>
          </table:table-cell>
          <table:table-cell office:value-type="float" office:value="-669" table:style-name="ce115">
            <text:p><text:s/>- 669</text:p>
          </table:table-cell>
          <table:table-cell office:value-type="float" office:value="-21.044353570305127" table:style-name="ce116">
            <text:p>-21,0<text:s text:c="3"/></text:p>
          </table:table-cell>
          <table:table-cell table:style-name="ce7"/>
          <table:table-cell table:number-columns-repeated="16371"/>
        </table:table-row>
        <table:table-row table:style-name="ro34">
          <table:table-cell/>
          <table:table-cell office:value-type="string" table:style-name="ce180">
            <text:p>Indústria do vestuário</text:p>
          </table:table-cell>
          <table:table-cell office:value-type="float" office:value="7617" table:style-name="ce111">
            <text:p>7 617</text:p>
          </table:table-cell>
          <table:table-cell office:value-type="float" office:value="2.5965924198727781" table:style-name="ce128">
            <text:p>2,6<text:s text:c="5"/></text:p>
          </table:table-cell>
          <table:table-cell office:value-type="float" office:value="7927" table:style-name="ce129">
            <text:p>7 927</text:p>
          </table:table-cell>
          <table:table-cell office:value-type="float" office:value="2.6681970568039532" table:style-name="ce130">
            <text:p>2,7<text:s text:c="5"/></text:p>
          </table:table-cell>
          <table:table-cell office:value-type="float" office:value="9620" table:style-name="ce113">
            <text:p>9 620</text:p>
          </table:table-cell>
          <table:table-cell office:value-type="float" office:value="2.8366033885910751" table:style-name="ce130">
            <text:p>2,8<text:s text:c="5"/></text:p>
          </table:table-cell>
          <table:table-cell office:value-type="float" office:value="-310" table:style-name="ce115">
            <text:p><text:s/>- 310</text:p>
          </table:table-cell>
          <table:table-cell office:value-type="float" office:value="-3.9106850006307559" table:style-name="ce116">
            <text:p>-3,9<text:s text:c="3"/></text:p>
          </table:table-cell>
          <table:table-cell office:value-type="float" office:value="-2003" table:style-name="ce115">
            <text:p><text:s/>-2 003</text:p>
          </table:table-cell>
          <table:table-cell office:value-type="float" office:value="-20.821205821205822" table:style-name="ce116">
            <text:p>-20,8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1">
            <text:p>Indústria do couro e dos produtos do couro</text:p>
          </table:table-cell>
          <table:table-cell office:value-type="float" office:value="3244" table:style-name="ce111">
            <text:p>3 244</text:p>
          </table:table-cell>
          <table:table-cell office:value-type="float" office:value="1.1058613378058675" table:style-name="ce128">
            <text:p>1,1<text:s text:c="5"/></text:p>
          </table:table-cell>
          <table:table-cell office:value-type="float" office:value="3486" table:style-name="ce129">
            <text:p>3 486</text:p>
          </table:table-cell>
          <table:table-cell office:value-type="float" office:value="1.1733739043797879" table:style-name="ce130">
            <text:p>1,2<text:s text:c="5"/></text:p>
          </table:table-cell>
          <table:table-cell office:value-type="float" office:value="4559" table:style-name="ce113">
            <text:p>4 559</text:p>
          </table:table-cell>
          <table:table-cell office:value-type="float" office:value="1.3442905248011134" table:style-name="ce130">
            <text:p>1,3<text:s text:c="5"/></text:p>
          </table:table-cell>
          <table:table-cell office:value-type="float" office:value="-242" table:style-name="ce115">
            <text:p><text:s/>- 242</text:p>
          </table:table-cell>
          <table:table-cell office:value-type="float" office:value="-6.9420539300057369" table:style-name="ce116">
            <text:p>-6,9<text:s text:c="3"/></text:p>
          </table:table-cell>
          <table:table-cell office:value-type="float" office:value="-1315" table:style-name="ce115">
            <text:p><text:s/>-1 315</text:p>
          </table:table-cell>
          <table:table-cell office:value-type="float" office:value="-28.844044746654969" table:style-name="ce116">
            <text:p>-28,8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1">
            <text:p>Indústria da madeira e da cortiça</text:p>
          </table:table-cell>
          <table:table-cell office:value-type="float" office:value="1766" table:style-name="ce111">
            <text:p>1 766</text:p>
          </table:table-cell>
          <table:table-cell office:value-type="float" office:value="0.60201945825066649" table:style-name="ce128">
            <text:p>0,6<text:s text:c="5"/></text:p>
          </table:table-cell>
          <table:table-cell office:value-type="float" office:value="1848" table:style-name="ce129">
            <text:p>1 848</text:p>
          </table:table-cell>
          <table:table-cell office:value-type="float" office:value="0.62202953967121299" table:style-name="ce130">
            <text:p>0,6<text:s text:c="5"/></text:p>
          </table:table-cell>
          <table:table-cell office:value-type="float" office:value="2122" table:style-name="ce113">
            <text:p>2 122</text:p>
          </table:table-cell>
          <table:table-cell office:value-type="float" office:value="0.62570399070584837" table:style-name="ce130">
            <text:p>0,6<text:s text:c="5"/></text:p>
          </table:table-cell>
          <table:table-cell office:value-type="float" office:value="-82" table:style-name="ce115">
            <text:p><text:s/>- 82</text:p>
          </table:table-cell>
          <table:table-cell office:value-type="float" office:value="-4.4372294372294379" table:style-name="ce116">
            <text:p>-4,4<text:s text:c="3"/></text:p>
          </table:table-cell>
          <table:table-cell office:value-type="float" office:value="-356" table:style-name="ce115">
            <text:p><text:s/>- 356</text:p>
          </table:table-cell>
          <table:table-cell office:value-type="float" office:value="-16.776625824693685" table:style-name="ce116">
            <text:p>-16,8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1">
            <text:p>Indústrias do papel, impressão e reprodução</text:p>
          </table:table-cell>
          <table:table-cell office:value-type="float" office:value="1169" table:style-name="ce111">
            <text:p>1 169</text:p>
          </table:table-cell>
          <table:table-cell office:value-type="float" office:value="0.39850551907985798" table:style-name="ce128">
            <text:p>0,4<text:s text:c="5"/></text:p>
          </table:table-cell>
          <table:table-cell office:value-type="float" office:value="1205" table:style-name="ce129">
            <text:p>1 205</text:p>
          </table:table-cell>
          <table:table-cell office:value-type="float" office:value="0.4055982658570409" table:style-name="ce130">
            <text:p>0,4<text:s text:c="5"/></text:p>
          </table:table-cell>
          <table:table-cell office:value-type="float" office:value="1313" table:style-name="ce113">
            <text:p>1 313</text:p>
          </table:table-cell>
          <table:table-cell office:value-type="float" office:value="0.38715803006445754" table:style-name="ce130">
            <text:p>0,4<text:s text:c="5"/></text:p>
          </table:table-cell>
          <table:table-cell office:value-type="float" office:value="-36" table:style-name="ce115">
            <text:p><text:s/>- 36</text:p>
          </table:table-cell>
          <table:table-cell office:value-type="float" office:value="-2.9875518672199171" table:style-name="ce116">
            <text:p>-3,0<text:s text:c="3"/></text:p>
          </table:table-cell>
          <table:table-cell office:value-type="float" office:value="-144" table:style-name="ce115">
            <text:p><text:s/>- 144</text:p>
          </table:table-cell>
          <table:table-cell office:value-type="float" office:value="-10.967250571210966" table:style-name="ce116">
            <text:p>-11,0<text:s text:c="3"/></text:p>
          </table:table-cell>
          <table:table-cell table:style-name="ce6"/>
          <table:table-cell table:number-columns-repeated="16371"/>
        </table:table-row>
        <table:table-row table:style-name="ro34">
          <table:table-cell/>
          <table:table-cell office:value-type="string" table:style-name="ce181">
            <text:p>Fab. produtos petrolíferos, químicos, farmacêuticos, borracha e plástico</text:p>
          </table:table-cell>
          <table:table-cell office:value-type="float" office:value="2185" table:style-name="ce111">
            <text:p>2 185</text:p>
          </table:table-cell>
          <table:table-cell office:value-type="float" office:value="0.74485419947774989" table:style-name="ce128">
            <text:p>0,7<text:s text:c="5"/></text:p>
          </table:table-cell>
          <table:table-cell office:value-type="float" office:value="2197" table:style-name="ce129">
            <text:p>2 197</text:p>
          </table:table-cell>
          <table:table-cell office:value-type="float" office:value="0.73950156853769211" table:style-name="ce130">
            <text:p>0,7<text:s text:c="5"/></text:p>
          </table:table-cell>
          <table:table-cell office:value-type="float" office:value="2245" table:style-name="ce113">
            <text:p>2 245</text:p>
          </table:table-cell>
          <table:table-cell office:value-type="float" office:value="0.66197241241028726" table:style-name="ce130">
            <text:p>0,7<text:s text:c="5"/></text:p>
          </table:table-cell>
          <table:table-cell office:value-type="float" office:value="-12" table:style-name="ce115">
            <text:p><text:s/>- 12</text:p>
          </table:table-cell>
          <table:table-cell office:value-type="float" office:value="-0.5461993627674101" table:style-name="ce116">
            <text:p>-0,5<text:s text:c="3"/></text:p>
          </table:table-cell>
          <table:table-cell office:value-type="float" office:value="-60" table:style-name="ce115">
            <text:p><text:s/>- 60</text:p>
          </table:table-cell>
          <table:table-cell office:value-type="float" office:value="-2.6726057906458798" table:style-name="ce116">
            <text:p>-2,7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1">
            <text:p>Fabricação de outros produtos minerais não metálicos</text:p>
          </table:table-cell>
          <table:table-cell office:value-type="float" office:value="1486" table:style-name="ce111">
            <text:p>1 486</text:p>
          </table:table-cell>
          <table:table-cell office:value-type="float" office:value="0.50656903451896396" table:style-name="ce128">
            <text:p>0,5<text:s text:c="5"/></text:p>
          </table:table-cell>
          <table:table-cell office:value-type="float" office:value="1491" table:style-name="ce129">
            <text:p>1 491</text:p>
          </table:table-cell>
          <table:table-cell office:value-type="float" office:value="0.50186474223472866" table:style-name="ce130">
            <text:p>0,5<text:s text:c="5"/></text:p>
          </table:table-cell>
          <table:table-cell office:value-type="float" office:value="1813" table:style-name="ce113">
            <text:p>1 813</text:p>
          </table:table-cell>
          <table:table-cell office:value-type="float" office:value="0.53459063861908718" table:style-name="ce130">
            <text:p>0,5<text:s text:c="5"/></text:p>
          </table:table-cell>
          <table:table-cell office:value-type="float" office:value="-5" table:style-name="ce115">
            <text:p><text:s/>- 5</text:p>
          </table:table-cell>
          <table:table-cell office:value-type="float" office:value="-0.33534540576794097" table:style-name="ce116">
            <text:p>-0,3<text:s text:c="3"/></text:p>
          </table:table-cell>
          <table:table-cell office:value-type="float" office:value="-327" table:style-name="ce115">
            <text:p><text:s/>- 327</text:p>
          </table:table-cell>
          <table:table-cell office:value-type="float" office:value="-18.036403750689463" table:style-name="ce116">
            <text:p>-18,0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1">
            <text:p>Indústria metalúrgica de base e fab. produtos metálicos</text:p>
          </table:table-cell>
          <table:table-cell office:value-type="float" office:value="3309" table:style-name="ce111">
            <text:p>3 309</text:p>
          </table:table-cell>
          <table:table-cell office:value-type="float" office:value="1.1280194718864414" table:style-name="ce128">
            <text:p>1,1<text:s text:c="5"/></text:p>
          </table:table-cell>
          <table:table-cell office:value-type="float" office:value="3384" table:style-name="ce129">
            <text:p>3 384</text:p>
          </table:table-cell>
          <table:table-cell office:value-type="float" office:value="1.1390411051122211" table:style-name="ce130">
            <text:p>1,1<text:s text:c="5"/></text:p>
          </table:table-cell>
          <table:table-cell office:value-type="float" office:value="3900" table:style-name="ce113">
            <text:p>3 900</text:p>
          </table:table-cell>
          <table:table-cell office:value-type="float" office:value="1.1499743467261114" table:style-name="ce130">
            <text:p>1,1<text:s text:c="5"/></text:p>
          </table:table-cell>
          <table:table-cell office:value-type="float" office:value="-75" table:style-name="ce115">
            <text:p><text:s/>- 75</text:p>
          </table:table-cell>
          <table:table-cell office:value-type="float" office:value="-2.2163120567375887" table:style-name="ce116">
            <text:p>-2,2<text:s text:c="3"/></text:p>
          </table:table-cell>
          <table:table-cell office:value-type="float" office:value="-591" table:style-name="ce115">
            <text:p><text:s/>- 591</text:p>
          </table:table-cell>
          <table:table-cell office:value-type="float" office:value="-15.153846153846153" table:style-name="ce116">
            <text:p>-15,2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1">
            <text:p>Fab. equipamento informático, elétrico, máquinas e equipamentos n.e.</text:p>
          </table:table-cell>
          <table:table-cell office:value-type="float" office:value="2089" table:style-name="ce111">
            <text:p>2 089</text:p>
          </table:table-cell>
          <table:table-cell office:value-type="float" office:value="0.71212833991259461" table:style-name="ce128">
            <text:p>0,7<text:s text:c="5"/></text:p>
          </table:table-cell>
          <table:table-cell office:value-type="float" office:value="2221" table:style-name="ce129">
            <text:p>2 221</text:p>
          </table:table-cell>
          <table:table-cell office:value-type="float" office:value="0.74757987424770778" table:style-name="ce130">
            <text:p>0,7<text:s text:c="5"/></text:p>
          </table:table-cell>
          <table:table-cell office:value-type="float" office:value="2668" table:style-name="ce113">
            <text:p>2 668</text:p>
          </table:table-cell>
          <table:table-cell office:value-type="float" office:value="0.7867003992475039" table:style-name="ce130">
            <text:p>0,8<text:s text:c="5"/></text:p>
          </table:table-cell>
          <table:table-cell office:value-type="float" office:value="-132" table:style-name="ce115">
            <text:p><text:s/>- 132</text:p>
          </table:table-cell>
          <table:table-cell office:value-type="float" office:value="-5.9432687978388108" table:style-name="ce116">
            <text:p>-5,9<text:s text:c="3"/></text:p>
          </table:table-cell>
          <table:table-cell office:value-type="float" office:value="-579" table:style-name="ce115">
            <text:p><text:s/>- 579</text:p>
          </table:table-cell>
          <table:table-cell office:value-type="float" office:value="-21.701649175412292" table:style-name="ce116">
            <text:p>-21,7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1">
            <text:p>Fab. veículos automóveis, componentes e outro equipa. de transporte</text:p>
          </table:table-cell>
          <table:table-cell office:value-type="float" office:value="2184" table:style-name="ce111">
            <text:p>2 184</text:p>
          </table:table-cell>
          <table:table-cell office:value-type="float" office:value="0.74451330510727953" table:style-name="ce128">
            <text:p>0,7<text:s text:c="5"/></text:p>
          </table:table-cell>
          <table:table-cell office:value-type="float" office:value="2313" table:style-name="ce129">
            <text:p>2 313</text:p>
          </table:table-cell>
          <table:table-cell office:value-type="float" office:value="0.7785467128027681" table:style-name="ce130">
            <text:p>0,8<text:s text:c="5"/></text:p>
          </table:table-cell>
          <table:table-cell office:value-type="float" office:value="2462" table:style-name="ce113">
            <text:p>2 462</text:p>
          </table:table-cell>
          <table:table-cell office:value-type="float" office:value="0.72595816452299655" table:style-name="ce130">
            <text:p>0,7<text:s text:c="5"/></text:p>
          </table:table-cell>
          <table:table-cell office:value-type="float" office:value="-129" table:style-name="ce115">
            <text:p><text:s/>- 129</text:p>
          </table:table-cell>
          <table:table-cell office:value-type="float" office:value="-5.5771725032425428" table:style-name="ce116">
            <text:p>-5,6<text:s text:c="3"/></text:p>
          </table:table-cell>
          <table:table-cell office:value-type="float" office:value="-278" table:style-name="ce115">
            <text:p><text:s/>- 278</text:p>
          </table:table-cell>
          <table:table-cell office:value-type="float" office:value="-11.291632818846466" table:style-name="ce116">
            <text:p>-11,3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1">
            <text:p>Fab. mobiliário, repar. instal. máq. e equipa. e outras ind. transformadoras</text:p>
          </table:table-cell>
          <table:table-cell office:value-type="float" office:value="3382" table:style-name="ce111">
            <text:p>3 382</text:p>
          </table:table-cell>
          <table:table-cell office:value-type="float" office:value="1.1529047609307781" table:style-name="ce128">
            <text:p>1,2<text:s text:c="5"/></text:p>
          </table:table-cell>
          <table:table-cell office:value-type="float" office:value="3422" table:style-name="ce129">
            <text:p>3 422</text:p>
          </table:table-cell>
          <table:table-cell office:value-type="float" office:value="1.151831755819746" table:style-name="ce130">
            <text:p>1,2<text:s text:c="5"/></text:p>
          </table:table-cell>
          <table:table-cell office:value-type="float" office:value="4034" table:style-name="ce113">
            <text:p>4 034</text:p>
          </table:table-cell>
          <table:table-cell office:value-type="float" office:value="1.1894862858187523" table:style-name="ce130">
            <text:p>1,2<text:s text:c="5"/></text:p>
          </table:table-cell>
          <table:table-cell office:value-type="float" office:value="-40" table:style-name="ce115">
            <text:p><text:s/>- 40</text:p>
          </table:table-cell>
          <table:table-cell office:value-type="float" office:value="-1.168907071887785" table:style-name="ce116">
            <text:p>-1,2<text:s text:c="3"/></text:p>
          </table:table-cell>
          <table:table-cell office:value-type="float" office:value="-652" table:style-name="ce115">
            <text:p><text:s/>- 652</text:p>
          </table:table-cell>
          <table:table-cell office:value-type="float" office:value="-16.162617749132373" table:style-name="ce116">
            <text:p>-16,2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1">
            <text:p>Eletricidade, gás e água, saneamento, resíduos e despoluição</text:p>
          </table:table-cell>
          <table:table-cell office:value-type="float" office:value="1046" table:style-name="ce111">
            <text:p>1 046</text:p>
          </table:table-cell>
          <table:table-cell office:value-type="float" office:value="0.3565755115120029" table:style-name="ce128">
            <text:p>0,4<text:s text:c="5"/></text:p>
          </table:table-cell>
          <table:table-cell office:value-type="float" office:value="1035" table:style-name="ce129">
            <text:p>1 035</text:p>
          </table:table-cell>
          <table:table-cell office:value-type="float" office:value="0.34837693374442935" table:style-name="ce130">
            <text:p>0,3<text:s text:c="5"/></text:p>
          </table:table-cell>
          <table:table-cell office:value-type="float" office:value="1227" table:style-name="ce113">
            <text:p>1 227</text:p>
          </table:table-cell>
          <table:table-cell office:value-type="float" office:value="0.36179962139306127" table:style-name="ce130">
            <text:p>0,4<text:s text:c="5"/></text:p>
          </table:table-cell>
          <table:table-cell office:value-type="float" office:value="11" table:style-name="ce115">
            <text:p>+ 11</text:p>
          </table:table-cell>
          <table:table-cell office:value-type="float" office:value="1.0628019323671498" table:style-name="ce116">
            <text:p>+1,1<text:s text:c="3"/></text:p>
          </table:table-cell>
          <table:table-cell office:value-type="float" office:value="-181" table:style-name="ce115">
            <text:p><text:s/>- 181</text:p>
          </table:table-cell>
          <table:table-cell office:value-type="float" office:value="-14.751426242868787" table:style-name="ce116">
            <text:p>-14,8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81">
            <text:p>Construção</text:p>
          </table:table-cell>
          <table:table-cell office:value-type="float" office:value="18001" table:style-name="ce111">
            <text:p>18 001</text:p>
          </table:table-cell>
          <table:table-cell office:value-type="float" office:value="6.1364395628370598" table:style-name="ce128">
            <text:p>6,1<text:s text:c="5"/></text:p>
          </table:table-cell>
          <table:table-cell office:value-type="float" office:value="18225" table:style-name="ce129">
            <text:p>18 225</text:p>
          </table:table-cell>
          <table:table-cell office:value-type="float" office:value="6.134463398543212" table:style-name="ce130">
            <text:p>6,1<text:s text:c="5"/></text:p>
          </table:table-cell>
          <table:table-cell office:value-type="float" office:value="20966" table:style-name="ce113">
            <text:p>20 966</text:p>
          </table:table-cell>
          <table:table-cell office:value-type="float" office:value="6.1821441419127314" table:style-name="ce130">
            <text:p>6,2<text:s text:c="5"/></text:p>
          </table:table-cell>
          <table:table-cell office:value-type="float" office:value="-224" table:style-name="ce115">
            <text:p><text:s/>- 224</text:p>
          </table:table-cell>
          <table:table-cell office:value-type="float" office:value="-1.2290809327846364" table:style-name="ce116">
            <text:p>-1,2<text:s text:c="3"/></text:p>
          </table:table-cell>
          <table:table-cell office:value-type="float" office:value="-2965" table:style-name="ce115">
            <text:p><text:s/>-2 965</text:p>
          </table:table-cell>
          <table:table-cell office:value-type="float" office:value="-14.141944099971383" table:style-name="ce116">
            <text:p>-14,1<text:s text:c="3"/></text:p>
          </table:table-cell>
          <table:table-cell table:number-columns-repeated="16372" table:style-name="ce1"/>
        </table:table-row>
        <table:table-row table:style-name="ro10">
          <table:table-cell table:style-name="ce229"/>
          <table:table-cell office:value-type="string" table:style-name="ce177">
            <text:p>Serviços</text:p>
          </table:table-cell>
          <table:table-cell office:value-type="float" office:value="214861" table:style-name="ce122">
            <text:p>214 861</text:p>
          </table:table-cell>
          <table:table-cell office:value-type="float" office:value="73.244905333633326" table:style-name="ce123">
            <text:p>73,2<text:s text:c="5"/></text:p>
          </table:table-cell>
          <table:table-cell office:value-type="float" office:value="217023" table:style-name="ce124">
            <text:p>217 023</text:p>
          </table:table-cell>
          <table:table-cell office:value-type="float" office:value="73.049089171031198" table:style-name="ce125">
            <text:p>73,0<text:s text:c="5"/></text:p>
          </table:table-cell>
          <table:table-cell office:value-type="float" office:value="246104" table:style-name="ce124">
            <text:p>246 104</text:p>
          </table:table-cell>
          <table:table-cell office:value-type="float" office:value="72.567509391457165" table:style-name="ce125">
            <text:p>72,6<text:s text:c="5"/></text:p>
          </table:table-cell>
          <table:table-cell office:value-type="float" office:value="-2162" table:style-name="ce108">
            <text:p><text:s/>-2 162</text:p>
          </table:table-cell>
          <table:table-cell office:value-type="float" office:value="-0.99620777521276549" table:style-name="ce109">
            <text:p>-1,0<text:s text:c="3"/></text:p>
          </table:table-cell>
          <table:table-cell office:value-type="float" office:value="-31243" table:style-name="ce108">
            <text:p><text:s/>-31 243</text:p>
          </table:table-cell>
          <table:table-cell office:value-type="float" office:value="-12.69503949549784" table:style-name="ce109">
            <text:p>-12,7<text:s text:c="3"/></text:p>
          </table:table-cell>
          <table:table-cell table:number-columns-repeated="16372" table:style-name="ce229"/>
        </table:table-row>
        <table:table-row table:style-name="ro34">
          <table:table-cell/>
          <table:table-cell office:value-type="string" table:style-name="ce178">
            <text:p>Comércio, manut. repar. de veículos automóveis e motociclos</text:p>
          </table:table-cell>
          <table:table-cell office:value-type="float" office:value="3693" table:style-name="ce111">
            <text:p>3 693</text:p>
          </table:table-cell>
          <table:table-cell office:value-type="float" office:value="1.2589229101470618" table:style-name="ce128">
            <text:p>1,3<text:s text:c="5"/></text:p>
          </table:table-cell>
          <table:table-cell office:value-type="float" office:value="3862" table:style-name="ce129">
            <text:p>3 862</text:p>
          </table:table-cell>
          <table:table-cell office:value-type="float" office:value="1.299934027170035" table:style-name="ce130">
            <text:p>1,3<text:s text:c="5"/></text:p>
          </table:table-cell>
          <table:table-cell office:value-type="float" office:value="4147" table:style-name="ce129">
            <text:p>4 147</text:p>
          </table:table-cell>
          <table:table-cell office:value-type="float" office:value="1.2228060553520985" table:style-name="ce130">
            <text:p>1,2<text:s text:c="5"/></text:p>
          </table:table-cell>
          <table:table-cell office:value-type="float" office:value="-169" table:style-name="ce115">
            <text:p><text:s/>- 169</text:p>
          </table:table-cell>
          <table:table-cell office:value-type="float" office:value="-4.3759709994821341" table:style-name="ce116">
            <text:p>-4,4<text:s text:c="3"/></text:p>
          </table:table-cell>
          <table:table-cell office:value-type="float" office:value="-454" table:style-name="ce115">
            <text:p><text:s/>- 454</text:p>
          </table:table-cell>
          <table:table-cell office:value-type="float" office:value="-10.947673016638534" table:style-name="ce116">
            <text:p>-10,9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office:value-type="string" table:style-name="ce178">
            <text:p>Comércio por grosso e a retalho</text:p>
          </table:table-cell>
          <table:table-cell office:value-type="float" office:value="30565" table:style-name="ce111">
            <text:p>30 565</text:p>
          </table:table-cell>
          <table:table-cell office:value-type="float" office:value="10.419436433426739" table:style-name="ce128">
            <text:p>10,4<text:s text:c="5"/></text:p>
          </table:table-cell>
          <table:table-cell office:value-type="float" office:value="31858" table:style-name="ce129">
            <text:p>31 858</text:p>
          </table:table-cell>
          <table:table-cell office:value-type="float" office:value="10.72327763790341" table:style-name="ce130">
            <text:p>10,7<text:s text:c="5"/></text:p>
          </table:table-cell>
          <table:table-cell office:value-type="float" office:value="36429" table:style-name="ce129">
            <text:p>36 429</text:p>
          </table:table-cell>
          <table:table-cell office:value-type="float" office:value="10.741644994073209" table:style-name="ce130">
            <text:p>10,7<text:s text:c="5"/></text:p>
          </table:table-cell>
          <table:table-cell office:value-type="float" office:value="-1293" table:style-name="ce115">
            <text:p><text:s/>-1 293</text:p>
          </table:table-cell>
          <table:table-cell office:value-type="float" office:value="-4.0586351936719192" table:style-name="ce116">
            <text:p>-4,1<text:s text:c="3"/></text:p>
          </table:table-cell>
          <table:table-cell office:value-type="float" office:value="-5864" table:style-name="ce115">
            <text:p><text:s/>-5 864</text:p>
          </table:table-cell>
          <table:table-cell office:value-type="float" office:value="-16.097065524719316" table:style-name="ce116">
            <text:p>-16,1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1">
            <text:p>Transportes e armazenagem</text:p>
          </table:table-cell>
          <table:table-cell office:value-type="float" office:value="5642" table:style-name="ce111">
            <text:p>5 642</text:p>
          </table:table-cell>
          <table:table-cell office:value-type="float" office:value="1.9233260381938053" table:style-name="ce148">
            <text:p>1,9<text:s text:c="5"/></text:p>
          </table:table-cell>
          <table:table-cell office:value-type="float" office:value="5723" table:style-name="ce129">
            <text:p>5 723</text:p>
          </table:table-cell>
          <table:table-cell office:value-type="float" office:value="1.9263393157675064" table:style-name="ce150">
            <text:p>1,9<text:s text:c="5"/></text:p>
          </table:table-cell>
          <table:table-cell office:value-type="float" office:value="6628" table:style-name="ce129">
            <text:p>6 628</text:p>
          </table:table-cell>
          <table:table-cell office:value-type="float" office:value="1.9543666590001711" table:style-name="ce150">
            <text:p>2,0<text:s text:c="5"/></text:p>
          </table:table-cell>
          <table:table-cell office:value-type="float" office:value="-81" table:style-name="ce115">
            <text:p><text:s/>- 81</text:p>
          </table:table-cell>
          <table:table-cell office:value-type="float" office:value="-1.4153416040538178" table:style-name="ce116">
            <text:p>-1,4<text:s text:c="3"/></text:p>
          </table:table-cell>
          <table:table-cell office:value-type="float" office:value="-986" table:style-name="ce115">
            <text:p><text:s/>- 986</text:p>
          </table:table-cell>
          <table:table-cell office:value-type="float" office:value="-14.876282438141219" table:style-name="ce116">
            <text:p>-14,9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1">
            <text:p>Alojamento, restauração e similares</text:p>
          </table:table-cell>
          <table:table-cell office:value-type="float" office:value="32916" table:style-name="ce111">
            <text:p>32 916</text:p>
          </table:table-cell>
          <table:table-cell office:value-type="float" office:value="11.220879098402568" table:style-name="ce128">
            <text:p>11,2<text:s text:c="5"/></text:p>
          </table:table-cell>
          <table:table-cell office:value-type="float" office:value="30193" table:style-name="ce129">
            <text:p>30 193</text:p>
          </table:table-cell>
          <table:table-cell office:value-type="float" office:value="10.162845179271066" table:style-name="ce130">
            <text:p>10,2<text:s text:c="5"/></text:p>
          </table:table-cell>
          <table:table-cell office:value-type="float" office:value="43793" table:style-name="ce129">
            <text:p>43 793</text:p>
          </table:table-cell>
          <table:table-cell office:value-type="float" office:value="12.913032452865794" table:style-name="ce130">
            <text:p>12,9<text:s text:c="5"/></text:p>
          </table:table-cell>
          <table:table-cell office:value-type="float" office:value="2723" table:style-name="ce115">
            <text:p>+2 723</text:p>
          </table:table-cell>
          <table:table-cell office:value-type="float" office:value="9.0186467061901769" table:style-name="ce116">
            <text:p>+9,0<text:s text:c="3"/></text:p>
          </table:table-cell>
          <table:table-cell office:value-type="float" office:value="-10877" table:style-name="ce115">
            <text:p><text:s/>-10 877</text:p>
          </table:table-cell>
          <table:table-cell office:value-type="float" office:value="-24.837302765282125" table:style-name="ce116">
            <text:p>-24,8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1">
            <text:p>Atividades de informação e de comunicação</text:p>
          </table:table-cell>
          <table:table-cell office:value-type="float" office:value="3768" table:style-name="ce111">
            <text:p>3 768</text:p>
          </table:table-cell>
          <table:table-cell office:value-type="float" office:value="1.2844899879323393" table:style-name="ce128">
            <text:p>1,3<text:s text:c="5"/></text:p>
          </table:table-cell>
          <table:table-cell office:value-type="float" office:value="3805" table:style-name="ce129">
            <text:p>3 805</text:p>
          </table:table-cell>
          <table:table-cell office:value-type="float" office:value="1.2807480511087475" table:style-name="ce130">
            <text:p>1,3<text:s text:c="5"/></text:p>
          </table:table-cell>
          <table:table-cell office:value-type="float" office:value="4217" table:style-name="ce129">
            <text:p>4 217</text:p>
          </table:table-cell>
          <table:table-cell office:value-type="float" office:value="1.2434466205497468" table:style-name="ce130">
            <text:p>1,2<text:s text:c="5"/></text:p>
          </table:table-cell>
          <table:table-cell office:value-type="float" office:value="-37" table:style-name="ce115">
            <text:p><text:s/>- 37</text:p>
          </table:table-cell>
          <table:table-cell office:value-type="float" office:value="-0.97240473061760846" table:style-name="ce116">
            <text:p>-1,0<text:s text:c="3"/></text:p>
          </table:table-cell>
          <table:table-cell office:value-type="float" office:value="-449" table:style-name="ce115">
            <text:p><text:s/>- 449</text:p>
          </table:table-cell>
          <table:table-cell office:value-type="float" office:value="-10.647379653782311" table:style-name="ce116">
            <text:p>-10,6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1">
            <text:p>Atividades financeiras e de seguros</text:p>
          </table:table-cell>
          <table:table-cell office:value-type="float" office:value="2446" table:style-name="ce111">
            <text:p>2 446</text:p>
          </table:table-cell>
          <table:table-cell office:value-type="float" office:value="0.83382763017051542" table:style-name="ce128">
            <text:p>0,8<text:s text:c="5"/></text:p>
          </table:table-cell>
          <table:table-cell office:value-type="float" office:value="2550" table:style-name="ce129">
            <text:p>2 550</text:p>
          </table:table-cell>
          <table:table-cell office:value-type="float" office:value="0.85831998168917378" table:style-name="ce130">
            <text:p>0,9<text:s text:c="5"/></text:p>
          </table:table-cell>
          <table:table-cell office:value-type="float" office:value="2600" table:style-name="ce129">
            <text:p>2 600</text:p>
          </table:table-cell>
          <table:table-cell office:value-type="float" office:value="0.76664956448407429" table:style-name="ce130">
            <text:p>0,8<text:s text:c="5"/></text:p>
          </table:table-cell>
          <table:table-cell office:value-type="float" office:value="-104" table:style-name="ce115">
            <text:p><text:s/>- 104</text:p>
          </table:table-cell>
          <table:table-cell office:value-type="float" office:value="-4.0784313725490202" table:style-name="ce116">
            <text:p>-4,1<text:s text:c="3"/></text:p>
          </table:table-cell>
          <table:table-cell office:value-type="float" office:value="-154" table:style-name="ce115">
            <text:p><text:s/>- 154</text:p>
          </table:table-cell>
          <table:table-cell office:value-type="float" office:value="-5.9230769230769234" table:style-name="ce116">
            <text:p>-5,9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1">
            <text:p>Atividades imobiliárias, administrativas e dos serviços de apoio</text:p>
          </table:table-cell>
          <table:table-cell office:value-type="float" office:value="88625" table:style-name="ce111">
            <text:p>88 625</text:p>
          </table:table-cell>
          <table:table-cell office:value-type="float" office:value="30.211763582936189" table:style-name="ce128">
            <text:p>30,2<text:s text:c="5"/></text:p>
          </table:table-cell>
          <table:table-cell office:value-type="float" office:value="89787" table:style-name="ce129">
            <text:p>89 787</text:p>
          </table:table-cell>
          <table:table-cell office:value-type="float" office:value="30.221951449382683" table:style-name="ce130">
            <text:p>30,2<text:s text:c="5"/></text:p>
          </table:table-cell>
          <table:table-cell office:value-type="float" office:value="96108" table:style-name="ce129">
            <text:p>96 108</text:p>
          </table:table-cell>
          <table:table-cell office:value-type="float" office:value="28.338906285936698" table:style-name="ce130">
            <text:p>28,3<text:s text:c="5"/></text:p>
          </table:table-cell>
          <table:table-cell office:value-type="float" office:value="-1162" table:style-name="ce115">
            <text:p><text:s/>-1 162</text:p>
          </table:table-cell>
          <table:table-cell office:value-type="float" office:value="-1.2941739895530535" table:style-name="ce116">
            <text:p>-1,3<text:s text:c="3"/></text:p>
          </table:table-cell>
          <table:table-cell office:value-type="float" office:value="-7483" table:style-name="ce115">
            <text:p><text:s/>-7 483</text:p>
          </table:table-cell>
          <table:table-cell office:value-type="float" office:value="-7.7860323802388987" table:style-name="ce116">
            <text:p>-7,8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1">
            <text:p>Atividades de consultoria, científicas, técnicas e similares</text:p>
          </table:table-cell>
          <table:table-cell office:value-type="float" office:value="5899" table:style-name="ce111">
            <text:p>5 899</text:p>
          </table:table-cell>
          <table:table-cell office:value-type="float" office:value="2.0109358914046895" table:style-name="ce128">
            <text:p>2,0<text:s text:c="5"/></text:p>
          </table:table-cell>
          <table:table-cell office:value-type="float" office:value="6079" table:style-name="ce129">
            <text:p>6 079</text:p>
          </table:table-cell>
          <table:table-cell office:value-type="float" office:value="2.0461675171327398" table:style-name="ce130">
            <text:p>2,0<text:s text:c="5"/></text:p>
          </table:table-cell>
          <table:table-cell office:value-type="float" office:value="6755" table:style-name="ce129">
            <text:p>6 755</text:p>
          </table:table-cell>
          <table:table-cell office:value-type="float" office:value="1.9918145415730468" table:style-name="ce130">
            <text:p>2,0<text:s text:c="5"/></text:p>
          </table:table-cell>
          <table:table-cell office:value-type="float" office:value="-180" table:style-name="ce115">
            <text:p><text:s/>- 180</text:p>
          </table:table-cell>
          <table:table-cell office:value-type="float" office:value="-2.9610133245599606" table:style-name="ce116">
            <text:p>-3,0<text:s text:c="3"/></text:p>
          </table:table-cell>
          <table:table-cell office:value-type="float" office:value="-856" table:style-name="ce115">
            <text:p><text:s/>- 856</text:p>
          </table:table-cell>
          <table:table-cell office:value-type="float" office:value="-12.672094744633606" table:style-name="ce116">
            <text:p>-12,7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1">
            <text:p>Admin. pública, educação, atividades de saúde e apoio social</text:p>
          </table:table-cell>
          <table:table-cell office:value-type="float" office:value="21131" table:style-name="ce111">
            <text:p>21 131</text:p>
          </table:table-cell>
          <table:table-cell office:value-type="float" office:value="7.2034389424093055" table:style-name="ce128">
            <text:p>7,2<text:s text:c="5"/></text:p>
          </table:table-cell>
          <table:table-cell office:value-type="float" office:value="22757" table:style-name="ce129">
            <text:p>22 757</text:p>
          </table:table-cell>
          <table:table-cell office:value-type="float" office:value="7.6599167934511865" table:style-name="ce130">
            <text:p>7,7<text:s text:c="5"/></text:p>
          </table:table-cell>
          <table:table-cell office:value-type="float" office:value="21831" table:style-name="ce129">
            <text:p>21 831</text:p>
          </table:table-cell>
          <table:table-cell office:value-type="float" office:value="6.4372025547122416" table:style-name="ce130">
            <text:p>6,4<text:s text:c="5"/></text:p>
          </table:table-cell>
          <table:table-cell office:value-type="float" office:value="-1626" table:style-name="ce115">
            <text:p><text:s/>-1 626</text:p>
          </table:table-cell>
          <table:table-cell office:value-type="float" office:value="-7.1450542690161267" table:style-name="ce116">
            <text:p>-7,1<text:s text:c="3"/></text:p>
          </table:table-cell>
          <table:table-cell office:value-type="float" office:value="-700" table:style-name="ce115">
            <text:p><text:s/>- 700</text:p>
          </table:table-cell>
          <table:table-cell office:value-type="float" office:value="-3.2064495442261003" table:style-name="ce116">
            <text:p>-3,2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1">
            <text:p>Outras atividades de serviços</text:p>
          </table:table-cell>
          <table:table-cell office:value-type="float" office:value="20176" table:style-name="ce111">
            <text:p>20 176</text:p>
          </table:table-cell>
          <table:table-cell office:value-type="float" office:value="6.8778848186101058" table:style-name="ce128">
            <text:p>6,9<text:s text:c="5"/></text:p>
          </table:table-cell>
          <table:table-cell office:value-type="float" office:value="20409" table:style-name="ce129">
            <text:p>20 409</text:p>
          </table:table-cell>
          <table:table-cell office:value-type="float" office:value="6.869589218154645" table:style-name="ce130">
            <text:p>6,9<text:s text:c="5"/></text:p>
          </table:table-cell>
          <table:table-cell office:value-type="float" office:value="23596" table:style-name="ce129">
            <text:p>23 596</text:p>
          </table:table-cell>
          <table:table-cell office:value-type="float" office:value="6.9576396629100836" table:style-name="ce130">
            <text:p>7,0<text:s text:c="5"/></text:p>
          </table:table-cell>
          <table:table-cell office:value-type="float" office:value="-233" table:style-name="ce115">
            <text:p><text:s/>- 233</text:p>
          </table:table-cell>
          <table:table-cell office:value-type="float" office:value="-1.1416531922191191" table:style-name="ce116">
            <text:p>-1,1<text:s text:c="3"/></text:p>
          </table:table-cell>
          <table:table-cell office:value-type="float" office:value="-3420" table:style-name="ce115">
            <text:p><text:s/>-3 420</text:p>
          </table:table-cell>
          <table:table-cell office:value-type="float" office:value="-14.493982030852687" table:style-name="ce116">
            <text:p>-14,5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1">
            <text:p>Sem classificação</text:p>
          </table:table-cell>
          <table:table-cell office:value-type="float" office:value="8503" table:style-name="ce111">
            <text:p>8 503</text:p>
          </table:table-cell>
          <table:table-cell office:value-type="float" office:value="2.8986248321095225" table:style-name="ce128">
            <text:p>2,9<text:s text:c="5"/></text:p>
          </table:table-cell>
          <table:table-cell office:value-type="float" office:value="8618" table:style-name="ce129">
            <text:p>8 618</text:p>
          </table:table-cell>
          <table:table-cell office:value-type="float" office:value="2.9007849420381566" table:style-name="ce130">
            <text:p>2,9<text:s text:c="5"/></text:p>
          </table:table-cell>
          <table:table-cell office:value-type="float" office:value="9611" table:style-name="ce129">
            <text:p>9 611</text:p>
          </table:table-cell>
          <table:table-cell office:value-type="float" office:value="2.8339496016370918" table:style-name="ce130">
            <text:p>2,8<text:s text:c="5"/></text:p>
          </table:table-cell>
          <table:table-cell office:value-type="float" office:value="-115" table:style-name="ce115">
            <text:p><text:s/>- 115</text:p>
          </table:table-cell>
          <table:table-cell office:value-type="float" office:value="-1.3344163378974241" table:style-name="ce116">
            <text:p>-1,3<text:s text:c="3"/></text:p>
          </table:table-cell>
          <table:table-cell office:value-type="float" office:value="-1108" table:style-name="ce115">
            <text:p><text:s/>-1 108</text:p>
          </table:table-cell>
          <table:table-cell office:value-type="float" office:value="-11.528456976381229" table:style-name="ce116">
            <text:p>-11,5<text:s text:c="3"/></text:p>
          </table:table-cell>
          <table:table-cell table:number-columns-repeated="16372"/>
        </table:table-row>
        <table:table-row table:style-name="ro20">
          <table:table-cell/>
          <table:table-cell table:style-name="ce27"/>
          <table:table-cell table:style-name="ce92"/>
          <table:table-cell table:style-name="ce93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3">
          <table:table-cell/>
          <table:table-cell office:value-type="string" table:style-name="ce279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80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24">
          <table:table-cell table:number-columns-repeated="16384"/>
        </table:table-row>
        <table:table-row table:number-rows-repeated="12" table:style-name="ro34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2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46" table:default-cell-style-name="ce1"/>
        <table:table-column table:style-name="co17" table:default-cell-style-name="ce1"/>
        <table:table-column table:style-name="co47" table:default-cell-style-name="ce1"/>
        <table:table-column table:style-name="co19" table:default-cell-style-name="ce58"/>
        <table:table-column table:style-name="co7" table:default-cell-style-name="ce58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47" table:default-cell-style-name="ce1"/>
        <table:table-column table:style-name="co48" table:default-cell-style-name="ce1"/>
        <table:table-column table:style-name="co47" table:default-cell-style-name="ce1"/>
        <table:table-column table:style-name="co20" table:default-cell-style-name="ce1"/>
        <table:table-column table:style-name="co44" table:default-cell-style-name="ce1"/>
        <table:table-column table:style-name="co20" table:number-columns-repeated="3" table:default-cell-style-name="ce1"/>
        <table:table-column table:style-name="co45" table:default-cell-style-name="ce1"/>
        <table:table-column table:style-name="co2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68648in" svg:height="0.650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8953in" svg:y="0.24554in" svg:width="2.04988in" svg:height="0.51284in">
                <draw:text-box>
                  <text:p text:style-name="a64" text:class-names="" text:cond-style-name=""><text:span text:style-name="a62" text:class-names="">NOVEMBRO 2021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8" draw:style-name="a60" draw:name="Text Box 122" svg:x="0.0336in" svg:y="0in" svg:width="0.94556in" svg:height="0.28961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 table:number-columns-repeated="16384"/>
        </table:table-row>
        <table:table-row table:style-name="ro19">
          <table:table-cell/>
          <table:table-cell office:value-type="string" table:style-name="ce155">
            <text:p><text:s/>Quadro 6 - OFERTAS DE EMPREGO, POR <text:s/>REGIÕES<text:s text:c="3"/></text:p>
          </table:table-cell>
          <table:table-cell table:number-columns-repeated="8" table:style-name="ce101"/>
          <table:table-cell table:number-columns-repeated="2" table:style-name="ce102"/>
          <table:table-cell table:number-columns-repeated="16372" table:style-name="ce1"/>
        </table:table-row>
        <table:table-row table:style-name="ro19">
          <table:table-cell/>
          <table:table-cell office:value-type="string" table:style-name="ce182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3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1">
          <table:table-cell/>
          <table:table-cell table:style-name="ce31"/>
          <table:table-cell table:style-name="ce85"/>
          <table:table-cell table:style-name="ce86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3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4">
          <table:table-cell/>
          <table:table-cell table:style-name="ce34"/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4">
            <text:p>Mês <text:s/>anterior</text:p>
          </table:table-cell>
          <table:covered-table-cell/>
          <table:table-cell office:value-type="string" table:number-columns-spanned="2" table:number-rows-spanned="1" table:style-name="ce385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4">
          <table:table-cell/>
          <table:table-cell table:style-name="ce33"/>
          <table:table-cell table:style-name="ce88"/>
          <table:table-cell table:style-name="ce89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56"/>
          <table:table-cell table:style-name="ce267"/>
          <table:table-cell table:style-name="ce257"/>
          <table:table-cell table:style-name="ce271"/>
          <table:table-cell table:style-name="ce258"/>
          <table:table-cell table:style-name="ce271"/>
          <table:table-cell table:style-name="ce258"/>
          <table:table-cell table:style-name="ce259"/>
          <table:table-cell table:number-columns-repeated="3" table:style-name="ce260"/>
          <table:table-cell table:style-name="ce16"/>
          <table:table-cell table:number-columns-repeated="16371" table:style-name="ce1"/>
        </table:table-row>
        <table:table-row table:style-name="ro33">
          <table:table-cell/>
          <table:table-cell office:value-type="string" table:style-name="ce261">
            <text:p>PORTUGAL</text:p>
          </table:table-cell>
          <table:table-cell office:value-type="float" office:value="21826" table:style-name="ce268">
            <text:p>21 826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23606" table:style-name="ce272">
            <text:p>23 606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13868" table:style-name="ce272">
            <text:p>13 868</text:p>
          </table:table-cell>
          <table:table-cell office:value-type="float" office:value="99.999999999999986" table:style-name="ce252">
            <text:p>100,0<text:s text:c="5"/></text:p>
          </table:table-cell>
          <table:table-cell office:value-type="float" office:value="-1780" table:style-name="ce108">
            <text:p><text:s/>-1 780</text:p>
          </table:table-cell>
          <table:table-cell office:value-type="float" office:value="-7.5404558163178859" table:style-name="ce109">
            <text:p>-7,5<text:s text:c="3"/></text:p>
          </table:table-cell>
          <table:table-cell office:value-type="float" office:value="7958" table:style-name="ce108">
            <text:p>+7 958</text:p>
          </table:table-cell>
          <table:table-cell office:value-type="float" office:value="57.383905393712141" table:style-name="ce109">
            <text:p>+57,4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75">
            <text:p>CONTINENTE</text:p>
          </table:table-cell>
          <table:table-cell office:value-type="float" office:value="21200" table:style-name="ce268">
            <text:p>21 200</text:p>
          </table:table-cell>
          <table:table-cell office:value-type="float" office:value="97.131861083111886" table:style-name="ce250">
            <text:p>97,1<text:s text:c="5"/></text:p>
          </table:table-cell>
          <table:table-cell office:value-type="float" office:value="22939" table:style-name="ce272">
            <text:p>22 939</text:p>
          </table:table-cell>
          <table:table-cell office:value-type="float" office:value="97.174447174447181" table:style-name="ce251">
            <text:p>97,2<text:s text:c="5"/></text:p>
          </table:table-cell>
          <table:table-cell office:value-type="float" office:value="13627" table:style-name="ce272">
            <text:p>13 627</text:p>
          </table:table-cell>
          <table:table-cell office:value-type="float" office:value="98.262186328237661" table:style-name="ce252">
            <text:p>98,3<text:s text:c="5"/></text:p>
          </table:table-cell>
          <table:table-cell office:value-type="float" office:value="-1739" table:style-name="ce108">
            <text:p><text:s/>-1 739</text:p>
          </table:table-cell>
          <table:table-cell office:value-type="float" office:value="-7.5809756310214045" table:style-name="ce109">
            <text:p>-7,6<text:s text:c="3"/></text:p>
          </table:table-cell>
          <table:table-cell office:value-type="float" office:value="7573" table:style-name="ce108">
            <text:p>+7 573</text:p>
          </table:table-cell>
          <table:table-cell office:value-type="float" office:value="55.573493799075365" table:style-name="ce109">
            <text:p>+55,6<text:s text:c="3"/></text:p>
          </table:table-cell>
          <table:table-cell table:style-name="ce1"/>
          <table:table-cell table:style-name="ce343"/>
          <table:table-cell table:number-columns-repeated="16370"/>
        </table:table-row>
        <table:table-row table:style-name="ro11">
          <table:table-cell/>
          <table:table-cell office:value-type="string" table:style-name="ce276">
            <text:p>Norte</text:p>
          </table:table-cell>
          <table:table-cell office:value-type="float" office:value="5029" table:style-name="ce269">
            <text:p>5 029</text:p>
          </table:table-cell>
          <table:table-cell office:value-type="float" office:value="23.041326857875926" table:style-name="ce253">
            <text:p>23,0<text:s text:c="5"/></text:p>
          </table:table-cell>
          <table:table-cell office:value-type="float" office:value="5746" table:style-name="ce273">
            <text:p>5 746</text:p>
          </table:table-cell>
          <table:table-cell office:value-type="float" office:value="24.341269168855376" table:style-name="ce254">
            <text:p>24,3<text:s text:c="5"/></text:p>
          </table:table-cell>
          <table:table-cell office:value-type="float" office:value="3038" table:style-name="ce273">
            <text:p>3 038</text:p>
          </table:table-cell>
          <table:table-cell office:value-type="float" office:value="21.906547447360829" table:style-name="ce255">
            <text:p>21,9<text:s text:c="5"/></text:p>
          </table:table-cell>
          <table:table-cell office:value-type="float" office:value="-717" table:style-name="ce115">
            <text:p><text:s/>- 717</text:p>
          </table:table-cell>
          <table:table-cell office:value-type="float" office:value="-12.478245736164288" table:style-name="ce116">
            <text:p>-12,5<text:s text:c="3"/></text:p>
          </table:table-cell>
          <table:table-cell office:value-type="float" office:value="1991" table:style-name="ce115">
            <text:p>+1 991</text:p>
          </table:table-cell>
          <table:table-cell office:value-type="float" office:value="65.536537195523366" table:style-name="ce116">
            <text:p>+65,5<text:s text:c="3"/></text:p>
          </table:table-cell>
          <table:table-cell table:style-name="ce1"/>
          <table:table-cell table:style-name="ce343"/>
          <table:table-cell table:number-columns-repeated="16370"/>
        </table:table-row>
        <table:table-row table:style-name="ro4">
          <table:table-cell/>
          <table:table-cell office:value-type="string" table:style-name="ce276">
            <text:p>Centro</text:p>
          </table:table-cell>
          <table:table-cell office:value-type="float" office:value="5229" table:style-name="ce269">
            <text:p>5 229</text:p>
          </table:table-cell>
          <table:table-cell office:value-type="float" office:value="23.957665169980757" table:style-name="ce253">
            <text:p>24,0<text:s text:c="5"/></text:p>
          </table:table-cell>
          <table:table-cell office:value-type="float" office:value="5683" table:style-name="ce273">
            <text:p>5 683</text:p>
          </table:table-cell>
          <table:table-cell office:value-type="float" office:value="24.074387867491314" table:style-name="ce254">
            <text:p>24,1<text:s text:c="5"/></text:p>
          </table:table-cell>
          <table:table-cell office:value-type="float" office:value="3855" table:style-name="ce273">
            <text:p>3 855</text:p>
          </table:table-cell>
          <table:table-cell office:value-type="float" office:value="27.797807903086241" table:style-name="ce255">
            <text:p>27,8<text:s text:c="5"/></text:p>
          </table:table-cell>
          <table:table-cell office:value-type="float" office:value="-454" table:style-name="ce115">
            <text:p><text:s/>- 454</text:p>
          </table:table-cell>
          <table:table-cell office:value-type="float" office:value="-7.9887383424247753" table:style-name="ce116">
            <text:p>-8,0<text:s text:c="3"/></text:p>
          </table:table-cell>
          <table:table-cell office:value-type="float" office:value="1374" table:style-name="ce115">
            <text:p>+1 374</text:p>
          </table:table-cell>
          <table:table-cell office:value-type="float" office:value="35.642023346303503" table:style-name="ce116">
            <text:p>+35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6">
            <text:p>Lisboa V. Tejo</text:p>
          </table:table-cell>
          <table:table-cell office:value-type="float" office:value="8111" table:style-name="ce269">
            <text:p>8 111</text:p>
          </table:table-cell>
          <table:table-cell office:value-type="float" office:value="37.162100247411345" table:style-name="ce253">
            <text:p>37,2<text:s text:c="5"/></text:p>
          </table:table-cell>
          <table:table-cell office:value-type="float" office:value="8270" table:style-name="ce273">
            <text:p>8 270</text:p>
          </table:table-cell>
          <table:table-cell office:value-type="float" office:value="35.033466067948829" table:style-name="ce254">
            <text:p>35,0<text:s text:c="5"/></text:p>
          </table:table-cell>
          <table:table-cell office:value-type="float" office:value="4897" table:style-name="ce273">
            <text:p>4 897</text:p>
          </table:table-cell>
          <table:table-cell office:value-type="float" office:value="35.311508508797232" table:style-name="ce255">
            <text:p>35,3<text:s text:c="5"/></text:p>
          </table:table-cell>
          <table:table-cell office:value-type="float" office:value="-159" table:style-name="ce115">
            <text:p><text:s/>- 159</text:p>
          </table:table-cell>
          <table:table-cell office:value-type="float" office:value="-1.9226118500604596" table:style-name="ce116">
            <text:p>-1,9<text:s text:c="3"/></text:p>
          </table:table-cell>
          <table:table-cell office:value-type="float" office:value="3214" table:style-name="ce115">
            <text:p>+3 214</text:p>
          </table:table-cell>
          <table:table-cell office:value-type="float" office:value="65.632019603839083" table:style-name="ce116">
            <text:p>+65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76">
            <text:p>Alentejo</text:p>
          </table:table-cell>
          <table:table-cell office:value-type="float" office:value="1973" table:style-name="ce269">
            <text:p>1 973</text:p>
          </table:table-cell>
          <table:table-cell office:value-type="float" office:value="9.0396774489141389" table:style-name="ce253">
            <text:p>9,0<text:s text:c="5"/></text:p>
          </table:table-cell>
          <table:table-cell office:value-type="float" office:value="2265" table:style-name="ce273">
            <text:p>2 265</text:p>
          </table:table-cell>
          <table:table-cell office:value-type="float" office:value="9.5950182157078707" table:style-name="ce254">
            <text:p>9,6<text:s text:c="5"/></text:p>
          </table:table-cell>
          <table:table-cell office:value-type="float" office:value="1601" table:style-name="ce273">
            <text:p>1 601</text:p>
          </table:table-cell>
          <table:table-cell office:value-type="float" office:value="11.544563022786271" table:style-name="ce255">
            <text:p>11,5<text:s text:c="5"/></text:p>
          </table:table-cell>
          <table:table-cell office:value-type="float" office:value="-292" table:style-name="ce115">
            <text:p><text:s/>- 292</text:p>
          </table:table-cell>
          <table:table-cell office:value-type="float" office:value="-12.891832229580574" table:style-name="ce116">
            <text:p>-12,9<text:s text:c="3"/></text:p>
          </table:table-cell>
          <table:table-cell office:value-type="float" office:value="372" table:style-name="ce115">
            <text:p>+ 372</text:p>
          </table:table-cell>
          <table:table-cell office:value-type="float" office:value="23.235477826358526" table:style-name="ce116">
            <text:p>+23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76">
            <text:p>Algarve</text:p>
          </table:table-cell>
          <table:table-cell office:value-type="float" office:value="858" table:style-name="ce269">
            <text:p><text:s/>858</text:p>
          </table:table-cell>
          <table:table-cell office:value-type="float" office:value="3.931091358929717" table:style-name="ce253">
            <text:p>3,9<text:s text:c="5"/></text:p>
          </table:table-cell>
          <table:table-cell office:value-type="float" office:value="975" table:style-name="ce273">
            <text:p><text:s/>975</text:p>
          </table:table-cell>
          <table:table-cell office:value-type="float" office:value="4.130305854443785" table:style-name="ce254">
            <text:p>4,1<text:s text:c="5"/></text:p>
          </table:table-cell>
          <table:table-cell office:value-type="float" office:value="236" table:style-name="ce273">
            <text:p><text:s/>236</text:p>
          </table:table-cell>
          <table:table-cell office:value-type="float" office:value="1.7017594462070955" table:style-name="ce255">
            <text:p>1,7<text:s text:c="5"/></text:p>
          </table:table-cell>
          <table:table-cell office:value-type="float" office:value="-117" table:style-name="ce115">
            <text:p><text:s/>- 117</text:p>
          </table:table-cell>
          <table:table-cell office:value-type="float" office:value="-12" table:style-name="ce116">
            <text:p>-12,0<text:s text:c="3"/></text:p>
          </table:table-cell>
          <table:table-cell office:value-type="float" office:value="622" table:style-name="ce115">
            <text:p>+ 622</text:p>
          </table:table-cell>
          <table:table-cell office:value-type="float" office:value="263.5593220338983" table:style-name="ce116">
            <text:p>+263,6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275">
            <text:p>REG.AUTÓNOMAS</text:p>
          </table:table-cell>
          <table:table-cell office:value-type="float" office:value="626" table:style-name="ce268">
            <text:p><text:s/>626</text:p>
          </table:table-cell>
          <table:table-cell office:value-type="float" office:value="2.8681389168881148" table:style-name="ce250">
            <text:p>2,9<text:s text:c="5"/></text:p>
          </table:table-cell>
          <table:table-cell office:value-type="float" office:value="667" table:style-name="ce272">
            <text:p><text:s/>667</text:p>
          </table:table-cell>
          <table:table-cell office:value-type="float" office:value="2.8255528255528257" table:style-name="ce251">
            <text:p>2,8<text:s text:c="5"/></text:p>
          </table:table-cell>
          <table:table-cell office:value-type="float" office:value="241" table:style-name="ce272">
            <text:p><text:s/>241</text:p>
          </table:table-cell>
          <table:table-cell office:value-type="float" office:value="1.7378136717623307" table:style-name="ce252">
            <text:p>1,7<text:s text:c="5"/></text:p>
          </table:table-cell>
          <table:table-cell office:value-type="float" office:value="-41" table:style-name="ce108">
            <text:p><text:s/>- 41</text:p>
          </table:table-cell>
          <table:table-cell office:value-type="float" office:value="-6.1469265367316339" table:style-name="ce109">
            <text:p>-6,1<text:s text:c="3"/></text:p>
          </table:table-cell>
          <table:table-cell office:value-type="float" office:value="385" table:style-name="ce108">
            <text:p>+ 385</text:p>
          </table:table-cell>
          <table:table-cell office:value-type="float" office:value="159.75103734439836" table:style-name="ce109">
            <text:p>+159,8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76">
            <text:p>Açores</text:p>
          </table:table-cell>
          <table:table-cell office:value-type="float" office:value="66" table:style-name="ce269">
            <text:p><text:s/>66</text:p>
          </table:table-cell>
          <table:table-cell office:value-type="float" office:value="0.30239164299459365" table:style-name="ce253">
            <text:p>0,3<text:s text:c="5"/></text:p>
          </table:table-cell>
          <table:table-cell office:value-type="float" office:value="59" table:style-name="ce273">
            <text:p><text:s/>59</text:p>
          </table:table-cell>
          <table:table-cell office:value-type="float" office:value="0.24993645683300858" table:style-name="ce254">
            <text:p>0,2<text:s text:c="5"/></text:p>
          </table:table-cell>
          <table:table-cell office:value-type="float" office:value="12" table:style-name="ce273">
            <text:p><text:s/>12</text:p>
          </table:table-cell>
          <table:table-cell office:value-type="float" office:value="8.6530141332564176E-2" table:style-name="ce255">
            <text:p>0,1<text:s text:c="5"/></text:p>
          </table:table-cell>
          <table:table-cell office:value-type="float" office:value="7" table:style-name="ce115">
            <text:p>+ 7</text:p>
          </table:table-cell>
          <table:table-cell office:value-type="float" office:value="11.864406779661017" table:style-name="ce116">
            <text:p>+11,9<text:s text:c="3"/></text:p>
          </table:table-cell>
          <table:table-cell office:value-type="float" office:value="54" table:style-name="ce115">
            <text:p>+ 54</text:p>
          </table:table-cell>
          <table:table-cell office:value-type="float" office:value="450" table:style-name="ce116">
            <text:p>+45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76">
            <text:p>Madeira</text:p>
          </table:table-cell>
          <table:table-cell office:value-type="float" office:value="560" table:style-name="ce269">
            <text:p><text:s/>560</text:p>
          </table:table-cell>
          <table:table-cell office:value-type="float" office:value="2.5657472738935216" table:style-name="ce253">
            <text:p>2,6<text:s text:c="5"/></text:p>
          </table:table-cell>
          <table:table-cell office:value-type="float" office:value="608" table:style-name="ce273">
            <text:p><text:s/>608</text:p>
          </table:table-cell>
          <table:table-cell office:value-type="float" office:value="2.575616368719817" table:style-name="ce254">
            <text:p>2,6<text:s text:c="5"/></text:p>
          </table:table-cell>
          <table:table-cell office:value-type="float" office:value="229" table:style-name="ce273">
            <text:p><text:s/>229</text:p>
          </table:table-cell>
          <table:table-cell office:value-type="float" office:value="1.6512835304297664" table:style-name="ce255">
            <text:p>1,7<text:s text:c="5"/></text:p>
          </table:table-cell>
          <table:table-cell office:value-type="float" office:value="-48" table:style-name="ce115">
            <text:p><text:s/>- 48</text:p>
          </table:table-cell>
          <table:table-cell office:value-type="float" office:value="-7.8947368421052628" table:style-name="ce116">
            <text:p>-7,9<text:s text:c="3"/></text:p>
          </table:table-cell>
          <table:table-cell office:value-type="float" office:value="331" table:style-name="ce115">
            <text:p>+ 331</text:p>
          </table:table-cell>
          <table:table-cell office:value-type="float" office:value="144.54148471615719" table:style-name="ce116">
            <text:p>+144,5<text:s text:c="3"/></text:p>
          </table:table-cell>
          <table:table-cell table:number-columns-repeated="16372"/>
        </table:table-row>
        <table:table-row table:style-name="ro30">
          <table:table-cell/>
          <table:table-cell table:style-name="ce262"/>
          <table:table-cell table:style-name="ce270"/>
          <table:table-cell table:style-name="ce238"/>
          <table:table-cell table:style-name="ce274"/>
          <table:table-cell table:style-name="ce263"/>
          <table:table-cell table:style-name="ce274"/>
          <table:table-cell table:style-name="ce264"/>
          <table:table-cell table:style-name="ce265"/>
          <table:table-cell table:style-name="ce266"/>
          <table:table-cell table:style-name="ce265"/>
          <table:table-cell table:style-name="ce266"/>
          <table:table-cell table:number-columns-repeated="16372"/>
        </table:table-row>
        <table:table-row table:style-name="ro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13"/>
          <table:table-cell table:number-columns-repeated="16372"/>
        </table:table-row>
        <table:table-row table:style-name="ro19">
          <table:table-cell/>
          <table:table-cell office:value-type="string" table:style-name="ce155">
            <text:p><text:s/>Quadro 7 - DESEMPREGADOS <text:s/>INSCRITOS, <text:s text:c="2"/>POR <text:s/>REGIÕES<text:s text:c="3"/></text:p>
          </table:table-cell>
          <table:table-cell table:number-columns-repeated="10" table:style-name="ce101"/>
          <table:table-cell table:number-columns-repeated="16372"/>
        </table:table-row>
        <table:table-row table:style-name="ro19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3">
          <table:table-cell/>
          <table:table-cell table:style-name="ce31"/>
          <table:table-cell table:style-name="ce85"/>
          <table:table-cell table:style-name="ce86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3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28"/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4">
            <text:p>Mês <text:s/>anterior</text:p>
          </table:table-cell>
          <table:covered-table-cell/>
          <table:table-cell office:value-type="string" table:number-columns-spanned="2" table:number-rows-spanned="1" table:style-name="ce385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33"/>
          <table:table-cell table:style-name="ce88"/>
          <table:table-cell table:style-name="ce89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56"/>
          <table:table-cell table:style-name="ce267"/>
          <table:table-cell table:style-name="ce257"/>
          <table:table-cell table:style-name="ce271"/>
          <table:table-cell table:style-name="ce258"/>
          <table:table-cell table:style-name="ce271"/>
          <table:table-cell table:style-name="ce258"/>
          <table:table-cell table:style-name="ce259"/>
          <table:table-cell table:number-columns-repeated="3" table:style-name="ce260"/>
          <table:table-cell table:style-name="ce16"/>
          <table:table-cell table:number-columns-repeated="16371"/>
        </table:table-row>
        <table:table-row table:style-name="ro12">
          <table:table-cell/>
          <table:table-cell office:value-type="string" table:style-name="ce261">
            <text:p>PORTUGAL</text:p>
          </table:table-cell>
          <table:table-cell office:value-type="float" office:value="47142" table:style-name="ce268">
            <text:p>47 142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44168" table:style-name="ce272">
            <text:p>44 168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51965" table:style-name="ce272">
            <text:p>51 965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2974" table:style-name="ce108">
            <text:p>+2 974</text:p>
          </table:table-cell>
          <table:table-cell office:value-type="float" office:value="6.7333816337619989" table:style-name="ce109">
            <text:p>+6,7<text:s text:c="3"/></text:p>
          </table:table-cell>
          <table:table-cell office:value-type="float" office:value="-4823" table:style-name="ce108">
            <text:p><text:s/>-4 823</text:p>
          </table:table-cell>
          <table:table-cell office:value-type="float" office:value="-9.2812469931684802" table:style-name="ce109">
            <text:p>-9,3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75">
            <text:p>CONTINENTE</text:p>
          </table:table-cell>
          <table:table-cell office:value-type="float" office:value="45022" table:style-name="ce268">
            <text:p>45 022</text:p>
          </table:table-cell>
          <table:table-cell office:value-type="float" office:value="95.50294853845827" table:style-name="ce250">
            <text:p>95,5<text:s text:c="5"/></text:p>
          </table:table-cell>
          <table:table-cell office:value-type="float" office:value="42119" table:style-name="ce272">
            <text:p>42 119</text:p>
          </table:table-cell>
          <table:table-cell office:value-type="float" office:value="95.360894765441046" table:style-name="ce251">
            <text:p>95,4<text:s text:c="5"/></text:p>
          </table:table-cell>
          <table:table-cell office:value-type="float" office:value="49595" table:style-name="ce272">
            <text:p>49 595</text:p>
          </table:table-cell>
          <table:table-cell office:value-type="float" office:value="95.439237948619265" table:style-name="ce252">
            <text:p>95,4<text:s text:c="5"/></text:p>
          </table:table-cell>
          <table:table-cell office:value-type="float" office:value="2903" table:style-name="ce108">
            <text:p>+2 903</text:p>
          </table:table-cell>
          <table:table-cell office:value-type="float" office:value="6.892376362211829" table:style-name="ce109">
            <text:p>+6,9<text:s text:c="3"/></text:p>
          </table:table-cell>
          <table:table-cell office:value-type="float" office:value="-4573" table:style-name="ce108">
            <text:p><text:s/>-4 573</text:p>
          </table:table-cell>
          <table:table-cell office:value-type="float" office:value="-9.2206875693114227" table:style-name="ce109">
            <text:p>-9,2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76">
            <text:p>Norte</text:p>
          </table:table-cell>
          <table:table-cell office:value-type="float" office:value="14734" table:style-name="ce269">
            <text:p>14 734</text:p>
          </table:table-cell>
          <table:table-cell office:value-type="float" office:value="31.254507657714985" table:style-name="ce253">
            <text:p>31,3<text:s text:c="5"/></text:p>
          </table:table-cell>
          <table:table-cell office:value-type="float" office:value="15527" table:style-name="ce273">
            <text:p>15 527</text:p>
          </table:table-cell>
          <table:table-cell office:value-type="float" office:value="35.15441043289259" table:style-name="ce254">
            <text:p>35,2<text:s text:c="5"/></text:p>
          </table:table-cell>
          <table:table-cell office:value-type="float" office:value="15445" table:style-name="ce273">
            <text:p>15 445</text:p>
          </table:table-cell>
          <table:table-cell office:value-type="float" office:value="29.721928220917924" table:style-name="ce255">
            <text:p>29,7<text:s text:c="5"/></text:p>
          </table:table-cell>
          <table:table-cell office:value-type="float" office:value="-793" table:style-name="ce115">
            <text:p><text:s/>- 793</text:p>
          </table:table-cell>
          <table:table-cell office:value-type="float" office:value="-5.1072325626328334" table:style-name="ce116">
            <text:p>-5,1<text:s text:c="3"/></text:p>
          </table:table-cell>
          <table:table-cell office:value-type="float" office:value="-711" table:style-name="ce115">
            <text:p><text:s/>- 711</text:p>
          </table:table-cell>
          <table:table-cell office:value-type="float" office:value="-4.6034315312398837" table:style-name="ce116">
            <text:p>-4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6">
            <text:p>Centro</text:p>
          </table:table-cell>
          <table:table-cell office:value-type="float" office:value="6782" table:style-name="ce269">
            <text:p>6 782</text:p>
          </table:table-cell>
          <table:table-cell office:value-type="float" office:value="14.386322175554708" table:style-name="ce253">
            <text:p>14,4<text:s text:c="5"/></text:p>
          </table:table-cell>
          <table:table-cell office:value-type="float" office:value="6589" table:style-name="ce273">
            <text:p>6 589</text:p>
          </table:table-cell>
          <table:table-cell office:value-type="float" office:value="14.918040210106865" table:style-name="ce254">
            <text:p>14,9<text:s text:c="5"/></text:p>
          </table:table-cell>
          <table:table-cell office:value-type="float" office:value="6793" table:style-name="ce273">
            <text:p>6 793</text:p>
          </table:table-cell>
          <table:table-cell office:value-type="float" office:value="13.072260175117867" table:style-name="ce255">
            <text:p>13,1<text:s text:c="5"/></text:p>
          </table:table-cell>
          <table:table-cell office:value-type="float" office:value="193" table:style-name="ce115">
            <text:p>+ 193</text:p>
          </table:table-cell>
          <table:table-cell office:value-type="float" office:value="2.9291242980725452" table:style-name="ce116">
            <text:p>+2,9<text:s text:c="3"/></text:p>
          </table:table-cell>
          <table:table-cell office:value-type="float" office:value="-11" table:style-name="ce115">
            <text:p><text:s/>- 11</text:p>
          </table:table-cell>
          <table:table-cell office:value-type="float" office:value="-0.16193139997055792" table:style-name="ce116">
            <text:p>-0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6">
            <text:p>Lisboa V. Tejo</text:p>
          </table:table-cell>
          <table:table-cell office:value-type="float" office:value="13808" table:style-name="ce269">
            <text:p>13 808</text:p>
          </table:table-cell>
          <table:table-cell office:value-type="float" office:value="29.290229519324594" table:style-name="ce253">
            <text:p>29,3<text:s text:c="5"/></text:p>
          </table:table-cell>
          <table:table-cell office:value-type="float" office:value="14547" table:style-name="ce273">
            <text:p>14 547</text:p>
          </table:table-cell>
          <table:table-cell office:value-type="float" office:value="32.935609491034235" table:style-name="ce254">
            <text:p>32,9<text:s text:c="5"/></text:p>
          </table:table-cell>
          <table:table-cell office:value-type="float" office:value="17163" table:style-name="ce273">
            <text:p>17 163</text:p>
          </table:table-cell>
          <table:table-cell office:value-type="float" office:value="33.027999615125566" table:style-name="ce255">
            <text:p>33,0<text:s text:c="5"/></text:p>
          </table:table-cell>
          <table:table-cell office:value-type="float" office:value="-739" table:style-name="ce115">
            <text:p><text:s/>- 739</text:p>
          </table:table-cell>
          <table:table-cell office:value-type="float" office:value="-5.0800852409431494" table:style-name="ce116">
            <text:p>-5,1<text:s text:c="3"/></text:p>
          </table:table-cell>
          <table:table-cell office:value-type="float" office:value="-3355" table:style-name="ce115">
            <text:p><text:s/>-3 355</text:p>
          </table:table-cell>
          <table:table-cell office:value-type="float" office:value="-19.547864592437218" table:style-name="ce116">
            <text:p>-19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6">
            <text:p>Alentejo</text:p>
          </table:table-cell>
          <table:table-cell office:value-type="float" office:value="2501" table:style-name="ce269">
            <text:p>2 501</text:p>
          </table:table-cell>
          <table:table-cell office:value-type="float" office:value="5.3052479742055914" table:style-name="ce253">
            <text:p>5,3<text:s text:c="5"/></text:p>
          </table:table-cell>
          <table:table-cell office:value-type="float" office:value="2441" table:style-name="ce273">
            <text:p>2 441</text:p>
          </table:table-cell>
          <table:table-cell office:value-type="float" office:value="5.5266256113023005" table:style-name="ce254">
            <text:p>5,5<text:s text:c="5"/></text:p>
          </table:table-cell>
          <table:table-cell office:value-type="float" office:value="2880" table:style-name="ce273">
            <text:p>2 880</text:p>
          </table:table-cell>
          <table:table-cell office:value-type="float" office:value="5.5421918599057056" table:style-name="ce255">
            <text:p>5,5<text:s text:c="5"/></text:p>
          </table:table-cell>
          <table:table-cell office:value-type="float" office:value="60" table:style-name="ce115">
            <text:p>+ 60</text:p>
          </table:table-cell>
          <table:table-cell office:value-type="float" office:value="2.4580090126997134" table:style-name="ce116">
            <text:p>+2,5<text:s text:c="3"/></text:p>
          </table:table-cell>
          <table:table-cell office:value-type="float" office:value="-379" table:style-name="ce115">
            <text:p><text:s/>- 379</text:p>
          </table:table-cell>
          <table:table-cell office:value-type="float" office:value="-13.159722222222223" table:style-name="ce116">
            <text:p>-13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6">
            <text:p>Algarve</text:p>
          </table:table-cell>
          <table:table-cell office:value-type="float" office:value="7197" table:style-name="ce269">
            <text:p>7 197</text:p>
          </table:table-cell>
          <table:table-cell office:value-type="float" office:value="15.266641211658394" table:style-name="ce253">
            <text:p>15,3<text:s text:c="5"/></text:p>
          </table:table-cell>
          <table:table-cell office:value-type="float" office:value="3015" table:style-name="ce273">
            <text:p>3 015</text:p>
          </table:table-cell>
          <table:table-cell office:value-type="float" office:value="6.8262090201050531" table:style-name="ce254">
            <text:p>6,8<text:s text:c="5"/></text:p>
          </table:table-cell>
          <table:table-cell office:value-type="float" office:value="7314" table:style-name="ce273">
            <text:p>7 314</text:p>
          </table:table-cell>
          <table:table-cell office:value-type="float" office:value="14.0748580775522" table:style-name="ce255">
            <text:p>14,1<text:s text:c="5"/></text:p>
          </table:table-cell>
          <table:table-cell office:value-type="float" office:value="4182" table:style-name="ce115">
            <text:p>+4 182</text:p>
          </table:table-cell>
          <table:table-cell office:value-type="float" office:value="138.70646766169153" table:style-name="ce116">
            <text:p>+138,7<text:s text:c="3"/></text:p>
          </table:table-cell>
          <table:table-cell office:value-type="float" office:value="-117" table:style-name="ce115">
            <text:p><text:s/>- 117</text:p>
          </table:table-cell>
          <table:table-cell office:value-type="float" office:value="-1.5996718621821164" table:style-name="ce116">
            <text:p>-1,6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office:value-type="string" table:style-name="ce275">
            <text:p>REG.AUTÓNOMAS</text:p>
          </table:table-cell>
          <table:table-cell office:value-type="float" office:value="2120" table:style-name="ce268">
            <text:p>2 120</text:p>
          </table:table-cell>
          <table:table-cell office:value-type="float" office:value="4.4970514615417247" table:style-name="ce250">
            <text:p>4,5<text:s text:c="5"/></text:p>
          </table:table-cell>
          <table:table-cell office:value-type="float" office:value="2049" table:style-name="ce272">
            <text:p>2 049</text:p>
          </table:table-cell>
          <table:table-cell office:value-type="float" office:value="4.639105234558957" table:style-name="ce251">
            <text:p>4,6<text:s text:c="5"/></text:p>
          </table:table-cell>
          <table:table-cell office:value-type="float" office:value="2370" table:style-name="ce272">
            <text:p>2 370</text:p>
          </table:table-cell>
          <table:table-cell office:value-type="float" office:value="4.5607620513807374" table:style-name="ce252">
            <text:p>4,6<text:s text:c="5"/></text:p>
          </table:table-cell>
          <table:table-cell office:value-type="float" office:value="71" table:style-name="ce108">
            <text:p>+ 71</text:p>
          </table:table-cell>
          <table:table-cell office:value-type="float" office:value="3.4651049292337728" table:style-name="ce109">
            <text:p>+3,5<text:s text:c="3"/></text:p>
          </table:table-cell>
          <table:table-cell office:value-type="float" office:value="-250" table:style-name="ce108">
            <text:p><text:s/>- 250</text:p>
          </table:table-cell>
          <table:table-cell office:value-type="float" office:value="-10.548523206751055" table:style-name="ce109">
            <text:p>-10,5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76">
            <text:p>Açores</text:p>
          </table:table-cell>
          <table:table-cell office:value-type="float" office:value="1174" table:style-name="ce269">
            <text:p>1 174</text:p>
          </table:table-cell>
          <table:table-cell office:value-type="float" office:value="2.4903483093632004" table:style-name="ce253">
            <text:p>2,5<text:s text:c="5"/></text:p>
          </table:table-cell>
          <table:table-cell office:value-type="float" office:value="1068" table:style-name="ce273">
            <text:p>1 068</text:p>
          </table:table-cell>
          <table:table-cell office:value-type="float" office:value="2.4180402101068648" table:style-name="ce254">
            <text:p>2,4<text:s text:c="5"/></text:p>
          </table:table-cell>
          <table:table-cell office:value-type="float" office:value="991" table:style-name="ce273">
            <text:p><text:s/>991</text:p>
          </table:table-cell>
          <table:table-cell office:value-type="float" office:value="1.9070528240161648" table:style-name="ce255">
            <text:p>1,9<text:s text:c="5"/></text:p>
          </table:table-cell>
          <table:table-cell office:value-type="float" office:value="106" table:style-name="ce115">
            <text:p>+ 106</text:p>
          </table:table-cell>
          <table:table-cell office:value-type="float" office:value="9.9250936329588022" table:style-name="ce116">
            <text:p>+9,9<text:s text:c="3"/></text:p>
          </table:table-cell>
          <table:table-cell office:value-type="float" office:value="183" table:style-name="ce115">
            <text:p>+ 183</text:p>
          </table:table-cell>
          <table:table-cell office:value-type="float" office:value="18.46619576185671" table:style-name="ce116">
            <text:p>+18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76">
            <text:p>Madeira</text:p>
          </table:table-cell>
          <table:table-cell office:value-type="float" office:value="946" table:style-name="ce269">
            <text:p><text:s/>946</text:p>
          </table:table-cell>
          <table:table-cell office:value-type="float" office:value="2.0067031521785248" table:style-name="ce253">
            <text:p>2,0<text:s text:c="5"/></text:p>
          </table:table-cell>
          <table:table-cell office:value-type="float" office:value="981" table:style-name="ce273">
            <text:p><text:s/>981</text:p>
          </table:table-cell>
          <table:table-cell office:value-type="float" office:value="2.2210650244520918" table:style-name="ce254">
            <text:p>2,2<text:s text:c="5"/></text:p>
          </table:table-cell>
          <table:table-cell office:value-type="float" office:value="1379" table:style-name="ce273">
            <text:p>1 379</text:p>
          </table:table-cell>
          <table:table-cell office:value-type="float" office:value="2.6537092273645722" table:style-name="ce255">
            <text:p>2,7<text:s text:c="5"/></text:p>
          </table:table-cell>
          <table:table-cell office:value-type="float" office:value="-35" table:style-name="ce115">
            <text:p><text:s/>- 35</text:p>
          </table:table-cell>
          <table:table-cell office:value-type="float" office:value="-3.5677879714576961" table:style-name="ce116">
            <text:p>-3,6<text:s text:c="3"/></text:p>
          </table:table-cell>
          <table:table-cell office:value-type="float" office:value="-433" table:style-name="ce115">
            <text:p><text:s/>- 433</text:p>
          </table:table-cell>
          <table:table-cell office:value-type="float" office:value="-31.399564902102973" table:style-name="ce116">
            <text:p>-31,4<text:s text:c="3"/>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262"/>
          <table:table-cell table:style-name="ce270"/>
          <table:table-cell table:style-name="ce238"/>
          <table:table-cell table:style-name="ce274"/>
          <table:table-cell table:style-name="ce263"/>
          <table:table-cell table:style-name="ce274"/>
          <table:table-cell table:style-name="ce264"/>
          <table:table-cell table:style-name="ce265"/>
          <table:table-cell table:style-name="ce266"/>
          <table:table-cell table:style-name="ce265"/>
          <table:table-cell table:style-name="ce266"/>
          <table:table-cell table:number-columns-repeated="16372" table:style-name="ce1"/>
        </table:table-row>
        <table:table-row table:style-name="ro34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7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style-name="ce81"/>
          <table:table-cell table:style-name="ce83"/>
          <table:table-cell table:style-name="ce84"/>
          <table:table-cell table:number-columns-repeated="4" table:style-name="ce82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1"/>
          <table:table-cell table:style-name="ce77"/>
          <table:table-cell table:style-name="ce70"/>
          <table:table-cell table:style-name="ce71"/>
          <table:table-cell table:style-name="ce74"/>
          <table:table-cell table:style-name="ce75"/>
          <table:table-cell table:number-columns-repeated="16365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1"/>
          <table:table-cell table:style-name="ce77"/>
          <table:table-cell table:style-name="ce70"/>
          <table:table-cell table:style-name="ce71"/>
          <table:table-cell table:style-name="ce74"/>
          <table:table-cell table:style-name="ce75"/>
          <table:table-cell table:number-columns-repeated="16365"/>
        </table:table-row>
        <table:table-row table:number-rows-repeated="5"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1"/>
          <table:table-cell table:style-name="ce77"/>
          <table:table-cell table:style-name="ce70"/>
          <table:table-cell table:style-name="ce71"/>
          <table:table-cell table:style-name="ce74"/>
          <table:table-cell table:style-name="ce75"/>
          <table:table-cell table:number-columns-repeated="16365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1"/>
          <table:table-cell table:style-name="ce77"/>
          <table:table-cell table:style-name="ce70"/>
          <table:table-cell table:style-name="ce71"/>
          <table:table-cell table:style-name="ce74"/>
          <table:table-cell table:style-name="ce75"/>
          <table:table-cell table:number-columns-repeated="16365"/>
        </table:table-row>
        <table:table-row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1"/>
          <table:table-cell table:style-name="ce77"/>
          <table:table-cell table:style-name="ce70"/>
          <table:table-cell table:style-name="ce71"/>
          <table:table-cell table:style-name="ce74"/>
          <table:table-cell table:style-name="ce75"/>
          <table:table-cell table:number-columns-repeated="16365"/>
        </table:table-row>
        <table:table-row table:number-rows-repeated="2" table:style-name="ro34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1"/>
          <table:table-cell table:style-name="ce77"/>
          <table:table-cell table:style-name="ce70"/>
          <table:table-cell table:style-name="ce72"/>
          <table:table-cell table:style-name="ce76"/>
          <table:table-cell table:style-name="ce75"/>
          <table:table-cell table:number-columns-repeated="16365"/>
        </table:table-row>
        <table:table-row table:style-name="ro23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22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8">
        <table:table-column table:style-name="co10" table:default-cell-style-name="ce1" table:visibility="collapse"/>
        <table:table-column table:style-name="co40" table:default-cell-style-name="ce1"/>
        <table:table-column table:style-name="co16" table:default-cell-style-name="ce1"/>
        <table:table-column table:style-name="co41" table:default-cell-style-name="ce1"/>
        <table:table-column table:style-name="co34" table:default-cell-style-name="ce58"/>
        <table:table-column table:style-name="co41" table:default-cell-style-name="ce58"/>
        <table:table-column table:style-name="co42" table:default-cell-style-name="ce1"/>
        <table:table-column table:style-name="co41" table:default-cell-style-name="ce1"/>
        <table:table-column table:style-name="co35" table:default-cell-style-name="ce1"/>
        <table:table-column table:style-name="co41" table:default-cell-style-name="ce1"/>
        <table:table-column table:style-name="co35" table:default-cell-style-name="ce1"/>
        <table:table-column table:style-name="co41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76187in" svg:height="0.6552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9027in" svg:y="0.23094in" svg:width="2.1074in" svg:height="0.51675in">
                <draw:text-box>
                  <text:p text:style-name="a76" text:class-names="" text:cond-style-name=""><text:span text:style-name="a74" text:class-names="">NOVEMBRO 2021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22" draw:style-name="a72" draw:name="Text Box 122" svg:x="0in" svg:y="0in" svg:width="0.97917in" svg:height="0.31573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office:value-type="string" table:style-name="ce155">
            <text:p><text:s/>Quadro 8 - OFERTAS DE EMPREGO RECEBIDAS, <text:s text:c="2"/>POR <text:s/>REGIÕES<text:s text:c="3"/></text:p>
          </table:table-cell>
          <table:table-cell table:number-columns-repeated="10" table:style-name="ce155"/>
          <table:table-cell table:number-columns-repeated="6" table:style-name="ce12"/>
          <table:table-cell table:number-columns-repeated="16366"/>
        </table:table-row>
        <table:table-row table:style-name="ro19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2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style-name="ce31"/>
          <table:table-cell table:style-name="ce85"/>
          <table:table-cell table:style-name="ce86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3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style-name="ce28"/>
          <table:table-cell office:value-type="string" table:style-name="ce173">
            <text:p>NOVEMBRO 2021</text:p>
          </table:table-cell>
          <table:table-cell office:value-type="string" table:style-name="ce87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56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384">
            <text:p>Mês <text:s/>anterior</text:p>
          </table:table-cell>
          <table:covered-table-cell/>
          <table:table-cell office:value-type="string" table:number-columns-spanned="2" table:number-rows-spanned="1" table:style-name="ce385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style-name="ce33"/>
          <table:table-cell table:style-name="ce88"/>
          <table:table-cell table:style-name="ce89"/>
          <table:table-cell table:style-name="ce49"/>
          <table:table-cell table:style-name="ce51"/>
          <table:table-cell table:style-name="ce49"/>
          <table:table-cell table:style-name="ce24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24">
          <table:table-cell/>
          <table:table-cell table:style-name="ce256"/>
          <table:table-cell table:style-name="ce267"/>
          <table:table-cell table:style-name="ce257"/>
          <table:table-cell table:style-name="ce271"/>
          <table:table-cell table:style-name="ce258"/>
          <table:table-cell table:style-name="ce271"/>
          <table:table-cell table:style-name="ce258"/>
          <table:table-cell table:style-name="ce259"/>
          <table:table-cell table:number-columns-repeated="3" table:style-name="ce260"/>
          <table:table-cell table:style-name="ce16"/>
          <table:table-cell table:number-columns-repeated="16371" table:style-name="ce1"/>
        </table:table-row>
        <table:table-row table:style-name="ro4">
          <table:table-cell/>
          <table:table-cell office:value-type="string" table:style-name="ce261">
            <text:p>PORTUGAL</text:p>
          </table:table-cell>
          <table:table-cell office:value-type="float" office:value="11571" table:style-name="ce268">
            <text:p>11 571</text:p>
          </table:table-cell>
          <table:table-cell office:value-type="float" office:value="100.00000000000001" table:style-name="ce250">
            <text:p>100,0<text:s text:c="5"/></text:p>
          </table:table-cell>
          <table:table-cell office:value-type="float" office:value="12889" table:style-name="ce272">
            <text:p>12 889</text:p>
          </table:table-cell>
          <table:table-cell office:value-type="float" office:value="100.00000000000001" table:style-name="ce252">
            <text:p>100,0<text:s text:c="5"/></text:p>
          </table:table-cell>
          <table:table-cell office:value-type="float" office:value="8412" table:style-name="ce272">
            <text:p>8 412</text:p>
          </table:table-cell>
          <table:table-cell office:value-type="float" office:value="100.00000000000001" table:style-name="ce252">
            <text:p>100,0<text:s text:c="5"/></text:p>
          </table:table-cell>
          <table:table-cell office:value-type="float" office:value="-1318" table:style-name="ce108">
            <text:p><text:s/>-1 318</text:p>
          </table:table-cell>
          <table:table-cell office:value-type="float" office:value="-10.225773915742106" table:style-name="ce109">
            <text:p>-10,2<text:s text:c="3"/></text:p>
          </table:table-cell>
          <table:table-cell office:value-type="float" office:value="3159" table:style-name="ce108">
            <text:p>+3 159</text:p>
          </table:table-cell>
          <table:table-cell office:value-type="float" office:value="37.553495007132668" table:style-name="ce109">
            <text:p>+37,6<text:s text:c="3"/></text:p>
          </table:table-cell>
          <table:table-cell table:style-name="ce21"/>
          <table:table-cell table:style-name="ce12"/>
          <table:table-cell table:number-columns-repeated="2" table:style-name="ce79"/>
          <table:table-cell table:number-columns-repeated="2" table:style-name="ce17"/>
          <table:table-cell table:number-columns-repeated="16366"/>
        </table:table-row>
        <table:table-row table:style-name="ro36">
          <table:table-cell/>
          <table:table-cell office:value-type="string" table:style-name="ce275">
            <text:p>CONTINENTE</text:p>
          </table:table-cell>
          <table:table-cell office:value-type="float" office:value="11133" table:style-name="ce268">
            <text:p>11 133</text:p>
          </table:table-cell>
          <table:table-cell office:value-type="float" office:value="96.214674617578439" table:style-name="ce250">
            <text:p>96,2<text:s text:c="5"/></text:p>
          </table:table-cell>
          <table:table-cell office:value-type="float" office:value="12431" table:style-name="ce272">
            <text:p>12 431</text:p>
          </table:table-cell>
          <table:table-cell office:value-type="float" office:value="96.446582357048655" table:style-name="ce251">
            <text:p>96,4<text:s text:c="5"/></text:p>
          </table:table-cell>
          <table:table-cell office:value-type="float" office:value="8167" table:style-name="ce272">
            <text:p>8 167</text:p>
          </table:table-cell>
          <table:table-cell office:value-type="float" office:value="97.08749405611033" table:style-name="ce252">
            <text:p>97,1<text:s text:c="5"/></text:p>
          </table:table-cell>
          <table:table-cell office:value-type="float" office:value="-1298" table:style-name="ce108">
            <text:p><text:s/>-1 298</text:p>
          </table:table-cell>
          <table:table-cell office:value-type="float" office:value="-10.441637840881667" table:style-name="ce109">
            <text:p>-10,4<text:s text:c="3"/></text:p>
          </table:table-cell>
          <table:table-cell office:value-type="float" office:value="2966" table:style-name="ce108">
            <text:p>+2 966</text:p>
          </table:table-cell>
          <table:table-cell office:value-type="float" office:value="36.316885025101016" table:style-name="ce109">
            <text:p>+36,3<text:s text:c="3"/></text:p>
          </table:table-cell>
          <table:table-cell table:style-name="ce19"/>
          <table:table-cell table:style-name="ce22"/>
          <table:table-cell table:number-columns-repeated="2" table:style-name="ce80"/>
          <table:table-cell table:number-columns-repeated="2" table:style-name="ce18"/>
          <table:table-cell table:number-columns-repeated="16366"/>
        </table:table-row>
        <table:table-row table:style-name="ro11">
          <table:table-cell/>
          <table:table-cell office:value-type="string" table:style-name="ce276">
            <text:p>Norte</text:p>
          </table:table-cell>
          <table:table-cell office:value-type="float" office:value="3925" table:style-name="ce269">
            <text:p>3 925</text:p>
          </table:table-cell>
          <table:table-cell office:value-type="float" office:value="33.921009420101974" table:style-name="ce253">
            <text:p>33,9<text:s text:c="5"/></text:p>
          </table:table-cell>
          <table:table-cell office:value-type="float" office:value="4718" table:style-name="ce273">
            <text:p>4 718</text:p>
          </table:table-cell>
          <table:table-cell office:value-type="float" office:value="36.604856854682289" table:style-name="ce254">
            <text:p>36,6<text:s text:c="5"/></text:p>
          </table:table-cell>
          <table:table-cell office:value-type="float" office:value="2911" table:style-name="ce273">
            <text:p>2 911</text:p>
          </table:table-cell>
          <table:table-cell office:value-type="float" office:value="34.605325725154543" table:style-name="ce255">
            <text:p>34,6<text:s text:c="5"/></text:p>
          </table:table-cell>
          <table:table-cell office:value-type="float" office:value="-793" table:style-name="ce115">
            <text:p><text:s/>- 793</text:p>
          </table:table-cell>
          <table:table-cell office:value-type="float" office:value="-16.807969478592625" table:style-name="ce116">
            <text:p>-16,8<text:s text:c="3"/></text:p>
          </table:table-cell>
          <table:table-cell office:value-type="float" office:value="1014" table:style-name="ce115">
            <text:p>+1 014</text:p>
          </table:table-cell>
          <table:table-cell office:value-type="float" office:value="34.833390587426997" table:style-name="ce116">
            <text:p>+34,8<text:s text:c="3"/></text:p>
          </table:table-cell>
          <table:table-cell table:style-name="ce20"/>
          <table:table-cell table:style-name="ce19"/>
          <table:table-cell table:number-columns-repeated="2" table:style-name="ce78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76">
            <text:p>Centro</text:p>
          </table:table-cell>
          <table:table-cell office:value-type="float" office:value="2621" table:style-name="ce269">
            <text:p>2 621</text:p>
          </table:table-cell>
          <table:table-cell office:value-type="float" office:value="22.651456226773831" table:style-name="ce253">
            <text:p>22,7<text:s text:c="5"/></text:p>
          </table:table-cell>
          <table:table-cell office:value-type="float" office:value="2691" table:style-name="ce273">
            <text:p>2 691</text:p>
          </table:table-cell>
          <table:table-cell office:value-type="float" office:value="20.878268290790597" table:style-name="ce254">
            <text:p>20,9<text:s text:c="5"/></text:p>
          </table:table-cell>
          <table:table-cell office:value-type="float" office:value="2297" table:style-name="ce273">
            <text:p>2 297</text:p>
          </table:table-cell>
          <table:table-cell office:value-type="float" office:value="27.306229196386116" table:style-name="ce255">
            <text:p>27,3<text:s text:c="5"/></text:p>
          </table:table-cell>
          <table:table-cell office:value-type="float" office:value="-70" table:style-name="ce115">
            <text:p><text:s/>- 70</text:p>
          </table:table-cell>
          <table:table-cell office:value-type="float" office:value="-2.6012634708286884" table:style-name="ce116">
            <text:p>-2,6<text:s text:c="3"/></text:p>
          </table:table-cell>
          <table:table-cell office:value-type="float" office:value="324" table:style-name="ce115">
            <text:p>+ 324</text:p>
          </table:table-cell>
          <table:table-cell office:value-type="float" office:value="14.105354810622551" table:style-name="ce116">
            <text:p>+14,1<text:s text:c="3"/></text:p>
          </table:table-cell>
          <table:table-cell table:number-columns-repeated="2" table:style-name="ce19"/>
          <table:table-cell table:number-columns-repeated="2" table:style-name="ce78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76">
            <text:p>Lisboa V. Tejo</text:p>
          </table:table-cell>
          <table:table-cell office:value-type="float" office:value="3536" table:style-name="ce269">
            <text:p>3 536</text:p>
          </table:table-cell>
          <table:table-cell office:value-type="float" office:value="30.559156511969583" table:style-name="ce253">
            <text:p>30,6<text:s text:c="5"/></text:p>
          </table:table-cell>
          <table:table-cell office:value-type="float" office:value="3741" table:style-name="ce273">
            <text:p>3 741</text:p>
          </table:table-cell>
          <table:table-cell office:value-type="float" office:value="29.02474978663977" table:style-name="ce254">
            <text:p>29,0<text:s text:c="5"/></text:p>
          </table:table-cell>
          <table:table-cell office:value-type="float" office:value="2356" table:style-name="ce273">
            <text:p>2 356</text:p>
          </table:table-cell>
          <table:table-cell office:value-type="float" office:value="28.007608178792204" table:style-name="ce255">
            <text:p>28,0<text:s text:c="5"/></text:p>
          </table:table-cell>
          <table:table-cell office:value-type="float" office:value="-205" table:style-name="ce115">
            <text:p><text:s/>- 205</text:p>
          </table:table-cell>
          <table:table-cell office:value-type="float" office:value="-5.4798182304196734" table:style-name="ce116">
            <text:p>-5,5<text:s text:c="3"/></text:p>
          </table:table-cell>
          <table:table-cell office:value-type="float" office:value="1180" table:style-name="ce115">
            <text:p>+1 180</text:p>
          </table:table-cell>
          <table:table-cell office:value-type="float" office:value="50.084889643463491" table:style-name="ce116">
            <text:p>+50,1<text:s text:c="3"/></text:p>
          </table:table-cell>
          <table:table-cell table:style-name="ce20"/>
          <table:table-cell table:style-name="ce19"/>
          <table:table-cell table:number-columns-repeated="2" table:style-name="ce78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76">
            <text:p>Alentejo</text:p>
          </table:table-cell>
          <table:table-cell office:value-type="float" office:value="706" table:style-name="ce269">
            <text:p><text:s/>706</text:p>
          </table:table-cell>
          <table:table-cell office:value-type="float" office:value="6.101460547921528" table:style-name="ce253">
            <text:p>6,1<text:s text:c="5"/></text:p>
          </table:table-cell>
          <table:table-cell office:value-type="float" office:value="700" table:style-name="ce273">
            <text:p><text:s/>700</text:p>
          </table:table-cell>
          <table:table-cell office:value-type="float" office:value="5.4309876638994492" table:style-name="ce254">
            <text:p>5,4<text:s text:c="5"/></text:p>
          </table:table-cell>
          <table:table-cell office:value-type="float" office:value="390" table:style-name="ce273">
            <text:p><text:s/>390</text:p>
          </table:table-cell>
          <table:table-cell office:value-type="float" office:value="4.6362339514978608" table:style-name="ce255">
            <text:p>4,6<text:s text:c="5"/></text:p>
          </table:table-cell>
          <table:table-cell office:value-type="float" office:value="6" table:style-name="ce115">
            <text:p>+ 6</text:p>
          </table:table-cell>
          <table:table-cell office:value-type="float" office:value="0.85714285714285721" table:style-name="ce116">
            <text:p>+0,9<text:s text:c="3"/></text:p>
          </table:table-cell>
          <table:table-cell office:value-type="float" office:value="316" table:style-name="ce115">
            <text:p>+ 316</text:p>
          </table:table-cell>
          <table:table-cell office:value-type="float" office:value="81.025641025641022" table:style-name="ce116">
            <text:p>+81,0<text:s text:c="3"/></text:p>
          </table:table-cell>
          <table:table-cell table:number-columns-repeated="2" table:style-name="ce19"/>
          <table:table-cell table:number-columns-repeated="2" table:style-name="ce78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276">
            <text:p>Algarve</text:p>
          </table:table-cell>
          <table:table-cell office:value-type="float" office:value="345" table:style-name="ce269">
            <text:p><text:s/>345</text:p>
          </table:table-cell>
          <table:table-cell office:value-type="float" office:value="2.9815919108115114" table:style-name="ce253">
            <text:p>3,0<text:s text:c="5"/></text:p>
          </table:table-cell>
          <table:table-cell office:value-type="float" office:value="581" table:style-name="ce273">
            <text:p><text:s/>581</text:p>
          </table:table-cell>
          <table:table-cell office:value-type="float" office:value="4.5077197610365429" table:style-name="ce254">
            <text:p>4,5<text:s text:c="5"/></text:p>
          </table:table-cell>
          <table:table-cell office:value-type="float" office:value="213" table:style-name="ce273">
            <text:p><text:s/>213</text:p>
          </table:table-cell>
          <table:table-cell office:value-type="float" office:value="2.5320970042796005" table:style-name="ce255">
            <text:p>2,5<text:s text:c="5"/></text:p>
          </table:table-cell>
          <table:table-cell office:value-type="float" office:value="-236" table:style-name="ce115">
            <text:p><text:s/>- 236</text:p>
          </table:table-cell>
          <table:table-cell office:value-type="float" office:value="-40.619621342512907" table:style-name="ce116">
            <text:p>-40,6<text:s text:c="3"/></text:p>
          </table:table-cell>
          <table:table-cell office:value-type="float" office:value="132" table:style-name="ce115">
            <text:p>+ 132</text:p>
          </table:table-cell>
          <table:table-cell office:value-type="float" office:value="61.971830985915489" table:style-name="ce116">
            <text:p>+62,0<text:s text:c="3"/></text:p>
          </table:table-cell>
          <table:table-cell table:style-name="ce20"/>
          <table:table-cell table:style-name="ce19"/>
          <table:table-cell table:number-columns-repeated="2" table:style-name="ce78"/>
          <table:table-cell table:number-columns-repeated="2" table:style-name="ce18"/>
          <table:table-cell table:number-columns-repeated="16366"/>
        </table:table-row>
        <table:table-row table:style-name="ro37">
          <table:table-cell/>
          <table:table-cell office:value-type="string" table:style-name="ce275">
            <text:p>REG.AUTÓNOMAS</text:p>
          </table:table-cell>
          <table:table-cell office:value-type="float" office:value="438" table:style-name="ce268">
            <text:p><text:s/>438</text:p>
          </table:table-cell>
          <table:table-cell office:value-type="float" office:value="3.7853253824215711" table:style-name="ce250">
            <text:p>3,8<text:s text:c="5"/></text:p>
          </table:table-cell>
          <table:table-cell office:value-type="float" office:value="458" table:style-name="ce272">
            <text:p><text:s/>458</text:p>
          </table:table-cell>
          <table:table-cell office:value-type="float" office:value="3.5534176429513535" table:style-name="ce251">
            <text:p>3,6<text:s text:c="5"/></text:p>
          </table:table-cell>
          <table:table-cell office:value-type="float" office:value="245" table:style-name="ce272">
            <text:p><text:s/>245</text:p>
          </table:table-cell>
          <table:table-cell office:value-type="float" office:value="2.9125059438896814" table:style-name="ce252">
            <text:p>2,9<text:s text:c="5"/></text:p>
          </table:table-cell>
          <table:table-cell office:value-type="float" office:value="-20" table:style-name="ce108">
            <text:p><text:s/>- 20</text:p>
          </table:table-cell>
          <table:table-cell office:value-type="float" office:value="-4.3668122270742353" table:style-name="ce109">
            <text:p>-4,4<text:s text:c="3"/></text:p>
          </table:table-cell>
          <table:table-cell office:value-type="float" office:value="193" table:style-name="ce108">
            <text:p>+ 193</text:p>
          </table:table-cell>
          <table:table-cell office:value-type="float" office:value="78.775510204081627" table:style-name="ce109">
            <text:p>+78,8<text:s text:c="3"/></text:p>
          </table:table-cell>
          <table:table-cell table:number-columns-repeated="2" table:style-name="ce19"/>
          <table:table-cell table:number-columns-repeated="2" table:style-name="ce78"/>
          <table:table-cell table:number-columns-repeated="2" table:style-name="ce19"/>
          <table:table-cell table:number-columns-repeated="16366"/>
        </table:table-row>
        <table:table-row table:style-name="ro11">
          <table:table-cell/>
          <table:table-cell office:value-type="string" table:style-name="ce276">
            <text:p>Açores</text:p>
          </table:table-cell>
          <table:table-cell office:value-type="float" office:value="228" table:style-name="ce269">
            <text:p><text:s/>228</text:p>
          </table:table-cell>
          <table:table-cell office:value-type="float" office:value="1.9704433497536946" table:style-name="ce253">
            <text:p>2,0<text:s text:c="5"/></text:p>
          </table:table-cell>
          <table:table-cell office:value-type="float" office:value="249" table:style-name="ce273">
            <text:p><text:s/>249</text:p>
          </table:table-cell>
          <table:table-cell office:value-type="float" office:value="1.9318798975870897" table:style-name="ce254">
            <text:p>1,9<text:s text:c="5"/></text:p>
          </table:table-cell>
          <table:table-cell office:value-type="float" office:value="102" table:style-name="ce273">
            <text:p><text:s/>102</text:p>
          </table:table-cell>
          <table:table-cell office:value-type="float" office:value="1.2125534950071328" table:style-name="ce255">
            <text:p>1,2<text:s text:c="5"/></text:p>
          </table:table-cell>
          <table:table-cell office:value-type="float" office:value="-21" table:style-name="ce115">
            <text:p><text:s/>- 21</text:p>
          </table:table-cell>
          <table:table-cell office:value-type="float" office:value="-8.4337349397590362" table:style-name="ce116">
            <text:p>-8,4<text:s text:c="3"/></text:p>
          </table:table-cell>
          <table:table-cell office:value-type="float" office:value="126" table:style-name="ce115">
            <text:p>+ 126</text:p>
          </table:table-cell>
          <table:table-cell office:value-type="float" office:value="123.52941176470588" table:style-name="ce116">
            <text:p>+123,5<text:s text:c="3"/></text:p>
          </table:table-cell>
          <table:table-cell table:number-columns-repeated="2" table:style-name="ce19"/>
          <table:table-cell table:number-columns-repeated="2" table:style-name="ce7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76">
            <text:p>Madeira</text:p>
          </table:table-cell>
          <table:table-cell office:value-type="float" office:value="210" table:style-name="ce269">
            <text:p><text:s/>210</text:p>
          </table:table-cell>
          <table:table-cell office:value-type="float" office:value="1.8148820326678767" table:style-name="ce253">
            <text:p>1,8<text:s text:c="5"/></text:p>
          </table:table-cell>
          <table:table-cell office:value-type="float" office:value="209" table:style-name="ce273">
            <text:p><text:s/>209</text:p>
          </table:table-cell>
          <table:table-cell office:value-type="float" office:value="1.6215377453642641" table:style-name="ce254">
            <text:p>1,6<text:s text:c="5"/></text:p>
          </table:table-cell>
          <table:table-cell office:value-type="float" office:value="143" table:style-name="ce273">
            <text:p><text:s/>143</text:p>
          </table:table-cell>
          <table:table-cell office:value-type="float" office:value="1.6999524488825488" table:style-name="ce255">
            <text:p>1,7<text:s text:c="5"/></text:p>
          </table:table-cell>
          <table:table-cell office:value-type="float" office:value="1" table:style-name="ce115">
            <text:p>+ 1</text:p>
          </table:table-cell>
          <table:table-cell office:value-type="float" office:value="0.4784688995215311" table:style-name="ce116">
            <text:p>+0,5<text:s text:c="3"/></text:p>
          </table:table-cell>
          <table:table-cell office:value-type="float" office:value="67" table:style-name="ce115">
            <text:p>+ 67</text:p>
          </table:table-cell>
          <table:table-cell office:value-type="float" office:value="46.853146853146853" table:style-name="ce116">
            <text:p>+46,9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23">
          <table:table-cell/>
          <table:table-cell table:style-name="ce262"/>
          <table:table-cell table:style-name="ce270"/>
          <table:table-cell table:style-name="ce238"/>
          <table:table-cell table:style-name="ce274"/>
          <table:table-cell table:style-name="ce263"/>
          <table:table-cell table:style-name="ce274"/>
          <table:table-cell table:style-name="ce264"/>
          <table:table-cell table:style-name="ce265"/>
          <table:table-cell table:style-name="ce266"/>
          <table:table-cell table:style-name="ce265"/>
          <table:table-cell table:style-name="ce266"/>
          <table:table-cell table:number-columns-repeated="3" table:style-name="ce19"/>
          <table:table-cell table:style-name="ce78"/>
          <table:table-cell table:number-columns-repeated="2" table:style-name="ce19"/>
          <table:table-cell table:number-columns-repeated="16366"/>
        </table:table-row>
        <table:table-row table:style-name="ro13">
          <table:table-cell/>
          <table:table-cell office:value-type="string" table:style-name="ce277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9">
          <table:table-cell/>
          <table:table-cell office:value-type="string" table:style-name="ce155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55"/>
          <table:table-cell office:value-type="string" table:style-name="ce158">
            <text:p>CONTINENTE</text:p>
          </table:table-cell>
          <table:table-cell table:style-name="ce158"/>
          <table:table-cell table:number-columns-repeated="16372" table:style-name="ce1"/>
        </table:table-row>
        <table:table-row table:style-name="ro19">
          <table:table-cell/>
          <table:table-cell office:value-type="string" table:style-name="ce182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2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style-name="ce31"/>
          <table:table-cell table:style-name="ce159"/>
          <table:table-cell table:style-name="ce160"/>
          <table:table-cell table:style-name="ce161"/>
          <table:table-cell table:style-name="ce162"/>
          <table:table-cell table:style-name="ce161"/>
          <table:table-cell table:style-name="ce162"/>
          <table:table-cell office:value-type="string" table:number-columns-spanned="4" table:number-rows-spanned="1" table:style-name="ce371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2">
            <text:p>Mês <text:s/>anterior</text:p>
          </table:table-cell>
          <table:covered-table-cell/>
          <table:table-cell office:value-type="string" table:number-columns-spanned="2" table:number-rows-spanned="1" table:style-name="ce373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style-name="ce33"/>
          <table:table-cell table:style-name="ce166"/>
          <table:table-cell table:style-name="ce167"/>
          <table:table-cell table:style-name="ce168"/>
          <table:table-cell table:style-name="ce169"/>
          <table:table-cell table:style-name="ce168"/>
          <table:table-cell table:style-name="ce169"/>
          <table:table-cell office:value-type="string" table:style-name="ce170">
            <text:p>Var. Abs.</text:p>
          </table:table-cell>
          <table:table-cell office:value-type="string" table:style-name="ce171">
            <text:p>Var. %</text:p>
          </table:table-cell>
          <table:table-cell office:value-type="string" table:style-name="ce170">
            <text:p>Var. Abs.</text:p>
          </table:table-cell>
          <table:table-cell office:value-type="string" table:style-name="ce172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30">
          <table:table-cell/>
          <table:table-cell table:style-name="ce28"/>
          <table:table-cell table:style-name="ce97"/>
          <table:table-cell table:style-name="ce244"/>
          <table:table-cell table:style-name="ce95"/>
          <table:table-cell table:style-name="ce246"/>
          <table:table-cell table:style-name="ce59"/>
          <table:table-cell table:style-name="ce248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12">
          <table:table-cell/>
          <table:table-cell office:value-type="string" table:style-name="ce335">
            <text:p>Total</text:p>
          </table:table-cell>
          <table:table-cell office:value-type="float" office:value="11133" table:style-name="ce104">
            <text:p>11 133</text:p>
          </table:table-cell>
          <table:table-cell office:value-type="float" office:value="100" table:style-name="ce236">
            <text:p>100,0<text:s text:c="5"/></text:p>
          </table:table-cell>
          <table:table-cell office:value-type="float" office:value="12431" table:style-name="ce144">
            <text:p>12 431</text:p>
          </table:table-cell>
          <table:table-cell office:value-type="float" office:value="99.999999999999986" table:style-name="ce239">
            <text:p>100,0<text:s text:c="5"/></text:p>
          </table:table-cell>
          <table:table-cell office:value-type="float" office:value="8167" table:style-name="ce106">
            <text:p>8 167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-1298" table:style-name="ce108">
            <text:p><text:s/>-1 298</text:p>
          </table:table-cell>
          <table:table-cell office:value-type="float" office:value="-10.441637840881667" table:style-name="ce109">
            <text:p>-10,4<text:s text:c="3"/></text:p>
          </table:table-cell>
          <table:table-cell office:value-type="float" office:value="2966" table:style-name="ce108">
            <text:p>+2 966</text:p>
          </table:table-cell>
          <table:table-cell office:value-type="float" office:value="36.316885025101016" table:style-name="ce109">
            <text:p>+36,3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office:value-type="string" table:style-name="ce336">
            <text:p>1- Repres. do poder legislativo e de órgãos exec., dirigentes, dire. e gestores execu.</text:p>
          </table:table-cell>
          <table:table-cell office:value-type="float" office:value="88" table:style-name="ce111">
            <text:p><text:s/>88</text:p>
          </table:table-cell>
          <table:table-cell office:value-type="float" office:value="0.79044282762956974" table:style-name="ce237">
            <text:p>0,8<text:s text:c="5"/></text:p>
          </table:table-cell>
          <table:table-cell office:value-type="float" office:value="95" table:style-name="ce146">
            <text:p><text:s/>95</text:p>
          </table:table-cell>
          <table:table-cell office:value-type="float" office:value="0.76421848604295706" table:style-name="ce240">
            <text:p>0,8<text:s text:c="5"/></text:p>
          </table:table-cell>
          <table:table-cell office:value-type="float" office:value="61" table:style-name="ce113">
            <text:p><text:s/>61</text:p>
          </table:table-cell>
          <table:table-cell office:value-type="float" office:value="0.74690828945757315" table:style-name="ce243">
            <text:p>0,7<text:s text:c="5"/></text:p>
          </table:table-cell>
          <table:table-cell office:value-type="float" office:value="-7" table:style-name="ce115">
            <text:p><text:s/>- 7</text:p>
          </table:table-cell>
          <table:table-cell office:value-type="float" office:value="-7.3684210526315779" table:style-name="ce116">
            <text:p>-7,4<text:s text:c="3"/></text:p>
          </table:table-cell>
          <table:table-cell office:value-type="float" office:value="27" table:style-name="ce115">
            <text:p>+ 27</text:p>
          </table:table-cell>
          <table:table-cell office:value-type="float" office:value="44.26229508196721" table:style-name="ce116">
            <text:p>+44,3<text:s text:c="3"/></text:p>
          </table:table-cell>
          <table:table-cell table:style-name="ce21"/>
          <table:table-cell table:style-name="ce12"/>
          <table:table-cell table:number-columns-repeated="2" table:style-name="ce79"/>
          <table:table-cell table:number-columns-repeated="2" table:style-name="ce17"/>
          <table:table-cell table:number-columns-repeated="16366"/>
        </table:table-row>
        <table:table-row table:style-name="ro4">
          <table:table-cell/>
          <table:table-cell office:value-type="string" table:style-name="ce336">
            <text:p>2- Especialistas das atividades intelectuais e científicas</text:p>
          </table:table-cell>
          <table:table-cell office:value-type="float" office:value="943" table:style-name="ce111">
            <text:p><text:s/>943</text:p>
          </table:table-cell>
          <table:table-cell office:value-type="float" office:value="8.4703134824395931" table:style-name="ce237">
            <text:p>8,5<text:s text:c="5"/></text:p>
          </table:table-cell>
          <table:table-cell office:value-type="float" office:value="1169" table:style-name="ce146">
            <text:p>1 169</text:p>
          </table:table-cell>
          <table:table-cell office:value-type="float" office:value="9.4039095808864932" table:style-name="ce240">
            <text:p>9,4<text:s text:c="5"/></text:p>
          </table:table-cell>
          <table:table-cell office:value-type="float" office:value="672" table:style-name="ce113">
            <text:p><text:s/>672</text:p>
          </table:table-cell>
          <table:table-cell office:value-type="float" office:value="8.228235582221135" table:style-name="ce243">
            <text:p>8,2<text:s text:c="5"/></text:p>
          </table:table-cell>
          <table:table-cell office:value-type="float" office:value="-226" table:style-name="ce115">
            <text:p><text:s/>- 226</text:p>
          </table:table-cell>
          <table:table-cell office:value-type="float" office:value="-19.332763045337895" table:style-name="ce116">
            <text:p>-19,3<text:s text:c="3"/></text:p>
          </table:table-cell>
          <table:table-cell office:value-type="float" office:value="271" table:style-name="ce115">
            <text:p>+ 271</text:p>
          </table:table-cell>
          <table:table-cell office:value-type="float" office:value="40.327380952380956" table:style-name="ce116">
            <text:p>+40,3<text:s text:c="3"/></text:p>
          </table:table-cell>
          <table:table-cell table:style-name="ce19"/>
          <table:table-cell table:style-name="ce22"/>
          <table:table-cell table:number-columns-repeated="2" table:style-name="ce80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36">
            <text:p>3- Técnicos e profissões de nível intermédio</text:p>
          </table:table-cell>
          <table:table-cell office:value-type="float" office:value="826" table:style-name="ce111">
            <text:p><text:s/>826</text:p>
          </table:table-cell>
          <table:table-cell office:value-type="float" office:value="7.4193838138866433" table:style-name="ce237">
            <text:p>7,4<text:s text:c="5"/></text:p>
          </table:table-cell>
          <table:table-cell office:value-type="float" office:value="1062" table:style-name="ce146">
            <text:p>1 062</text:p>
          </table:table-cell>
          <table:table-cell office:value-type="float" office:value="8.5431582334486365" table:style-name="ce240">
            <text:p>8,5<text:s text:c="5"/></text:p>
          </table:table-cell>
          <table:table-cell office:value-type="float" office:value="715" table:style-name="ce113">
            <text:p><text:s/>715</text:p>
          </table:table-cell>
          <table:table-cell office:value-type="float" office:value="8.7547447042977851" table:style-name="ce243">
            <text:p>8,8<text:s text:c="5"/></text:p>
          </table:table-cell>
          <table:table-cell office:value-type="float" office:value="-236" table:style-name="ce115">
            <text:p><text:s/>- 236</text:p>
          </table:table-cell>
          <table:table-cell office:value-type="float" office:value="-22.222222222222221" table:style-name="ce116">
            <text:p>-22,2<text:s text:c="3"/></text:p>
          </table:table-cell>
          <table:table-cell office:value-type="float" office:value="111" table:style-name="ce115">
            <text:p>+ 111</text:p>
          </table:table-cell>
          <table:table-cell office:value-type="float" office:value="15.524475524475525" table:style-name="ce116">
            <text:p>+15,5<text:s text:c="3"/></text:p>
          </table:table-cell>
          <table:table-cell table:style-name="ce20"/>
          <table:table-cell table:style-name="ce19"/>
          <table:table-cell table:number-columns-repeated="2" table:style-name="ce78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37">
            <text:p>4- Pessoal administrativo</text:p>
          </table:table-cell>
          <table:table-cell office:value-type="float" office:value="991" table:style-name="ce111">
            <text:p><text:s/>991</text:p>
          </table:table-cell>
          <table:table-cell office:value-type="float" office:value="8.9014641156920877" table:style-name="ce237">
            <text:p>8,9<text:s text:c="5"/></text:p>
          </table:table-cell>
          <table:table-cell office:value-type="float" office:value="1207" table:style-name="ce146">
            <text:p>1 207</text:p>
          </table:table-cell>
          <table:table-cell office:value-type="float" office:value="9.7095969753036755" table:style-name="ce240">
            <text:p>9,7<text:s text:c="5"/></text:p>
          </table:table-cell>
          <table:table-cell office:value-type="float" office:value="840" table:style-name="ce113">
            <text:p><text:s/>840</text:p>
          </table:table-cell>
          <table:table-cell office:value-type="float" office:value="10.285294477776418" table:style-name="ce243">
            <text:p>10,3<text:s text:c="5"/></text:p>
          </table:table-cell>
          <table:table-cell office:value-type="float" office:value="-216" table:style-name="ce115">
            <text:p><text:s/>- 216</text:p>
          </table:table-cell>
          <table:table-cell office:value-type="float" office:value="-17.895608947804472" table:style-name="ce116">
            <text:p>-17,9<text:s text:c="3"/></text:p>
          </table:table-cell>
          <table:table-cell office:value-type="float" office:value="151" table:style-name="ce115">
            <text:p>+ 151</text:p>
          </table:table-cell>
          <table:table-cell office:value-type="float" office:value="17.976190476190474" table:style-name="ce116">
            <text:p>+18,0<text:s text:c="3"/></text:p>
          </table:table-cell>
          <table:table-cell table:number-columns-repeated="2" table:style-name="ce19"/>
          <table:table-cell table:number-columns-repeated="2" table:style-name="ce78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38">
            <text:p>5- Trabalhadores dos serviços pessoais, de proteção e segurança e vendedores</text:p>
          </table:table-cell>
          <table:table-cell office:value-type="float" office:value="2519" table:style-name="ce111">
            <text:p>2 519</text:p>
          </table:table-cell>
          <table:table-cell office:value-type="float" office:value="22.626425940896432" table:style-name="ce237">
            <text:p>22,6<text:s text:c="5"/></text:p>
          </table:table-cell>
          <table:table-cell office:value-type="float" office:value="2654" table:style-name="ce146">
            <text:p>2 654</text:p>
          </table:table-cell>
          <table:table-cell office:value-type="float" office:value="21.34985117850535" table:style-name="ce240">
            <text:p>21,3<text:s text:c="5"/></text:p>
          </table:table-cell>
          <table:table-cell office:value-type="float" office:value="1271" table:style-name="ce113">
            <text:p>1 271</text:p>
          </table:table-cell>
          <table:table-cell office:value-type="float" office:value="15.562630096730745" table:style-name="ce243">
            <text:p>15,6<text:s text:c="5"/></text:p>
          </table:table-cell>
          <table:table-cell office:value-type="float" office:value="-135" table:style-name="ce115">
            <text:p><text:s/>- 135</text:p>
          </table:table-cell>
          <table:table-cell office:value-type="float" office:value="-5.0866616428033158" table:style-name="ce116">
            <text:p>-5,1<text:s text:c="3"/></text:p>
          </table:table-cell>
          <table:table-cell office:value-type="float" office:value="1248" table:style-name="ce115">
            <text:p>+1 248</text:p>
          </table:table-cell>
          <table:table-cell office:value-type="float" office:value="98.190401258851296" table:style-name="ce116">
            <text:p>+98,2<text:s text:c="3"/></text:p>
          </table:table-cell>
          <table:table-cell table:style-name="ce20"/>
          <table:table-cell table:style-name="ce19"/>
          <table:table-cell table:number-columns-repeated="2" table:style-name="ce78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36">
            <text:p>6- Agricultores e trabalhadores qualificados da agricultura, da pesca e da floresta</text:p>
          </table:table-cell>
          <table:table-cell office:value-type="float" office:value="259" table:style-name="ce111">
            <text:p><text:s/>259</text:p>
          </table:table-cell>
          <table:table-cell office:value-type="float" office:value="2.3264169585915746" table:style-name="ce237">
            <text:p>2,3<text:s text:c="5"/></text:p>
          </table:table-cell>
          <table:table-cell office:value-type="float" office:value="171" table:style-name="ce146">
            <text:p><text:s/>171</text:p>
          </table:table-cell>
          <table:table-cell office:value-type="float" office:value="1.3755932748773227" table:style-name="ce240">
            <text:p>1,4<text:s text:c="5"/></text:p>
          </table:table-cell>
          <table:table-cell office:value-type="float" office:value="213" table:style-name="ce113">
            <text:p><text:s/>213</text:p>
          </table:table-cell>
          <table:table-cell office:value-type="float" office:value="2.6080568140075915" table:style-name="ce243">
            <text:p>2,6<text:s text:c="5"/></text:p>
          </table:table-cell>
          <table:table-cell office:value-type="float" office:value="88" table:style-name="ce115">
            <text:p>+ 88</text:p>
          </table:table-cell>
          <table:table-cell office:value-type="float" office:value="51.461988304093566" table:style-name="ce116">
            <text:p>+51,5<text:s text:c="3"/></text:p>
          </table:table-cell>
          <table:table-cell office:value-type="float" office:value="46" table:style-name="ce115">
            <text:p>+ 46</text:p>
          </table:table-cell>
          <table:table-cell office:value-type="float" office:value="21.5962441314554" table:style-name="ce116">
            <text:p>+21,6<text:s text:c="3"/></text:p>
          </table:table-cell>
          <table:table-cell table:number-columns-repeated="2" table:style-name="ce19"/>
          <table:table-cell table:number-columns-repeated="2" table:style-name="ce78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36">
            <text:p>7- Trabalhadores qualificados da indústria, construção e artífices</text:p>
          </table:table-cell>
          <table:table-cell office:value-type="float" office:value="1977" table:style-name="ce111">
            <text:p>1 977</text:p>
          </table:table-cell>
          <table:table-cell office:value-type="float" office:value="17.758016707087037" table:style-name="ce237">
            <text:p>17,8<text:s text:c="5"/></text:p>
          </table:table-cell>
          <table:table-cell office:value-type="float" office:value="1833" table:style-name="ce146">
            <text:p>1 833</text:p>
          </table:table-cell>
          <table:table-cell office:value-type="float" office:value="14.745394578070952" table:style-name="ce240">
            <text:p>14,7<text:s text:c="5"/></text:p>
          </table:table-cell>
          <table:table-cell office:value-type="float" office:value="1399" table:style-name="ce113">
            <text:p>1 399</text:p>
          </table:table-cell>
          <table:table-cell office:value-type="float" office:value="17.129913064772868" table:style-name="ce243">
            <text:p>17,1<text:s text:c="5"/></text:p>
          </table:table-cell>
          <table:table-cell office:value-type="float" office:value="144" table:style-name="ce115">
            <text:p>+ 144</text:p>
          </table:table-cell>
          <table:table-cell office:value-type="float" office:value="7.8559738134206221" table:style-name="ce116">
            <text:p>+7,9<text:s text:c="3"/></text:p>
          </table:table-cell>
          <table:table-cell office:value-type="float" office:value="578" table:style-name="ce115">
            <text:p>+ 578</text:p>
          </table:table-cell>
          <table:table-cell office:value-type="float" office:value="41.315225160829158" table:style-name="ce116">
            <text:p>+41,3<text:s text:c="3"/></text:p>
          </table:table-cell>
          <table:table-cell table:style-name="ce20"/>
          <table:table-cell table:style-name="ce19"/>
          <table:table-cell table:number-columns-repeated="2" table:style-name="ce78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39">
            <text:p>8- Operadores de instalações e máquinas e trabalhadores da montagem</text:p>
          </table:table-cell>
          <table:table-cell office:value-type="float" office:value="1095" table:style-name="ce111">
            <text:p>1 095</text:p>
          </table:table-cell>
          <table:table-cell office:value-type="float" office:value="9.8356238210724865" table:style-name="ce237">
            <text:p>9,8<text:s text:c="5"/></text:p>
          </table:table-cell>
          <table:table-cell office:value-type="float" office:value="1286" table:style-name="ce146">
            <text:p>1 286</text:p>
          </table:table-cell>
          <table:table-cell office:value-type="float" office:value="10.345104979486768" table:style-name="ce240">
            <text:p>10,3<text:s text:c="5"/></text:p>
          </table:table-cell>
          <table:table-cell office:value-type="float" office:value="781" table:style-name="ce113">
            <text:p><text:s/>781</text:p>
          </table:table-cell>
          <table:table-cell office:value-type="float" office:value="9.5628749846945027" table:style-name="ce243">
            <text:p>9,6<text:s text:c="5"/></text:p>
          </table:table-cell>
          <table:table-cell office:value-type="float" office:value="-191" table:style-name="ce115">
            <text:p><text:s/>- 191</text:p>
          </table:table-cell>
          <table:table-cell office:value-type="float" office:value="-14.852255054432348" table:style-name="ce116">
            <text:p>-14,9<text:s text:c="3"/></text:p>
          </table:table-cell>
          <table:table-cell office:value-type="float" office:value="314" table:style-name="ce115">
            <text:p>+ 314</text:p>
          </table:table-cell>
          <table:table-cell office:value-type="float" office:value="40.204865556978234" table:style-name="ce116">
            <text:p>+40,2<text:s text:c="3"/></text:p>
          </table:table-cell>
          <table:table-cell table:number-columns-repeated="2" table:style-name="ce19"/>
          <table:table-cell table:number-columns-repeated="2" table:style-name="ce7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38">
            <text:p>9- Trabalhadores não qualificados</text:p>
          </table:table-cell>
          <table:table-cell office:value-type="float" office:value="2427" table:style-name="ce111">
            <text:p>2 427</text:p>
          </table:table-cell>
          <table:table-cell office:value-type="float" office:value="21.800053893829158" table:style-name="ce237">
            <text:p>21,8<text:s text:c="5"/></text:p>
          </table:table-cell>
          <table:table-cell office:value-type="float" office:value="2954" table:style-name="ce146">
            <text:p>2 954</text:p>
          </table:table-cell>
          <table:table-cell office:value-type="float" office:value="23.763172713377845" table:style-name="ce240">
            <text:p>23,8<text:s text:c="5"/></text:p>
          </table:table-cell>
          <table:table-cell office:value-type="float" office:value="2212" table:style-name="ce113">
            <text:p>2 212</text:p>
          </table:table-cell>
          <table:table-cell office:value-type="float" office:value="27.084608791477898" table:style-name="ce243">
            <text:p>27,1<text:s text:c="5"/></text:p>
          </table:table-cell>
          <table:table-cell office:value-type="float" office:value="-527" table:style-name="ce115">
            <text:p><text:s/>- 527</text:p>
          </table:table-cell>
          <table:table-cell office:value-type="float" office:value="-17.84021665538253" table:style-name="ce116">
            <text:p>-17,8<text:s text:c="3"/></text:p>
          </table:table-cell>
          <table:table-cell office:value-type="float" office:value="215" table:style-name="ce115">
            <text:p>+ 215</text:p>
          </table:table-cell>
          <table:table-cell office:value-type="float" office:value="9.7197106690777577" table:style-name="ce116">
            <text:p>+9,7<text:s text:c="3"/></text:p>
          </table:table-cell>
          <table:table-cell table:number-columns-repeated="2" table:style-name="ce19"/>
          <table:table-cell table:number-columns-repeated="2" table:style-name="ce7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38">
            <text:p>0- Profissões das Forças Armadas</text:p>
          </table:table-cell>
          <table:table-cell office:value-type="float" office:value="8" table:style-name="ce111">
            <text:p><text:s/>8</text:p>
          </table:table-cell>
          <table:table-cell office:value-type="float" office:value="7.1858438875415431E-2" table:style-name="ce237">
            <text:p>0,1<text:s text:c="5"/></text:p>
          </table:table-cell>
          <table:table-cell office:value-type="float" office:value="0" table:style-name="ce146">
            <text:p><text:s/>0</text:p>
          </table:table-cell>
          <table:table-cell office:value-type="float" office:value="0" table:style-name="ce240">
            <text:p>0,0<text:s text:c="5"/></text:p>
          </table:table-cell>
          <table:table-cell office:value-type="float" office:value="3" table:style-name="ce113">
            <text:p><text:s/>3</text:p>
          </table:table-cell>
          <table:table-cell office:value-type="float" office:value="3.6733194563487205E-2" table:style-name="ce243">
            <text:p>0,0<text:s text:c="5"/></text:p>
          </table:table-cell>
          <table:table-cell office:value-type="float" office:value="8" table:style-name="ce115">
            <text:p>+ 8</text:p>
          </table:table-cell>
          <table:table-cell office:value-type="string" table:style-name="ce366">
            <text:p>-</text:p>
          </table:table-cell>
          <table:table-cell office:value-type="float" office:value="5" table:style-name="ce115">
            <text:p>+ 5</text:p>
          </table:table-cell>
          <table:table-cell office:value-type="float" office:value="166.66666666666669" table:style-name="ce116">
            <text:p>+166,7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4">
          <table:table-cell/>
          <table:table-cell office:value-type="string" table:style-name="ce338">
            <text:p><text:s text:c="5"/>Outros</text:p>
          </table:table-cell>
          <table:table-cell office:value-type="float" office:value="0" table:style-name="ce111">
            <text:p><text:s/>0</text:p>
          </table:table-cell>
          <table:table-cell office:value-type="float" office:value="0" table:style-name="ce237">
            <text:p>0,0<text:s text:c="5"/></text:p>
          </table:table-cell>
          <table:table-cell office:value-type="float" office:value="0" table:style-name="ce146">
            <text:p><text:s/>0</text:p>
          </table:table-cell>
          <table:table-cell office:value-type="float" office:value="0" table:style-name="ce240">
            <text:p>0,0<text:s text:c="5"/></text:p>
          </table:table-cell>
          <table:table-cell office:value-type="float" office:value="0" table:style-name="ce113">
            <text:p><text:s/>0</text:p>
          </table:table-cell>
          <table:table-cell office:value-type="float" office:value="0" table:style-name="ce243">
            <text:p>0,0<text:s text:c="5"/></text:p>
          </table:table-cell>
          <table:table-cell office:value-type="float" office:value="0" table:style-name="ce115">
            <text:p>+ 0</text:p>
          </table:table-cell>
          <table:table-cell office:value-type="string" table:style-name="ce366">
            <text:p>-</text:p>
          </table:table-cell>
          <table:table-cell office:value-type="float" office:value="0" table:style-name="ce115">
            <text:p>+ 0</text:p>
          </table:table-cell>
          <table:table-cell office:value-type="string" table:style-name="ce366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3">
          <table:table-cell/>
          <table:table-cell table:style-name="ce174"/>
          <table:table-cell table:style-name="ce152"/>
          <table:table-cell table:style-name="ce245"/>
          <table:table-cell table:style-name="ce153"/>
          <table:table-cell table:style-name="ce247"/>
          <table:table-cell table:style-name="ce154"/>
          <table:table-cell table:style-name="ce249"/>
          <table:table-cell table:style-name="ce137"/>
          <table:table-cell table:style-name="ce138"/>
          <table:table-cell table:style-name="ce137"/>
          <table:table-cell table:style-name="ce138"/>
          <table:table-cell table:number-columns-repeated="16372" table:style-name="ce1"/>
        </table:table-row>
        <table:table-row table:style-name="ro13">
          <table:table-cell/>
          <table:table-cell office:value-type="string" table:style-name="ce278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58"/>
          <table:table-cell table:number-columns-repeated="3" table:style-name="ce82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43" table:default-cell-style-name="ce1"/>
        <table:table-column table:style-name="co3" table:default-cell-style-name="ce1"/>
        <table:table-column table:style-name="co31" table:default-cell-style-name="ce1"/>
        <table:table-column table:style-name="co1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7" table:default-cell-style-name="ce1"/>
        <table:table-column table:style-name="co20" table:default-cell-style-name="ce1"/>
        <table:table-column table:style-name="co44" table:default-cell-style-name="ce1"/>
        <table:table-column table:style-name="co20" table:number-columns-repeated="16370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8716in" svg:height="0.655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7339in" svg:y="0.29in" svg:width="1.82148in" svg:height="0.51705in">
                <draw:text-box>
                  <text:p text:style-name="a95" text:class-names="" text:cond-style-name=""><text:span text:style-name="a93" text:class-names="">NOVEMBRO 2021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26" draw:style-name="a84" draw:name="Text Box 122" svg:x="0in" svg:y="0in" svg:width="0.97917in" svg:height="0.31807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3"/>
          <table:table-cell table:number-columns-repeated="2" table:style-name="ce12"/>
          <table:table-cell table:number-columns-repeated="16370"/>
        </table:table-row>
        <table:table-row table:style-name="ro13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19">
          <table:table-cell table:style-name="ce26"/>
          <table:table-cell office:value-type="string" table:style-name="ce155">
            <text:p>Quadro 10 - OFERTAS DE EMPREGO <text:s/>RECEBIDAS, <text:s text:c="3"/>POR ATIVIDADE ECONÓMICA</text:p>
          </table:table-cell>
          <table:table-cell table:number-columns-repeated="8" table:style-name="ce155"/>
          <table:table-cell office:value-type="string" table:number-columns-spanned="2" table:number-rows-spanned="1" table:style-name="ce370">
            <text:p>CONTINENTE</text:p>
          </table:table-cell>
          <table:covered-table-cell/>
          <table:table-cell table:style-name="ce1"/>
          <table:table-cell table:style-name="ce12"/>
          <table:table-cell table:number-columns-repeated="16370"/>
        </table:table-row>
        <table:table-row table:style-name="ro19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style-name="ce12"/>
          <table:table-cell table:number-columns-repeated="16370"/>
        </table:table-row>
        <table:table-row table:style-name="ro4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style-name="ce12"/>
          <table:table-cell table:number-columns-repeated="16370"/>
        </table:table-row>
        <table:table-row table:style-name="ro13">
          <table:table-cell table:style-name="ce1"/>
          <table:table-cell table:style-name="ce31"/>
          <table:table-cell table:style-name="ce159"/>
          <table:table-cell table:style-name="ce160"/>
          <table:table-cell table:style-name="ce161"/>
          <table:table-cell table:style-name="ce162"/>
          <table:table-cell table:style-name="ce161"/>
          <table:table-cell table:style-name="ce162"/>
          <table:table-cell office:value-type="string" table:number-columns-spanned="4" table:number-rows-spanned="1" table:style-name="ce371">
            <text:p>Variação</text:p>
          </table:table-cell>
          <table:covered-table-cell table:number-columns-repeated="3"/>
          <table:table-cell table:number-columns-repeated="2" table:style-name="ce15"/>
          <table:table-cell table:number-columns-repeated="16370"/>
        </table:table-row>
        <table:table-row table:style-name="ro13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2">
            <text:p>Mês <text:s/>anterior</text:p>
          </table:table-cell>
          <table:covered-table-cell/>
          <table:table-cell office:value-type="string" table:number-columns-spanned="2" table:number-rows-spanned="1" table:style-name="ce373">
            <text:p>Mês <text:s/>homólogo<text:span text:style-name="T2">(1)<text:s/></text:span></text:p>
          </table:table-cell>
          <table:covered-table-cell/>
          <table:table-cell table:number-columns-repeated="2" table:style-name="ce15"/>
          <table:table-cell table:number-columns-repeated="16370"/>
        </table:table-row>
        <table:table-row table:style-name="ro13">
          <table:table-cell table:style-name="ce1"/>
          <table:table-cell table:style-name="ce33"/>
          <table:table-cell table:style-name="ce166"/>
          <table:table-cell table:style-name="ce167"/>
          <table:table-cell table:style-name="ce168"/>
          <table:table-cell table:style-name="ce169"/>
          <table:table-cell table:style-name="ce168"/>
          <table:table-cell table:style-name="ce169"/>
          <table:table-cell office:value-type="string" table:style-name="ce170">
            <text:p>Var. Abs.</text:p>
          </table:table-cell>
          <table:table-cell office:value-type="string" table:style-name="ce171">
            <text:p>Var. %</text:p>
          </table:table-cell>
          <table:table-cell office:value-type="string" table:style-name="ce170">
            <text:p>Var. Abs.</text:p>
          </table:table-cell>
          <table:table-cell office:value-type="string" table:style-name="ce172">
            <text:p>Var. %</text:p>
          </table:table-cell>
          <table:table-cell table:number-columns-repeated="2" table:style-name="ce16"/>
          <table:table-cell table:number-columns-repeated="16370"/>
        </table:table-row>
        <table:table-row table:style-name="ro32">
          <table:table-cell table:style-name="ce1"/>
          <table:table-cell table:style-name="ce28"/>
          <table:table-cell table:style-name="ce90"/>
          <table:table-cell table:style-name="ce91"/>
          <table:table-cell table:style-name="ce52"/>
          <table:table-cell table:style-name="ce94"/>
          <table:table-cell table:style-name="ce52"/>
          <table:table-cell table:style-name="ce94"/>
          <table:table-cell table:number-columns-repeated="4" table:style-name="ce66"/>
          <table:table-cell table:number-columns-repeated="2" table:style-name="ce16"/>
          <table:table-cell table:number-columns-repeated="16370"/>
        </table:table-row>
        <table:table-row table:style-name="ro38">
          <table:table-cell table:style-name="ce1"/>
          <table:table-cell office:value-type="string" table:style-name="ce175">
            <text:p><text:s text:c="2"/>Total</text:p>
          </table:table-cell>
          <table:table-cell office:value-type="float" office:value="11133" table:style-name="ce104">
            <text:p>11 133</text:p>
          </table:table-cell>
          <table:table-cell office:value-type="float" office:value="100" table:style-name="ce105">
            <text:p>100,0<text:s text:c="5"/></text:p>
          </table:table-cell>
          <table:table-cell office:value-type="float" office:value="12431" table:style-name="ce106">
            <text:p>12 431</text:p>
          </table:table-cell>
          <table:table-cell office:value-type="float" office:value="100" table:style-name="ce107">
            <text:p>100,0<text:s text:c="5"/></text:p>
          </table:table-cell>
          <table:table-cell office:value-type="float" office:value="8167" table:style-name="ce106">
            <text:p>8 167</text:p>
          </table:table-cell>
          <table:table-cell office:value-type="float" office:value="100.00000000000001" table:style-name="ce107">
            <text:p>100,0<text:s text:c="5"/></text:p>
          </table:table-cell>
          <table:table-cell office:value-type="float" office:value="-1298" table:style-name="ce108">
            <text:p><text:s/>-1 298</text:p>
          </table:table-cell>
          <table:table-cell office:value-type="float" office:value="-10.441637840881667" table:style-name="ce109">
            <text:p>-10,4<text:s text:c="3"/></text:p>
          </table:table-cell>
          <table:table-cell office:value-type="float" office:value="2966" table:style-name="ce108">
            <text:p>+2 966</text:p>
          </table:table-cell>
          <table:table-cell office:value-type="float" office:value="36.316885025101016" table:style-name="ce109">
            <text:p>+36,3<text:s text:c="3"/></text:p>
          </table:table-cell>
          <table:table-cell table:style-name="ce21"/>
          <table:table-cell table:number-columns-repeated="16371" table:style-name="ce1"/>
        </table:table-row>
        <table:table-row table:style-name="ro38">
          <table:table-cell table:style-name="ce1"/>
          <table:table-cell office:value-type="string" table:style-name="ce176">
            <text:p>Agricultura, produção animal, caça, floresta e pesca</text:p>
          </table:table-cell>
          <table:table-cell office:value-type="float" office:value="299" table:style-name="ce104">
            <text:p><text:s/>299</text:p>
          </table:table-cell>
          <table:table-cell office:value-type="float" office:value="2.6857091529686516" table:style-name="ce105">
            <text:p>2,7<text:s text:c="5"/></text:p>
          </table:table-cell>
          <table:table-cell office:value-type="float" office:value="286" table:style-name="ce106">
            <text:p><text:s/>286</text:p>
          </table:table-cell>
          <table:table-cell office:value-type="float" office:value="2.300699863245113" table:style-name="ce107">
            <text:p>2,3<text:s text:c="5"/></text:p>
          </table:table-cell>
          <table:table-cell office:value-type="float" office:value="289" table:style-name="ce106">
            <text:p><text:s/>289</text:p>
          </table:table-cell>
          <table:table-cell office:value-type="float" office:value="3.5386310762826008" table:style-name="ce107">
            <text:p>3,5<text:s text:c="5"/></text:p>
          </table:table-cell>
          <table:table-cell office:value-type="float" office:value="13" table:style-name="ce108">
            <text:p>+ 13</text:p>
          </table:table-cell>
          <table:table-cell office:value-type="float" office:value="4.5454545454545459" table:style-name="ce109">
            <text:p>+4,5<text:s text:c="3"/></text:p>
          </table:table-cell>
          <table:table-cell office:value-type="float" office:value="10" table:style-name="ce108">
            <text:p>+ 10</text:p>
          </table:table-cell>
          <table:table-cell office:value-type="float" office:value="3.4602076124567476" table:style-name="ce109">
            <text:p>+3,5<text:s text:c="3"/></text:p>
          </table:table-cell>
          <table:table-cell table:style-name="ce19"/>
          <table:table-cell table:style-name="ce73"/>
          <table:table-cell table:number-columns-repeated="16370"/>
        </table:table-row>
        <table:table-row table:style-name="ro33">
          <table:table-cell table:style-name="ce1"/>
          <table:table-cell office:value-type="string" table:style-name="ce177">
            <text:p>Indústria, energia e água e construção</text:p>
          </table:table-cell>
          <table:table-cell office:value-type="float" office:value="3309" table:style-name="ce122">
            <text:p>3 309</text:p>
          </table:table-cell>
          <table:table-cell office:value-type="float" office:value="29.722446779843708" table:style-name="ce123">
            <text:p>29,7<text:s text:c="5"/></text:p>
          </table:table-cell>
          <table:table-cell office:value-type="float" office:value="3333" table:style-name="ce106">
            <text:p>3 333</text:p>
          </table:table-cell>
          <table:table-cell office:value-type="float" office:value="26.81200225243343" table:style-name="ce107">
            <text:p>26,8<text:s text:c="5"/></text:p>
          </table:table-cell>
          <table:table-cell office:value-type="float" office:value="2290" table:style-name="ce106">
            <text:p>2 290</text:p>
          </table:table-cell>
          <table:table-cell office:value-type="float" office:value="28.039671850128567" table:style-name="ce107">
            <text:p>28,0<text:s text:c="5"/></text:p>
          </table:table-cell>
          <table:table-cell office:value-type="float" office:value="-24" table:style-name="ce108">
            <text:p><text:s/>- 24</text:p>
          </table:table-cell>
          <table:table-cell office:value-type="float" office:value="-0.72007200720072007" table:style-name="ce109">
            <text:p>-0,7<text:s text:c="3"/></text:p>
          </table:table-cell>
          <table:table-cell office:value-type="float" office:value="1019" table:style-name="ce108">
            <text:p>+1 019</text:p>
          </table:table-cell>
          <table:table-cell office:value-type="float" office:value="44.497816593886462" table:style-name="ce109">
            <text:p>+44,5<text:s text:c="3"/></text:p>
          </table:table-cell>
          <table:table-cell table:style-name="ce19"/>
          <table:table-cell table:style-name="ce73"/>
          <table:table-cell table:number-columns-repeated="16370"/>
        </table:table-row>
        <table:table-row table:style-name="ro38">
          <table:table-cell table:style-name="ce1"/>
          <table:table-cell office:value-type="string" table:style-name="ce178">
            <text:p>Indústrias extrativas</text:p>
          </table:table-cell>
          <table:table-cell office:value-type="float" office:value="34" table:style-name="ce111">
            <text:p><text:s/>34</text:p>
          </table:table-cell>
          <table:table-cell office:value-type="float" office:value="0.30539836522051561" table:style-name="ce112">
            <text:p>0,3<text:s text:c="5"/></text:p>
          </table:table-cell>
          <table:table-cell office:value-type="float" office:value="16" table:style-name="ce113">
            <text:p><text:s/>16</text:p>
          </table:table-cell>
          <table:table-cell office:value-type="float" office:value="0.12871048185986647" table:style-name="ce114">
            <text:p>0,1<text:s text:c="5"/></text:p>
          </table:table-cell>
          <table:table-cell office:value-type="float" office:value="11" table:style-name="ce113">
            <text:p><text:s/>11</text:p>
          </table:table-cell>
          <table:table-cell office:value-type="float" office:value="0.13468838006611977" table:style-name="ce114">
            <text:p>0,1<text:s text:c="5"/></text:p>
          </table:table-cell>
          <table:table-cell office:value-type="float" office:value="18" table:style-name="ce115">
            <text:p>+ 18</text:p>
          </table:table-cell>
          <table:table-cell office:value-type="float" office:value="112.5" table:style-name="ce116">
            <text:p>+112,5<text:s text:c="3"/></text:p>
          </table:table-cell>
          <table:table-cell office:value-type="float" office:value="23" table:style-name="ce115">
            <text:p>+ 23</text:p>
          </table:table-cell>
          <table:table-cell office:value-type="float" office:value="209.09090909090909" table:style-name="ce116">
            <text:p>+209,1<text:s text:c="3"/></text:p>
          </table:table-cell>
          <table:table-cell table:style-name="ce20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79">
            <text:p>Indústrias alimentares das bebidas e do tabaco</text:p>
          </table:table-cell>
          <table:table-cell office:value-type="float" office:value="282" table:style-name="ce111">
            <text:p><text:s/>282</text:p>
          </table:table-cell>
          <table:table-cell office:value-type="float" office:value="2.5330099703583939" table:style-name="ce112">
            <text:p>2,5<text:s text:c="5"/></text:p>
          </table:table-cell>
          <table:table-cell office:value-type="float" office:value="396" table:style-name="ce113">
            <text:p><text:s/>396</text:p>
          </table:table-cell>
          <table:table-cell office:value-type="float" office:value="3.1855844260316948" table:style-name="ce114">
            <text:p>3,2<text:s text:c="5"/></text:p>
          </table:table-cell>
          <table:table-cell office:value-type="float" office:value="210" table:style-name="ce113">
            <text:p><text:s/>210</text:p>
          </table:table-cell>
          <table:table-cell office:value-type="float" office:value="2.5713236194441045" table:style-name="ce114">
            <text:p>2,6<text:s text:c="5"/></text:p>
          </table:table-cell>
          <table:table-cell office:value-type="float" office:value="-114" table:style-name="ce115">
            <text:p><text:s/>- 114</text:p>
          </table:table-cell>
          <table:table-cell office:value-type="float" office:value="-28.787878787878789" table:style-name="ce116">
            <text:p>-28,8<text:s text:c="3"/></text:p>
          </table:table-cell>
          <table:table-cell office:value-type="float" office:value="72" table:style-name="ce115">
            <text:p>+ 72</text:p>
          </table:table-cell>
          <table:table-cell office:value-type="float" office:value="34.285714285714285" table:style-name="ce116">
            <text:p>+34,3<text:s text:c="3"/></text:p>
          </table:table-cell>
          <table:table-cell table:style-name="ce19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79">
            <text:p>Fabricação de têxteis</text:p>
          </table:table-cell>
          <table:table-cell office:value-type="float" office:value="173" table:style-name="ce111">
            <text:p><text:s/>173</text:p>
          </table:table-cell>
          <table:table-cell office:value-type="float" office:value="1.5539387406808587" table:style-name="ce148">
            <text:p>1,6<text:s text:c="5"/></text:p>
          </table:table-cell>
          <table:table-cell office:value-type="float" office:value="221" table:style-name="ce149">
            <text:p><text:s/>221</text:p>
          </table:table-cell>
          <table:table-cell office:value-type="float" office:value="1.7778135306894056" table:style-name="ce150">
            <text:p>1,8<text:s text:c="5"/></text:p>
          </table:table-cell>
          <table:table-cell office:value-type="float" office:value="111" table:style-name="ce113">
            <text:p><text:s/>111</text:p>
          </table:table-cell>
          <table:table-cell office:value-type="float" office:value="1.3591281988490265" table:style-name="ce150">
            <text:p>1,4<text:s text:c="5"/></text:p>
          </table:table-cell>
          <table:table-cell office:value-type="float" office:value="-48" table:style-name="ce115">
            <text:p><text:s/>- 48</text:p>
          </table:table-cell>
          <table:table-cell office:value-type="float" office:value="-21.719457013574662" table:style-name="ce116">
            <text:p>-21,7<text:s text:c="3"/></text:p>
          </table:table-cell>
          <table:table-cell office:value-type="float" office:value="62" table:style-name="ce115">
            <text:p>+ 62</text:p>
          </table:table-cell>
          <table:table-cell office:value-type="float" office:value="55.85585585585585" table:style-name="ce116">
            <text:p>+55,9<text:s text:c="3"/></text:p>
          </table:table-cell>
          <table:table-cell table:style-name="ce20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0">
            <text:p>Indústria do vestuário</text:p>
          </table:table-cell>
          <table:table-cell office:value-type="float" office:value="332" table:style-name="ce111">
            <text:p><text:s/>332</text:p>
          </table:table-cell>
          <table:table-cell office:value-type="float" office:value="2.9821252133297405" table:style-name="ce128">
            <text:p>3,0<text:s text:c="5"/></text:p>
          </table:table-cell>
          <table:table-cell office:value-type="float" office:value="380" table:style-name="ce129">
            <text:p><text:s/>380</text:p>
          </table:table-cell>
          <table:table-cell office:value-type="float" office:value="3.0568739441718282" table:style-name="ce130">
            <text:p>3,1<text:s text:c="5"/></text:p>
          </table:table-cell>
          <table:table-cell office:value-type="float" office:value="210" table:style-name="ce113">
            <text:p><text:s/>210</text:p>
          </table:table-cell>
          <table:table-cell office:value-type="float" office:value="2.5713236194441045" table:style-name="ce130">
            <text:p>2,6<text:s text:c="5"/></text:p>
          </table:table-cell>
          <table:table-cell office:value-type="float" office:value="-48" table:style-name="ce115">
            <text:p><text:s/>- 48</text:p>
          </table:table-cell>
          <table:table-cell office:value-type="float" office:value="-12.631578947368421" table:style-name="ce116">
            <text:p>-12,6<text:s text:c="3"/></text:p>
          </table:table-cell>
          <table:table-cell office:value-type="float" office:value="122" table:style-name="ce115">
            <text:p>+ 122</text:p>
          </table:table-cell>
          <table:table-cell office:value-type="float" office:value="58.095238095238102" table:style-name="ce116">
            <text:p>+58,1<text:s text:c="3"/></text:p>
          </table:table-cell>
          <table:table-cell table:style-name="ce19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Indústria do couro e dos produtos do couro</text:p>
          </table:table-cell>
          <table:table-cell office:value-type="float" office:value="203" table:style-name="ce111">
            <text:p><text:s/>203</text:p>
          </table:table-cell>
          <table:table-cell office:value-type="float" office:value="1.8234078864636665" table:style-name="ce128">
            <text:p>1,8<text:s text:c="5"/></text:p>
          </table:table-cell>
          <table:table-cell office:value-type="float" office:value="241" table:style-name="ce129">
            <text:p><text:s/>241</text:p>
          </table:table-cell>
          <table:table-cell office:value-type="float" office:value="1.9387016330142386" table:style-name="ce130">
            <text:p>1,9<text:s text:c="5"/></text:p>
          </table:table-cell>
          <table:table-cell office:value-type="float" office:value="121" table:style-name="ce113">
            <text:p><text:s/>121</text:p>
          </table:table-cell>
          <table:table-cell office:value-type="float" office:value="1.4815721807273172" table:style-name="ce130">
            <text:p>1,5<text:s text:c="5"/></text:p>
          </table:table-cell>
          <table:table-cell office:value-type="float" office:value="-38" table:style-name="ce115">
            <text:p><text:s/>- 38</text:p>
          </table:table-cell>
          <table:table-cell office:value-type="float" office:value="-15.767634854771783" table:style-name="ce116">
            <text:p>-15,8<text:s text:c="3"/></text:p>
          </table:table-cell>
          <table:table-cell office:value-type="float" office:value="82" table:style-name="ce115">
            <text:p>+ 82</text:p>
          </table:table-cell>
          <table:table-cell office:value-type="float" office:value="67.768595041322314" table:style-name="ce116">
            <text:p>+67,8<text:s text:c="3"/></text:p>
          </table:table-cell>
          <table:table-cell table:style-name="ce19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Indústria da madeira e da cortiça</text:p>
          </table:table-cell>
          <table:table-cell office:value-type="float" office:value="113" table:style-name="ce111">
            <text:p><text:s/>113</text:p>
          </table:table-cell>
          <table:table-cell office:value-type="float" office:value="1.0150004491152431" table:style-name="ce128">
            <text:p>1,0<text:s text:c="5"/></text:p>
          </table:table-cell>
          <table:table-cell office:value-type="float" office:value="55" table:style-name="ce129">
            <text:p><text:s/>55</text:p>
          </table:table-cell>
          <table:table-cell office:value-type="float" office:value="0.44244228139329095" table:style-name="ce130">
            <text:p>0,4<text:s text:c="5"/></text:p>
          </table:table-cell>
          <table:table-cell office:value-type="float" office:value="60" table:style-name="ce113">
            <text:p><text:s/>60</text:p>
          </table:table-cell>
          <table:table-cell office:value-type="float" office:value="0.73466389126974407" table:style-name="ce130">
            <text:p>0,7<text:s text:c="5"/></text:p>
          </table:table-cell>
          <table:table-cell office:value-type="float" office:value="58" table:style-name="ce115">
            <text:p>+ 58</text:p>
          </table:table-cell>
          <table:table-cell office:value-type="float" office:value="105.45454545454544" table:style-name="ce116">
            <text:p>+105,5<text:s text:c="3"/></text:p>
          </table:table-cell>
          <table:table-cell office:value-type="float" office:value="53" table:style-name="ce115">
            <text:p>+ 53</text:p>
          </table:table-cell>
          <table:table-cell office:value-type="float" office:value="88.333333333333329" table:style-name="ce116">
            <text:p>+88,3<text:s text:c="3"/></text:p>
          </table:table-cell>
          <table:table-cell table:style-name="ce19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Indústrias do papel, impressão e reprodução</text:p>
          </table:table-cell>
          <table:table-cell office:value-type="float" office:value="36" table:style-name="ce111">
            <text:p><text:s/>36</text:p>
          </table:table-cell>
          <table:table-cell office:value-type="float" office:value="0.32336297493936944" table:style-name="ce128">
            <text:p>0,3<text:s text:c="5"/></text:p>
          </table:table-cell>
          <table:table-cell office:value-type="float" office:value="60" table:style-name="ce129">
            <text:p><text:s/>60</text:p>
          </table:table-cell>
          <table:table-cell office:value-type="float" office:value="0.48266430697449919" table:style-name="ce130">
            <text:p>0,5<text:s text:c="5"/></text:p>
          </table:table-cell>
          <table:table-cell office:value-type="float" office:value="31" table:style-name="ce113">
            <text:p><text:s/>31</text:p>
          </table:table-cell>
          <table:table-cell office:value-type="float" office:value="0.37957634382270111" table:style-name="ce130">
            <text:p>0,4<text:s text:c="5"/></text:p>
          </table:table-cell>
          <table:table-cell office:value-type="float" office:value="-24" table:style-name="ce115">
            <text:p><text:s/>- 24</text:p>
          </table:table-cell>
          <table:table-cell office:value-type="float" office:value="-40" table:style-name="ce116">
            <text:p>-40,0<text:s text:c="3"/></text:p>
          </table:table-cell>
          <table:table-cell office:value-type="float" office:value="5" table:style-name="ce115">
            <text:p>+ 5</text:p>
          </table:table-cell>
          <table:table-cell office:value-type="float" office:value="16.129032258064516" table:style-name="ce116">
            <text:p>+16,1<text:s text:c="3"/></text:p>
          </table:table-cell>
          <table:table-cell table:style-name="ce19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Fab. produtos petrolíferos, químicos, farmacêuticos, borracha e plástico</text:p>
          </table:table-cell>
          <table:table-cell office:value-type="float" office:value="80" table:style-name="ce111">
            <text:p><text:s/>80</text:p>
          </table:table-cell>
          <table:table-cell office:value-type="float" office:value="0.71858438875415431" table:style-name="ce128">
            <text:p>0,7<text:s text:c="5"/></text:p>
          </table:table-cell>
          <table:table-cell office:value-type="float" office:value="73" table:style-name="ce129">
            <text:p><text:s/>73</text:p>
          </table:table-cell>
          <table:table-cell office:value-type="float" office:value="0.58724157348564077" table:style-name="ce130">
            <text:p>0,6<text:s text:c="5"/></text:p>
          </table:table-cell>
          <table:table-cell office:value-type="float" office:value="64" table:style-name="ce113">
            <text:p><text:s/>64</text:p>
          </table:table-cell>
          <table:table-cell office:value-type="float" office:value="0.78364148402106037" table:style-name="ce130">
            <text:p>0,8<text:s text:c="5"/></text:p>
          </table:table-cell>
          <table:table-cell office:value-type="float" office:value="7" table:style-name="ce115">
            <text:p>+ 7</text:p>
          </table:table-cell>
          <table:table-cell office:value-type="float" office:value="9.5890410958904102" table:style-name="ce116">
            <text:p>+9,6<text:s text:c="3"/></text:p>
          </table:table-cell>
          <table:table-cell office:value-type="float" office:value="16" table:style-name="ce115">
            <text:p>+ 16</text:p>
          </table:table-cell>
          <table:table-cell office:value-type="float" office:value="25" table:style-name="ce116">
            <text:p>+25,0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Fabricação de outros produtos minerais não metálicos</text:p>
          </table:table-cell>
          <table:table-cell office:value-type="float" office:value="92" table:style-name="ce111">
            <text:p><text:s/>92</text:p>
          </table:table-cell>
          <table:table-cell office:value-type="float" office:value="0.82637204706727752" table:style-name="ce128">
            <text:p>0,8<text:s text:c="5"/></text:p>
          </table:table-cell>
          <table:table-cell office:value-type="float" office:value="76" table:style-name="ce129">
            <text:p><text:s/>76</text:p>
          </table:table-cell>
          <table:table-cell office:value-type="float" office:value="0.61137478883436569" table:style-name="ce130">
            <text:p>0,6<text:s text:c="5"/></text:p>
          </table:table-cell>
          <table:table-cell office:value-type="float" office:value="83" table:style-name="ce113">
            <text:p><text:s/>83</text:p>
          </table:table-cell>
          <table:table-cell office:value-type="float" office:value="1.0162850495898128" table:style-name="ce130">
            <text:p>1,0<text:s text:c="5"/></text:p>
          </table:table-cell>
          <table:table-cell office:value-type="float" office:value="16" table:style-name="ce115">
            <text:p>+ 16</text:p>
          </table:table-cell>
          <table:table-cell office:value-type="float" office:value="21.052631578947366" table:style-name="ce116">
            <text:p>+21,1<text:s text:c="3"/></text:p>
          </table:table-cell>
          <table:table-cell office:value-type="float" office:value="9" table:style-name="ce115">
            <text:p>+ 9</text:p>
          </table:table-cell>
          <table:table-cell office:value-type="float" office:value="10.843373493975903" table:style-name="ce116">
            <text:p>+10,8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Indústria metalúrgica de base e fab. produtos metálicos</text:p>
          </table:table-cell>
          <table:table-cell office:value-type="float" office:value="205" table:style-name="ce111">
            <text:p><text:s/>205</text:p>
          </table:table-cell>
          <table:table-cell office:value-type="float" office:value="1.8413724961825206" table:style-name="ce128">
            <text:p>1,8<text:s text:c="5"/></text:p>
          </table:table-cell>
          <table:table-cell office:value-type="float" office:value="245" table:style-name="ce129">
            <text:p><text:s/>245</text:p>
          </table:table-cell>
          <table:table-cell office:value-type="float" office:value="1.9708792534792055" table:style-name="ce130">
            <text:p>2,0<text:s text:c="5"/></text:p>
          </table:table-cell>
          <table:table-cell office:value-type="float" office:value="212" table:style-name="ce113">
            <text:p><text:s/>212</text:p>
          </table:table-cell>
          <table:table-cell office:value-type="float" office:value="2.5958124158197626" table:style-name="ce130">
            <text:p>2,6<text:s text:c="5"/></text:p>
          </table:table-cell>
          <table:table-cell office:value-type="float" office:value="-40" table:style-name="ce115">
            <text:p><text:s/>- 40</text:p>
          </table:table-cell>
          <table:table-cell office:value-type="float" office:value="-16.326530612244898" table:style-name="ce116">
            <text:p>-16,3<text:s text:c="3"/></text:p>
          </table:table-cell>
          <table:table-cell office:value-type="float" office:value="-7" table:style-name="ce115">
            <text:p><text:s/>- 7</text:p>
          </table:table-cell>
          <table:table-cell office:value-type="float" office:value="-3.3018867924528301" table:style-name="ce116">
            <text:p>-3,3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Fab. equipamento informático, elétrico, máquinas e equipamentos n.e.</text:p>
          </table:table-cell>
          <table:table-cell office:value-type="float" office:value="135" table:style-name="ce111">
            <text:p><text:s/>135</text:p>
          </table:table-cell>
          <table:table-cell office:value-type="float" office:value="1.2126111560226354" table:style-name="ce128">
            <text:p>1,2<text:s text:c="5"/></text:p>
          </table:table-cell>
          <table:table-cell office:value-type="float" office:value="134" table:style-name="ce129">
            <text:p><text:s/>134</text:p>
          </table:table-cell>
          <table:table-cell office:value-type="float" office:value="1.0779502855763816" table:style-name="ce130">
            <text:p>1,1<text:s text:c="5"/></text:p>
          </table:table-cell>
          <table:table-cell office:value-type="float" office:value="61" table:style-name="ce113">
            <text:p><text:s/>61</text:p>
          </table:table-cell>
          <table:table-cell office:value-type="float" office:value="0.74690828945757315" table:style-name="ce130">
            <text:p>0,7<text:s text:c="5"/></text:p>
          </table:table-cell>
          <table:table-cell office:value-type="float" office:value="1" table:style-name="ce115">
            <text:p>+ 1</text:p>
          </table:table-cell>
          <table:table-cell office:value-type="float" office:value="0.74626865671641784" table:style-name="ce116">
            <text:p>+0,7<text:s text:c="3"/></text:p>
          </table:table-cell>
          <table:table-cell office:value-type="float" office:value="74" table:style-name="ce115">
            <text:p>+ 74</text:p>
          </table:table-cell>
          <table:table-cell office:value-type="float" office:value="121.31147540983606" table:style-name="ce116">
            <text:p>+121,3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Fab. veículos automóveis, componentes e outro equipa. de transporte</text:p>
          </table:table-cell>
          <table:table-cell office:value-type="float" office:value="75" table:style-name="ce111">
            <text:p><text:s/>75</text:p>
          </table:table-cell>
          <table:table-cell office:value-type="float" office:value="0.67367286445701968" table:style-name="ce128">
            <text:p>0,7<text:s text:c="5"/></text:p>
          </table:table-cell>
          <table:table-cell office:value-type="float" office:value="78" table:style-name="ce129">
            <text:p><text:s/>78</text:p>
          </table:table-cell>
          <table:table-cell office:value-type="float" office:value="0.62746359906684901" table:style-name="ce130">
            <text:p>0,6<text:s text:c="5"/></text:p>
          </table:table-cell>
          <table:table-cell office:value-type="float" office:value="28" table:style-name="ce113">
            <text:p><text:s/>28</text:p>
          </table:table-cell>
          <table:table-cell office:value-type="float" office:value="0.34284314925921389" table:style-name="ce130">
            <text:p>0,3<text:s text:c="5"/></text:p>
          </table:table-cell>
          <table:table-cell office:value-type="float" office:value="-3" table:style-name="ce115">
            <text:p><text:s/>- 3</text:p>
          </table:table-cell>
          <table:table-cell office:value-type="float" office:value="-3.8461538461538463" table:style-name="ce116">
            <text:p>-3,8<text:s text:c="3"/></text:p>
          </table:table-cell>
          <table:table-cell office:value-type="float" office:value="47" table:style-name="ce115">
            <text:p>+ 47</text:p>
          </table:table-cell>
          <table:table-cell office:value-type="float" office:value="167.85714285714286" table:style-name="ce116">
            <text:p>+167,9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Fab. mobiliário, repar. instal. máq. e equipa. e outras ind. transformadoras</text:p>
          </table:table-cell>
          <table:table-cell office:value-type="float" office:value="291" table:style-name="ce111">
            <text:p><text:s/>291</text:p>
          </table:table-cell>
          <table:table-cell office:value-type="float" office:value="2.6138507140932363" table:style-name="ce128">
            <text:p>2,6<text:s text:c="5"/></text:p>
          </table:table-cell>
          <table:table-cell office:value-type="float" office:value="279" table:style-name="ce129">
            <text:p><text:s/>279</text:p>
          </table:table-cell>
          <table:table-cell office:value-type="float" office:value="2.2443890274314215" table:style-name="ce130">
            <text:p>2,2<text:s text:c="5"/></text:p>
          </table:table-cell>
          <table:table-cell office:value-type="float" office:value="198" table:style-name="ce113">
            <text:p><text:s/>198</text:p>
          </table:table-cell>
          <table:table-cell office:value-type="float" office:value="2.4243908411901556" table:style-name="ce130">
            <text:p>2,4<text:s text:c="5"/></text:p>
          </table:table-cell>
          <table:table-cell office:value-type="float" office:value="12" table:style-name="ce115">
            <text:p>+ 12</text:p>
          </table:table-cell>
          <table:table-cell office:value-type="float" office:value="4.3010752688172049" table:style-name="ce116">
            <text:p>+4,3<text:s text:c="3"/></text:p>
          </table:table-cell>
          <table:table-cell office:value-type="float" office:value="93" table:style-name="ce115">
            <text:p>+ 93</text:p>
          </table:table-cell>
          <table:table-cell office:value-type="float" office:value="46.969696969696969" table:style-name="ce116">
            <text:p>+47,0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Eletricidade, gás e água, saneamento, resíduos e despoluição</text:p>
          </table:table-cell>
          <table:table-cell office:value-type="float" office:value="106" table:style-name="ce111">
            <text:p><text:s/>106</text:p>
          </table:table-cell>
          <table:table-cell office:value-type="float" office:value="0.95212431509925455" table:style-name="ce128">
            <text:p>1,0<text:s text:c="5"/></text:p>
          </table:table-cell>
          <table:table-cell office:value-type="float" office:value="67" table:style-name="ce129">
            <text:p><text:s/>67</text:p>
          </table:table-cell>
          <table:table-cell office:value-type="float" office:value="0.53897514278819081" table:style-name="ce130">
            <text:p>0,5<text:s text:c="5"/></text:p>
          </table:table-cell>
          <table:table-cell office:value-type="float" office:value="70" table:style-name="ce113">
            <text:p><text:s/>70</text:p>
          </table:table-cell>
          <table:table-cell office:value-type="float" office:value="0.85710787314803483" table:style-name="ce130">
            <text:p>0,9<text:s text:c="5"/></text:p>
          </table:table-cell>
          <table:table-cell office:value-type="float" office:value="39" table:style-name="ce115">
            <text:p>+ 39</text:p>
          </table:table-cell>
          <table:table-cell office:value-type="float" office:value="58.208955223880601" table:style-name="ce116">
            <text:p>+58,2<text:s text:c="3"/></text:p>
          </table:table-cell>
          <table:table-cell office:value-type="float" office:value="36" table:style-name="ce115">
            <text:p>+ 36</text:p>
          </table:table-cell>
          <table:table-cell office:value-type="float" office:value="51.428571428571423" table:style-name="ce116">
            <text:p>+51,4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Construção</text:p>
          </table:table-cell>
          <table:table-cell office:value-type="float" office:value="1152" table:style-name="ce111">
            <text:p>1 152</text:p>
          </table:table-cell>
          <table:table-cell office:value-type="float" office:value="10.347615198059822" table:style-name="ce128">
            <text:p>10,3<text:s text:c="5"/></text:p>
          </table:table-cell>
          <table:table-cell office:value-type="float" office:value="1012" table:style-name="ce129">
            <text:p>1 012</text:p>
          </table:table-cell>
          <table:table-cell office:value-type="float" office:value="8.140937977636554" table:style-name="ce130">
            <text:p>8,1<text:s text:c="5"/></text:p>
          </table:table-cell>
          <table:table-cell office:value-type="float" office:value="820" table:style-name="ce113">
            <text:p><text:s/>820</text:p>
          </table:table-cell>
          <table:table-cell office:value-type="float" office:value="10.040406514019836" table:style-name="ce130">
            <text:p>10,0<text:s text:c="5"/></text:p>
          </table:table-cell>
          <table:table-cell office:value-type="float" office:value="140" table:style-name="ce115">
            <text:p>+ 140</text:p>
          </table:table-cell>
          <table:table-cell office:value-type="float" office:value="13.83399209486166" table:style-name="ce116">
            <text:p>+13,8<text:s text:c="3"/></text:p>
          </table:table-cell>
          <table:table-cell office:value-type="float" office:value="332" table:style-name="ce115">
            <text:p>+ 332</text:p>
          </table:table-cell>
          <table:table-cell office:value-type="float" office:value="40.487804878048784" table:style-name="ce116">
            <text:p>+40,5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3">
          <table:table-cell/>
          <table:table-cell office:value-type="string" table:style-name="ce177">
            <text:p>Serviços</text:p>
          </table:table-cell>
          <table:table-cell office:value-type="float" office:value="7525" table:style-name="ce122">
            <text:p>7 525</text:p>
          </table:table-cell>
          <table:table-cell office:value-type="float" office:value="67.591844067187651" table:style-name="ce123">
            <text:p>67,6<text:s text:c="5"/></text:p>
          </table:table-cell>
          <table:table-cell office:value-type="float" office:value="8812" table:style-name="ce124">
            <text:p>8 812</text:p>
          </table:table-cell>
          <table:table-cell office:value-type="float" office:value="70.887297884321455" table:style-name="ce125">
            <text:p>70,9<text:s text:c="5"/></text:p>
          </table:table-cell>
          <table:table-cell office:value-type="float" office:value="5588" table:style-name="ce124">
            <text:p>5 588</text:p>
          </table:table-cell>
          <table:table-cell office:value-type="float" office:value="68.421697073588845" table:style-name="ce125">
            <text:p>68,4<text:s text:c="5"/></text:p>
          </table:table-cell>
          <table:table-cell office:value-type="float" office:value="-1287" table:style-name="ce108">
            <text:p><text:s/>-1 287</text:p>
          </table:table-cell>
          <table:table-cell office:value-type="float" office:value="-14.605083976395825" table:style-name="ce109">
            <text:p>-14,6<text:s text:c="3"/></text:p>
          </table:table-cell>
          <table:table-cell office:value-type="float" office:value="1937" table:style-name="ce108">
            <text:p>+1 937</text:p>
          </table:table-cell>
          <table:table-cell office:value-type="float" office:value="34.663564781675014" table:style-name="ce109">
            <text:p>+34,7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78">
            <text:p>Comércio, manut. repar. de veículos automóveis e motociclos</text:p>
          </table:table-cell>
          <table:table-cell office:value-type="float" office:value="241" table:style-name="ce111">
            <text:p><text:s/>241</text:p>
          </table:table-cell>
          <table:table-cell office:value-type="float" office:value="2.1647354711218902" table:style-name="ce128">
            <text:p>2,2<text:s text:c="5"/></text:p>
          </table:table-cell>
          <table:table-cell office:value-type="float" office:value="289" table:style-name="ce129">
            <text:p><text:s/>289</text:p>
          </table:table-cell>
          <table:table-cell office:value-type="float" office:value="2.324833078593838" table:style-name="ce130">
            <text:p>2,3<text:s text:c="5"/></text:p>
          </table:table-cell>
          <table:table-cell office:value-type="float" office:value="139" table:style-name="ce129">
            <text:p><text:s/>139</text:p>
          </table:table-cell>
          <table:table-cell office:value-type="float" office:value="1.7019713481082406" table:style-name="ce130">
            <text:p>1,7<text:s text:c="5"/></text:p>
          </table:table-cell>
          <table:table-cell office:value-type="float" office:value="-48" table:style-name="ce115">
            <text:p><text:s/>- 48</text:p>
          </table:table-cell>
          <table:table-cell office:value-type="float" office:value="-16.608996539792386" table:style-name="ce116">
            <text:p>-16,6<text:s text:c="3"/></text:p>
          </table:table-cell>
          <table:table-cell office:value-type="float" office:value="102" table:style-name="ce115">
            <text:p>+ 102</text:p>
          </table:table-cell>
          <table:table-cell office:value-type="float" office:value="73.381294964028783" table:style-name="ce116">
            <text:p>+73,4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78">
            <text:p>Comércio por grosso e a retalho</text:p>
          </table:table-cell>
          <table:table-cell office:value-type="float" office:value="1498" table:style-name="ce111">
            <text:p>1 498</text:p>
          </table:table-cell>
          <table:table-cell office:value-type="float" office:value="13.455492679421541" table:style-name="ce128">
            <text:p>13,5<text:s text:c="5"/></text:p>
          </table:table-cell>
          <table:table-cell office:value-type="float" office:value="1784" table:style-name="ce129">
            <text:p>1 784</text:p>
          </table:table-cell>
          <table:table-cell office:value-type="float" office:value="14.351218727375112" table:style-name="ce130">
            <text:p>14,4<text:s text:c="5"/></text:p>
          </table:table-cell>
          <table:table-cell office:value-type="float" office:value="1185" table:style-name="ce129">
            <text:p>1 185</text:p>
          </table:table-cell>
          <table:table-cell office:value-type="float" office:value="14.509611852577445" table:style-name="ce130">
            <text:p>14,5<text:s text:c="5"/></text:p>
          </table:table-cell>
          <table:table-cell office:value-type="float" office:value="-286" table:style-name="ce115">
            <text:p><text:s/>- 286</text:p>
          </table:table-cell>
          <table:table-cell office:value-type="float" office:value="-16.031390134529147" table:style-name="ce116">
            <text:p>-16,0<text:s text:c="3"/></text:p>
          </table:table-cell>
          <table:table-cell office:value-type="float" office:value="313" table:style-name="ce115">
            <text:p>+ 313</text:p>
          </table:table-cell>
          <table:table-cell office:value-type="float" office:value="26.413502109704641" table:style-name="ce116">
            <text:p>+26,4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Transportes e armazenagem</text:p>
          </table:table-cell>
          <table:table-cell office:value-type="float" office:value="185" table:style-name="ce111">
            <text:p><text:s/>185</text:p>
          </table:table-cell>
          <table:table-cell office:value-type="float" office:value="1.6617263989939817" table:style-name="ce148">
            <text:p>1,7<text:s text:c="5"/></text:p>
          </table:table-cell>
          <table:table-cell office:value-type="float" office:value="199" table:style-name="ce129">
            <text:p><text:s/>199</text:p>
          </table:table-cell>
          <table:table-cell office:value-type="float" office:value="1.6008366181320892" table:style-name="ce150">
            <text:p>1,6<text:s text:c="5"/></text:p>
          </table:table-cell>
          <table:table-cell office:value-type="float" office:value="100" table:style-name="ce129">
            <text:p><text:s/>100</text:p>
          </table:table-cell>
          <table:table-cell office:value-type="float" office:value="1.2244398187829069" table:style-name="ce150">
            <text:p>1,2<text:s text:c="5"/></text:p>
          </table:table-cell>
          <table:table-cell office:value-type="float" office:value="-14" table:style-name="ce115">
            <text:p><text:s/>- 14</text:p>
          </table:table-cell>
          <table:table-cell office:value-type="float" office:value="-7.0351758793969852" table:style-name="ce116">
            <text:p>-7,0<text:s text:c="3"/></text:p>
          </table:table-cell>
          <table:table-cell office:value-type="float" office:value="85" table:style-name="ce115">
            <text:p>+ 85</text:p>
          </table:table-cell>
          <table:table-cell office:value-type="float" office:value="85" table:style-name="ce116">
            <text:p>+85,0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Alojamento, restauração e similares</text:p>
          </table:table-cell>
          <table:table-cell office:value-type="float" office:value="1377" table:style-name="ce111">
            <text:p>1 377</text:p>
          </table:table-cell>
          <table:table-cell office:value-type="float" office:value="12.368633791430881" table:style-name="ce128">
            <text:p>12,4<text:s text:c="5"/></text:p>
          </table:table-cell>
          <table:table-cell office:value-type="float" office:value="1633" table:style-name="ce129">
            <text:p>1 633</text:p>
          </table:table-cell>
          <table:table-cell office:value-type="float" office:value="13.136513554822621" table:style-name="ce130">
            <text:p>13,1<text:s text:c="5"/></text:p>
          </table:table-cell>
          <table:table-cell office:value-type="float" office:value="409" table:style-name="ce129">
            <text:p><text:s/>409</text:p>
          </table:table-cell>
          <table:table-cell office:value-type="float" office:value="5.0079588588220894" table:style-name="ce130">
            <text:p>5,0<text:s text:c="5"/></text:p>
          </table:table-cell>
          <table:table-cell office:value-type="float" office:value="-256" table:style-name="ce115">
            <text:p><text:s/>- 256</text:p>
          </table:table-cell>
          <table:table-cell office:value-type="float" office:value="-15.676668707899571" table:style-name="ce116">
            <text:p>-15,7<text:s text:c="3"/></text:p>
          </table:table-cell>
          <table:table-cell office:value-type="float" office:value="968" table:style-name="ce115">
            <text:p>+ 968</text:p>
          </table:table-cell>
          <table:table-cell office:value-type="float" office:value="236.67481662591686" table:style-name="ce116">
            <text:p>+236,7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Atividades de informação e de comunicação</text:p>
          </table:table-cell>
          <table:table-cell office:value-type="float" office:value="212" table:style-name="ce111">
            <text:p><text:s/>212</text:p>
          </table:table-cell>
          <table:table-cell office:value-type="float" office:value="1.9042486301985091" table:style-name="ce128">
            <text:p>1,9<text:s text:c="5"/></text:p>
          </table:table-cell>
          <table:table-cell office:value-type="float" office:value="316" table:style-name="ce129">
            <text:p><text:s/>316</text:p>
          </table:table-cell>
          <table:table-cell office:value-type="float" office:value="2.5420320167323629" table:style-name="ce130">
            <text:p>2,5<text:s text:c="5"/></text:p>
          </table:table-cell>
          <table:table-cell office:value-type="float" office:value="179" table:style-name="ce129">
            <text:p><text:s/>179</text:p>
          </table:table-cell>
          <table:table-cell office:value-type="float" office:value="2.1917472756214034" table:style-name="ce130">
            <text:p>2,2<text:s text:c="5"/></text:p>
          </table:table-cell>
          <table:table-cell office:value-type="float" office:value="-104" table:style-name="ce115">
            <text:p><text:s/>- 104</text:p>
          </table:table-cell>
          <table:table-cell office:value-type="float" office:value="-32.911392405063289" table:style-name="ce116">
            <text:p>-32,9<text:s text:c="3"/></text:p>
          </table:table-cell>
          <table:table-cell office:value-type="float" office:value="33" table:style-name="ce115">
            <text:p>+ 33</text:p>
          </table:table-cell>
          <table:table-cell office:value-type="float" office:value="18.435754189944134" table:style-name="ce116">
            <text:p>+18,4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Atividades financeiras e de seguros</text:p>
          </table:table-cell>
          <table:table-cell office:value-type="float" office:value="40" table:style-name="ce111">
            <text:p><text:s/>40</text:p>
          </table:table-cell>
          <table:table-cell office:value-type="float" office:value="0.35929219437707716" table:style-name="ce128">
            <text:p>0,4<text:s text:c="5"/></text:p>
          </table:table-cell>
          <table:table-cell office:value-type="float" office:value="65" table:style-name="ce129">
            <text:p><text:s/>65</text:p>
          </table:table-cell>
          <table:table-cell office:value-type="float" office:value="0.5228863325557076" table:style-name="ce130">
            <text:p>0,5<text:s text:c="5"/></text:p>
          </table:table-cell>
          <table:table-cell office:value-type="float" office:value="28" table:style-name="ce129">
            <text:p><text:s/>28</text:p>
          </table:table-cell>
          <table:table-cell office:value-type="float" office:value="0.34284314925921389" table:style-name="ce130">
            <text:p>0,3<text:s text:c="5"/></text:p>
          </table:table-cell>
          <table:table-cell office:value-type="float" office:value="-25" table:style-name="ce115">
            <text:p><text:s/>- 25</text:p>
          </table:table-cell>
          <table:table-cell office:value-type="float" office:value="-38.461538461538467" table:style-name="ce116">
            <text:p>-38,5<text:s text:c="3"/></text:p>
          </table:table-cell>
          <table:table-cell office:value-type="float" office:value="12" table:style-name="ce115">
            <text:p>+ 12</text:p>
          </table:table-cell>
          <table:table-cell office:value-type="float" office:value="42.857142857142854" table:style-name="ce116">
            <text:p>+42,9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Atividades imobiliárias, administrativas e dos serviços de apoio</text:p>
          </table:table-cell>
          <table:table-cell office:value-type="float" office:value="1761" table:style-name="ce111">
            <text:p>1 761</text:p>
          </table:table-cell>
          <table:table-cell office:value-type="float" office:value="15.817838857450822" table:style-name="ce128">
            <text:p>15,8<text:s text:c="5"/></text:p>
          </table:table-cell>
          <table:table-cell office:value-type="float" office:value="1960" table:style-name="ce129">
            <text:p>1 960</text:p>
          </table:table-cell>
          <table:table-cell office:value-type="float" office:value="15.767034027833644" table:style-name="ce130">
            <text:p>15,8<text:s text:c="5"/></text:p>
          </table:table-cell>
          <table:table-cell office:value-type="float" office:value="1950" table:style-name="ce129">
            <text:p>1 950</text:p>
          </table:table-cell>
          <table:table-cell office:value-type="float" office:value="23.876576466266684" table:style-name="ce130">
            <text:p>23,9<text:s text:c="5"/></text:p>
          </table:table-cell>
          <table:table-cell office:value-type="float" office:value="-199" table:style-name="ce115">
            <text:p><text:s/>- 199</text:p>
          </table:table-cell>
          <table:table-cell office:value-type="float" office:value="-10.153061224489795" table:style-name="ce116">
            <text:p>-10,2<text:s text:c="3"/></text:p>
          </table:table-cell>
          <table:table-cell office:value-type="float" office:value="-189" table:style-name="ce115">
            <text:p><text:s/>- 189</text:p>
          </table:table-cell>
          <table:table-cell office:value-type="float" office:value="-9.6923076923076916" table:style-name="ce116">
            <text:p>-9,7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Atividades de consultoria, científicas, técnicas e similares</text:p>
          </table:table-cell>
          <table:table-cell office:value-type="float" office:value="661" table:style-name="ce111">
            <text:p><text:s/>661</text:p>
          </table:table-cell>
          <table:table-cell office:value-type="float" office:value="5.9373035120811997" table:style-name="ce128">
            <text:p>5,9<text:s text:c="5"/></text:p>
          </table:table-cell>
          <table:table-cell office:value-type="float" office:value="786" table:style-name="ce129">
            <text:p><text:s/>786</text:p>
          </table:table-cell>
          <table:table-cell office:value-type="float" office:value="6.3229024213659404" table:style-name="ce130">
            <text:p>6,3<text:s text:c="5"/></text:p>
          </table:table-cell>
          <table:table-cell office:value-type="float" office:value="512" table:style-name="ce129">
            <text:p><text:s/>512</text:p>
          </table:table-cell>
          <table:table-cell office:value-type="float" office:value="6.269131872168483" table:style-name="ce130">
            <text:p>6,3<text:s text:c="5"/></text:p>
          </table:table-cell>
          <table:table-cell office:value-type="float" office:value="-125" table:style-name="ce115">
            <text:p><text:s/>- 125</text:p>
          </table:table-cell>
          <table:table-cell office:value-type="float" office:value="-15.903307888040713" table:style-name="ce116">
            <text:p>-15,9<text:s text:c="3"/></text:p>
          </table:table-cell>
          <table:table-cell office:value-type="float" office:value="149" table:style-name="ce115">
            <text:p>+ 149</text:p>
          </table:table-cell>
          <table:table-cell office:value-type="float" office:value="29.1015625" table:style-name="ce116">
            <text:p>+29,1<text:s text:c="3"/></text:p>
          </table:table-cell>
          <table:table-cell table:style-name="ce1"/>
          <table:table-cell table:style-name="ce73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Admin. pública, educação, atividades de saúde e apoio social</text:p>
          </table:table-cell>
          <table:table-cell office:value-type="float" office:value="1142" table:style-name="ce111">
            <text:p>1 142</text:p>
          </table:table-cell>
          <table:table-cell office:value-type="float" office:value="10.257792149465553" table:style-name="ce128">
            <text:p>10,3<text:s text:c="5"/></text:p>
          </table:table-cell>
          <table:table-cell office:value-type="float" office:value="1290" table:style-name="ce129">
            <text:p>1 290</text:p>
          </table:table-cell>
          <table:table-cell office:value-type="float" office:value="10.377282599951734" table:style-name="ce130">
            <text:p>10,4<text:s text:c="5"/></text:p>
          </table:table-cell>
          <table:table-cell office:value-type="float" office:value="846" table:style-name="ce129">
            <text:p><text:s/>846</text:p>
          </table:table-cell>
          <table:table-cell office:value-type="float" office:value="10.358760866903392" table:style-name="ce130">
            <text:p>10,4<text:s text:c="5"/></text:p>
          </table:table-cell>
          <table:table-cell office:value-type="float" office:value="-148" table:style-name="ce115">
            <text:p><text:s/>- 148</text:p>
          </table:table-cell>
          <table:table-cell office:value-type="float" office:value="-11.472868217054263" table:style-name="ce116">
            <text:p>-11,5<text:s text:c="3"/></text:p>
          </table:table-cell>
          <table:table-cell office:value-type="float" office:value="296" table:style-name="ce115">
            <text:p>+ 296</text:p>
          </table:table-cell>
          <table:table-cell office:value-type="float" office:value="34.988179669030735" table:style-name="ce116">
            <text:p>+35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Outras atividades de serviços</text:p>
          </table:table-cell>
          <table:table-cell office:value-type="float" office:value="408" table:style-name="ce111">
            <text:p><text:s/>408</text:p>
          </table:table-cell>
          <table:table-cell office:value-type="float" office:value="3.6647803826461871" table:style-name="ce128">
            <text:p>3,7<text:s text:c="5"/></text:p>
          </table:table-cell>
          <table:table-cell office:value-type="float" office:value="490" table:style-name="ce129">
            <text:p><text:s/>490</text:p>
          </table:table-cell>
          <table:table-cell office:value-type="float" office:value="3.9417585069584109" table:style-name="ce130">
            <text:p>3,9<text:s text:c="5"/></text:p>
          </table:table-cell>
          <table:table-cell office:value-type="float" office:value="240" table:style-name="ce129">
            <text:p><text:s/>240</text:p>
          </table:table-cell>
          <table:table-cell office:value-type="float" office:value="2.9386555650789763" table:style-name="ce130">
            <text:p>2,9<text:s text:c="5"/></text:p>
          </table:table-cell>
          <table:table-cell office:value-type="float" office:value="-82" table:style-name="ce115">
            <text:p><text:s/>- 82</text:p>
          </table:table-cell>
          <table:table-cell office:value-type="float" office:value="-16.73469387755102" table:style-name="ce116">
            <text:p>-16,7<text:s text:c="3"/></text:p>
          </table:table-cell>
          <table:table-cell office:value-type="float" office:value="168" table:style-name="ce115">
            <text:p>+ 168</text:p>
          </table:table-cell>
          <table:table-cell office:value-type="float" office:value="70" table:style-name="ce116">
            <text:p>+70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Sem classificação</text:p>
          </table:table-cell>
          <table:table-cell office:value-type="float" office:value="0" table:style-name="ce111">
            <text:p><text:s/>0</text:p>
          </table:table-cell>
          <table:table-cell office:value-type="float" office:value="0" table:style-name="ce128">
            <text:p>0,0<text:s text:c="5"/></text:p>
          </table:table-cell>
          <table:table-cell office:value-type="float" office:value="0" table:style-name="ce129">
            <text:p><text:s/>0</text:p>
          </table:table-cell>
          <table:table-cell office:value-type="float" office:value="0" table:style-name="ce130">
            <text:p>0,0<text:s text:c="5"/></text:p>
          </table:table-cell>
          <table:table-cell office:value-type="float" office:value="0" table:style-name="ce129">
            <text:p><text:s/>0</text:p>
          </table:table-cell>
          <table:table-cell office:value-type="float" office:value="0" table:style-name="ce130">
            <text:p>0,0<text:s text:c="5"/></text:p>
          </table:table-cell>
          <table:table-cell office:value-type="float" office:value="0" table:style-name="ce115">
            <text:p>+ 0</text:p>
          </table:table-cell>
          <table:table-cell office:value-type="string" table:style-name="ce366">
            <text:p>-</text:p>
          </table:table-cell>
          <table:table-cell office:value-type="float" office:value="0" table:style-name="ce115">
            <text:p>+ 0</text:p>
          </table:table-cell>
          <table:table-cell office:value-type="string" table:style-name="ce366">
            <text:p>-</text:p>
          </table:table-cell>
          <table:table-cell table:style-name="ce1"/>
          <table:table-cell table:style-name="ce20"/>
          <table:table-cell table:number-columns-repeated="16370"/>
        </table:table-row>
        <table:table-row table:style-name="ro24">
          <table:table-cell/>
          <table:table-cell table:style-name="ce27"/>
          <table:table-cell table:style-name="ce92"/>
          <table:table-cell table:style-name="ce93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 table:style-name="ce1"/>
        </table:table-row>
        <table:table-row table:style-name="ro13">
          <table:table-cell/>
          <table:table-cell office:value-type="string" table:style-name="ce279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57031in" svg:y="6.18413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58536in" svg:y="5.04392in" svg:width="0.06757in" svg:height="0.21117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80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5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style-name="ro10">
          <table:table-cell table:style-name="ce26"/>
          <table:table-cell table:number-columns-repeated="12" table:style-name="ce1"/>
          <table:table-cell table:style-name="ce12"/>
          <table:table-cell table:number-columns-repeated="16370"/>
        </table:table-row>
        <table:table-row table:style-name="ro13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number-rows-repeated="2" table:style-name="ro28">
          <table:table-cell table:number-columns-repeated="12" table:style-name="ce1"/>
          <table:table-cell table:number-columns-repeated="2" table:style-name="ce15"/>
          <table:table-cell table:number-columns-repeated="16370"/>
        </table:table-row>
        <table:table-row table:style-name="ro28">
          <table:table-cell table:number-columns-repeated="12" table:style-name="ce1"/>
          <table:table-cell table:number-columns-repeated="2" table:style-name="ce16"/>
          <table:table-cell table:number-columns-repeated="16370"/>
        </table:table-row>
        <table:table-row table:style-name="ro23">
          <table:table-cell table:number-columns-repeated="12" table:style-name="ce1"/>
          <table:table-cell table:number-columns-repeated="2" table:style-name="ce16"/>
          <table:table-cell table:number-columns-repeated="16370"/>
        </table:table-row>
        <table:table-row table:style-name="ro4">
          <table:table-cell table:number-columns-repeated="12" table:style-name="ce1"/>
          <table:table-cell table:style-name="ce19"/>
          <table:table-cell table:style-name="ce12"/>
          <table:table-cell table:number-columns-repeated="16370"/>
        </table:table-row>
        <table:table-row table:style-name="ro4">
          <table:table-cell table:number-columns-repeated="12" table:style-name="ce1"/>
          <table:table-cell table:style-name="ce19"/>
          <table:table-cell table:style-name="ce71"/>
          <table:table-cell table:number-columns-repeated="16370"/>
        </table:table-row>
        <table:table-row table:style-name="ro4">
          <table:table-cell table:number-columns-repeated="12" table:style-name="ce1"/>
          <table:table-cell table:style-name="ce20"/>
          <table:table-cell table:style-name="ce71"/>
          <table:table-cell table:number-columns-repeated="16370"/>
        </table:table-row>
        <table:table-row table:number-rows-repeated="3" table:style-name="ro4">
          <table:table-cell table:number-columns-repeated="12" table:style-name="ce1"/>
          <table:table-cell table:style-name="ce19"/>
          <table:table-cell table:style-name="ce71"/>
          <table:table-cell table:number-columns-repeated="16370"/>
        </table:table-row>
        <table:table-row table:number-rows-repeated="3" table:style-name="ro4">
          <table:table-cell table:number-columns-repeated="12"/>
          <table:table-cell table:style-name="ce19"/>
          <table:table-cell table:style-name="ce71"/>
          <table:table-cell table:number-columns-repeated="16370"/>
        </table:table-row>
        <table:table-row table:number-rows-repeated="3" table:style-name="ro4">
          <table:table-cell table:number-columns-repeated="12"/>
          <table:table-cell table:style-name="ce1"/>
          <table:table-cell table:style-name="ce71"/>
          <table:table-cell table:number-columns-repeated="16370"/>
        </table:table-row>
        <table:table-row table:style-name="ro31">
          <table:table-cell table:number-columns-repeated="12"/>
          <table:table-cell table:style-name="ce1"/>
          <table:table-cell table:style-name="ce18"/>
          <table:table-cell table:number-columns-repeated="16370"/>
        </table:table-row>
        <table:table-row table:style-name="ro13">
          <table:table-cell table:number-columns-repeated="16384"/>
        </table:table-row>
        <table:table-row table:style-name="ro22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style-name="ce44"/>
          <table:table-cell table:number-columns-repeated="16370"/>
        </table:table-row>
        <table:table-row table:style-name="ro13">
          <table:table-cell table:number-columns-repeated="12"/>
          <table:table-cell table:style-name="ce1"/>
          <table:table-cell table:style-name="ce44"/>
          <table:table-cell table:number-columns-repeated="16370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9">
        <table:table-column table:style-name="co39" table:default-cell-style-name="ce1" table:visibility="collapse"/>
        <table:table-column table:style-name="co49" table:default-cell-style-name="ce1"/>
        <table:table-column table:style-name="co17" table:default-cell-style-name="ce1"/>
        <table:table-column table:style-name="co6" table:default-cell-style-name="ce1"/>
        <table:table-column table:style-name="co17" table:default-cell-style-name="ce58"/>
        <table:table-column table:style-name="co37" table:default-cell-style-name="ce58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7" table:default-cell-style-name="ce1"/>
        <table:table-column table:style-name="co37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6673in" svg:height="0.6610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3147in" svg:y="0.29991in" svg:width="2.03524in" svg:height="0.52131in">
                <draw:text-box>
                  <text:p text:style-name="a107" text:class-names="" text:cond-style-name=""><text:span text:style-name="a105" text:class-names="">NOVEMBRO 2021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34" draw:style-name="a103" draw:name="Text Box 122" svg:x="0in" svg:y="0in" svg:width="0.97917in" svg:height="0.31605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19">
          <table:table-cell table:style-name="ce26"/>
          <table:table-cell office:value-type="string" table:style-name="ce155">
            <text:p><text:s/>Quadro 11 - <text:s/>COLOCAÇÕES EFETUADAS, <text:s text:c="2"/>POR <text:s/>REGIÕES<text:s text:c="3"/></text:p>
          </table:table-cell>
          <table:table-cell table:number-columns-repeated="10" table:style-name="ce101"/>
          <table:table-cell table:number-columns-repeated="16372" table:style-name="ce1"/>
        </table:table-row>
        <table:table-row table:style-name="ro19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4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3">
          <table:table-cell table:style-name="ce1"/>
          <table:table-cell table:style-name="ce31"/>
          <table:table-cell table:style-name="ce85"/>
          <table:table-cell table:style-name="ce86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3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3">
          <table:table-cell table:style-name="ce1"/>
          <table:table-cell table:style-name="ce28"/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4">
            <text:p>Mês <text:s/>anterior</text:p>
          </table:table-cell>
          <table:covered-table-cell/>
          <table:table-cell office:value-type="string" table:number-columns-spanned="2" table:number-rows-spanned="1" table:style-name="ce385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3">
          <table:table-cell table:style-name="ce1"/>
          <table:table-cell table:style-name="ce33"/>
          <table:table-cell table:style-name="ce88"/>
          <table:table-cell table:style-name="ce89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24">
          <table:table-cell table:style-name="ce1"/>
          <table:table-cell table:style-name="ce256"/>
          <table:table-cell table:style-name="ce267"/>
          <table:table-cell table:style-name="ce257"/>
          <table:table-cell table:style-name="ce271"/>
          <table:table-cell table:style-name="ce258"/>
          <table:table-cell table:style-name="ce271"/>
          <table:table-cell table:style-name="ce258"/>
          <table:table-cell table:style-name="ce259"/>
          <table:table-cell table:number-columns-repeated="3" table:style-name="ce260"/>
          <table:table-cell table:style-name="ce16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61">
            <text:p>PORTUGAL</text:p>
          </table:table-cell>
          <table:table-cell office:value-type="float" office:value="7616" table:style-name="ce268">
            <text:p>7 616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8012" table:style-name="ce272">
            <text:p>8 012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6373" table:style-name="ce272">
            <text:p>6 373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-396" table:style-name="ce108">
            <text:p><text:s/>- 396</text:p>
          </table:table-cell>
          <table:table-cell office:value-type="float" office:value="-4.9425861208187722" table:style-name="ce109">
            <text:p>-4,9<text:s text:c="3"/></text:p>
          </table:table-cell>
          <table:table-cell office:value-type="float" office:value="1243" table:style-name="ce108">
            <text:p>+1 243</text:p>
          </table:table-cell>
          <table:table-cell office:value-type="float" office:value="19.504158167268162" table:style-name="ce109">
            <text:p>+19,5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75">
            <text:p>CONTINENTE</text:p>
          </table:table-cell>
          <table:table-cell office:value-type="float" office:value="7253" table:style-name="ce268">
            <text:p>7 253</text:p>
          </table:table-cell>
          <table:table-cell office:value-type="float" office:value="95.233718487394952" table:style-name="ce250">
            <text:p>95,2<text:s text:c="5"/></text:p>
          </table:table-cell>
          <table:table-cell office:value-type="float" office:value="7617" table:style-name="ce272">
            <text:p>7 617</text:p>
          </table:table-cell>
          <table:table-cell office:value-type="float" office:value="95.069895157264099" table:style-name="ce251">
            <text:p>95,1<text:s text:c="5"/></text:p>
          </table:table-cell>
          <table:table-cell office:value-type="float" office:value="6184" table:style-name="ce272">
            <text:p>6 184</text:p>
          </table:table-cell>
          <table:table-cell office:value-type="float" office:value="97.034363721951991" table:style-name="ce252">
            <text:p>97,0<text:s text:c="5"/></text:p>
          </table:table-cell>
          <table:table-cell office:value-type="float" office:value="-364" table:style-name="ce108">
            <text:p><text:s/>- 364</text:p>
          </table:table-cell>
          <table:table-cell office:value-type="float" office:value="-4.7787842982801632" table:style-name="ce109">
            <text:p>-4,8<text:s text:c="3"/></text:p>
          </table:table-cell>
          <table:table-cell office:value-type="float" office:value="1069" table:style-name="ce108">
            <text:p>+1 069</text:p>
          </table:table-cell>
          <table:table-cell office:value-type="float" office:value="17.286545924967658" table:style-name="ce109">
            <text:p>+17,3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39">
          <table:table-cell table:style-name="ce1"/>
          <table:table-cell office:value-type="string" table:style-name="ce276">
            <text:p>Norte</text:p>
          </table:table-cell>
          <table:table-cell office:value-type="float" office:value="3087" table:style-name="ce269">
            <text:p>3 087</text:p>
          </table:table-cell>
          <table:table-cell office:value-type="float" office:value="40.533088235294116" table:style-name="ce253">
            <text:p>40,5<text:s text:c="5"/></text:p>
          </table:table-cell>
          <table:table-cell office:value-type="float" office:value="3233" table:style-name="ce273">
            <text:p>3 233</text:p>
          </table:table-cell>
          <table:table-cell office:value-type="float" office:value="40.351972041937096" table:style-name="ce254">
            <text:p>40,4<text:s text:c="5"/></text:p>
          </table:table-cell>
          <table:table-cell office:value-type="float" office:value="2467" table:style-name="ce273">
            <text:p>2 467</text:p>
          </table:table-cell>
          <table:table-cell office:value-type="float" office:value="38.710183587007691" table:style-name="ce255">
            <text:p>38,7<text:s text:c="5"/></text:p>
          </table:table-cell>
          <table:table-cell office:value-type="float" office:value="-146" table:style-name="ce115">
            <text:p><text:s/>- 146</text:p>
          </table:table-cell>
          <table:table-cell office:value-type="float" office:value="-4.5159294772656979" table:style-name="ce116">
            <text:p>-4,5<text:s text:c="3"/></text:p>
          </table:table-cell>
          <table:table-cell office:value-type="float" office:value="620" table:style-name="ce115">
            <text:p>+ 620</text:p>
          </table:table-cell>
          <table:table-cell office:value-type="float" office:value="25.131738954195381" table:style-name="ce116">
            <text:p>+25,1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76">
            <text:p>Centro</text:p>
          </table:table-cell>
          <table:table-cell office:value-type="float" office:value="1745" table:style-name="ce269">
            <text:p>1 745</text:p>
          </table:table-cell>
          <table:table-cell office:value-type="float" office:value="22.912289915966387" table:style-name="ce253">
            <text:p>22,9<text:s text:c="5"/></text:p>
          </table:table-cell>
          <table:table-cell office:value-type="float" office:value="1767" table:style-name="ce273">
            <text:p>1 767</text:p>
          </table:table-cell>
          <table:table-cell office:value-type="float" office:value="22.054418372441337" table:style-name="ce254">
            <text:p>22,1<text:s text:c="5"/></text:p>
          </table:table-cell>
          <table:table-cell office:value-type="float" office:value="1699" table:style-name="ce273">
            <text:p>1 699</text:p>
          </table:table-cell>
          <table:table-cell office:value-type="float" office:value="26.659344107955434" table:style-name="ce255">
            <text:p>26,7<text:s text:c="5"/></text:p>
          </table:table-cell>
          <table:table-cell office:value-type="float" office:value="-22" table:style-name="ce115">
            <text:p><text:s/>- 22</text:p>
          </table:table-cell>
          <table:table-cell office:value-type="float" office:value="-1.245048104131296" table:style-name="ce116">
            <text:p>-1,2<text:s text:c="3"/></text:p>
          </table:table-cell>
          <table:table-cell office:value-type="float" office:value="46" table:style-name="ce115">
            <text:p>+ 46</text:p>
          </table:table-cell>
          <table:table-cell office:value-type="float" office:value="2.707474985285462" table:style-name="ce116">
            <text:p>+2,7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4">
          <table:table-cell/>
          <table:table-cell office:value-type="string" table:style-name="ce276">
            <text:p>Lisboa V. Tejo</text:p>
          </table:table-cell>
          <table:table-cell office:value-type="float" office:value="1793" table:style-name="ce269">
            <text:p>1 793</text:p>
          </table:table-cell>
          <table:table-cell office:value-type="float" office:value="23.542542016806721" table:style-name="ce253">
            <text:p>23,5<text:s text:c="5"/></text:p>
          </table:table-cell>
          <table:table-cell office:value-type="float" office:value="1945" table:style-name="ce273">
            <text:p>1 945</text:p>
          </table:table-cell>
          <table:table-cell office:value-type="float" office:value="24.27608587119321" table:style-name="ce254">
            <text:p>24,3<text:s text:c="5"/></text:p>
          </table:table-cell>
          <table:table-cell office:value-type="float" office:value="1540" table:style-name="ce273">
            <text:p>1 540</text:p>
          </table:table-cell>
          <table:table-cell office:value-type="float" office:value="24.164443747057902" table:style-name="ce255">
            <text:p>24,2<text:s text:c="5"/></text:p>
          </table:table-cell>
          <table:table-cell office:value-type="float" office:value="-152" table:style-name="ce115">
            <text:p><text:s/>- 152</text:p>
          </table:table-cell>
          <table:table-cell office:value-type="float" office:value="-7.8149100257069408" table:style-name="ce116">
            <text:p>-7,8<text:s text:c="3"/></text:p>
          </table:table-cell>
          <table:table-cell office:value-type="float" office:value="253" table:style-name="ce115">
            <text:p>+ 253</text:p>
          </table:table-cell>
          <table:table-cell office:value-type="float" office:value="16.428571428571427" table:style-name="ce116">
            <text:p>+16,4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4">
          <table:table-cell/>
          <table:table-cell office:value-type="string" table:style-name="ce276">
            <text:p>Alentejo</text:p>
          </table:table-cell>
          <table:table-cell office:value-type="float" office:value="372" table:style-name="ce269">
            <text:p><text:s/>372</text:p>
          </table:table-cell>
          <table:table-cell office:value-type="float" office:value="4.8844537815126055" table:style-name="ce253">
            <text:p>4,9<text:s text:c="5"/></text:p>
          </table:table-cell>
          <table:table-cell office:value-type="float" office:value="343" table:style-name="ce273">
            <text:p><text:s/>343</text:p>
          </table:table-cell>
          <table:table-cell office:value-type="float" office:value="4.2810783824263607" table:style-name="ce254">
            <text:p>4,3<text:s text:c="5"/></text:p>
          </table:table-cell>
          <table:table-cell office:value-type="float" office:value="297" table:style-name="ce273">
            <text:p><text:s/>297</text:p>
          </table:table-cell>
          <table:table-cell office:value-type="float" office:value="4.660285579789738" table:style-name="ce255">
            <text:p>4,7<text:s text:c="5"/></text:p>
          </table:table-cell>
          <table:table-cell office:value-type="float" office:value="29" table:style-name="ce115">
            <text:p>+ 29</text:p>
          </table:table-cell>
          <table:table-cell office:value-type="float" office:value="8.4548104956268215" table:style-name="ce116">
            <text:p>+8,5<text:s text:c="3"/></text:p>
          </table:table-cell>
          <table:table-cell office:value-type="float" office:value="75" table:style-name="ce115">
            <text:p>+ 75</text:p>
          </table:table-cell>
          <table:table-cell office:value-type="float" office:value="25.252525252525253" table:style-name="ce116">
            <text:p>+25,3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4">
          <table:table-cell/>
          <table:table-cell office:value-type="string" table:style-name="ce276">
            <text:p>Algarve</text:p>
          </table:table-cell>
          <table:table-cell office:value-type="float" office:value="256" table:style-name="ce269">
            <text:p><text:s/>256</text:p>
          </table:table-cell>
          <table:table-cell office:value-type="float" office:value="3.3613445378151261" table:style-name="ce253">
            <text:p>3,4<text:s text:c="5"/></text:p>
          </table:table-cell>
          <table:table-cell office:value-type="float" office:value="329" table:style-name="ce273">
            <text:p><text:s/>329</text:p>
          </table:table-cell>
          <table:table-cell office:value-type="float" office:value="4.1063404892661008" table:style-name="ce254">
            <text:p>4,1<text:s text:c="5"/></text:p>
          </table:table-cell>
          <table:table-cell office:value-type="float" office:value="181" table:style-name="ce273">
            <text:p><text:s/>181</text:p>
          </table:table-cell>
          <table:table-cell office:value-type="float" office:value="2.840106700141221" table:style-name="ce255">
            <text:p>2,8<text:s text:c="5"/></text:p>
          </table:table-cell>
          <table:table-cell office:value-type="float" office:value="-73" table:style-name="ce115">
            <text:p><text:s/>- 73</text:p>
          </table:table-cell>
          <table:table-cell office:value-type="float" office:value="-22.188449848024316" table:style-name="ce116">
            <text:p>-22,2<text:s text:c="3"/></text:p>
          </table:table-cell>
          <table:table-cell office:value-type="float" office:value="75" table:style-name="ce115">
            <text:p>+ 75</text:p>
          </table:table-cell>
          <table:table-cell office:value-type="float" office:value="41.436464088397791" table:style-name="ce116">
            <text:p>+41,4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40">
          <table:table-cell/>
          <table:table-cell office:value-type="string" table:style-name="ce275">
            <text:p>REG.AUTÓNOMAS</text:p>
          </table:table-cell>
          <table:table-cell office:value-type="float" office:value="363" table:style-name="ce268">
            <text:p><text:s/>363</text:p>
          </table:table-cell>
          <table:table-cell office:value-type="float" office:value="4.7662815126050422" table:style-name="ce250">
            <text:p>4,8<text:s text:c="5"/></text:p>
          </table:table-cell>
          <table:table-cell office:value-type="float" office:value="395" table:style-name="ce272">
            <text:p><text:s/>395</text:p>
          </table:table-cell>
          <table:table-cell office:value-type="float" office:value="4.9301048427358962" table:style-name="ce251">
            <text:p>4,9<text:s text:c="5"/></text:p>
          </table:table-cell>
          <table:table-cell office:value-type="float" office:value="189" table:style-name="ce272">
            <text:p><text:s/>189</text:p>
          </table:table-cell>
          <table:table-cell office:value-type="float" office:value="2.9656362780480152" table:style-name="ce252">
            <text:p>3,0<text:s text:c="5"/></text:p>
          </table:table-cell>
          <table:table-cell office:value-type="float" office:value="-32" table:style-name="ce108">
            <text:p><text:s/>- 32</text:p>
          </table:table-cell>
          <table:table-cell office:value-type="float" office:value="-8.1012658227848107" table:style-name="ce109">
            <text:p>-8,1<text:s text:c="3"/></text:p>
          </table:table-cell>
          <table:table-cell office:value-type="float" office:value="174" table:style-name="ce108">
            <text:p>+ 174</text:p>
          </table:table-cell>
          <table:table-cell office:value-type="float" office:value="92.063492063492063" table:style-name="ce109">
            <text:p>+92,1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1">
          <table:table-cell/>
          <table:table-cell office:value-type="string" table:style-name="ce276">
            <text:p>Açores</text:p>
          </table:table-cell>
          <table:table-cell office:value-type="float" office:value="178" table:style-name="ce269">
            <text:p><text:s/>178</text:p>
          </table:table-cell>
          <table:table-cell office:value-type="float" office:value="2.33718487394958" table:style-name="ce253">
            <text:p>2,3<text:s text:c="5"/></text:p>
          </table:table-cell>
          <table:table-cell office:value-type="float" office:value="215" table:style-name="ce273">
            <text:p><text:s/>215</text:p>
          </table:table-cell>
          <table:table-cell office:value-type="float" office:value="2.6834747878182728" table:style-name="ce254">
            <text:p>2,7<text:s text:c="5"/></text:p>
          </table:table-cell>
          <table:table-cell office:value-type="float" office:value="91" table:style-name="ce273">
            <text:p><text:s/>91</text:p>
          </table:table-cell>
          <table:table-cell office:value-type="float" office:value="1.4278989486897851" table:style-name="ce255">
            <text:p>1,4<text:s text:c="5"/></text:p>
          </table:table-cell>
          <table:table-cell office:value-type="float" office:value="-37" table:style-name="ce115">
            <text:p><text:s/>- 37</text:p>
          </table:table-cell>
          <table:table-cell office:value-type="float" office:value="-17.209302325581397" table:style-name="ce116">
            <text:p>-17,2<text:s text:c="3"/></text:p>
          </table:table-cell>
          <table:table-cell office:value-type="float" office:value="87" table:style-name="ce115">
            <text:p>+ 87</text:p>
          </table:table-cell>
          <table:table-cell office:value-type="float" office:value="95.604395604395606" table:style-name="ce116">
            <text:p>+95,6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4">
          <table:table-cell/>
          <table:table-cell office:value-type="string" table:style-name="ce276">
            <text:p>Madeira</text:p>
          </table:table-cell>
          <table:table-cell office:value-type="float" office:value="185" table:style-name="ce269">
            <text:p><text:s/>185</text:p>
          </table:table-cell>
          <table:table-cell office:value-type="float" office:value="2.4290966386554622" table:style-name="ce253">
            <text:p>2,4<text:s text:c="5"/></text:p>
          </table:table-cell>
          <table:table-cell office:value-type="float" office:value="180" table:style-name="ce273">
            <text:p><text:s/>180</text:p>
          </table:table-cell>
          <table:table-cell office:value-type="float" office:value="2.2466300549176239" table:style-name="ce254">
            <text:p>2,2<text:s text:c="5"/></text:p>
          </table:table-cell>
          <table:table-cell office:value-type="float" office:value="98" table:style-name="ce273">
            <text:p><text:s/>98</text:p>
          </table:table-cell>
          <table:table-cell office:value-type="float" office:value="1.5377373293582302" table:style-name="ce255">
            <text:p>1,5<text:s text:c="5"/></text:p>
          </table:table-cell>
          <table:table-cell office:value-type="float" office:value="5" table:style-name="ce115">
            <text:p>+ 5</text:p>
          </table:table-cell>
          <table:table-cell office:value-type="float" office:value="2.7777777777777777" table:style-name="ce116">
            <text:p>+2,8<text:s text:c="3"/></text:p>
          </table:table-cell>
          <table:table-cell office:value-type="float" office:value="87" table:style-name="ce115">
            <text:p>+ 87</text:p>
          </table:table-cell>
          <table:table-cell office:value-type="float" office:value="88.775510204081627" table:style-name="ce116">
            <text:p>+88,8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38">
          <table:table-cell/>
          <table:table-cell table:style-name="ce262"/>
          <table:table-cell table:style-name="ce270"/>
          <table:table-cell table:style-name="ce238"/>
          <table:table-cell table:style-name="ce274"/>
          <table:table-cell table:style-name="ce263"/>
          <table:table-cell table:style-name="ce274"/>
          <table:table-cell table:style-name="ce264"/>
          <table:table-cell table:style-name="ce265"/>
          <table:table-cell table:style-name="ce266"/>
          <table:table-cell table:style-name="ce265"/>
          <table:table-cell table:style-name="ce266"/>
          <table:table-cell table:number-columns-repeated="16372" table:style-name="ce1"/>
        </table:table-row>
        <table:table-row table:style-name="ro3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3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9">
          <table:table-cell/>
          <table:table-cell office:value-type="string" table:style-name="ce155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1"/>
          <table:table-cell office:value-type="string" table:style-name="ce102">
            <text:p>CONTINENTE</text:p>
          </table:table-cell>
          <table:table-cell table:style-name="ce102"/>
          <table:table-cell table:number-columns-repeated="16372" table:style-name="ce1"/>
        </table:table-row>
        <table:table-row table:style-name="ro19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4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38">
          <table:table-cell/>
          <table:table-cell table:style-name="ce31"/>
          <table:table-cell table:style-name="ce85"/>
          <table:table-cell table:style-name="ce86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383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8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4">
            <text:p>Mês <text:s/>anterior</text:p>
          </table:table-cell>
          <table:covered-table-cell/>
          <table:table-cell office:value-type="string" table:number-columns-spanned="2" table:number-rows-spanned="1" table:style-name="ce385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8">
          <table:table-cell/>
          <table:table-cell table:style-name="ce33"/>
          <table:table-cell table:style-name="ce88"/>
          <table:table-cell table:style-name="ce89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23">
          <table:table-cell/>
          <table:table-cell table:style-name="ce28"/>
          <table:table-cell table:style-name="ce97"/>
          <table:table-cell table:style-name="ce98"/>
          <table:table-cell table:style-name="ce95"/>
          <table:table-cell table:style-name="ce64"/>
          <table:table-cell table:style-name="ce59"/>
          <table:table-cell table:style-name="ce61"/>
          <table:table-cell table:style-name="ce233"/>
          <table:table-cell table:style-name="ce234"/>
          <table:table-cell table:style-name="ce233"/>
          <table:table-cell table:style-name="ce29"/>
          <table:table-cell table:number-columns-repeated="16372"/>
        </table:table-row>
        <table:table-row table:style-name="ro34">
          <table:table-cell/>
          <table:table-cell office:value-type="string" table:style-name="ce35">
            <text:p>Total</text:p>
          </table:table-cell>
          <table:table-cell office:value-type="float" office:value="7253" table:style-name="ce104">
            <text:p>7 253</text:p>
          </table:table-cell>
          <table:table-cell office:value-type="float" office:value="99.999999999999986" table:style-name="ce105">
            <text:p>100,0<text:s text:c="5"/></text:p>
          </table:table-cell>
          <table:table-cell office:value-type="float" office:value="7617" table:style-name="ce144">
            <text:p>7 617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6184" table:style-name="ce106">
            <text:p>6 184</text:p>
          </table:table-cell>
          <table:table-cell office:value-type="float" office:value="100.00000000000001" table:style-name="ce107">
            <text:p>100,0<text:s text:c="5"/></text:p>
          </table:table-cell>
          <table:table-cell office:value-type="float" office:value="-364" table:style-name="ce230">
            <text:p><text:s/>- 364</text:p>
          </table:table-cell>
          <table:table-cell office:value-type="float" office:value="-4.7787842982801632" table:style-name="ce109">
            <text:p>-4,8<text:s text:c="3"/></text:p>
          </table:table-cell>
          <table:table-cell office:value-type="float" office:value="1069" table:style-name="ce230">
            <text:p>+1 069</text:p>
          </table:table-cell>
          <table:table-cell office:value-type="float" office:value="17.286545924967658" table:style-name="ce109">
            <text:p>+17,3<text:s text:c="3"/></text:p>
          </table:table-cell>
          <table:table-cell table:number-columns-repeated="16372"/>
        </table:table-row>
        <table:table-row table:style-name="ro41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49" table:style-name="ce111">
            <text:p><text:s/>49</text:p>
          </table:table-cell>
          <table:table-cell office:value-type="float" office:value="0.67558251757893284" table:style-name="ce112">
            <text:p>0,7<text:s text:c="5"/></text:p>
          </table:table-cell>
          <table:table-cell office:value-type="float" office:value="54" table:style-name="ce146">
            <text:p><text:s/>54</text:p>
          </table:table-cell>
          <table:table-cell office:value-type="float" office:value="0.70894052776683736" table:style-name="ce147">
            <text:p>0,7<text:s text:c="5"/></text:p>
          </table:table-cell>
          <table:table-cell office:value-type="float" office:value="37" table:style-name="ce113">
            <text:p><text:s/>37</text:p>
          </table:table-cell>
          <table:table-cell office:value-type="float" office:value="0.59831824062095729" table:style-name="ce114">
            <text:p>0,6<text:s text:c="5"/></text:p>
          </table:table-cell>
          <table:table-cell office:value-type="float" office:value="-5" table:style-name="ce231">
            <text:p><text:s/>- 5</text:p>
          </table:table-cell>
          <table:table-cell office:value-type="float" office:value="-9.2592592592592595" table:style-name="ce116">
            <text:p>-9,3<text:s text:c="3"/></text:p>
          </table:table-cell>
          <table:table-cell office:value-type="float" office:value="12" table:style-name="ce231">
            <text:p>+ 12</text:p>
          </table:table-cell>
          <table:table-cell office:value-type="float" office:value="32.432432432432435" table:style-name="ce116">
            <text:p>+32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728" table:style-name="ce111">
            <text:p><text:s/>728</text:p>
          </table:table-cell>
          <table:table-cell office:value-type="float" office:value="10.03722597545843" table:style-name="ce112">
            <text:p>10,0<text:s text:c="5"/></text:p>
          </table:table-cell>
          <table:table-cell office:value-type="float" office:value="833" table:style-name="ce146">
            <text:p><text:s/>833</text:p>
          </table:table-cell>
          <table:table-cell office:value-type="float" office:value="10.936064067218066" table:style-name="ce147">
            <text:p>10,9<text:s text:c="5"/></text:p>
          </table:table-cell>
          <table:table-cell office:value-type="float" office:value="508" table:style-name="ce113">
            <text:p><text:s/>508</text:p>
          </table:table-cell>
          <table:table-cell office:value-type="float" office:value="8.2147477360931429" table:style-name="ce114">
            <text:p>8,2<text:s text:c="5"/></text:p>
          </table:table-cell>
          <table:table-cell office:value-type="float" office:value="-105" table:style-name="ce231">
            <text:p><text:s/>- 105</text:p>
          </table:table-cell>
          <table:table-cell office:value-type="float" office:value="-12.605042016806722" table:style-name="ce116">
            <text:p>-12,6<text:s text:c="3"/></text:p>
          </table:table-cell>
          <table:table-cell office:value-type="float" office:value="220" table:style-name="ce231">
            <text:p>+ 220</text:p>
          </table:table-cell>
          <table:table-cell office:value-type="float" office:value="43.30708661417323" table:style-name="ce116">
            <text:p>+43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578" table:style-name="ce111">
            <text:p><text:s/>578</text:p>
          </table:table-cell>
          <table:table-cell office:value-type="float" office:value="7.9691162277678194" table:style-name="ce112">
            <text:p>8,0<text:s text:c="5"/></text:p>
          </table:table-cell>
          <table:table-cell office:value-type="float" office:value="620" table:style-name="ce146">
            <text:p><text:s/>620</text:p>
          </table:table-cell>
          <table:table-cell office:value-type="float" office:value="8.1396875410266514" table:style-name="ce147">
            <text:p>8,1<text:s text:c="5"/></text:p>
          </table:table-cell>
          <table:table-cell office:value-type="float" office:value="455" table:style-name="ce113">
            <text:p><text:s/>455</text:p>
          </table:table-cell>
          <table:table-cell office:value-type="float" office:value="7.3576972833117722" table:style-name="ce114">
            <text:p>7,4<text:s text:c="5"/></text:p>
          </table:table-cell>
          <table:table-cell office:value-type="float" office:value="-42" table:style-name="ce231">
            <text:p><text:s/>- 42</text:p>
          </table:table-cell>
          <table:table-cell office:value-type="float" office:value="-6.7741935483870979" table:style-name="ce116">
            <text:p>-6,8<text:s text:c="3"/></text:p>
          </table:table-cell>
          <table:table-cell office:value-type="float" office:value="123" table:style-name="ce231">
            <text:p>+ 123</text:p>
          </table:table-cell>
          <table:table-cell office:value-type="float" office:value="27.032967032967033" table:style-name="ce116">
            <text:p>+27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2">
            <text:p>4- Pessoal administrativo</text:p>
          </table:table-cell>
          <table:table-cell office:value-type="float" office:value="783" table:style-name="ce111">
            <text:p><text:s/>783</text:p>
          </table:table-cell>
          <table:table-cell office:value-type="float" office:value="10.795532882944988" table:style-name="ce112">
            <text:p>10,8<text:s text:c="5"/></text:p>
          </table:table-cell>
          <table:table-cell office:value-type="float" office:value="798" table:style-name="ce146">
            <text:p><text:s/>798</text:p>
          </table:table-cell>
          <table:table-cell office:value-type="float" office:value="10.476565576998818" table:style-name="ce147">
            <text:p>10,5<text:s text:c="5"/></text:p>
          </table:table-cell>
          <table:table-cell office:value-type="float" office:value="716" table:style-name="ce113">
            <text:p><text:s/>716</text:p>
          </table:table-cell>
          <table:table-cell office:value-type="float" office:value="11.578266494178525" table:style-name="ce114">
            <text:p>11,6<text:s text:c="5"/></text:p>
          </table:table-cell>
          <table:table-cell office:value-type="float" office:value="-15" table:style-name="ce231">
            <text:p><text:s/>- 15</text:p>
          </table:table-cell>
          <table:table-cell office:value-type="float" office:value="-1.8796992481203008" table:style-name="ce116">
            <text:p>-1,9<text:s text:c="3"/></text:p>
          </table:table-cell>
          <table:table-cell office:value-type="float" office:value="67" table:style-name="ce231">
            <text:p>+ 67</text:p>
          </table:table-cell>
          <table:table-cell office:value-type="float" office:value="9.3575418994413404" table:style-name="ce116">
            <text:p>+9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1573" table:style-name="ce111">
            <text:p>1 573</text:p>
          </table:table-cell>
          <table:table-cell office:value-type="float" office:value="21.687577554115538" table:style-name="ce112">
            <text:p>21,7<text:s text:c="5"/></text:p>
          </table:table-cell>
          <table:table-cell office:value-type="float" office:value="1514" table:style-name="ce146">
            <text:p>1 514</text:p>
          </table:table-cell>
          <table:table-cell office:value-type="float" office:value="19.8765918340554" table:style-name="ce147">
            <text:p>19,9<text:s text:c="5"/></text:p>
          </table:table-cell>
          <table:table-cell office:value-type="float" office:value="1053" table:style-name="ce113">
            <text:p>1 053</text:p>
          </table:table-cell>
          <table:table-cell office:value-type="float" office:value="17.027813712807244" table:style-name="ce114">
            <text:p>17,0<text:s text:c="5"/></text:p>
          </table:table-cell>
          <table:table-cell office:value-type="float" office:value="59" table:style-name="ce231">
            <text:p>+ 59</text:p>
          </table:table-cell>
          <table:table-cell office:value-type="float" office:value="3.8969616908850728" table:style-name="ce116">
            <text:p>+3,9<text:s text:c="3"/></text:p>
          </table:table-cell>
          <table:table-cell office:value-type="float" office:value="520" table:style-name="ce231">
            <text:p>+ 520</text:p>
          </table:table-cell>
          <table:table-cell office:value-type="float" office:value="49.382716049382715" table:style-name="ce116">
            <text:p>+49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167" table:style-name="ce111">
            <text:p><text:s/>167</text:p>
          </table:table-cell>
          <table:table-cell office:value-type="float" office:value="2.3024955190955465" table:style-name="ce112">
            <text:p>2,3<text:s text:c="5"/></text:p>
          </table:table-cell>
          <table:table-cell office:value-type="float" office:value="99" table:style-name="ce146">
            <text:p><text:s/>99</text:p>
          </table:table-cell>
          <table:table-cell office:value-type="float" office:value="1.2997243009058685" table:style-name="ce147">
            <text:p>1,3<text:s text:c="5"/></text:p>
          </table:table-cell>
          <table:table-cell office:value-type="float" office:value="153" table:style-name="ce113">
            <text:p><text:s/>153</text:p>
          </table:table-cell>
          <table:table-cell office:value-type="float" office:value="2.4741267787839587" table:style-name="ce114">
            <text:p>2,5<text:s text:c="5"/></text:p>
          </table:table-cell>
          <table:table-cell office:value-type="float" office:value="68" table:style-name="ce231">
            <text:p>+ 68</text:p>
          </table:table-cell>
          <table:table-cell office:value-type="float" office:value="68.686868686868678" table:style-name="ce116">
            <text:p>+68,7<text:s text:c="3"/></text:p>
          </table:table-cell>
          <table:table-cell office:value-type="float" office:value="14" table:style-name="ce231">
            <text:p>+ 14</text:p>
          </table:table-cell>
          <table:table-cell office:value-type="float" office:value="9.1503267973856204" table:style-name="ce116">
            <text:p>+9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913" table:style-name="ce111">
            <text:p><text:s/>913</text:p>
          </table:table-cell>
          <table:table-cell office:value-type="float" office:value="12.587894664276849" table:style-name="ce112">
            <text:p>12,6<text:s text:c="5"/></text:p>
          </table:table-cell>
          <table:table-cell office:value-type="float" office:value="847" table:style-name="ce146">
            <text:p><text:s/>847</text:p>
          </table:table-cell>
          <table:table-cell office:value-type="float" office:value="11.119863463305764" table:style-name="ce147">
            <text:p>11,1<text:s text:c="5"/></text:p>
          </table:table-cell>
          <table:table-cell office:value-type="float" office:value="849" table:style-name="ce113">
            <text:p><text:s/>849</text:p>
          </table:table-cell>
          <table:table-cell office:value-type="float" office:value="13.728978007761967" table:style-name="ce114">
            <text:p>13,7<text:s text:c="5"/></text:p>
          </table:table-cell>
          <table:table-cell office:value-type="float" office:value="66" table:style-name="ce231">
            <text:p>+ 66</text:p>
          </table:table-cell>
          <table:table-cell office:value-type="float" office:value="7.7922077922077921" table:style-name="ce116">
            <text:p>+7,8<text:s text:c="3"/></text:p>
          </table:table-cell>
          <table:table-cell office:value-type="float" office:value="64" table:style-name="ce231">
            <text:p>+ 64</text:p>
          </table:table-cell>
          <table:table-cell office:value-type="float" office:value="7.5382803297997638" table:style-name="ce116">
            <text:p>+7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704" table:style-name="ce111">
            <text:p><text:s/>704</text:p>
          </table:table-cell>
          <table:table-cell office:value-type="float" office:value="9.706328415827933" table:style-name="ce112">
            <text:p>9,7<text:s text:c="5"/></text:p>
          </table:table-cell>
          <table:table-cell office:value-type="float" office:value="776" table:style-name="ce146">
            <text:p><text:s/>776</text:p>
          </table:table-cell>
          <table:table-cell office:value-type="float" office:value="10.187737954575292" table:style-name="ce147">
            <text:p>10,2<text:s text:c="5"/></text:p>
          </table:table-cell>
          <table:table-cell office:value-type="float" office:value="655" table:style-name="ce113">
            <text:p><text:s/>655</text:p>
          </table:table-cell>
          <table:table-cell office:value-type="float" office:value="10.591849935316947" table:style-name="ce114">
            <text:p>10,6<text:s text:c="5"/></text:p>
          </table:table-cell>
          <table:table-cell office:value-type="float" office:value="-72" table:style-name="ce231">
            <text:p><text:s/>- 72</text:p>
          </table:table-cell>
          <table:table-cell office:value-type="float" office:value="-9.2783505154639183" table:style-name="ce116">
            <text:p>-9,3<text:s text:c="3"/></text:p>
          </table:table-cell>
          <table:table-cell office:value-type="float" office:value="49" table:style-name="ce231">
            <text:p>+ 49</text:p>
          </table:table-cell>
          <table:table-cell office:value-type="float" office:value="7.4809160305343516" table:style-name="ce116">
            <text:p>+7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6">
            <text:p>9- Trabalhadores não qualificados</text:p>
          </table:table-cell>
          <table:table-cell office:value-type="float" office:value="1752" table:style-name="ce111">
            <text:p>1 752</text:p>
          </table:table-cell>
          <table:table-cell office:value-type="float" office:value="24.155521853026336" table:style-name="ce112">
            <text:p>24,2<text:s text:c="5"/></text:p>
          </table:table-cell>
          <table:table-cell office:value-type="float" office:value="2076" table:style-name="ce146">
            <text:p>2 076</text:p>
          </table:table-cell>
          <table:table-cell office:value-type="float" office:value="27.254824734147302" table:style-name="ce147">
            <text:p>27,3<text:s text:c="5"/></text:p>
          </table:table-cell>
          <table:table-cell office:value-type="float" office:value="1755" table:style-name="ce113">
            <text:p>1 755</text:p>
          </table:table-cell>
          <table:table-cell office:value-type="float" office:value="28.379689521345409" table:style-name="ce114">
            <text:p>28,4<text:s text:c="5"/></text:p>
          </table:table-cell>
          <table:table-cell office:value-type="float" office:value="-324" table:style-name="ce231">
            <text:p><text:s/>- 324</text:p>
          </table:table-cell>
          <table:table-cell office:value-type="float" office:value="-15.606936416184972" table:style-name="ce116">
            <text:p>-15,6<text:s text:c="3"/></text:p>
          </table:table-cell>
          <table:table-cell office:value-type="float" office:value="-3" table:style-name="ce231">
            <text:p><text:s/>- 3</text:p>
          </table:table-cell>
          <table:table-cell office:value-type="float" office:value="-0.17094017094017094" table:style-name="ce116">
            <text:p>-0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6">
            <text:p>0- Profissões das Forças Armadas</text:p>
          </table:table-cell>
          <table:table-cell office:value-type="float" office:value="6" table:style-name="ce111">
            <text:p><text:s/>6</text:p>
          </table:table-cell>
          <table:table-cell office:value-type="float" office:value="8.2724389907624429E-2" table:style-name="ce112">
            <text:p>0,1<text:s text:c="5"/></text:p>
          </table:table-cell>
          <table:table-cell office:value-type="float" office:value="0" table:style-name="ce146">
            <text:p><text:s/>0</text:p>
          </table:table-cell>
          <table:table-cell office:value-type="float" office:value="0" table:style-name="ce147">
            <text:p>0,0<text:s text:c="5"/></text:p>
          </table:table-cell>
          <table:table-cell office:value-type="float" office:value="3" table:style-name="ce113">
            <text:p><text:s/>3</text:p>
          </table:table-cell>
          <table:table-cell office:value-type="float" office:value="4.8512289780077621E-2" table:style-name="ce114">
            <text:p>0,0<text:s text:c="5"/></text:p>
          </table:table-cell>
          <table:table-cell office:value-type="float" office:value="6" table:style-name="ce231">
            <text:p>+ 6</text:p>
          </table:table-cell>
          <table:table-cell office:value-type="string" table:style-name="ce366">
            <text:p>-</text:p>
          </table:table-cell>
          <table:table-cell office:value-type="float" office:value="3" table:style-name="ce231">
            <text:p>+ 3</text:p>
          </table:table-cell>
          <table:table-cell office:value-type="float" office:value="100" table:style-name="ce116">
            <text:p>+10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1">
            <text:p><text:s/>0</text:p>
          </table:table-cell>
          <table:table-cell office:value-type="float" office:value="0" table:style-name="ce112">
            <text:p>0,0<text:s text:c="5"/></text:p>
          </table:table-cell>
          <table:table-cell office:value-type="float" office:value="0" table:style-name="ce146">
            <text:p><text:s/>0</text:p>
          </table:table-cell>
          <table:table-cell office:value-type="float" office:value="0" table:style-name="ce147">
            <text:p>0,0<text:s text:c="5"/></text:p>
          </table:table-cell>
          <table:table-cell office:value-type="float" office:value="0" table:style-name="ce113">
            <text:p><text:s/>0</text:p>
          </table:table-cell>
          <table:table-cell office:value-type="float" office:value="0" table:style-name="ce114">
            <text:p>0,0<text:s text:c="5"/></text:p>
          </table:table-cell>
          <table:table-cell office:value-type="float" office:value="0" table:style-name="ce231">
            <text:p>+ 0</text:p>
          </table:table-cell>
          <table:table-cell office:value-type="string" table:style-name="ce366">
            <text:p>-</text:p>
          </table:table-cell>
          <table:table-cell office:value-type="float" office:value="0" table:style-name="ce231">
            <text:p>+ 0</text:p>
          </table:table-cell>
          <table:table-cell office:value-type="string" table:style-name="ce366">
            <text:p>-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43"/>
          <table:table-cell table:style-name="ce99"/>
          <table:table-cell table:style-name="ce100"/>
          <table:table-cell table:style-name="ce96"/>
          <table:table-cell table:style-name="ce63"/>
          <table:table-cell table:style-name="ce60"/>
          <table:table-cell table:style-name="ce62"/>
          <table:table-cell table:style-name="ce232"/>
          <table:table-cell table:style-name="ce235"/>
          <table:table-cell table:style-name="ce232"/>
          <table:table-cell table:style-name="ce30"/>
          <table:table-cell table:number-columns-repeated="16372" table:style-name="ce1"/>
        </table:table-row>
        <table:table-row table:style-name="ro13">
          <table:table-cell/>
          <table:table-cell office:value-type="string" table:style-name="ce81">
            <text:p><text:s text:c="4"/>(1) - Mês homólogo do ano anterior</text:p>
          </table:table-cell>
          <table:table-cell table:style-name="ce83"/>
          <table:table-cell table:style-name="ce84"/>
          <table:table-cell table:number-columns-repeated="4" table:style-name="ce82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3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8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3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0">
        <table:table-column table:style-name="co10" table:default-cell-style-name="ce1" table:visibility="collapse"/>
        <table:table-column table:style-name="co43" table:default-cell-style-name="ce1"/>
        <table:table-column table:style-name="co3" table:default-cell-style-name="ce1"/>
        <table:table-column table:style-name="co31" table:default-cell-style-name="ce1"/>
        <table:table-column table:style-name="co1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1" table:default-cell-style-name="ce1"/>
        <table:table-column table:style-name="co50" table:default-cell-style-name="ce1"/>
        <table:table-column table:style-name="co37" table:default-cell-style-name="ce1"/>
        <table:table-column table:style-name="co7" table:default-cell-style-name="ce1"/>
        <table:table-column table:style-name="co2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59249in" svg:height="0.6274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72469in" svg:y="0.22704in" svg:width="1.97816in" svg:height="0.49478in">
                <draw:text-box>
                  <text:p text:style-name="a122" text:class-names="" text:cond-style-name=""><text:span text:style-name="a120" text:class-names="">NOVEMBRO 2021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5623in" svg:height="0.29393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/>
          <table:table-cell table:style-name="ce1">
            <draw:frame draw:z-index="1" draw:id="id38" draw:style-name="a115" draw:name="Text Box 122" svg:x="0in" svg:y="0in" svg:width="0.97917in" svg:height="0.3125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3"/>
          <table:table-cell table:number-columns-repeated="2" table:style-name="ce12"/>
          <table:table-cell table:number-columns-repeated="16370"/>
        </table:table-row>
        <table:table-row table:style-name="ro13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19">
          <table:table-cell table:style-name="ce26"/>
          <table:table-cell office:value-type="string" table:style-name="ce155">
            <text:p>Quadro 13 <text:s/>- <text:s/>COLOCAÇÕES EFETUADAS, <text:s text:c="2"/>POR <text:s/>ATIVIDADE <text:s/>ECONÓMICA</text:p>
          </table:table-cell>
          <table:table-cell table:number-columns-repeated="8" table:style-name="ce155"/>
          <table:table-cell office:value-type="string" table:number-columns-spanned="2" table:number-rows-spanned="1" table:style-name="ce370">
            <text:p>CONTINENTE</text:p>
          </table:table-cell>
          <table:covered-table-cell/>
          <table:table-cell table:number-columns-repeated="16372" table:style-name="ce1"/>
        </table:table-row>
        <table:table-row table:style-name="ro19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4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4">
          <table:table-cell table:style-name="ce1"/>
          <table:table-cell table:style-name="ce31"/>
          <table:table-cell table:style-name="ce159"/>
          <table:table-cell table:style-name="ce160"/>
          <table:table-cell table:style-name="ce161"/>
          <table:table-cell table:style-name="ce162"/>
          <table:table-cell table:style-name="ce161"/>
          <table:table-cell table:style-name="ce162"/>
          <table:table-cell office:value-type="string" table:number-columns-spanned="4" table:number-rows-spanned="1" table:style-name="ce371">
            <text:p>Variação</text:p>
          </table:table-cell>
          <table:covered-table-cell table:number-columns-repeated="3"/>
          <table:table-cell table:number-columns-repeated="2" table:style-name="ce15"/>
          <table:table-cell table:number-columns-repeated="16370"/>
        </table:table-row>
        <table:table-row table:style-name="ro13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3">
            <text:p>NOVEMBRO 2021</text:p>
          </table:table-cell>
          <table:table-cell office:value-type="string" table:style-name="ce163">
            <text:p>%</text:p>
          </table:table-cell>
          <table:table-cell office:value-type="string" table:style-name="ce164">
            <text:p>OUTUBRO 2021</text:p>
          </table:table-cell>
          <table:table-cell office:value-type="string" table:style-name="ce165">
            <text:p>%</text:p>
          </table:table-cell>
          <table:table-cell office:value-type="string" table:style-name="ce164">
            <text:p>NOVEMBRO 2020</text:p>
          </table:table-cell>
          <table:table-cell office:value-type="string" table:style-name="ce165">
            <text:p>%</text:p>
          </table:table-cell>
          <table:table-cell office:value-type="string" table:number-columns-spanned="2" table:number-rows-spanned="1" table:style-name="ce382">
            <text:p>Mês <text:s/>anterior</text:p>
          </table:table-cell>
          <table:covered-table-cell/>
          <table:table-cell office:value-type="string" table:number-columns-spanned="2" table:number-rows-spanned="1" table:style-name="ce373">
            <text:p>Mês <text:s/>homólogo<text:span text:style-name="T2">(1)<text:s/></text:span></text:p>
          </table:table-cell>
          <table:covered-table-cell/>
          <table:table-cell table:number-columns-repeated="2" table:style-name="ce15"/>
          <table:table-cell table:number-columns-repeated="16370"/>
        </table:table-row>
        <table:table-row table:style-name="ro13">
          <table:table-cell table:style-name="ce1"/>
          <table:table-cell table:style-name="ce33"/>
          <table:table-cell table:style-name="ce166"/>
          <table:table-cell table:style-name="ce167"/>
          <table:table-cell table:style-name="ce168"/>
          <table:table-cell table:style-name="ce169"/>
          <table:table-cell table:style-name="ce168"/>
          <table:table-cell table:style-name="ce169"/>
          <table:table-cell office:value-type="string" table:style-name="ce170">
            <text:p>Var. Abs.</text:p>
          </table:table-cell>
          <table:table-cell office:value-type="string" table:style-name="ce171">
            <text:p>Var. %</text:p>
          </table:table-cell>
          <table:table-cell office:value-type="string" table:style-name="ce170">
            <text:p>Var. Abs.</text:p>
          </table:table-cell>
          <table:table-cell office:value-type="string" table:style-name="ce172">
            <text:p>Var. %</text:p>
          </table:table-cell>
          <table:table-cell table:number-columns-repeated="2" table:style-name="ce16"/>
          <table:table-cell table:number-columns-repeated="16370"/>
        </table:table-row>
        <table:table-row table:style-name="ro32">
          <table:table-cell table:style-name="ce1"/>
          <table:table-cell table:style-name="ce28"/>
          <table:table-cell table:style-name="ce90"/>
          <table:table-cell table:style-name="ce91"/>
          <table:table-cell table:style-name="ce52"/>
          <table:table-cell table:style-name="ce94"/>
          <table:table-cell table:style-name="ce52"/>
          <table:table-cell table:style-name="ce94"/>
          <table:table-cell table:number-columns-repeated="4" table:style-name="ce66"/>
          <table:table-cell table:number-columns-repeated="2" table:style-name="ce16"/>
          <table:table-cell table:number-columns-repeated="16370"/>
        </table:table-row>
        <table:table-row table:style-name="ro38">
          <table:table-cell table:style-name="ce1"/>
          <table:table-cell office:value-type="string" table:style-name="ce175">
            <text:p><text:s text:c="2"/>Total</text:p>
          </table:table-cell>
          <table:table-cell office:value-type="float" office:value="7253" table:style-name="ce104">
            <text:p>7 253</text:p>
          </table:table-cell>
          <table:table-cell office:value-type="float" office:value="100" table:style-name="ce105">
            <text:p>100,0<text:s text:c="5"/></text:p>
          </table:table-cell>
          <table:table-cell office:value-type="float" office:value="7617" table:style-name="ce106">
            <text:p>7 617</text:p>
          </table:table-cell>
          <table:table-cell office:value-type="float" office:value="100" table:style-name="ce107">
            <text:p>100,0<text:s text:c="5"/></text:p>
          </table:table-cell>
          <table:table-cell office:value-type="float" office:value="6184" table:style-name="ce106">
            <text:p>6 184</text:p>
          </table:table-cell>
          <table:table-cell office:value-type="float" office:value="100" table:style-name="ce107">
            <text:p>100,0<text:s text:c="5"/></text:p>
          </table:table-cell>
          <table:table-cell office:value-type="float" office:value="-364" table:style-name="ce108">
            <text:p><text:s/>- 364</text:p>
          </table:table-cell>
          <table:table-cell office:value-type="float" office:value="-4.7787842982801632" table:style-name="ce109">
            <text:p>-4,8<text:s text:c="3"/></text:p>
          </table:table-cell>
          <table:table-cell office:value-type="float" office:value="1069" table:style-name="ce108">
            <text:p>+1 069</text:p>
          </table:table-cell>
          <table:table-cell office:value-type="float" office:value="17.286545924967658" table:style-name="ce109">
            <text:p>+17,3<text:s text:c="3"/></text:p>
          </table:table-cell>
          <table:table-cell table:style-name="ce12"/>
          <table:table-cell table:style-name="ce17"/>
          <table:table-cell table:number-columns-repeated="16370"/>
        </table:table-row>
        <table:table-row table:style-name="ro8">
          <table:table-cell table:style-name="ce1"/>
          <table:table-cell office:value-type="string" table:style-name="ce176">
            <text:p>Agricultura, produção animal, caça, floresta e pesca</text:p>
          </table:table-cell>
          <table:table-cell office:value-type="float" office:value="215" table:style-name="ce104">
            <text:p><text:s/>215</text:p>
          </table:table-cell>
          <table:table-cell office:value-type="float" office:value="2.9642906383565424" table:style-name="ce105">
            <text:p>3,0<text:s text:c="5"/></text:p>
          </table:table-cell>
          <table:table-cell office:value-type="float" office:value="147" table:style-name="ce106">
            <text:p><text:s/>147</text:p>
          </table:table-cell>
          <table:table-cell office:value-type="float" office:value="1.9298936589208351" table:style-name="ce107">
            <text:p>1,9<text:s text:c="5"/></text:p>
          </table:table-cell>
          <table:table-cell office:value-type="float" office:value="217" table:style-name="ce106">
            <text:p><text:s/>217</text:p>
          </table:table-cell>
          <table:table-cell office:value-type="float" office:value="3.5090556274256146" table:style-name="ce107">
            <text:p>3,5<text:s text:c="5"/></text:p>
          </table:table-cell>
          <table:table-cell office:value-type="float" office:value="68" table:style-name="ce108">
            <text:p>+ 68</text:p>
          </table:table-cell>
          <table:table-cell office:value-type="float" office:value="46.258503401360542" table:style-name="ce109">
            <text:p>+46,3<text:s text:c="3"/></text:p>
          </table:table-cell>
          <table:table-cell office:value-type="float" office:value="-2" table:style-name="ce108">
            <text:p><text:s/>- 2</text:p>
          </table:table-cell>
          <table:table-cell office:value-type="float" office:value="-0.92165898617511521" table:style-name="ce109">
            <text:p>-0,9<text:s text:c="3"/></text:p>
          </table:table-cell>
          <table:table-cell table:style-name="ce22"/>
          <table:table-cell table:style-name="ce18"/>
          <table:table-cell table:number-columns-repeated="16370"/>
        </table:table-row>
        <table:table-row table:style-name="ro37">
          <table:table-cell table:style-name="ce1"/>
          <table:table-cell office:value-type="string" table:style-name="ce177">
            <text:p>Indústria, energia e água e construção</text:p>
          </table:table-cell>
          <table:table-cell office:value-type="float" office:value="1771" table:style-name="ce122">
            <text:p>1 771</text:p>
          </table:table-cell>
          <table:table-cell office:value-type="float" office:value="24.417482421067145" table:style-name="ce123">
            <text:p>24,4<text:s text:c="5"/></text:p>
          </table:table-cell>
          <table:table-cell office:value-type="float" office:value="1878" table:style-name="ce106">
            <text:p>1 878</text:p>
          </table:table-cell>
          <table:table-cell office:value-type="float" office:value="24.655376132335565" table:style-name="ce107">
            <text:p>24,7<text:s text:c="5"/></text:p>
          </table:table-cell>
          <table:table-cell office:value-type="float" office:value="1547" table:style-name="ce106">
            <text:p>1 547</text:p>
          </table:table-cell>
          <table:table-cell office:value-type="float" office:value="25.016170763260025" table:style-name="ce107">
            <text:p>25,0<text:s text:c="5"/></text:p>
          </table:table-cell>
          <table:table-cell office:value-type="float" office:value="-107" table:style-name="ce108">
            <text:p><text:s/>- 107</text:p>
          </table:table-cell>
          <table:table-cell office:value-type="float" office:value="-5.6975505857294992" table:style-name="ce109">
            <text:p>-5,7<text:s text:c="3"/></text:p>
          </table:table-cell>
          <table:table-cell office:value-type="float" office:value="224" table:style-name="ce108">
            <text:p>+ 224</text:p>
          </table:table-cell>
          <table:table-cell office:value-type="float" office:value="14.479638009049776" table:style-name="ce109">
            <text:p>+14,5<text:s text:c="3"/></text:p>
          </table:table-cell>
          <table:table-cell table:style-name="ce22"/>
          <table:table-cell table:style-name="ce18"/>
          <table:table-cell table:number-columns-repeated="16370"/>
        </table:table-row>
        <table:table-row table:style-name="ro38">
          <table:table-cell table:style-name="ce1"/>
          <table:table-cell office:value-type="string" table:style-name="ce178">
            <text:p>Indústrias extrativas</text:p>
          </table:table-cell>
          <table:table-cell office:value-type="float" office:value="4" table:style-name="ce111">
            <text:p><text:s/>4</text:p>
          </table:table-cell>
          <table:table-cell office:value-type="float" office:value="5.514959327174962E-2" table:style-name="ce112">
            <text:p>0,1<text:s text:c="5"/></text:p>
          </table:table-cell>
          <table:table-cell office:value-type="float" office:value="6" table:style-name="ce113">
            <text:p><text:s/>6</text:p>
          </table:table-cell>
          <table:table-cell office:value-type="float" office:value="7.8771169751870818E-2" table:style-name="ce114">
            <text:p>0,1<text:s text:c="5"/></text:p>
          </table:table-cell>
          <table:table-cell office:value-type="float" office:value="6" table:style-name="ce113">
            <text:p><text:s/>6</text:p>
          </table:table-cell>
          <table:table-cell office:value-type="float" office:value="9.7024579560155241E-2" table:style-name="ce114">
            <text:p>0,1<text:s text:c="5"/></text:p>
          </table:table-cell>
          <table:table-cell office:value-type="float" office:value="-2" table:style-name="ce115">
            <text:p><text:s/>- 2</text:p>
          </table:table-cell>
          <table:table-cell office:value-type="float" office:value="-33.333333333333329" table:style-name="ce116">
            <text:p>-33,3<text:s text:c="3"/></text:p>
          </table:table-cell>
          <table:table-cell office:value-type="float" office:value="-2" table:style-name="ce115">
            <text:p><text:s/>- 2</text:p>
          </table:table-cell>
          <table:table-cell office:value-type="float" office:value="-33.333333333333329" table:style-name="ce116">
            <text:p>-33,3<text:s text:c="3"/></text:p>
          </table:table-cell>
          <table:table-cell table:style-name="ce20"/>
          <table:table-cell table:style-name="ce18"/>
          <table:table-cell table:number-columns-repeated="16370"/>
        </table:table-row>
        <table:table-row table:style-name="ro38">
          <table:table-cell/>
          <table:table-cell office:value-type="string" table:style-name="ce179">
            <text:p>Indústrias alimentares das bebidas e do tabaco</text:p>
          </table:table-cell>
          <table:table-cell office:value-type="float" office:value="205" table:style-name="ce111">
            <text:p><text:s/>205</text:p>
          </table:table-cell>
          <table:table-cell office:value-type="float" office:value="2.8264166551771681" table:style-name="ce112">
            <text:p>2,8<text:s text:c="5"/></text:p>
          </table:table-cell>
          <table:table-cell office:value-type="float" office:value="224" table:style-name="ce113">
            <text:p><text:s/>224</text:p>
          </table:table-cell>
          <table:table-cell office:value-type="float" office:value="2.9407903374031772" table:style-name="ce114">
            <text:p>2,9<text:s text:c="5"/></text:p>
          </table:table-cell>
          <table:table-cell office:value-type="float" office:value="191" table:style-name="ce113">
            <text:p><text:s/>191</text:p>
          </table:table-cell>
          <table:table-cell office:value-type="float" office:value="3.0886157826649416" table:style-name="ce114">
            <text:p>3,1<text:s text:c="5"/></text:p>
          </table:table-cell>
          <table:table-cell office:value-type="float" office:value="-19" table:style-name="ce115">
            <text:p><text:s/>- 19</text:p>
          </table:table-cell>
          <table:table-cell office:value-type="float" office:value="-8.4821428571428577" table:style-name="ce116">
            <text:p>-8,5<text:s text:c="3"/></text:p>
          </table:table-cell>
          <table:table-cell office:value-type="float" office:value="14" table:style-name="ce115">
            <text:p>+ 14</text:p>
          </table:table-cell>
          <table:table-cell office:value-type="float" office:value="7.3298429319371721" table:style-name="ce116">
            <text:p>+7,3<text:s text:c="3"/></text:p>
          </table:table-cell>
          <table:table-cell table:style-name="ce19"/>
          <table:table-cell table:style-name="ce18"/>
          <table:table-cell table:number-columns-repeated="16370"/>
        </table:table-row>
        <table:table-row table:style-name="ro38">
          <table:table-cell/>
          <table:table-cell office:value-type="string" table:style-name="ce179">
            <text:p>Fabricação de têxteis</text:p>
          </table:table-cell>
          <table:table-cell office:value-type="float" office:value="119" table:style-name="ce111">
            <text:p><text:s/>119</text:p>
          </table:table-cell>
          <table:table-cell office:value-type="float" office:value="1.6407003998345513" table:style-name="ce148">
            <text:p>1,6<text:s text:c="5"/></text:p>
          </table:table-cell>
          <table:table-cell office:value-type="float" office:value="129" table:style-name="ce149">
            <text:p><text:s/>129</text:p>
          </table:table-cell>
          <table:table-cell office:value-type="float" office:value="1.6935801496652227" table:style-name="ce150">
            <text:p>1,7<text:s text:c="5"/></text:p>
          </table:table-cell>
          <table:table-cell office:value-type="float" office:value="90" table:style-name="ce113">
            <text:p><text:s/>90</text:p>
          </table:table-cell>
          <table:table-cell office:value-type="float" office:value="1.4553686934023284" table:style-name="ce150">
            <text:p>1,5<text:s text:c="5"/></text:p>
          </table:table-cell>
          <table:table-cell office:value-type="float" office:value="-10" table:style-name="ce115">
            <text:p><text:s/>- 10</text:p>
          </table:table-cell>
          <table:table-cell office:value-type="float" office:value="-7.7519379844961236" table:style-name="ce116">
            <text:p>-7,8<text:s text:c="3"/></text:p>
          </table:table-cell>
          <table:table-cell office:value-type="float" office:value="29" table:style-name="ce115">
            <text:p>+ 29</text:p>
          </table:table-cell>
          <table:table-cell office:value-type="float" office:value="32.222222222222221" table:style-name="ce116">
            <text:p>+32,2<text:s text:c="3"/></text:p>
          </table:table-cell>
          <table:table-cell table:style-name="ce19"/>
          <table:table-cell table:style-name="ce18"/>
          <table:table-cell table:number-columns-repeated="16370"/>
        </table:table-row>
        <table:table-row table:style-name="ro38">
          <table:table-cell/>
          <table:table-cell office:value-type="string" table:style-name="ce180">
            <text:p>Indústria do vestuário</text:p>
          </table:table-cell>
          <table:table-cell office:value-type="float" office:value="277" table:style-name="ce111">
            <text:p><text:s/>277</text:p>
          </table:table-cell>
          <table:table-cell office:value-type="float" office:value="3.8191093340686613" table:style-name="ce128">
            <text:p>3,8<text:s text:c="5"/></text:p>
          </table:table-cell>
          <table:table-cell office:value-type="float" office:value="293" table:style-name="ce129">
            <text:p><text:s/>293</text:p>
          </table:table-cell>
          <table:table-cell office:value-type="float" office:value="3.8466587895496915" table:style-name="ce130">
            <text:p>3,8<text:s text:c="5"/></text:p>
          </table:table-cell>
          <table:table-cell office:value-type="float" office:value="167" table:style-name="ce113">
            <text:p><text:s/>167</text:p>
          </table:table-cell>
          <table:table-cell office:value-type="float" office:value="2.7005174644243208" table:style-name="ce130">
            <text:p>2,7<text:s text:c="5"/></text:p>
          </table:table-cell>
          <table:table-cell office:value-type="float" office:value="-16" table:style-name="ce115">
            <text:p><text:s/>- 16</text:p>
          </table:table-cell>
          <table:table-cell office:value-type="float" office:value="-5.4607508532423212" table:style-name="ce116">
            <text:p>-5,5<text:s text:c="3"/></text:p>
          </table:table-cell>
          <table:table-cell office:value-type="float" office:value="110" table:style-name="ce115">
            <text:p>+ 110</text:p>
          </table:table-cell>
          <table:table-cell office:value-type="float" office:value="65.868263473053887" table:style-name="ce116">
            <text:p>+65,9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Indústria do couro e dos produtos do couro</text:p>
          </table:table-cell>
          <table:table-cell office:value-type="float" office:value="123" table:style-name="ce111">
            <text:p><text:s/>123</text:p>
          </table:table-cell>
          <table:table-cell office:value-type="float" office:value="1.6958499931063009" table:style-name="ce128">
            <text:p>1,7<text:s text:c="5"/></text:p>
          </table:table-cell>
          <table:table-cell office:value-type="float" office:value="177" table:style-name="ce129">
            <text:p><text:s/>177</text:p>
          </table:table-cell>
          <table:table-cell office:value-type="float" office:value="2.3237495076801893" table:style-name="ce130">
            <text:p>2,3<text:s text:c="5"/></text:p>
          </table:table-cell>
          <table:table-cell office:value-type="float" office:value="118" table:style-name="ce113">
            <text:p><text:s/>118</text:p>
          </table:table-cell>
          <table:table-cell office:value-type="float" office:value="1.9081500646830531" table:style-name="ce130">
            <text:p>1,9<text:s text:c="5"/></text:p>
          </table:table-cell>
          <table:table-cell office:value-type="float" office:value="-54" table:style-name="ce115">
            <text:p><text:s/>- 54</text:p>
          </table:table-cell>
          <table:table-cell office:value-type="float" office:value="-30.508474576271187" table:style-name="ce116">
            <text:p>-30,5<text:s text:c="3"/></text:p>
          </table:table-cell>
          <table:table-cell office:value-type="float" office:value="5" table:style-name="ce115">
            <text:p>+ 5</text:p>
          </table:table-cell>
          <table:table-cell office:value-type="float" office:value="4.2372881355932197" table:style-name="ce116">
            <text:p>+4,2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Indústria da madeira e da cortiça</text:p>
          </table:table-cell>
          <table:table-cell office:value-type="float" office:value="50" table:style-name="ce111">
            <text:p><text:s/>50</text:p>
          </table:table-cell>
          <table:table-cell office:value-type="float" office:value="0.68936991589687024" table:style-name="ce128">
            <text:p>0,7<text:s text:c="5"/></text:p>
          </table:table-cell>
          <table:table-cell office:value-type="float" office:value="33" table:style-name="ce129">
            <text:p><text:s/>33</text:p>
          </table:table-cell>
          <table:table-cell office:value-type="float" office:value="0.4332414336352895" table:style-name="ce130">
            <text:p>0,4<text:s text:c="5"/></text:p>
          </table:table-cell>
          <table:table-cell office:value-type="float" office:value="32" table:style-name="ce113">
            <text:p><text:s/>32</text:p>
          </table:table-cell>
          <table:table-cell office:value-type="float" office:value="0.51746442432082795" table:style-name="ce130">
            <text:p>0,5<text:s text:c="5"/></text:p>
          </table:table-cell>
          <table:table-cell office:value-type="float" office:value="17" table:style-name="ce115">
            <text:p>+ 17</text:p>
          </table:table-cell>
          <table:table-cell office:value-type="float" office:value="51.515151515151516" table:style-name="ce116">
            <text:p>+51,5<text:s text:c="3"/></text:p>
          </table:table-cell>
          <table:table-cell office:value-type="float" office:value="18" table:style-name="ce115">
            <text:p>+ 18</text:p>
          </table:table-cell>
          <table:table-cell office:value-type="float" office:value="56.25" table:style-name="ce116">
            <text:p>+56,3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Indústrias do papel, impressão e reprodução</text:p>
          </table:table-cell>
          <table:table-cell office:value-type="float" office:value="27" table:style-name="ce111">
            <text:p><text:s/>27</text:p>
          </table:table-cell>
          <table:table-cell office:value-type="float" office:value="0.37225975458430993" table:style-name="ce128">
            <text:p>0,4<text:s text:c="5"/></text:p>
          </table:table-cell>
          <table:table-cell office:value-type="float" office:value="38" table:style-name="ce129">
            <text:p><text:s/>38</text:p>
          </table:table-cell>
          <table:table-cell office:value-type="float" office:value="0.49888407509518184" table:style-name="ce130">
            <text:p>0,5<text:s text:c="5"/></text:p>
          </table:table-cell>
          <table:table-cell office:value-type="float" office:value="26" table:style-name="ce113">
            <text:p><text:s/>26</text:p>
          </table:table-cell>
          <table:table-cell office:value-type="float" office:value="0.42043984476067264" table:style-name="ce130">
            <text:p>0,4<text:s text:c="5"/></text:p>
          </table:table-cell>
          <table:table-cell office:value-type="float" office:value="-11" table:style-name="ce115">
            <text:p><text:s/>- 11</text:p>
          </table:table-cell>
          <table:table-cell office:value-type="float" office:value="-28.947368421052634" table:style-name="ce116">
            <text:p>-28,9<text:s text:c="3"/></text:p>
          </table:table-cell>
          <table:table-cell office:value-type="float" office:value="1" table:style-name="ce115">
            <text:p>+ 1</text:p>
          </table:table-cell>
          <table:table-cell office:value-type="float" office:value="3.8461538461538463" table:style-name="ce116">
            <text:p>+3,8<text:s text:c="3"/></text:p>
          </table:table-cell>
          <table:table-cell table:style-name="ce20"/>
          <table:table-cell table:style-name="ce19"/>
          <table:table-cell table:number-columns-repeated="16370"/>
        </table:table-row>
        <table:table-row table:style-name="ro38">
          <table:table-cell/>
          <table:table-cell office:value-type="string" table:style-name="ce181">
            <text:p>Fab. produtos petrolíferos, químicos, farmacêuticos, borracha e plástico</text:p>
          </table:table-cell>
          <table:table-cell office:value-type="float" office:value="47" table:style-name="ce111">
            <text:p><text:s/>47</text:p>
          </table:table-cell>
          <table:table-cell office:value-type="float" office:value="0.64800772094305803" table:style-name="ce128">
            <text:p>0,6<text:s text:c="5"/></text:p>
          </table:table-cell>
          <table:table-cell office:value-type="float" office:value="44" table:style-name="ce129">
            <text:p><text:s/>44</text:p>
          </table:table-cell>
          <table:table-cell office:value-type="float" office:value="0.57765524484705266" table:style-name="ce130">
            <text:p>0,6<text:s text:c="5"/></text:p>
          </table:table-cell>
          <table:table-cell office:value-type="float" office:value="56" table:style-name="ce113">
            <text:p><text:s/>56</text:p>
          </table:table-cell>
          <table:table-cell office:value-type="float" office:value="0.90556274256144886" table:style-name="ce130">
            <text:p>0,9<text:s text:c="5"/></text:p>
          </table:table-cell>
          <table:table-cell office:value-type="float" office:value="3" table:style-name="ce115">
            <text:p>+ 3</text:p>
          </table:table-cell>
          <table:table-cell office:value-type="float" office:value="6.8181818181818175" table:style-name="ce116">
            <text:p>+6,8<text:s text:c="3"/></text:p>
          </table:table-cell>
          <table:table-cell office:value-type="float" office:value="-9" table:style-name="ce115">
            <text:p><text:s/>- 9</text:p>
          </table:table-cell>
          <table:table-cell office:value-type="float" office:value="-16.071428571428573" table:style-name="ce116">
            <text:p>-16,1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Fabricação de outros produtos minerais não metálicos</text:p>
          </table:table-cell>
          <table:table-cell office:value-type="float" office:value="49" table:style-name="ce111">
            <text:p><text:s/>49</text:p>
          </table:table-cell>
          <table:table-cell office:value-type="float" office:value="0.67558251757893284" table:style-name="ce128">
            <text:p>0,7<text:s text:c="5"/></text:p>
          </table:table-cell>
          <table:table-cell office:value-type="float" office:value="56" table:style-name="ce129">
            <text:p><text:s/>56</text:p>
          </table:table-cell>
          <table:table-cell office:value-type="float" office:value="0.7351975843507943" table:style-name="ce130">
            <text:p>0,7<text:s text:c="5"/></text:p>
          </table:table-cell>
          <table:table-cell office:value-type="float" office:value="55" table:style-name="ce113">
            <text:p><text:s/>55</text:p>
          </table:table-cell>
          <table:table-cell office:value-type="float" office:value="0.88939197930142311" table:style-name="ce130">
            <text:p>0,9<text:s text:c="5"/></text:p>
          </table:table-cell>
          <table:table-cell office:value-type="float" office:value="-7" table:style-name="ce115">
            <text:p><text:s/>- 7</text:p>
          </table:table-cell>
          <table:table-cell office:value-type="float" office:value="-12.5" table:style-name="ce116">
            <text:p>-12,5<text:s text:c="3"/></text:p>
          </table:table-cell>
          <table:table-cell office:value-type="float" office:value="-6" table:style-name="ce115">
            <text:p><text:s/>- 6</text:p>
          </table:table-cell>
          <table:table-cell office:value-type="float" office:value="-10.909090909090908" table:style-name="ce116">
            <text:p>-10,9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Indústria metalúrgica de base e fab. produtos metálicos</text:p>
          </table:table-cell>
          <table:table-cell office:value-type="float" office:value="152" table:style-name="ce111">
            <text:p><text:s/>152</text:p>
          </table:table-cell>
          <table:table-cell office:value-type="float" office:value="2.0956845443264855" table:style-name="ce128">
            <text:p>2,1<text:s text:c="5"/></text:p>
          </table:table-cell>
          <table:table-cell office:value-type="float" office:value="143" table:style-name="ce129">
            <text:p><text:s/>143</text:p>
          </table:table-cell>
          <table:table-cell office:value-type="float" office:value="1.8773795457529212" table:style-name="ce130">
            <text:p>1,9<text:s text:c="5"/></text:p>
          </table:table-cell>
          <table:table-cell office:value-type="float" office:value="145" table:style-name="ce113">
            <text:p><text:s/>145</text:p>
          </table:table-cell>
          <table:table-cell office:value-type="float" office:value="2.3447606727037518" table:style-name="ce130">
            <text:p>2,3<text:s text:c="5"/></text:p>
          </table:table-cell>
          <table:table-cell office:value-type="float" office:value="9" table:style-name="ce115">
            <text:p>+ 9</text:p>
          </table:table-cell>
          <table:table-cell office:value-type="float" office:value="6.2937062937062942" table:style-name="ce116">
            <text:p>+6,3<text:s text:c="3"/></text:p>
          </table:table-cell>
          <table:table-cell office:value-type="float" office:value="7" table:style-name="ce115">
            <text:p>+ 7</text:p>
          </table:table-cell>
          <table:table-cell office:value-type="float" office:value="4.8275862068965516" table:style-name="ce116">
            <text:p>+4,8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Fab. equipamento informático, elétrico, máquinas e equipamentos n.e.</text:p>
          </table:table-cell>
          <table:table-cell office:value-type="float" office:value="84" table:style-name="ce111">
            <text:p><text:s/>84</text:p>
          </table:table-cell>
          <table:table-cell office:value-type="float" office:value="1.158141458706742" table:style-name="ce128">
            <text:p>1,2<text:s text:c="5"/></text:p>
          </table:table-cell>
          <table:table-cell office:value-type="float" office:value="95" table:style-name="ce129">
            <text:p><text:s/>95</text:p>
          </table:table-cell>
          <table:table-cell office:value-type="float" office:value="1.2472101877379544" table:style-name="ce130">
            <text:p>1,2<text:s text:c="5"/></text:p>
          </table:table-cell>
          <table:table-cell office:value-type="float" office:value="58" table:style-name="ce113">
            <text:p><text:s/>58</text:p>
          </table:table-cell>
          <table:table-cell office:value-type="float" office:value="0.93790426908150071" table:style-name="ce130">
            <text:p>0,9<text:s text:c="5"/></text:p>
          </table:table-cell>
          <table:table-cell office:value-type="float" office:value="-11" table:style-name="ce115">
            <text:p><text:s/>- 11</text:p>
          </table:table-cell>
          <table:table-cell office:value-type="float" office:value="-11.578947368421053" table:style-name="ce116">
            <text:p>-11,6<text:s text:c="3"/></text:p>
          </table:table-cell>
          <table:table-cell office:value-type="float" office:value="26" table:style-name="ce115">
            <text:p>+ 26</text:p>
          </table:table-cell>
          <table:table-cell office:value-type="float" office:value="44.827586206896555" table:style-name="ce116">
            <text:p>+44,8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Fab. veículos automóveis, componentes e outro equipa. de transporte</text:p>
          </table:table-cell>
          <table:table-cell office:value-type="float" office:value="64" table:style-name="ce111">
            <text:p><text:s/>64</text:p>
          </table:table-cell>
          <table:table-cell office:value-type="float" office:value="0.88239349234799391" table:style-name="ce128">
            <text:p>0,9<text:s text:c="5"/></text:p>
          </table:table-cell>
          <table:table-cell office:value-type="float" office:value="59" table:style-name="ce129">
            <text:p><text:s/>59</text:p>
          </table:table-cell>
          <table:table-cell office:value-type="float" office:value="0.77458316922672976" table:style-name="ce130">
            <text:p>0,8<text:s text:c="5"/></text:p>
          </table:table-cell>
          <table:table-cell office:value-type="float" office:value="21" table:style-name="ce113">
            <text:p><text:s/>21</text:p>
          </table:table-cell>
          <table:table-cell office:value-type="float" office:value="0.33958602846054337" table:style-name="ce130">
            <text:p>0,3<text:s text:c="5"/></text:p>
          </table:table-cell>
          <table:table-cell office:value-type="float" office:value="5" table:style-name="ce115">
            <text:p>+ 5</text:p>
          </table:table-cell>
          <table:table-cell office:value-type="float" office:value="8.4745762711864394" table:style-name="ce116">
            <text:p>+8,5<text:s text:c="3"/></text:p>
          </table:table-cell>
          <table:table-cell office:value-type="float" office:value="43" table:style-name="ce115">
            <text:p>+ 43</text:p>
          </table:table-cell>
          <table:table-cell office:value-type="float" office:value="204.76190476190476" table:style-name="ce116">
            <text:p>+204,8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Fab. mobiliário, repar. instal. máq. e equipa. e outras ind. transformadoras</text:p>
          </table:table-cell>
          <table:table-cell office:value-type="float" office:value="165" table:style-name="ce111">
            <text:p><text:s/>165</text:p>
          </table:table-cell>
          <table:table-cell office:value-type="float" office:value="2.2749207224596719" table:style-name="ce128">
            <text:p>2,3<text:s text:c="5"/></text:p>
          </table:table-cell>
          <table:table-cell office:value-type="float" office:value="189" table:style-name="ce129">
            <text:p><text:s/>189</text:p>
          </table:table-cell>
          <table:table-cell office:value-type="float" office:value="2.4812918471839307" table:style-name="ce130">
            <text:p>2,5<text:s text:c="5"/></text:p>
          </table:table-cell>
          <table:table-cell office:value-type="float" office:value="126" table:style-name="ce113">
            <text:p><text:s/>126</text:p>
          </table:table-cell>
          <table:table-cell office:value-type="float" office:value="2.0375161707632601" table:style-name="ce130">
            <text:p>2,0<text:s text:c="5"/></text:p>
          </table:table-cell>
          <table:table-cell office:value-type="float" office:value="-24" table:style-name="ce115">
            <text:p><text:s/>- 24</text:p>
          </table:table-cell>
          <table:table-cell office:value-type="float" office:value="-12.698412698412698" table:style-name="ce116">
            <text:p>-12,7<text:s text:c="3"/></text:p>
          </table:table-cell>
          <table:table-cell office:value-type="float" office:value="39" table:style-name="ce115">
            <text:p>+ 39</text:p>
          </table:table-cell>
          <table:table-cell office:value-type="float" office:value="30.952380952380953" table:style-name="ce116">
            <text:p>+31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Eletricidade, gás e água, saneamento, resíduos e despoluição</text:p>
          </table:table-cell>
          <table:table-cell office:value-type="float" office:value="57" table:style-name="ce111">
            <text:p><text:s/>57</text:p>
          </table:table-cell>
          <table:table-cell office:value-type="float" office:value="0.78588170412243219" table:style-name="ce128">
            <text:p>0,8<text:s text:c="5"/></text:p>
          </table:table-cell>
          <table:table-cell office:value-type="float" office:value="32" table:style-name="ce129">
            <text:p><text:s/>32</text:p>
          </table:table-cell>
          <table:table-cell office:value-type="float" office:value="0.42011290534331103" table:style-name="ce130">
            <text:p>0,4<text:s text:c="5"/></text:p>
          </table:table-cell>
          <table:table-cell office:value-type="float" office:value="44" table:style-name="ce113">
            <text:p><text:s/>44</text:p>
          </table:table-cell>
          <table:table-cell office:value-type="float" office:value="0.71151358344113846" table:style-name="ce130">
            <text:p>0,7<text:s text:c="5"/></text:p>
          </table:table-cell>
          <table:table-cell office:value-type="float" office:value="25" table:style-name="ce115">
            <text:p>+ 25</text:p>
          </table:table-cell>
          <table:table-cell office:value-type="float" office:value="78.125" table:style-name="ce116">
            <text:p>+78,1<text:s text:c="3"/></text:p>
          </table:table-cell>
          <table:table-cell office:value-type="float" office:value="13" table:style-name="ce115">
            <text:p>+ 13</text:p>
          </table:table-cell>
          <table:table-cell office:value-type="float" office:value="29.545454545454547" table:style-name="ce116">
            <text:p>+29,5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81">
            <text:p>Construção</text:p>
          </table:table-cell>
          <table:table-cell office:value-type="float" office:value="348" table:style-name="ce111">
            <text:p><text:s/>348</text:p>
          </table:table-cell>
          <table:table-cell office:value-type="float" office:value="4.7980146146422165" table:style-name="ce128">
            <text:p>4,8<text:s text:c="5"/></text:p>
          </table:table-cell>
          <table:table-cell office:value-type="float" office:value="360" table:style-name="ce129">
            <text:p><text:s/>360</text:p>
          </table:table-cell>
          <table:table-cell office:value-type="float" office:value="4.7262701851122486" table:style-name="ce130">
            <text:p>4,7<text:s text:c="5"/></text:p>
          </table:table-cell>
          <table:table-cell office:value-type="float" office:value="412" table:style-name="ce113">
            <text:p><text:s/>412</text:p>
          </table:table-cell>
          <table:table-cell office:value-type="float" office:value="6.6623544631306597" table:style-name="ce130">
            <text:p>6,7<text:s text:c="5"/></text:p>
          </table:table-cell>
          <table:table-cell office:value-type="float" office:value="-12" table:style-name="ce115">
            <text:p><text:s/>- 12</text:p>
          </table:table-cell>
          <table:table-cell office:value-type="float" office:value="-3.3333333333333335" table:style-name="ce116">
            <text:p>-3,3<text:s text:c="3"/></text:p>
          </table:table-cell>
          <table:table-cell office:value-type="float" office:value="-64" table:style-name="ce115">
            <text:p><text:s/>- 64</text:p>
          </table:table-cell>
          <table:table-cell office:value-type="float" office:value="-15.53398058252427" table:style-name="ce116">
            <text:p>-15,5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office:value-type="string" table:style-name="ce177">
            <text:p>Serviços</text:p>
          </table:table-cell>
          <table:table-cell office:value-type="float" office:value="5267" table:style-name="ce122">
            <text:p>5 267</text:p>
          </table:table-cell>
          <table:table-cell office:value-type="float" office:value="72.618226940576307" table:style-name="ce123">
            <text:p>72,6<text:s text:c="5"/></text:p>
          </table:table-cell>
          <table:table-cell office:value-type="float" office:value="5592" table:style-name="ce124">
            <text:p>5 592</text:p>
          </table:table-cell>
          <table:table-cell office:value-type="float" office:value="73.414730208743592" table:style-name="ce125">
            <text:p>73,4<text:s text:c="5"/></text:p>
          </table:table-cell>
          <table:table-cell office:value-type="float" office:value="4420" table:style-name="ce124">
            <text:p>4 420</text:p>
          </table:table-cell>
          <table:table-cell office:value-type="float" office:value="71.474773609314354" table:style-name="ce125">
            <text:p>71,5<text:s text:c="5"/></text:p>
          </table:table-cell>
          <table:table-cell office:value-type="float" office:value="-325" table:style-name="ce108">
            <text:p><text:s/>- 325</text:p>
          </table:table-cell>
          <table:table-cell office:value-type="float" office:value="-5.8118741058655221" table:style-name="ce109">
            <text:p>-5,8<text:s text:c="3"/></text:p>
          </table:table-cell>
          <table:table-cell office:value-type="float" office:value="847" table:style-name="ce108">
            <text:p>+ 847</text:p>
          </table:table-cell>
          <table:table-cell office:value-type="float" office:value="19.162895927601813" table:style-name="ce109">
            <text:p>+19,2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78">
            <text:p>Comércio, manut. repar. de veículos automóveis e motociclos</text:p>
          </table:table-cell>
          <table:table-cell office:value-type="float" office:value="149" table:style-name="ce111">
            <text:p><text:s/>149</text:p>
          </table:table-cell>
          <table:table-cell office:value-type="float" office:value="2.0543223493726734" table:style-name="ce128">
            <text:p>2,1<text:s text:c="5"/></text:p>
          </table:table-cell>
          <table:table-cell office:value-type="float" office:value="146" table:style-name="ce129">
            <text:p><text:s/>146</text:p>
          </table:table-cell>
          <table:table-cell office:value-type="float" office:value="1.9167651306288565" table:style-name="ce130">
            <text:p>1,9<text:s text:c="5"/></text:p>
          </table:table-cell>
          <table:table-cell office:value-type="float" office:value="111" table:style-name="ce129">
            <text:p><text:s/>111</text:p>
          </table:table-cell>
          <table:table-cell office:value-type="float" office:value="1.7949547218628719" table:style-name="ce130">
            <text:p>1,8<text:s text:c="5"/></text:p>
          </table:table-cell>
          <table:table-cell office:value-type="float" office:value="3" table:style-name="ce115">
            <text:p>+ 3</text:p>
          </table:table-cell>
          <table:table-cell office:value-type="float" office:value="2.054794520547945" table:style-name="ce116">
            <text:p>+2,1<text:s text:c="3"/></text:p>
          </table:table-cell>
          <table:table-cell office:value-type="float" office:value="38" table:style-name="ce115">
            <text:p>+ 38</text:p>
          </table:table-cell>
          <table:table-cell office:value-type="float" office:value="34.234234234234236" table:style-name="ce116">
            <text:p>+34,2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178">
            <text:p>Comércio por grosso e a retalho</text:p>
          </table:table-cell>
          <table:table-cell office:value-type="float" office:value="1089" table:style-name="ce111">
            <text:p>1 089</text:p>
          </table:table-cell>
          <table:table-cell office:value-type="float" office:value="15.014476768233834" table:style-name="ce128">
            <text:p>15,0<text:s text:c="5"/></text:p>
          </table:table-cell>
          <table:table-cell office:value-type="float" office:value="1177" table:style-name="ce129">
            <text:p>1 177</text:p>
          </table:table-cell>
          <table:table-cell office:value-type="float" office:value="15.45227779965866" table:style-name="ce130">
            <text:p>15,5<text:s text:c="5"/></text:p>
          </table:table-cell>
          <table:table-cell office:value-type="float" office:value="974" table:style-name="ce129">
            <text:p><text:s/>974</text:p>
          </table:table-cell>
          <table:table-cell office:value-type="float" office:value="15.7503234152652" table:style-name="ce130">
            <text:p>15,8<text:s text:c="5"/></text:p>
          </table:table-cell>
          <table:table-cell office:value-type="float" office:value="-88" table:style-name="ce115">
            <text:p><text:s/>- 88</text:p>
          </table:table-cell>
          <table:table-cell office:value-type="float" office:value="-7.4766355140186906" table:style-name="ce116">
            <text:p>-7,5<text:s text:c="3"/></text:p>
          </table:table-cell>
          <table:table-cell office:value-type="float" office:value="115" table:style-name="ce115">
            <text:p>+ 115</text:p>
          </table:table-cell>
          <table:table-cell office:value-type="float" office:value="11.806981519507186" table:style-name="ce116">
            <text:p>+11,8<text:s text:c="3"/></text:p>
          </table:table-cell>
          <table:table-cell table:number-columns-repeated="16372"/>
        </table:table-row>
        <table:table-row table:style-name="ro34">
          <table:table-cell/>
          <table:table-cell office:value-type="string" table:style-name="ce181">
            <text:p>Transportes e armazenagem</text:p>
          </table:table-cell>
          <table:table-cell office:value-type="float" office:value="107" table:style-name="ce111">
            <text:p><text:s/>107</text:p>
          </table:table-cell>
          <table:table-cell office:value-type="float" office:value="1.4752516200193024" table:style-name="ce148">
            <text:p>1,5<text:s text:c="5"/></text:p>
          </table:table-cell>
          <table:table-cell office:value-type="float" office:value="114" table:style-name="ce129">
            <text:p><text:s/>114</text:p>
          </table:table-cell>
          <table:table-cell office:value-type="float" office:value="1.4966522252855454" table:style-name="ce150">
            <text:p>1,5<text:s text:c="5"/></text:p>
          </table:table-cell>
          <table:table-cell office:value-type="float" office:value="82" table:style-name="ce129">
            <text:p><text:s/>82</text:p>
          </table:table-cell>
          <table:table-cell office:value-type="float" office:value="1.3260025873221215" table:style-name="ce150">
            <text:p>1,3<text:s text:c="5"/></text:p>
          </table:table-cell>
          <table:table-cell office:value-type="float" office:value="-7" table:style-name="ce115">
            <text:p><text:s/>- 7</text:p>
          </table:table-cell>
          <table:table-cell office:value-type="float" office:value="-6.140350877192982" table:style-name="ce116">
            <text:p>-6,1<text:s text:c="3"/></text:p>
          </table:table-cell>
          <table:table-cell office:value-type="float" office:value="25" table:style-name="ce115">
            <text:p>+ 25</text:p>
          </table:table-cell>
          <table:table-cell office:value-type="float" office:value="30.487804878048781" table:style-name="ce116">
            <text:p>+30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81">
            <text:p>Alojamento, restauração e similares</text:p>
          </table:table-cell>
          <table:table-cell office:value-type="float" office:value="741" table:style-name="ce111">
            <text:p><text:s/>741</text:p>
          </table:table-cell>
          <table:table-cell office:value-type="float" office:value="10.216462153591618" table:style-name="ce128">
            <text:p>10,2<text:s text:c="5"/></text:p>
          </table:table-cell>
          <table:table-cell office:value-type="float" office:value="775" table:style-name="ce129">
            <text:p><text:s/>775</text:p>
          </table:table-cell>
          <table:table-cell office:value-type="float" office:value="10.174609426283315" table:style-name="ce130">
            <text:p>10,2<text:s text:c="5"/></text:p>
          </table:table-cell>
          <table:table-cell office:value-type="float" office:value="311" table:style-name="ce129">
            <text:p><text:s/>311</text:p>
          </table:table-cell>
          <table:table-cell office:value-type="float" office:value="5.0291073738680465" table:style-name="ce130">
            <text:p>5,0<text:s text:c="5"/></text:p>
          </table:table-cell>
          <table:table-cell office:value-type="float" office:value="-34" table:style-name="ce115">
            <text:p><text:s/>- 34</text:p>
          </table:table-cell>
          <table:table-cell office:value-type="float" office:value="-4.387096774193548" table:style-name="ce116">
            <text:p>-4,4<text:s text:c="3"/></text:p>
          </table:table-cell>
          <table:table-cell office:value-type="float" office:value="430" table:style-name="ce115">
            <text:p>+ 430</text:p>
          </table:table-cell>
          <table:table-cell office:value-type="float" office:value="138.2636655948553" table:style-name="ce116">
            <text:p>+138,3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1">
            <text:p>Atividades de informação e de comunicação</text:p>
          </table:table-cell>
          <table:table-cell office:value-type="float" office:value="180" table:style-name="ce111">
            <text:p><text:s/>180</text:p>
          </table:table-cell>
          <table:table-cell office:value-type="float" office:value="2.4817316972287329" table:style-name="ce128">
            <text:p>2,5<text:s text:c="5"/></text:p>
          </table:table-cell>
          <table:table-cell office:value-type="float" office:value="203" table:style-name="ce129">
            <text:p><text:s/>203</text:p>
          </table:table-cell>
          <table:table-cell office:value-type="float" office:value="2.6650912432716294" table:style-name="ce130">
            <text:p>2,7<text:s text:c="5"/></text:p>
          </table:table-cell>
          <table:table-cell office:value-type="float" office:value="98" table:style-name="ce129">
            <text:p><text:s/>98</text:p>
          </table:table-cell>
          <table:table-cell office:value-type="float" office:value="1.5847347994825356" table:style-name="ce130">
            <text:p>1,6<text:s text:c="5"/></text:p>
          </table:table-cell>
          <table:table-cell office:value-type="float" office:value="-23" table:style-name="ce115">
            <text:p><text:s/>- 23</text:p>
          </table:table-cell>
          <table:table-cell office:value-type="float" office:value="-11.330049261083744" table:style-name="ce116">
            <text:p>-11,3<text:s text:c="3"/></text:p>
          </table:table-cell>
          <table:table-cell office:value-type="float" office:value="82" table:style-name="ce115">
            <text:p>+ 82</text:p>
          </table:table-cell>
          <table:table-cell office:value-type="float" office:value="83.673469387755105" table:style-name="ce116">
            <text:p>+83,7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1">
            <text:p>Atividades financeiras e de seguros</text:p>
          </table:table-cell>
          <table:table-cell office:value-type="float" office:value="26" table:style-name="ce111">
            <text:p><text:s/>26</text:p>
          </table:table-cell>
          <table:table-cell office:value-type="float" office:value="0.35847235626637253" table:style-name="ce128">
            <text:p>0,4<text:s text:c="5"/></text:p>
          </table:table-cell>
          <table:table-cell office:value-type="float" office:value="55" table:style-name="ce129">
            <text:p><text:s/>55</text:p>
          </table:table-cell>
          <table:table-cell office:value-type="float" office:value="0.72206905605881588" table:style-name="ce130">
            <text:p>0,7<text:s text:c="5"/></text:p>
          </table:table-cell>
          <table:table-cell office:value-type="float" office:value="23" table:style-name="ce129">
            <text:p><text:s/>23</text:p>
          </table:table-cell>
          <table:table-cell office:value-type="float" office:value="0.3719275549805951" table:style-name="ce130">
            <text:p>0,4<text:s text:c="5"/></text:p>
          </table:table-cell>
          <table:table-cell office:value-type="float" office:value="-29" table:style-name="ce115">
            <text:p><text:s/>- 29</text:p>
          </table:table-cell>
          <table:table-cell office:value-type="float" office:value="-52.72727272727272" table:style-name="ce116">
            <text:p>-52,7<text:s text:c="3"/></text:p>
          </table:table-cell>
          <table:table-cell office:value-type="float" office:value="3" table:style-name="ce115">
            <text:p>+ 3</text:p>
          </table:table-cell>
          <table:table-cell office:value-type="float" office:value="13.043478260869565" table:style-name="ce116">
            <text:p>+13,0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1">
            <text:p>Atividades imobiliárias, administrativas e dos serviços de apoio</text:p>
          </table:table-cell>
          <table:table-cell office:value-type="float" office:value="1406" table:style-name="ce111">
            <text:p>1 406</text:p>
          </table:table-cell>
          <table:table-cell office:value-type="float" office:value="19.385082035019991" table:style-name="ce128">
            <text:p>19,4<text:s text:c="5"/></text:p>
          </table:table-cell>
          <table:table-cell office:value-type="float" office:value="1449" table:style-name="ce129">
            <text:p>1 449</text:p>
          </table:table-cell>
          <table:table-cell office:value-type="float" office:value="19.023237495076803" table:style-name="ce130">
            <text:p>19,0<text:s text:c="5"/></text:p>
          </table:table-cell>
          <table:table-cell office:value-type="float" office:value="1573" table:style-name="ce129">
            <text:p>1 573</text:p>
          </table:table-cell>
          <table:table-cell office:value-type="float" office:value="25.4366106080207" table:style-name="ce130">
            <text:p>25,4<text:s text:c="5"/></text:p>
          </table:table-cell>
          <table:table-cell office:value-type="float" office:value="-43" table:style-name="ce115">
            <text:p><text:s/>- 43</text:p>
          </table:table-cell>
          <table:table-cell office:value-type="float" office:value="-2.9675638371290542" table:style-name="ce116">
            <text:p>-3,0<text:s text:c="3"/></text:p>
          </table:table-cell>
          <table:table-cell office:value-type="float" office:value="-167" table:style-name="ce115">
            <text:p><text:s/>- 167</text:p>
          </table:table-cell>
          <table:table-cell office:value-type="float" office:value="-10.616656071201525" table:style-name="ce116">
            <text:p>-10,6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1">
            <text:p>Atividades de consultoria, científicas, técnicas e similares</text:p>
          </table:table-cell>
          <table:table-cell office:value-type="float" office:value="469" table:style-name="ce111">
            <text:p><text:s/>469</text:p>
          </table:table-cell>
          <table:table-cell office:value-type="float" office:value="6.4662898111126426" table:style-name="ce128">
            <text:p>6,5<text:s text:c="5"/></text:p>
          </table:table-cell>
          <table:table-cell office:value-type="float" office:value="512" table:style-name="ce129">
            <text:p><text:s/>512</text:p>
          </table:table-cell>
          <table:table-cell office:value-type="float" office:value="6.7218064854929764" table:style-name="ce130">
            <text:p>6,7<text:s text:c="5"/></text:p>
          </table:table-cell>
          <table:table-cell office:value-type="float" office:value="371" table:style-name="ce129">
            <text:p><text:s/>371</text:p>
          </table:table-cell>
          <table:table-cell office:value-type="float" office:value="5.9993531694695994" table:style-name="ce130">
            <text:p>6,0<text:s text:c="5"/></text:p>
          </table:table-cell>
          <table:table-cell office:value-type="float" office:value="-43" table:style-name="ce115">
            <text:p><text:s/>- 43</text:p>
          </table:table-cell>
          <table:table-cell office:value-type="float" office:value="-8.3984375" table:style-name="ce116">
            <text:p>-8,4<text:s text:c="3"/></text:p>
          </table:table-cell>
          <table:table-cell office:value-type="float" office:value="98" table:style-name="ce115">
            <text:p>+ 98</text:p>
          </table:table-cell>
          <table:table-cell office:value-type="float" office:value="26.415094339622641" table:style-name="ce116">
            <text:p>+26,4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1">
            <text:p>Admin. pública, educação, atividades de saúde e apoio social</text:p>
          </table:table-cell>
          <table:table-cell office:value-type="float" office:value="835" table:style-name="ce111">
            <text:p><text:s/>835</text:p>
          </table:table-cell>
          <table:table-cell office:value-type="float" office:value="11.512477595477733" table:style-name="ce128">
            <text:p>11,5<text:s text:c="5"/></text:p>
          </table:table-cell>
          <table:table-cell office:value-type="float" office:value="900" table:style-name="ce129">
            <text:p><text:s/>900</text:p>
          </table:table-cell>
          <table:table-cell office:value-type="float" office:value="11.815675462780623" table:style-name="ce130">
            <text:p>11,8<text:s text:c="5"/></text:p>
          </table:table-cell>
          <table:table-cell office:value-type="float" office:value="699" table:style-name="ce129">
            <text:p><text:s/>699</text:p>
          </table:table-cell>
          <table:table-cell office:value-type="float" office:value="11.303363518758085" table:style-name="ce130">
            <text:p>11,3<text:s text:c="5"/></text:p>
          </table:table-cell>
          <table:table-cell office:value-type="float" office:value="-65" table:style-name="ce115">
            <text:p><text:s/>- 65</text:p>
          </table:table-cell>
          <table:table-cell office:value-type="float" office:value="-7.2222222222222214" table:style-name="ce116">
            <text:p>-7,2<text:s text:c="3"/></text:p>
          </table:table-cell>
          <table:table-cell office:value-type="float" office:value="136" table:style-name="ce115">
            <text:p>+ 136</text:p>
          </table:table-cell>
          <table:table-cell office:value-type="float" office:value="19.456366237482118" table:style-name="ce116">
            <text:p>+19,5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1">
            <text:p>Outras atividades de serviços</text:p>
          </table:table-cell>
          <table:table-cell office:value-type="float" office:value="265" table:style-name="ce111">
            <text:p><text:s/>265</text:p>
          </table:table-cell>
          <table:table-cell office:value-type="float" office:value="3.653660554253412" table:style-name="ce128">
            <text:p>3,7<text:s text:c="5"/></text:p>
          </table:table-cell>
          <table:table-cell office:value-type="float" office:value="261" table:style-name="ce129">
            <text:p><text:s/>261</text:p>
          </table:table-cell>
          <table:table-cell office:value-type="float" office:value="3.4265458842063805" table:style-name="ce130">
            <text:p>3,4<text:s text:c="5"/></text:p>
          </table:table-cell>
          <table:table-cell office:value-type="float" office:value="178" table:style-name="ce129">
            <text:p><text:s/>178</text:p>
          </table:table-cell>
          <table:table-cell office:value-type="float" office:value="2.8783958602846051" table:style-name="ce130">
            <text:p>2,9<text:s text:c="5"/></text:p>
          </table:table-cell>
          <table:table-cell office:value-type="float" office:value="4" table:style-name="ce115">
            <text:p>+ 4</text:p>
          </table:table-cell>
          <table:table-cell office:value-type="float" office:value="1.5325670498084289" table:style-name="ce116">
            <text:p>+1,5<text:s text:c="3"/></text:p>
          </table:table-cell>
          <table:table-cell office:value-type="float" office:value="87" table:style-name="ce115">
            <text:p>+ 87</text:p>
          </table:table-cell>
          <table:table-cell office:value-type="float" office:value="48.876404494382022" table:style-name="ce116">
            <text:p>+48,9<text:s text:c="3"/></text:p>
          </table:table-cell>
          <table:table-cell table:number-columns-repeated="16372"/>
        </table:table-row>
        <table:table-row table:style-name="ro38">
          <table:table-cell/>
          <table:table-cell office:value-type="string" table:style-name="ce181">
            <text:p>Sem classificação</text:p>
          </table:table-cell>
          <table:table-cell office:value-type="float" office:value="0" table:style-name="ce111">
            <text:p><text:s/>0</text:p>
          </table:table-cell>
          <table:table-cell office:value-type="float" office:value="0" table:style-name="ce128">
            <text:p>0,0<text:s text:c="5"/></text:p>
          </table:table-cell>
          <table:table-cell office:value-type="float" office:value="0" table:style-name="ce129">
            <text:p><text:s/>0</text:p>
          </table:table-cell>
          <table:table-cell office:value-type="float" office:value="0" table:style-name="ce130">
            <text:p>0,0<text:s text:c="5"/></text:p>
          </table:table-cell>
          <table:table-cell office:value-type="float" office:value="0" table:style-name="ce129">
            <text:p><text:s/>0</text:p>
          </table:table-cell>
          <table:table-cell office:value-type="float" office:value="0" table:style-name="ce130">
            <text:p>0,0<text:s text:c="5"/></text:p>
          </table:table-cell>
          <table:table-cell office:value-type="float" office:value="0" table:style-name="ce115">
            <text:p>+ 0</text:p>
          </table:table-cell>
          <table:table-cell office:value-type="string" table:style-name="ce365">
            <text:p>-</text:p>
          </table:table-cell>
          <table:table-cell office:value-type="float" office:value="0" table:style-name="ce115">
            <text:p>+ 0</text:p>
          </table:table-cell>
          <table:table-cell office:value-type="string" table:style-name="ce365">
            <text:p>-</text:p>
          </table:table-cell>
          <table:table-cell table:number-columns-repeated="16372"/>
        </table:table-row>
        <table:table-row table:style-name="ro24">
          <table:table-cell/>
          <table:table-cell table:style-name="ce27"/>
          <table:table-cell table:style-name="ce92"/>
          <table:table-cell table:style-name="ce93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138"/>
          <table:table-cell table:number-columns-repeated="16372"/>
        </table:table-row>
        <table:table-row table:style-name="ro13">
          <table:table-cell/>
          <table:table-cell office:value-type="string" table:style-name="ce279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80"/>
          <table:table-cell table:number-columns-repeated="16373" table:style-name="ce1"/>
        </table:table-row>
        <table:table-row table:style-name="ro13">
          <table:table-cell/>
          <table:table-cell table:number-columns-repeated="3" table:style-name="ce1"/>
          <table:table-cell table:style-name="ce69"/>
          <table:table-cell table:number-columns-repeated="16379" table:style-name="ce1"/>
        </table:table-row>
        <table:table-row table:number-rows-repeated="3" table:style-name="ro13">
          <table:table-cell table:number-columns-repeated="16384"/>
        </table:table-row>
        <table:table-row table:style-name="ro35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style-name="ro12">
          <table:table-cell table:style-name="ce26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number-rows-repeated="2" table:style-name="ro28">
          <table:table-cell table:number-columns-repeated="12" table:style-name="ce1"/>
          <table:table-cell table:number-columns-repeated="2" table:style-name="ce15"/>
          <table:table-cell table:number-columns-repeated="16370"/>
        </table:table-row>
        <table:table-row table:number-rows-repeated="2" table:style-name="ro28">
          <table:table-cell table:number-columns-repeated="12" table:style-name="ce1"/>
          <table:table-cell table:number-columns-repeated="2" table:style-name="ce16"/>
          <table:table-cell table:number-columns-repeated="16370"/>
        </table:table-row>
        <table:table-row table:number-rows-repeated="2" table:style-name="ro4">
          <table:table-cell table:number-columns-repeated="12" table:style-name="ce1"/>
          <table:table-cell table:style-name="ce22"/>
          <table:table-cell table:style-name="ce18"/>
          <table:table-cell table:number-columns-repeated="16370"/>
        </table:table-row>
        <table:table-row table:style-name="ro4">
          <table:table-cell table:number-columns-repeated="12" table:style-name="ce1"/>
          <table:table-cell table:style-name="ce20"/>
          <table:table-cell table:style-name="ce18"/>
          <table:table-cell table:number-columns-repeated="16370"/>
        </table:table-row>
        <table:table-row table:number-rows-repeated="2" table:style-name="ro4">
          <table:table-cell table:number-columns-repeated="12" table:style-name="ce1"/>
          <table:table-cell table:style-name="ce19"/>
          <table:table-cell table:style-name="ce18"/>
          <table:table-cell table:number-columns-repeated="16370"/>
        </table:table-row>
        <table:table-row table:style-name="ro4">
          <table:table-cell table:number-columns-repeated="12" table:style-name="ce1"/>
          <table:table-cell table:number-columns-repeated="2" table:style-name="ce19"/>
          <table:table-cell table:number-columns-repeated="16370"/>
        </table:table-row>
        <table:table-row table:number-rows-repeated="2" table:style-name="ro4">
          <table:table-cell table:number-columns-repeated="12"/>
          <table:table-cell table:number-columns-repeated="2" table:style-name="ce19"/>
          <table:table-cell table:number-columns-repeated="16370"/>
        </table:table-row>
        <table:table-row table:style-name="ro4">
          <table:table-cell table:number-columns-repeated="12"/>
          <table:table-cell table:style-name="ce20"/>
          <table:table-cell table:style-name="ce19"/>
          <table:table-cell table:number-columns-repeated="16370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1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    </number:text>
    </number:number-style>
    <number:number-style style:name="N44">
      <number:text>-</number:text>
      <number:number number:decimal-places="1" number:min-integer-digits="1"/>
      <number:text>    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 number:grouping="true"/>
    </number:number-style>
    <number:number-style style:name="N47P0">
      <number:number number:decimal-places="0" number:min-integer-digits="1"/>
    </number:number-style>
    <number:number-style style:name="N47P1">
      <number:text>-</number:text>
      <number:number number:decimal-places="0" number:min-integer-digits="1"/>
    </number:number-style>
    <number:text-style style:name="N47">
      <number:text>/</number:text>
      <style:map style:condition="value()&gt;0" style:apply-style-name="N47P0"/>
      <style:map style:condition="value()&lt;0" style:apply-style-name="N47P1"/>
    </number:text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Emília Josué;Ana Paula Brito</meta:initial-creator>
    <dc:creator>Ana Paula Brito</dc:creator>
    <meta:creation-date>2014-01-15T09:56:08Z</meta:creation-date>
    <dc:date>2021-12-10T13:21:08Z</dc:date>
    <meta:print-date>2021-11-04T14:41:28Z</meta:print-date>
  </office:meta>
</office:document-meta>
</file>